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ＭＳ 明朝1"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Adobe Hebrew" svg:font-family="'Adobe Hebrew'"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499cm"/>
    </style:style>
    <style:style style:name="co2" style:family="table-column">
      <style:table-column-properties fo:break-before="auto" style:column-width="17.549cm"/>
    </style:style>
    <style:style style:name="co4" style:family="table-column">
      <style:table-column-properties fo:break-before="auto" style:column-width="2.258cm"/>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2" style:family="table-row">
      <style:table-row-properties style:row-height="0.452cm" fo:break-before="auto" style:use-optimal-row-height="true"/>
    </style:style>
    <style:style style:name="ro5" style:family="table-row">
      <style:table-row-properties style:row-height="0.453cm" fo:break-before="auto" style:use-optimal-row-height="false"/>
    </style:style>
    <style:style style:name="ro7" style:family="table-row">
      <style:table-row-properties style:row-height="25cm" fo:break-before="auto" style:use-optimal-row-height="fals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1"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2"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size-complex="5pt"/>
    </style:style>
    <style:style style:name="ce13" style:family="table-cell" style:parent-style-name="Default">
      <style:table-cell-properties fo:border-bottom="none"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4" style:family="table-cell" style:parent-style-name="Default">
      <style:table-cell-properties fo:border-bottom="1.5pt solid #999999" fo:background-color="#eeeeee" fo:border-left="1.5pt solid #999999" fo:border-right="none" fo:border-top="none" style:vertical-align="middle"/>
      <style:text-properties style:text-position="" style:font-name="メイリオ" fo:font-size="5pt" style:font-name-asian="メイリオ" style:font-size-asian="5pt" style:font-size-complex="5pt"/>
    </style:style>
    <style:style style:name="ce15"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text-position="" style:font-name="メイリオ" fo:font-size="5pt" style:font-name-asian="メイリオ" style:font-size-asian="5pt" style:font-size-complex="5pt"/>
    </style:style>
    <style:style style:name="ce17"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18" style:family="table-cell" style:parent-style-name="Default">
      <style:table-cell-properties fo:background-color="#dddddd" fo:border="none" style:vertical-align="middle"/>
      <style:text-properties style:text-position="" style:font-name="メイリオ" fo:font-size="5pt" style:font-name-asian="メイリオ" style:font-size-asian="5pt" style:font-size-complex="5pt"/>
    </style:style>
    <style:style style:name="ce19" style:family="table-cell" style:parent-style-name="Default">
      <style:table-cell-properties fo:border-bottom="none" fo:background-color="#eeeeee" fo:border-left="none" fo:border-right="none" fo:border-top="0.74pt solid #999999" style:vertical-align="middle"/>
      <style:text-properties style:text-position="" style:font-name="メイリオ" fo:font-size="5pt" style:font-name-asian="メイリオ" style:font-size-asian="5pt" style:font-size-complex="5pt"/>
    </style:style>
    <style:style style:name="ce2" style:family="table-cell" style:parent-style-name="Default">
      <style:table-cell-properties style:vertical-align="middle"/>
      <style:text-properties style:text-position="" style:font-name="メイリオ" fo:font-size="5pt" style:font-name-asian="メイリオ" style:font-size-asian="5pt" style:font-size-complex="5pt"/>
    </style:style>
    <style:style style:name="ce20" style:family="table-cell" style:parent-style-name="Default">
      <style:table-cell-properties fo:background-color="#eeeeee" style:vertical-align="middle"/>
      <style:text-properties style:text-position="" style:font-name="メイリオ" fo:font-size="5pt" style:font-name-asian="メイリオ" style:font-size-asian="5pt" style:font-size-complex="5pt"/>
    </style:style>
    <style:style style:name="ce21" style:family="table-cell" style:parent-style-name="Default">
      <style:table-cell-properties fo:border-bottom="1.5pt solid #999999" fo:background-color="#eeeeee" fo:border-left="none" fo:border-right="none" fo:border-top="none" style:vertical-align="middle"/>
      <style:text-properties style:text-position="" style:font-name="メイリオ" fo:font-size="5pt" style:font-name-asian="メイリオ" style:font-size-asian="5pt" style:font-size-complex="5pt"/>
    </style:style>
    <style:style style:name="ce22"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3" style:family="table-cell" style:parent-style-name="Default">
      <style:table-cell-properties fo:border-bottom="0.74pt solid #000000" fo:border-left="none" fo:border-right="none" fo:border-top="0.74pt solid #000000"/>
      <style:text-properties style:text-position="" style:font-name="メイリオ" fo:font-size="5pt" style:font-name-asian="メイリオ" style:font-size-asian="5pt" style:font-size-complex="5pt"/>
    </style:style>
    <style:style style:name="ce24"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5" style:family="table-cell" style:parent-style-name="Default">
      <style:table-cell-properties fo:border-bottom="none" fo:background-color="#dddddd" fo:border-left="none" fo:border-right="none" fo:border-top="1.5pt solid #999999"/>
      <style:text-properties style:text-position="" style:font-name="メイリオ" fo:font-size="5pt" style:font-name-asian="メイリオ" style:font-size-asian="5pt" style:font-size-complex="5pt"/>
    </style:style>
    <style:style style:name="ce26" style:family="table-cell" style:parent-style-name="Default">
      <style:table-cell-properties fo:border-bottom="0.74pt solid #000000" fo:border-left="none" fo:border-right="none" fo:border-top="none" style:vertical-align="middle"/>
      <style:text-properties style:text-position="" style:font-name="メイリオ" fo:font-size="5pt" style:font-name-asian="メイリオ" style:font-size-asian="5pt" style:font-size-complex="5pt"/>
    </style:style>
    <style:style style:name="ce27" style:family="table-cell" style:parent-style-name="Default">
      <style:table-cell-properties fo:border-bottom="0.74pt solid #000000" fo:border-left="none" fo:border-right="0.74pt solid #000000" fo:border-top="0.74pt solid #000000"/>
      <style:text-properties style:text-position="" style:font-name="メイリオ" fo:font-size="5pt" style:font-name-asian="メイリオ" style:font-size-asian="5pt" style:font-size-complex="5pt"/>
    </style:style>
    <style:style style:name="ce28" style:family="table-cell" style:parent-style-name="Default">
      <style:table-cell-properties fo:border-bottom="none" fo:background-color="#dddddd" fo:border-left="none"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2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 style:family="table-cell" style:parent-style-name="Default">
      <style:table-cell-properties style:vertical-align="middle"/>
      <style:text-properties style:text-position="" style:font-name="メイリオ" fo:font-size="8pt" style:font-name-asian="メイリオ" style:font-size-asian="8pt" style:font-size-complex="8pt"/>
    </style:style>
    <style:style style:name="ce3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size-complex="5pt"/>
    </style:style>
    <style:style style:name="ce31" style:family="table-cell" style:parent-style-name="Default">
      <style:table-cell-properties fo:border-bottom="0.74pt solid #000000" fo:border-left="none" fo:border-right="0.74pt solid #000000" fo:border-top="0.74pt solid #000000" style:vertical-align="middle"/>
      <style:text-properties style:text-position="" style:font-name="メイリオ" fo:font-size="5pt" style:font-name-asian="メイリオ" style:font-size-asian="5pt" style:font-size-complex="5pt"/>
    </style:style>
    <style:style style:name="ce32" style:family="table-cell" style:parent-style-name="Default">
      <style:table-cell-properties fo:background-color="#eeeeee"/>
      <style:text-properties style:text-position=""/>
    </style:style>
    <style:style style:name="ce3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4" style:family="table-cell" style:parent-style-name="Default">
      <style:table-cell-properties fo:background-color="#eeeeee" fo:border="none"/>
      <style:text-properties style:text-position="" style:font-name="メイリオ" fo:font-size="5pt" style:font-name-asian="メイリオ" style:font-size-asian="5pt" style:font-size-complex="5pt"/>
    </style:style>
    <style:style style:name="ce35" style:family="table-cell" style:parent-style-name="Default">
      <style:table-cell-properties fo:background-color="#dddddd"/>
      <style:text-properties style:text-position=""/>
    </style:style>
    <style:style style:name="ce36"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38"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39"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4" style:family="table-cell" style:parent-style-name="Default">
      <style:table-cell-properties style:vertical-align="middle"/>
      <style:text-properties style:text-position="" style:font-name="メイリオ" fo:font-size="7pt" style:font-name-asian="メイリオ" style:font-size-asian="7pt" style:font-size-complex="7pt"/>
    </style:style>
    <style:style style:name="ce40" style:family="table-cell" style:parent-style-name="Default">
      <style:table-cell-properties fo:border-bottom="none" fo:background-color="#dddddd"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41" style:family="table-cell" style:parent-style-name="Default">
      <style:table-cell-properties fo:border-bottom="none" fo:background-color="#eeeeee" fo:border-left="none" fo:border-right="1.5pt solid #999999" fo:border-top="0.74pt solid #999999" style:vertical-align="middle"/>
      <style:text-properties style:text-position="" style:font-name="メイリオ" fo:font-size="5pt" style:font-name-asian="メイリオ" style:font-size-asian="5pt" style:font-size-complex="5pt"/>
    </style:style>
    <style:style style:name="ce42" style:family="table-cell" style:parent-style-name="Default">
      <style:table-cell-properties fo:border-bottom="none"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43" style:family="table-cell" style:parent-style-name="Default">
      <style:table-cell-properties fo:border-bottom="1.5pt solid #999999" fo:background-color="#eeeeee" fo:border-left="none" fo:border-right="1.5pt solid #999999" fo:border-top="none" style:vertical-align="middle"/>
      <style:text-properties style:text-position="" style:font-name="メイリオ" fo:font-size="5pt" style:font-name-asian="メイリオ" style:font-size-asian="5pt" style:font-size-complex="5pt"/>
    </style:style>
    <style:style style:name="ce5" style:family="table-cell" style:parent-style-name="Default">
      <style:table-cell-properties style:vertical-align="middle"/>
      <style:text-properties style:text-position="" style:font-name="メイリオ" fo:font-size="6pt" style:font-name-asian="メイリオ" style:font-size-asian="6pt" style:font-size-complex="6pt"/>
    </style:style>
    <style:style style:name="ce6" style:family="table-cell" style:parent-style-name="Default">
      <style:text-properties style:text-position="" style:font-name="メイリオ" fo:font-size="5pt" style:font-name-asian="メイリオ" style:font-size-asian="5pt" style:font-size-complex="5pt"/>
    </style:style>
    <style:style style:name="ce7" style:family="table-cell" style:parent-style-name="Default">
      <style:table-cell-properties style:vertical-align="middle"/>
      <style:text-properties style:text-position="" style:font-name="メイリオ" fo:font-size="8pt" style:font-name-asian="メイリオ" style:font-size-asian="8pt" style:font-name-complex="Arial Unicode MS" style:font-size-complex="8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44" style:family="table-cell" style:parent-style-name="Default">
      <style:text-properties style:text-position="" style:font-name="メイリオ" fo:font-size="8pt" style:font-name-asian="メイリオ" style:font-size-asian="8pt" style:font-size-complex="8pt"/>
    </style:style>
    <style:style style:name="ce45" style:family="table-cell" style:parent-style-name="Default">
      <style:text-properties style:text-position="" style:font-name="メイリオ" fo:font-size="6pt" style:font-name-asian="メイリオ" style:font-size-asian="6pt" style:font-name-complex="Arial Unicode MS" style:font-size-complex="6pt"/>
    </style:style>
    <style:style style:name="ce46"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47" style:family="table-cell" style:parent-style-name="Default">
      <style:table-cell-properties fo:border-bottom="none" fo:background-color="#dddddd" fo:border-left="1.5pt solid #999999" fo:border-right="none" fo:border-top="none"/>
      <style:text-properties style:text-position="" fo:font-size="4.5pt" style:font-size-asian="4.5pt" style:font-size-complex="4.5pt"/>
    </style:style>
    <style:style style:name="ce48" style:family="table-cell" style:parent-style-name="Default">
      <style:table-cell-properties fo:border-bottom="none" fo:background-color="#eeeeee" fo:border-left="1.5pt solid #999999" fo:border-right="none" fo:border-top="0.99pt solid #999999" style:vertical-align="middle"/>
      <style:text-properties style:text-position="" style:font-name="メイリオ" fo:font-size="5pt" style:font-name-asian="メイリオ" style:font-size-asian="5pt" style:font-name-complex="Arial Unicode MS" style:font-size-complex="5pt"/>
    </style:style>
    <style:style style:name="ce49" style:family="table-cell" style:parent-style-name="Default">
      <style:table-cell-properties fo:border-bottom="none" fo:background-color="#eeeeee" fo:border-left="1.5pt solid #999999" fo:border-right="none" fo:border-top="none"/>
      <style:text-properties style:text-position="" style:font-name="メイリオ" fo:font-size="5pt" style:font-name-asian="メイリオ" style:font-size-asian="5pt" style:font-size-complex="5pt"/>
    </style:style>
    <style:style style:name="ce50" style:family="table-cell" style:parent-style-name="Default">
      <style:table-cell-properties fo:border-bottom="1.5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51" style:family="table-cell" style:parent-style-name="Default">
      <style:table-cell-properties fo:background-color="#dddddd" fo:border="none"/>
      <style:text-properties style:text-position="" style:font-name="メイリオ" fo:font-size="4.5pt" style:font-name-asian="メイリオ" style:font-size-asian="4.5pt" style:font-size-complex="4.5pt"/>
    </style:style>
    <style:style style:name="ce52" style:family="table-cell" style:parent-style-name="Default">
      <style:table-cell-properties fo:background-color="#dddddd"/>
      <style:text-properties style:text-position="" style:font-name="メイリオ" fo:font-size="4.5pt" style:font-name-asian="メイリオ" style:font-size-asian="4.5pt" style:font-size-complex="4.5pt"/>
    </style:style>
    <style:style style:name="ce53" style:family="table-cell" style:parent-style-name="Default">
      <style:table-cell-properties fo:background-color="#dddddd"/>
      <style:text-properties style:text-position="" style:font-name="メイリオ" fo:font-size="5pt" style:font-name-asian="メイリオ" style:font-size-asian="5pt" style:font-size-complex="5pt"/>
    </style:style>
    <style:style style:name="ce54" style:family="table-cell" style:parent-style-name="Default">
      <style:table-cell-properties fo:border-bottom="none" fo:background-color="#eeeeee" fo:border-left="none" fo:border-right="none" fo:border-top="0.99pt solid #999999"/>
      <style:text-properties style:text-position="" style:font-name="メイリオ" fo:font-size="5pt" style:font-name-asian="メイリオ" style:font-size-asian="5pt" style:font-size-complex="5pt"/>
    </style:style>
    <style:style style:name="ce55" style:family="table-cell" style:parent-style-name="Default">
      <style:table-cell-properties fo:background-color="#eeeeee"/>
      <style:text-properties style:text-position="" style:font-name="メイリオ" fo:font-size="5pt" style:font-name-asian="メイリオ" style:font-size-asian="5pt" style:font-size-complex="5pt"/>
    </style:style>
    <style:style style:name="ce56" style:family="table-cell" style:parent-style-name="Default">
      <style:table-cell-properties fo:border-bottom="1.5pt solid #999999" fo:background-color="#eeeeee" fo:border-left="none" fo:border-right="none" fo:border-top="none"/>
      <style:text-properties style:text-position="" style:font-name="メイリオ" fo:font-size="5pt" style:font-name-asian="メイリオ" style:font-size-asian="5pt" style:font-size-complex="5pt"/>
    </style:style>
    <style:style style:name="ce57"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58" style:family="table-cell" style:parent-style-name="Default">
      <style:table-cell-properties fo:border="0.74pt solid #000000"/>
      <style:text-properties style:text-position=""/>
    </style:style>
    <style:style style:name="ce59" style:family="table-cell" style:parent-style-name="Default">
      <style:table-cell-properties fo:border-bottom="0.74pt solid #999999" fo:background-color="#dddddd" fo:border-left="none" fo:border-right="none" fo:border-top="none"/>
      <style:text-properties style:text-position="" style:font-name="メイリオ" fo:font-size="5pt" style:font-name-asian="メイリオ" style:font-size-asian="5pt" style:font-size-complex="5pt"/>
    </style:style>
    <style:style style:name="ce60" style:family="table-cell" style:parent-style-name="Default">
      <style:table-cell-properties fo:background-color="#dddddd" fo:border="none"/>
      <style:text-properties style:text-position="" style:font-name="メイリオ" fo:font-size="5pt" style:font-name-asian="メイリオ" style:font-size-asian="5pt" style:font-size-complex="5pt"/>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62" style:family="table-cell" style:parent-style-name="Default">
      <style:table-cell-properties fo:border-bottom="0.74pt solid #000000" fo:border-left="none" fo:border-right="1.5pt solid #999999" fo:border-top="0.74pt solid #000000"/>
      <style:text-properties style:text-position="" style:font-name="メイリオ" fo:font-size="5pt" style:font-name-asian="メイリオ" style:font-size-asian="5pt" style:font-size-complex="5pt"/>
    </style:style>
    <style:style style:name="ce63" style:family="table-cell" style:parent-style-name="Default">
      <style:table-cell-properties fo:border-bottom="none" fo:background-color="#dddddd" fo:border-left="none" fo:border-right="1.5pt solid #999999" fo:border-top="none"/>
      <style:text-properties style:text-position="" style:font-name="メイリオ" fo:font-size="5pt" style:font-name-asian="メイリオ" style:font-size-asian="5pt" style:font-size-complex="5pt"/>
    </style:style>
    <style:style style:name="ce64"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65" style:family="table-cell" style:parent-style-name="Default">
      <style:table-cell-properties fo:border-bottom="none" fo:background-color="#eeeeee" fo:border-left="none" fo:border-right="1.5pt solid #999999" fo:border-top="0.99pt solid #999999"/>
      <style:text-properties style:text-position="" style:font-name="メイリオ" fo:font-size="5pt" style:font-name-asian="メイリオ" style:font-size-asian="5pt" style:font-size-complex="5pt"/>
    </style:style>
    <style:style style:name="ce66" style:family="table-cell" style:parent-style-name="Default">
      <style:table-cell-properties fo:border-bottom="none" fo:background-color="#eeeeee" fo:border-left="none" fo:border-right="1.5pt solid #999999" fo:border-top="none"/>
      <style:text-properties style:text-position="" style:font-name="メイリオ" fo:font-size="5pt" style:font-name-asian="メイリオ" style:font-size-asian="5pt" style:font-size-complex="5pt"/>
    </style:style>
    <style:style style:name="ce67" style:family="table-cell" style:parent-style-name="Default">
      <style:table-cell-properties fo:border-bottom="1.5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68"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8pt" style:font-name-asian="メイリオ" style:font-size-asian="8pt" style:font-name-complex="Arial Unicode MS" style:font-size-complex="8pt"/>
    </style:style>
    <style:style style:name="ce69" style:family="table-cell" style:parent-style-name="Default">
      <style:table-cell-properties fo:border-bottom="none" fo:background-color="#dddddd" fo:border-left="1.5pt solid #999999" fo:border-right="none" fo:border-top="none"/>
      <style:text-properties style:text-position="" style:font-name="メイリオ" fo:font-size="4.5pt" style:font-name-asian="メイリオ" style:font-size-asian="4.5pt" style:font-name-complex="Arial Unicode MS" style:font-size-complex="4.5pt"/>
    </style:style>
    <style:style style:name="ce70" style:family="table-cell" style:parent-style-name="Default">
      <style:table-cell-properties fo:border-bottom="1.5pt solid #999999" fo:background-color="#dddddd" fo:border-left="1.5pt solid #999999" fo:border-right="none" fo:border-top="none"/>
      <style:text-properties style:text-position="" style:font-name="メイリオ" fo:font-size="4.5pt" style:font-name-asian="メイリオ" style:font-size-asian="4.5pt" style:font-size-complex="4.5pt"/>
    </style:style>
    <style:style style:name="ce71" style:family="table-cell" style:parent-style-name="Default">
      <style:table-cell-properties fo:background-color="#dddddd"/>
      <style:text-properties style:text-position="" fo:font-size="4.5pt" style:font-size-asian="4.5pt" style:font-size-complex="4.5pt"/>
    </style:style>
    <style:style style:name="ce72" style:family="table-cell" style:parent-style-name="Default">
      <style:table-cell-properties fo:border-bottom="1.5pt solid #999999" fo:background-color="#dddddd" fo:border-left="none" fo:border-right="none" fo:border-top="none"/>
      <style:text-properties style:text-position="" fo:font-size="4.5pt" style:font-size-asian="4.5pt" style:font-size-complex="4.5pt"/>
    </style:style>
    <style:style style:name="ce73" style:family="table-cell" style:parent-style-name="Default">
      <style:table-cell-properties fo:background-color="#dddddd" fo:border="none" style:vertical-align="middle"/>
      <style:text-properties style:text-position="" style:font-name="メイリオ" fo:font-size="8pt" style:font-name-asian="メイリオ" style:font-size-asian="8pt" style:font-name-complex="Arial Unicode MS" style:font-size-complex="8pt"/>
    </style:style>
    <style:style style:name="ce74"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75" style:family="table-cell" style:parent-style-name="Default">
      <style:table-cell-properties fo:border-bottom="1.5pt solid #999999" fo:border-left="0.74pt solid #000000" fo:border-right="none" fo:border-top="0.74pt solid #000000" style:vertical-align="middle"/>
      <style:text-properties style:text-position="" style:font-name="メイリオ" fo:font-size="5pt" style:font-name-asian="メイリオ" style:font-size-asian="5pt" style:font-name-complex="Arial Unicode MS" style:font-size-complex="5pt"/>
    </style:style>
    <style:style style:name="ce76" style:family="table-cell" style:parent-style-name="Default">
      <style:table-cell-properties fo:border-bottom="0.74pt solid #000000" fo:background-color="#b2b2b2" fo:border-left="none" fo:border-right="none" fo:border-top="0.74pt solid #000000"/>
      <style:text-properties style:text-position="" style:font-name="メイリオ" fo:font-size="5pt" style:font-name-asian="メイリオ" style:font-size-asian="5pt" style:font-size-complex="5pt"/>
    </style:style>
    <style:style style:name="ce77" style:family="table-cell" style:parent-style-name="Default">
      <style:table-cell-properties fo:border-bottom="0.74pt solid #000000" fo:border-left="none" fo:border-right="none" fo:border-top="0.74pt solid #000000"/>
      <style:text-properties style:text-position=""/>
    </style:style>
    <style:style style:name="ce78" style:family="table-cell" style:parent-style-name="Default">
      <style:table-cell-properties fo:border-bottom="1.5pt solid #999999" fo:border-left="none" fo:border-right="none" fo:border-top="0.74pt solid #000000"/>
      <style:text-properties style:text-position=""/>
    </style:style>
    <style:style style:name="ce79" style:family="table-cell" style:parent-style-name="Default">
      <style:table-cell-properties fo:border="none"/>
      <style:text-properties style:text-position=""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none" fo:border-top="1.5pt solid #999999"/>
      <style:text-properties style:text-position=""/>
    </style:style>
    <style:style style:name="ce81" style:family="table-cell" style:parent-style-name="Default">
      <style:table-cell-properties fo:border-bottom="0.51pt solid #000000" fo:background-color="#dddddd" style:text-align-source="fix" style:repeat-content="false" fo:border-left="0.51pt solid #000000"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82" style:family="table-cell" style:parent-style-name="Default">
      <style:table-cell-properties fo:border-bottom="0.74pt solid #000000" fo:background-color="#b2b2b2" fo:border-left="none" fo:border-right="0.74pt solid #999999" fo:border-top="0.74pt solid #000000"/>
      <style:text-properties style:text-position="" style:font-name="メイリオ" fo:font-size="5pt" style:font-name-asian="メイリオ" style:font-size-asian="5pt" style:font-size-complex="5pt"/>
    </style:style>
    <style:style style:name="ce83" style:family="table-cell" style:parent-style-name="Default">
      <style:table-cell-properties fo:border-bottom="0.74pt solid #000000"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84"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85" style:family="table-cell" style:parent-style-name="Default">
      <style:table-cell-properties fo:border-bottom="0.74pt solid #000000" fo:border-left="none" fo:border-right="1.5pt solid #999999" fo:border-top="0.74pt solid #000000"/>
      <style:text-properties style:text-position=""/>
    </style:style>
    <style:style style:name="ce86" style:family="table-cell" style:parent-style-name="Default">
      <style:table-cell-properties fo:border-bottom="1.5pt solid #999999" fo:border-left="none" fo:border-right="1.5pt solid #999999" fo:border-top="0.74pt solid #000000"/>
      <style:text-properties style:text-position=""/>
    </style:style>
    <style:style style:name="ce87" style:family="table-cell" style:parent-style-name="Default">
      <style:table-cell-properties fo:border-bottom="none" fo:border-left="1.5pt solid #999999" fo:border-right="none" fo:border-top="none"/>
      <style:text-properties style:text-position="" style:font-name="メイリオ" fo:font-size="5pt" style:font-name-asian="メイリオ" style:font-size-asian="5pt" style:font-size-complex="5pt"/>
    </style:style>
    <style:style style:name="ce88" style:family="table-cell" style:parent-style-name="Default">
      <style:table-cell-properties fo:border-bottom="none" fo:background-color="#dddddd" fo:border-left="1.5pt solid #999999" fo:border-right="none" fo:border-top="none"/>
      <style:text-properties style:text-position=""/>
    </style:style>
    <style:style style:name="ce89"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name-complex="Arial Unicode MS" style:font-size-complex="5pt"/>
    </style:style>
    <style:style style:name="ce90" style:family="table-cell" style:parent-style-name="Default">
      <style:table-cell-properties fo:border-bottom="none" fo:background-color="#eeeeee" fo:border-left="none" fo:border-right="none" fo:border-top="0.74pt solid #999999"/>
      <style:text-properties style:text-position="" style:font-name="メイリオ" fo:font-size="5pt" style:font-name-asian="メイリオ" style:font-size-asian="5pt" style:font-size-complex="5pt"/>
    </style:style>
    <style:style style:name="ce91" style:family="table-cell" style:parent-style-name="Default">
      <style:table-cell-properties fo:background-color="#eeeeee" style:vertical-align="middle"/>
      <style:text-properties style:text-outline="false" style:text-line-through-style="none" style:text-position=""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26pt solid #999999" fo:border-left="none" fo:border-right="1.5pt solid #999999" fo:border-top="none"/>
      <style:text-properties style:text-position="" style:font-name="メイリオ" fo:font-size="5pt" style:font-name-asian="メイリオ" style:font-size-asian="5pt" style:font-size-complex="5pt"/>
    </style:style>
    <style:style style:name="ce93" style:family="table-cell" style:parent-style-name="Default">
      <style:table-cell-properties fo:border-bottom="none" fo:background-color="#eeeeee" fo:border-left="none" fo:border-right="1.5pt solid #999999" fo:border-top="0.74pt solid #999999"/>
      <style:text-properties style:text-position="" style:font-name="メイリオ" fo:font-size="5pt" style:font-name-asian="メイリオ" style:font-size-asian="5pt" style:font-size-complex="5pt"/>
    </style:style>
    <style:style style:name="ce100"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01"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size-complex="8pt"/>
    </style:style>
    <style:style style:name="ce102" style:family="table-cell" style:parent-style-name="Default">
      <style:table-cell-properties fo:border-bottom="1.5pt solid #999999" fo:background-color="#dddddd" style:text-align-source="fix" style:repeat-content="false" fo:border-left="none" fo:border-right="none" fo:border-top="none" style:vertical-align="middle"/>
      <style:paragraph-properties fo:text-align="center"/>
      <style:text-properties style:text-position="" style:font-name="メイリオ" fo:font-size="5pt" style:font-name-asian="メイリオ" style:font-size-asian="5pt" style:font-size-complex="5pt"/>
    </style:style>
    <style:style style:name="ce10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text-position="" style:font-name="メイリオ" fo:font-size="5pt" style:font-name-asian="メイリオ" style:font-size-asian="5pt" style:font-size-complex="5pt"/>
    </style:style>
    <style:style style:name="ce104" style:family="table-cell" style:parent-style-name="Default">
      <style:table-cell-properties fo:border-bottom="none" fo:background-color="#dddddd" fo:border-left="none" fo:border-right="0.74pt solid #999999" fo:border-top="none"/>
      <style:text-properties style:text-position="" style:font-name="メイリオ" fo:font-size="5pt" style:font-name-asian="メイリオ" style:font-size-asian="5pt" style:font-size-complex="5pt"/>
    </style:style>
    <style:style style:name="ce105" style:family="table-cell" style:parent-style-name="Default">
      <style:table-cell-properties fo:border-bottom="1.5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94" style:family="table-cell" style:parent-style-name="Default">
      <style:text-properties style:text-position="" style:font-name="メイリオ" fo:font-size="8pt" style:font-name-asian="メイリオ" style:font-size-asian="8pt" style:font-name-complex="Arial Unicode MS" style:font-size-complex="8pt"/>
    </style:style>
    <style:style style:name="ce95" style:family="table-cell" style:parent-style-name="Default">
      <style:table-cell-properties fo:border-bottom="1.5pt solid #999999" fo:background-color="#dddddd" fo:border-left="1.5pt solid #999999" fo:border-right="none" fo:border-top="none"/>
      <style:text-properties style:text-position="" fo:font-size="4.5pt" style:font-size-asian="4.5pt" style:font-size-complex="4.5pt"/>
    </style:style>
    <style:style style:name="ce96" style:family="table-cell" style:parent-style-name="Default">
      <style:table-cell-properties fo:border="0.74pt solid #000000"/>
      <style:text-properties style:text-position="" style:font-name="メイリオ" fo:font-size="6pt" style:font-size-asian="6pt" style:font-size-complex="6pt"/>
    </style:style>
    <style:style style:name="ce97"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size-complex="5pt"/>
    </style:style>
    <style:style style:name="ce98" style:family="table-cell" style:parent-style-name="Default">
      <style:table-cell-properties fo:background-color="#dddddd" style:text-align-source="fix" style:repeat-content="false"/>
      <style:paragraph-properties fo:text-align="start" fo:margin-left="0cm"/>
      <style:text-properties style:text-position="" style:font-name="メイリオ" fo:font-size="6pt" style:font-name-asian="メイリオ" style:font-size-asian="6pt" style:font-size-complex="6pt"/>
    </style:style>
    <style:style style:name="ce99" style:family="table-cell" style:parent-style-name="Default">
      <style:table-cell-properties fo:border-bottom="none" fo:background-color="#dddddd" fo:border-left="none" fo:border-right="none" fo:border-top="1.5pt solid #999999"/>
      <style:text-properties style:text-position="" style:font-name="メイリオ" fo:font-size="8pt" style:font-name-asian="メイリオ" style:font-size-asian="8pt" style:font-name-complex="Arial Unicode MS" style:font-size-complex="8pt"/>
    </style:style>
    <style:style style:name="ce106" style:family="table-cell" style:parent-style-name="Default">
      <style:table-cell-properties fo:border-bottom="1.5pt solid #999999"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107" style:family="table-cell" style:parent-style-name="Default">
      <style:table-cell-properties fo:border-bottom="none" fo:background-color="transparent"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1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5pt" style:font-name-asian="メイリオ" style:font-size-asian="5pt" style:font-size-complex="5pt"/>
    </style:style>
    <style:style style:name="ce109" style:family="table-cell" style:parent-style-name="Default">
      <style:table-cell-properties fo:border-bottom="0.74pt solid #000000" fo:background-color="transparent"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10" style:family="table-cell" style:parent-style-name="Default">
      <style:table-cell-properties fo:border-bottom="none" fo:border-left="none" fo:border-right="none" fo:border-top="1.5pt solid #999999" style:vertical-align="middle"/>
      <style:text-properties style:text-position="" style:font-name="メイリオ" fo:font-size="5pt" style:font-name-asian="メイリオ" style:font-size-asian="5pt" style:font-size-complex="5pt"/>
    </style:style>
    <style:style style:name="ce111" style:family="table-cell" style:parent-style-name="Default">
      <style:table-cell-properties fo:border-bottom="0.74pt solid #000000" fo:background-color="#b2b2b2" fo:border-left="0.74pt solid #000000" fo:border-right="none" fo:border-top="0.74pt solid #000000" style:vertical-align="middle"/>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12" style:family="table-cell" style:parent-style-name="Default">
      <style:table-cell-properties fo:border-bottom="1.5pt solid #999999" fo:background-color="#dddddd" fo:border-left="none" fo:border-right="1.5pt solid #999999" fo:border-top="none" style:vertical-align="middle"/>
      <style:text-properties style:text-position="" style:font-name="メイリオ" fo:font-size="5pt" style:font-name-asian="メイリオ" style:font-size-asian="5pt" style:font-size-complex="5pt"/>
    </style:style>
    <style:style style:name="ce113" style:family="table-cell" style:parent-style-name="Default">
      <style:text-properties style:text-position="" style:font-name="メイリオ" fo:font-size="7pt" style:font-name-asian="メイリオ" style:font-size-asian="7pt" style:font-size-complex="7pt"/>
    </style:style>
    <style:style style:name="ce114" style:family="table-cell" style:parent-style-name="Default">
      <style:table-cell-properties fo:border-bottom="none" fo:border-left="none" fo:border-right="none" fo:border-top="0.74pt solid #000000"/>
      <style:text-properties style:text-position="" style:font-name="メイリオ" fo:font-size="5pt" style:font-name-asian="メイリオ" style:font-size-asian="5pt" style:font-size-complex="5pt"/>
    </style:style>
    <style:style style:name="ce115" style:family="table-cell" style:parent-style-name="Default">
      <style:table-cell-properties fo:background-color="#dddddd" fo:border="none"/>
      <style:text-properties style:text-position="" style:font-name="メイリオ" fo:font-size="4.5pt" style:font-name-asian="メイリオ" style:font-size-asian="4.5pt" style:font-name-complex="Arial Unicode MS" style:font-size-complex="4.5pt"/>
    </style:style>
    <style:style style:name="ce116" style:family="table-cell" style:parent-style-name="Default">
      <style:text-properties style:text-position="" style:font-name="メイリオ" fo:font-size="6pt" style:font-name-asian="メイリオ" style:font-size-asian="6pt" style:font-size-complex="6pt"/>
    </style:style>
    <style:style style:name="ce117" style:family="table-cell" style:parent-style-name="Default">
      <style:table-cell-properties fo:border-bottom="1.5pt solid #999999" fo:background-color="#dddddd" fo:border-left="1.5pt solid #999999" fo:border-right="none" fo:border-top="none" style:vertical-align="top"/>
      <style:text-properties style:text-position="" style:font-name="メイリオ" fo:font-size="4.5pt" style:font-name-asian="メイリオ" style:font-size-asian="4.5pt" style:font-size-complex="4.5pt"/>
    </style:style>
    <style:style style:name="ce118" style:family="table-cell" style:parent-style-name="Default">
      <style:table-cell-properties fo:border-bottom="0.74pt solid #000000"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119" style:family="table-cell" style:parent-style-name="Default">
      <style:table-cell-properties fo:border-bottom="none"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20" style:family="table-cell" style:parent-style-name="Default">
      <style:table-cell-properties fo:border-bottom="1.5pt solid #999999" fo:border-left="0.74pt solid #000000" fo:border-right="none" fo:border-top="none"/>
      <style:text-properties style:text-position=""/>
    </style:style>
    <style:style style:name="ce121" style:family="table-cell" style:parent-style-name="Default">
      <style:table-cell-properties fo:border-bottom="1.5pt solid #999999" fo:border-left="none" fo:border-right="none" fo:border-top="none"/>
      <style:text-properties style:text-position=""/>
    </style:style>
    <style:style style:name="ce122" style:family="table-cell" style:parent-style-name="Default">
      <style:table-cell-properties fo:border-bottom="0.74pt solid #000000" fo:background-color="#dddddd"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23" style:family="table-cell" style:parent-style-name="Default">
      <style:table-cell-properties fo:border-bottom="none" fo:border-left="none" fo:border-right="1.5pt solid #999999" fo:border-top="0.74pt solid #000000"/>
      <style:text-properties style:text-position="" style:font-name="メイリオ" fo:font-size="5pt" style:font-name-asian="メイリオ" style:font-size-asian="5pt" style:font-size-complex="5pt"/>
    </style:style>
    <style:style style:name="ce124" style:family="table-cell" style:parent-style-name="Default">
      <style:table-cell-properties fo:border-bottom="1.5pt solid #999999" fo:border-left="none" fo:border-right="1.5pt solid #999999" fo:border-top="none"/>
      <style:text-properties style:text-position=""/>
    </style:style>
    <style:style style:name="ce125" style:family="table-cell" style:parent-style-name="Default">
      <style:table-cell-properties fo:border-bottom="1.5pt solid #999999" fo:background-color="#dddddd" fo:border-left="1.5pt solid #999999" fo:border-right="none" fo:border-top="1.5pt solid #999999" style:vertical-align="middle"/>
      <style:text-properties style:text-position="" style:font-name="メイリオ" fo:font-size="8pt" style:font-name-asian="メイリオ" style:font-size-asian="8pt" style:font-name-complex="Arial Unicode MS" style:font-size-complex="8pt"/>
    </style:style>
    <style:style style:name="ce126" style:family="table-cell" style:parent-style-name="Default">
      <style:table-cell-properties fo:border-bottom="1.5pt solid #999999" fo:background-color="#dddddd" fo:border-left="none" fo:border-right="none" fo:border-top="1.5pt solid #999999" style:vertical-align="middle"/>
      <style:text-properties style:text-position="" style:font-name="メイリオ" fo:font-size="5pt" style:font-name-asian="メイリオ" style:font-size-asian="5pt" style:font-size-complex="5pt"/>
    </style:style>
    <style:style style:name="ce127"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size-complex="5pt"/>
    </style:style>
    <style:style style:name="ce128" style:family="table-cell" style:parent-style-name="Default">
      <style:table-cell-properties fo:border-bottom="0.74pt solid #000000" fo:border-left="none" fo:border-right="none" fo:border-top="0.74pt solid #000000" style:vertical-align="middle"/>
      <style:text-properties style:text-position="" style:font-name="メイリオ" fo:font-size="5pt" style:font-name-asian="メイリオ" style:font-size-asian="5pt" style:font-size-complex="5pt"/>
    </style:style>
    <style:style style:name="ce129" style:family="table-cell" style:parent-style-name="Default">
      <style:table-cell-properties fo:border-bottom="0.26pt solid #999999" fo:background-color="#dddddd" fo:border-left="none" fo:border-right="none" fo:border-top="none"/>
      <style:text-properties style:text-position="" style:font-name="メイリオ" fo:font-size="5pt" style:font-name-asian="メイリオ" style:font-size-asian="5pt" style:font-size-complex="5pt"/>
    </style:style>
    <style:style style:name="ce130" style:family="table-cell" style:parent-style-name="Default">
      <style:table-cell-properties fo:background-color="#dddddd"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131" style:family="table-cell" style:parent-style-name="Default">
      <style:table-cell-properties fo:border-bottom="0.74pt solid #000000" fo:background-color="#b2b2b2" style:text-align-source="fix" style:repeat-content="false" fo:border-left="0.26pt solid #000000" fo:border-right="1.5pt solid #999999"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2"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text-position="" style:font-name="メイリオ" fo:font-size="5pt" style:font-name-asian="メイリオ" style:font-size-asian="5pt" style:font-size-complex="5pt"/>
    </style:style>
    <style:style style:name="ce133" style:family="table-cell" style:parent-style-name="Default">
      <style:table-cell-properties fo:border-bottom="0.74pt solid #000000" fo:border-left="none" fo:border-right="0.74pt solid #999999" fo:border-top="0.74pt solid #000000"/>
      <style:text-properties style:text-position="" style:font-name="メイリオ" fo:font-size="5pt" style:font-name-asian="メイリオ" style:font-size-asian="5pt" style:font-size-complex="5pt"/>
    </style:style>
    <style:style style:name="ce134"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5"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136" style:family="table-cell" style:parent-style-name="Default">
      <style:table-cell-properties fo:border="none" style:vertical-align="middle"/>
      <style:text-properties style:text-position="" style:font-name="メイリオ" fo:font-size="5pt" style:font-name-asian="メイリオ" style:font-size-asian="5pt" style:font-size-complex="5pt"/>
    </style:style>
    <style:style style:name="ce137"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fo:color="#000000" style:text-position="" style:font-name="メイリオ" fo:font-size="5pt" fo:language="none" fo:country="none" style:font-name-asian="メイリオ" style:font-size-asian="5pt" style:language-asian="none" style:country-asian="none" style:font-name-complex="Tahoma" style:font-size-complex="5pt" style:language-complex="en" style:country-complex="US"/>
    </style:style>
    <style:style style:name="ce138" style:family="table-cell" style:parent-style-name="Default">
      <style:table-cell-properties fo:border-bottom="0.74pt solid #000000" fo:background-color="#b2b2b2" style:text-align-source="fix" style:repeat-content="false" fo:border-left="none" fo:border-right="1.5pt solid #999999"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39" style:family="table-cell" style:parent-style-name="Default">
      <style:table-cell-properties fo:border-bottom="0.51pt solid #999999" fo:background-color="#b2b2b2" style:text-align-source="fix" style:repeat-content="false" fo:border-left="1.5pt solid #999999" fo:border-right="0.74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40" style:family="table-cell" style:parent-style-name="Default">
      <style:table-cell-properties fo:border-bottom="none" fo:background-color="#eeeeee" fo:border-left="1.5pt solid #999999" fo:border-right="none" fo:border-top="0.74pt solid #999999" style:vertical-align="middle"/>
      <style:text-properties style:text-position="" style:font-name="メイリオ" fo:font-size="5pt" style:font-name-asian="メイリオ" style:font-size-asian="5pt" style:font-name-complex="Arial Unicode MS" style:font-size-complex="5pt"/>
    </style:style>
    <style:style style:name="ce141" style:family="table-cell" style:parent-style-name="Default">
      <style:table-cell-properties fo:border-bottom="0.51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42"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143" style:family="table-cell" style:parent-style-name="Default">
      <style:table-cell-properties fo:border-bottom="1.5pt solid #999999" fo:background-color="#cccccc" fo:border-left="none" fo:border-right="1.5pt solid #999999" fo:border-top="1.5pt solid #999999"/>
      <style:text-properties style:text-position="" style:font-name="メイリオ" fo:font-size="5pt" style:font-name-asian="メイリオ" style:font-size-asian="5pt" style:font-size-complex="5pt"/>
    </style:style>
    <style:style style:name="ce144" style:family="table-cell" style:parent-style-name="Default">
      <style:table-cell-properties fo:border-bottom="0.74pt solid #000000"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145" style:family="table-cell" style:parent-style-name="Default">
      <style:table-cell-properties fo:border-bottom="0.26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146"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47" style:family="table-cell" style:parent-style-name="Default">
      <style:table-cell-properties fo:background-color="#dddddd" fo:border="none" style:vertical-align="middle"/>
      <style:text-properties style:text-position="" style:font-name="メイリオ" fo:font-size="4.5pt" style:font-name-asian="メイリオ" style:font-size-asian="4.5pt" style:font-size-complex="4.5pt"/>
    </style:style>
    <style:style style:name="ce148" style:family="table-cell" style:parent-style-name="Default">
      <style:table-cell-properties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49" style:family="table-cell" style:parent-style-name="Default">
      <style:table-cell-properties fo:border-bottom="none" fo:background-color="#dddddd" fo:border-left="none" fo:border-right="none" fo:border-top="1.5pt solid #999999"/>
      <style:text-properties style:text-position="" style:font-name="メイリオ" fo:font-size="8pt" fo:font-weight="normal" style:font-name-asian="メイリオ" style:font-size-asian="8pt" style:font-weight-asian="normal" style:font-size-complex="8pt" style:font-weight-complex="normal"/>
    </style:style>
    <style:style style:name="ce150" style:family="table-cell" style:parent-style-name="Default">
      <style:table-cell-properties fo:background-color="#b2b2b2"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1"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52" style:family="table-cell" style:parent-style-name="Default">
      <style:table-cell-properties fo:background-color="#dddddd" style:text-align-source="fix" style:repeat-content="false" fo:border="none"/>
      <style:paragraph-properties fo:text-align="center" fo:margin-left="0cm"/>
      <style:text-properties style:text-position="" style:font-name="メイリオ" fo:font-size="8pt" style:font-name-asian="メイリオ" style:font-size-asian="8pt" style:font-size-complex="8pt"/>
    </style:style>
    <style:style style:name="ce153" style:family="table-cell" style:parent-style-name="Default">
      <style:table-cell-properties fo:border-bottom="none" fo:background-color="#dddddd" fo:border-left="none" fo:border-right="1.5pt solid #999999" fo:border-top="none"/>
      <style:text-properties style:text-position=""/>
    </style:style>
    <style:style style:name="ce154" style:family="table-cell" style:parent-style-name="Default">
      <style:table-cell-properties fo:border-bottom="0.26pt solid #999999"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155" style:family="table-cell" style:parent-style-name="Default">
      <style:table-cell-properties fo:border-bottom="none" fo:background-color="#eeeeee" fo:border-left="1.5pt solid #999999" fo:border-right="none" fo:border-top="none"/>
      <style:text-properties style:text-position=""/>
    </style:style>
    <style:style style:name="ce156" style:family="table-cell" style:parent-style-name="Default">
      <style:table-cell-properties fo:border-bottom="1.5pt solid #999999" fo:background-color="#eeeeee" fo:border-left="1.5pt solid #999999" fo:border-right="none" fo:border-top="none"/>
      <style:text-properties style:text-position=""/>
    </style:style>
    <style:style style:name="ce157" style:family="table-cell" style:parent-style-name="Default">
      <style:table-cell-properties fo:border-bottom="none" fo:background-color="#eeeeee" fo:border-left="none" fo:border-right="none" fo:border-top="0.74pt solid #999999"/>
      <style:text-properties style:text-position=""/>
    </style:style>
    <style:style style:name="ce158" style:family="table-cell" style:parent-style-name="Default">
      <style:table-cell-properties fo:border-bottom="1.5pt solid #999999" fo:background-color="#eeeeee" fo:border-left="none" fo:border-right="none" fo:border-top="none"/>
      <style:text-properties style:text-position=""/>
    </style:style>
    <style:style style:name="ce159" style:family="table-cell" style:parent-style-name="Default">
      <style:table-cell-properties fo:background-color="#dddddd"/>
      <style:text-properties style:text-position="" fo:font-size="5pt" style:font-size-asian="5pt" style:font-size-complex="5pt"/>
    </style:style>
    <style:style style:name="ce160" style:family="table-cell" style:parent-style-name="Default">
      <style:table-cell-properties fo:border-bottom="none" fo:background-color="#eeeeee" fo:border-left="none" fo:border-right="1.5pt solid #999999" fo:border-top="0.74pt solid #999999"/>
      <style:text-properties style:text-position=""/>
    </style:style>
    <style:style style:name="ce161" style:family="table-cell" style:parent-style-name="Default">
      <style:table-cell-properties fo:border-bottom="none" fo:background-color="#eeeeee" fo:border-left="none" fo:border-right="1.5pt solid #999999" fo:border-top="none"/>
      <style:text-properties style:text-position=""/>
    </style:style>
    <style:style style:name="ce162" style:family="table-cell" style:parent-style-name="Default">
      <style:table-cell-properties fo:border-bottom="1.5pt solid #999999" fo:background-color="#eeeeee" fo:border-left="none" fo:border-right="1.5pt solid #999999" fo:border-top="none"/>
      <style:text-properties style:text-position=""/>
    </style:style>
    <style:style style:name="ce163" style:family="table-cell" style:parent-style-name="Default">
      <style:table-cell-properties fo:border-bottom="none" fo:background-color="#dddddd" fo:border-left="1.5pt solid #999999" fo:border-right="none" fo:border-top="none"/>
      <style:text-properties style:text-position="" style:font-name="メイリオ" fo:font-size="5pt" style:font-name-asian="メイリオ" style:font-size-asian="5pt" style:font-size-complex="5pt"/>
    </style:style>
    <style:style style:name="ce164"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5"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name-complex="Arial Unicode MS" style:font-size-complex="4.5pt"/>
    </style:style>
    <style:style style:name="ce166" style:family="table-cell" style:parent-style-name="Default">
      <style:table-cell-properties fo:border-bottom="1.5pt solid #999999" fo:background-color="#b2b2b2"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67" style:family="table-cell" style:parent-style-name="Default">
      <style:table-cell-properties fo:border-bottom="1.5pt solid #999999" fo:background-color="#b2b2b2" fo:border-left="none" fo:border-right="none" fo:border-top="0.74pt solid #000000"/>
      <style:text-properties style:text-position="" style:font-name="メイリオ" fo:font-size="5pt" style:font-name-asian="メイリオ" style:font-size-asian="5pt" style:font-size-complex="5pt"/>
    </style:style>
    <style:style style:name="ce168" style:family="table-cell" style:parent-style-name="Default">
      <style:table-cell-properties fo:border-bottom="1.5pt solid #999999" fo:background-color="#b2b2b2" fo:border-left="none" fo:border-right="1.5pt solid #999999" fo:border-top="0.74pt solid #000000"/>
      <style:text-properties style:text-position="" style:font-name="メイリオ" fo:font-size="5pt" style:font-name-asian="メイリオ" style:font-size-asian="5pt" style:font-size-complex="5pt"/>
    </style:style>
    <style:style style:name="ce169" style:family="table-cell" style:parent-style-name="Default">
      <style:table-cell-properties fo:background-color="#dddddd" fo:border="none"/>
      <style:text-properties style:text-position="" style:font-name="メイリオ" fo:font-size="8pt" style:font-name-asian="メイリオ" style:font-size-asian="8pt" style:font-name-complex="Arial Unicode MS" style:font-size-complex="8pt"/>
    </style:style>
    <style:style style:name="ce170" style:family="table-cell" style:parent-style-name="Default">
      <style:table-cell-properties fo:border-bottom="1.5pt solid #999999" style:text-align-source="fix" style:repeat-content="false" fo:border-left="0.74pt solid #000000" fo:border-right="none" fo:border-top="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171" style:family="table-cell" style:parent-style-name="Default">
      <style:table-cell-properties fo:background-color="#dddddd" fo:border="none"/>
      <style:text-properties style:text-position="" style:font-name="メイリオ" fo:font-size="8pt" style:font-name-asian="メイリオ" style:font-size-asian="8pt" style:font-size-complex="8pt"/>
    </style:style>
    <style:style style:name="ce172" style:family="table-cell" style:parent-style-name="Default">
      <style:table-cell-properties fo:border-bottom="1.5pt solid #999999" fo:border-left="none" fo:border-right="none" fo:border-top="0.74pt solid #000000"/>
      <style:text-properties style:text-position="" style:font-name="メイリオ" fo:font-size="5pt" style:font-name-asian="メイリオ" style:font-size-asian="5pt" style:font-size-complex="5pt"/>
    </style:style>
    <style:style style:name="ce173" style:family="table-cell" style:parent-style-name="Default">
      <style:table-cell-properties fo:background-color="#b2b2b2" style:text-align-source="fix" style:repeat-content="false" fo:border="0.74pt solid #000000" style:vertical-align="middle"/>
      <style:paragraph-properties fo:text-align="center"/>
      <style:text-properties style:text-position="" style:font-name="メイリオ" fo:font-size="5pt" style:font-name-asian="メイリオ" style:font-size-asian="5pt" style:font-name-complex="Arial Unicode MS" style:font-size-complex="5pt"/>
    </style:style>
    <style:style style:name="ce174" style:family="table-cell" style:parent-style-name="Default">
      <style:table-cell-properties fo:border-bottom="1.5pt solid #999999" fo:border-left="none" fo:border-right="0.74pt solid #999999" fo:border-top="0.74pt solid #000000"/>
      <style:text-properties style:text-position="" style:font-name="メイリオ" fo:font-size="5pt" style:font-name-asian="メイリオ" style:font-size-asian="5pt" style:font-size-complex="5pt"/>
    </style:style>
    <style:style style:name="ce175" style:family="table-cell" style:parent-style-name="Default">
      <style:table-cell-properties fo:border-bottom="none" fo:background-color="transparent" fo:border-left="none" fo:border-right="1.5pt solid #999999" fo:border-top="1.5pt solid #999999"/>
      <style:text-properties style:text-position="" style:font-name="メイリオ" fo:font-size="5pt" style:font-name-asian="メイリオ" style:font-size-asian="5pt" style:font-size-complex="5pt"/>
    </style:style>
    <style:style style:name="ce176" style:family="table-cell" style:parent-style-name="Default">
      <style:table-cell-properties fo:border-bottom="0.74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177" style:family="table-cell" style:parent-style-name="Default">
      <style:text-properties style:text-position="" fo:font-size="5pt" style:font-size-asian="5pt" style:font-size-complex="5pt"/>
    </style:style>
    <style:style style:name="ce178" style:family="table-cell" style:parent-style-name="Default">
      <style:table-cell-properties style:vertical-align="middle"/>
      <style:text-properties style:text-position=""/>
    </style:style>
    <style:style style:name="ce179" style:family="table-cell" style:parent-style-name="Default">
      <style:table-cell-properties fo:border-bottom="0.74pt solid #000000" fo:background-color="#b2b2b2" style:text-align-source="fix" style:repeat-content="false" fo:border-left="none"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180"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1"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text-position="" style:font-name="メイリオ" fo:font-size="4pt" style:font-name-asian="メイリオ" style:font-size-asian="4pt" style:font-name-complex="Arial Unicode MS" style:font-size-complex="4pt"/>
    </style:style>
    <style:style style:name="ce182" style:family="table-cell" style:parent-style-name="Default">
      <style:table-cell-properties fo:border-bottom="none"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183" style:family="table-cell" style:parent-style-name="Default">
      <style:table-cell-properties fo:border-bottom="0.74pt solid #000000" fo:border-left="1.5pt solid #999999" fo:border-right="none" fo:border-top="0.74pt solid #000000" style:vertical-align="middle"/>
      <style:text-properties style:text-position="" style:font-name="メイリオ" fo:font-size="5pt" style:font-name-asian="メイリオ" style:font-size-asian="5pt" style:font-size-complex="5pt"/>
    </style:style>
    <style:style style:name="ce184" style:family="table-cell" style:parent-style-name="Default">
      <style:table-cell-properties fo:border-bottom="0.74pt solid #000000" fo:background-color="#dddddd" fo:border-left="1.5pt solid #999999" fo:border-right="none" fo:border-top="0.74pt solid #000000" style:vertical-align="middle"/>
      <style:text-properties style:text-position="" style:font-name="メイリオ" fo:font-size="4.5pt" style:font-name-asian="メイリオ" style:font-size-asian="4.5pt" style:font-size-complex="4.5pt"/>
    </style:style>
    <style:style style:name="ce185" style:family="table-cell" style:parent-style-name="Default">
      <style:table-cell-properties fo:background-color="#dddddd" fo:border="none" style:vertical-align="middle"/>
      <style:text-properties style:text-position="" fo:font-size="4.5pt" style:font-size-asian="4.5pt" style:font-size-complex="4.5pt"/>
    </style:style>
    <style:style style:name="ce186"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4.5pt" style:font-name-asian="メイリオ" style:font-size-asian="4.5pt" style:font-size-complex="4.5pt"/>
    </style:style>
    <style:style style:name="ce187" style:family="table-cell" style:parent-style-name="Default">
      <style:table-cell-properties fo:background-color="#dddddd" style:vertical-align="middle"/>
      <style:text-properties style:text-position="" style:font-name="メイリオ" fo:font-size="4.5pt" style:font-name-asian="メイリオ" style:font-size-asian="4.5pt" style:font-size-complex="4.5pt"/>
    </style:style>
    <style:style style:name="ce18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text-outline="false" style:text-line-through-style="none" style:text-position=""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ackground-color="#dddddd" style:text-align-source="fix" style:repeat-content="false" fo:border="none" style:vertical-align="middle"/>
      <style:paragraph-properties fo:text-align="start" fo:margin-left="0cm"/>
      <style:text-properties style:text-position="" style:font-name="Liberation Sans" fo:font-size="4.5pt" style:font-name-asian="Arial Unicode MS" style:font-size-asian="4.5pt" style:font-name-complex="Arial Unicode MS" style:font-size-complex="4.5pt"/>
    </style:style>
    <style:style style:name="ce190" style:family="table-cell" style:parent-style-name="Default">
      <style:table-cell-properties fo:border-bottom="0.74pt solid #000000" fo:background-color="transparent" fo:border-left="none" fo:border-right="none" fo:border-top="0.74pt solid #000000"/>
      <style:text-properties style:text-position="" style:font-name="メイリオ" fo:font-size="5pt" style:font-name-asian="メイリオ" style:font-size-asian="5pt" style:font-size-complex="5pt"/>
    </style:style>
    <style:style style:name="ce191" style:family="table-cell" style:parent-style-name="Default">
      <style:table-cell-properties fo:border-bottom="0.74pt solid #000000" fo:background-color="transparent" fo:border-left="none" fo:border-right="0.74pt solid #000000" fo:border-top="0.74pt solid #000000"/>
      <style:text-properties style:text-position="" style:font-name="メイリオ" fo:font-size="5pt" style:font-name-asian="メイリオ" style:font-size-asian="5pt" style:font-size-complex="5pt"/>
    </style:style>
    <style:style style:name="ce192" style:family="table-cell" style:parent-style-name="Default">
      <style:table-cell-properties fo:border-bottom="none" fo:background-color="#dddddd" fo:border-left="none" fo:border-right="1.5pt solid #999999" fo:border-top="none" style:vertical-align="middle"/>
      <style:text-properties style:text-position="" style:font-name="メイリオ" fo:font-size="4.5pt" style:font-name-asian="メイリオ" style:font-size-asian="4.5pt" style:font-size-complex="4.5pt"/>
    </style:style>
    <style:style style:name="ce193" style:family="table-cell" style:parent-style-name="Default">
      <style:table-cell-properties fo:border-bottom="0.74pt solid #000000" fo:border-left="none" fo:border-right="1.5pt solid #999999" fo:border-top="0.74pt solid #000000" style:vertical-align="middle"/>
      <style:text-properties style:text-position="" style:font-name="メイリオ" fo:font-size="5pt" style:font-name-asian="メイリオ" style:font-size-asian="5pt" style:font-size-complex="5pt"/>
    </style:style>
    <style:style style:name="ce194" style:family="table-cell" style:parent-style-name="Default">
      <style:table-cell-properties fo:border-bottom="0.74pt solid #000000" fo:background-color="#dddddd" fo:border-left="none" fo:border-right="1.5pt solid #999999" fo:border-top="0.74pt solid #000000" style:vertical-align="middle"/>
      <style:text-properties style:text-position="" style:font-name="メイリオ" fo:font-size="4.5pt" style:font-name-asian="メイリオ" style:font-size-asian="4.5pt" style:font-size-complex="4.5pt"/>
    </style:style>
    <style:style style:name="ce195" style:family="table-cell" style:parent-style-name="Default">
      <style:table-cell-properties fo:background-color="#dddddd" fo:border="none"/>
      <style:text-properties style:text-position="" fo:font-size="4.5pt" style:font-size-asian="4.5pt" style:font-size-complex="4.5pt"/>
    </style:style>
    <style:style style:name="ce196" style:family="table-cell" style:parent-style-name="Default">
      <style:table-cell-properties fo:border-bottom="1.5pt solid #999999" fo:background-color="#dddddd" fo:border-left="none" fo:border-right="none" fo:border-top="none"/>
      <style:text-properties style:text-position="" style:font-name="メイリオ" fo:font-size="4.5pt" style:font-name-asian="メイリオ" style:font-size-asian="4.5pt" style:font-size-complex="4.5pt"/>
    </style:style>
    <style:style style:name="ce197" style:family="table-cell" style:parent-style-name="Default">
      <style:table-cell-properties fo:border-bottom="1.5pt solid #999999" fo:background-color="#dddddd" fo:border-left="none" fo:border-right="none" fo:border-top="none"/>
      <style:text-properties style:text-position=""/>
    </style:style>
    <style:style style:name="ce198" style:family="table-cell" style:parent-style-name="Default">
      <style:table-cell-properties fo:border-bottom="1.5pt solid #999999" fo:background-color="#dddddd" fo:border-left="none" fo:border-right="1.5pt solid #999999" fo:border-top="none"/>
      <style:text-properties style:text-position=""/>
    </style:style>
    <style:style style:name="ce199" style:family="table-cell" style:parent-style-name="Default">
      <style:table-cell-properties fo:border-bottom="0.26pt solid #999999" fo:background-color="#dddddd" fo:border-left="none" fo:border-right="none" fo:border-top="none" style:vertical-align="middle"/>
      <style:text-properties style:text-position="" style:font-name="メイリオ" fo:font-size="4.5pt" style:font-name-asian="メイリオ" style:font-size-asian="4.5pt" style:font-size-complex="4.5pt"/>
    </style:style>
    <style:style style:name="ce200" style:family="table-cell" style:parent-style-name="Default">
      <style:table-cell-properties fo:border-bottom="0.51pt solid #000000" fo:background-color="#dddddd" fo:border-left="none" fo:border-right="none" fo:border-top="0.51pt solid #000000" style:vertical-align="middle"/>
      <style:text-properties style:text-position="" style:font-name="メイリオ" fo:font-size="8pt" style:font-name-asian="メイリオ" style:font-size-asian="8pt" style:font-name-complex="Arial Unicode MS" style:font-size-complex="8pt"/>
    </style:style>
    <style:style style:name="ce201" style:family="table-cell" style:parent-style-name="Default">
      <style:table-cell-properties fo:border-bottom="0.51pt solid #000000" fo:background-color="#dddddd" fo:border-left="none" fo:border-right="none" fo:border-top="0.51pt solid #000000"/>
      <style:text-properties style:text-position="" style:font-name="メイリオ" fo:font-size="5pt" style:font-name-asian="メイリオ" style:font-size-asian="5pt" style:font-size-complex="5pt"/>
    </style:style>
    <style:style style:name="ce202" style:family="table-cell" style:parent-style-name="Default">
      <style:table-cell-properties fo:border-bottom="0.51pt solid #000000" fo:background-color="#dddddd" fo:border-left="none" fo:border-right="0.51pt solid #000000" fo:border-top="0.51pt solid #000000"/>
      <style:text-properties style:text-position="" style:font-name="メイリオ" fo:font-size="5pt" style:font-name-asian="メイリオ" style:font-size-asian="5pt" style:font-size-complex="5pt"/>
    </style:style>
    <style:style style:name="ce203" style:family="table-cell" style:parent-style-name="Default">
      <style:table-cell-properties fo:background-color="#dddddd" fo:border="none"/>
      <style:text-properties style:text-position=""/>
    </style:style>
    <style:style style:name="ce204"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text-position="" style:font-name="メイリオ" fo:font-size="5pt" style:font-name-asian="メイリオ" style:font-size-asian="5pt" style:font-size-complex="5pt"/>
    </style:style>
    <style:style style:name="ce205" style:family="table-cell" style:parent-style-name="Default">
      <style:table-cell-properties fo:border-bottom="0.74pt solid #000000" fo:background-color="#dddddd" fo:border-left="none" fo:border-right="none" fo:border-top="0.74pt solid #000000" style:vertical-align="middle"/>
      <style:text-properties style:text-position="" style:font-name="メイリオ" fo:font-size="8pt" style:font-name-asian="メイリオ" style:font-size-asian="8pt" style:font-name-complex="Arial Unicode MS" style:font-size-complex="8pt"/>
    </style:style>
    <style:style style:name="ce206" style:family="table-cell" style:parent-style-name="Default">
      <style:table-cell-properties fo:border-bottom="0.74pt solid #000000" fo:background-color="#dddddd" fo:border-left="none" fo:border-right="none" fo:border-top="0.74pt solid #000000"/>
      <style:text-properties style:text-position="" style:font-name="メイリオ" fo:font-size="5pt" style:font-name-asian="メイリオ" style:font-size-asian="5pt" style:font-size-complex="5pt"/>
    </style:style>
    <style:style style:name="ce207" style:family="table-cell" style:parent-style-name="Default">
      <style:table-cell-properties fo:border-bottom="0.74pt solid #000000" fo:background-color="#dddddd" fo:border-left="none" fo:border-right="0.74pt solid #000000" fo:border-top="0.74pt solid #000000"/>
      <style:text-properties style:text-position="" style:font-name="メイリオ" fo:font-size="5pt" style:font-name-asian="メイリオ" style:font-size-asian="5pt" style:font-size-complex="5pt"/>
    </style:style>
    <style:style style:name="ce208" style:family="table-cell" style:parent-style-name="Default">
      <style:table-cell-properties fo:border-bottom="1.5pt solid #999999" fo:background-color="#dddddd" fo:border-left="1.5pt solid #999999" fo:border-right="none" fo:border-top="none" style:vertical-align="middle"/>
      <style:text-properties style:text-position="" style:font-name="メイリオ" fo:font-size="4.5pt" style:font-name-asian="メイリオ" style:font-size-asian="4.5pt" style:font-size-complex="4.5pt"/>
    </style:style>
    <style:style style:name="ce209" style:family="table-cell" style:parent-style-name="Default">
      <style:table-cell-properties fo:border-bottom="none" fo:border-left="none" fo:border-right="1.5pt solid #999999" fo:border-top="none"/>
      <style:text-properties style:text-position="" style:font-name="メイリオ" fo:font-size="5pt" style:font-name-asian="メイリオ" style:font-size-asian="5pt" style:font-size-complex="5pt"/>
    </style:style>
    <style:style style:name="ce210" style:family="table-cell" style:parent-style-name="Default">
      <style:table-cell-properties fo:border-bottom="none" fo:border-left="none" fo:border-right="none" fo:border-top="1.5pt solid #999999"/>
      <style:text-properties style:text-position="" style:font-name="メイリオ" fo:font-size="5pt" style:font-name-asian="メイリオ" style:font-size-asian="5pt" style:font-size-complex="5pt"/>
    </style:style>
    <style:style style:name="ce211" style:family="table-cell" style:parent-style-name="Default">
      <style:table-cell-properties fo:border-bottom="1.5pt solid #999999" fo:background-color="#dddddd" fo:border-left="none" fo:border-right="none" fo:border-top="1.5pt solid #999999"/>
      <style:text-properties style:text-position="" style:font-name="メイリオ" fo:font-size="5pt" style:font-name-asian="メイリオ" style:font-size-asian="5pt" style:font-size-complex="5pt"/>
    </style:style>
    <style:style style:name="ce212" style:family="table-cell" style:parent-style-name="Default">
      <style:table-cell-properties fo:background-color="#dddddd" style:text-align-source="fix" style:repeat-content="false" fo:border="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13" style:family="table-cell" style:parent-style-name="Default">
      <style:table-cell-properties style:text-align-source="fix" style:repeat-content="false" fo:border="0.74pt solid #000000" style:vertical-align="middle"/>
      <style:paragraph-properties fo:text-align="start" fo:margin-left="0cm"/>
      <style:text-properties style:text-position="" style:font-name="メイリオ" fo:font-size="5pt" style:font-name-asian="メイリオ" style:font-size-asian="5pt" style:font-name-complex="Arial Unicode MS" style:font-size-complex="5pt"/>
    </style:style>
    <style:style style:name="ce214" style:family="table-cell" style:parent-style-name="Default">
      <style:table-cell-properties fo:background-color="#dddddd" fo:border="0.74pt solid #000000"/>
      <style:text-properties style:text-position=""/>
    </style:style>
    <style:style style:name="ce215" style:family="table-cell" style:parent-style-name="Default">
      <style:table-cell-properties fo:border-bottom="1.5pt solid #999999" fo:background-color="#dddddd" fo:border-left="1.5pt solid #999999" fo:border-right="none" fo:border-top="none"/>
      <style:text-properties style:text-position="" style:font-name="メイリオ" fo:font-size="5pt" fo:language="none" fo:country="none" style:font-name-asian="メイリオ" style:font-size-asian="5pt" style:language-asian="none" style:country-asian="none" style:font-size-complex="5pt"/>
    </style:style>
    <style:style style:name="ce216" style:family="table-cell" style:parent-style-name="Default">
      <style:table-cell-properties fo:background-color="#dddddd"/>
      <style:text-properties style:text-position="" style:font-name="メイリオ" fo:font-size="6pt" style:font-name-asian="メイリオ" style:font-size-asian="6pt" style:font-size-complex="6pt"/>
    </style:style>
    <style:style style:name="ce217" style:family="table-cell" style:parent-style-name="Default">
      <style:table-cell-properties fo:border-bottom="none" fo:background-color="#dddddd"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18" style:family="table-cell" style:parent-style-name="Default">
      <style:table-cell-properties style:text-align-source="fix" style:repeat-content="false" fo:border="none" style:vertical-align="middle"/>
      <style:paragraph-properties fo:text-align="center" fo:margin-left="0cm"/>
      <style:text-properties style:text-position="" style:font-name="メイリオ" fo:font-size="5pt" style:font-name-asian="メイリオ" style:font-size-asian="5pt" style:font-size-complex="5pt"/>
    </style:style>
    <style:style style:name="ce219"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20" style:family="table-cell" style:parent-style-name="Default">
      <style:table-cell-properties fo:background-color="#dddddd" style:vertical-align="middle"/>
      <style:text-properties style:text-position="" style:font-name="メイリオ" fo:font-size="5pt" style:font-name-asian="メイリオ" style:font-size-asian="5pt" style:font-size-complex="5pt"/>
    </style:style>
    <style:style style:name="ce221" style:family="table-cell" style:parent-style-name="Default">
      <style:table-cell-properties fo:border-bottom="0.26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22" style:family="table-cell" style:parent-style-name="Default">
      <style:table-cell-properties fo:border-bottom="none" fo:background-color="#eeeeee" fo:border-left="1.5pt solid #999999" fo:border-right="none" fo:border-top="0.74pt solid #999999"/>
      <style:text-properties style:text-position="" style:font-name="メイリオ" fo:font-size="5pt" style:font-name-asian="メイリオ" style:font-size-asian="5pt" style:font-size-complex="5pt"/>
    </style:style>
    <style:style style:name="ce223" style:family="table-cell" style:parent-style-name="Default">
      <style:table-cell-properties fo:border-bottom="0.74pt solid #999999" fo:background-color="#eeeeee" fo:border-left="1.5pt solid #999999" fo:border-right="none" fo:border-top="none"/>
      <style:text-properties style:text-position="" style:font-name="メイリオ" fo:font-size="5pt" style:font-name-asian="メイリオ" style:font-size-asian="5pt" style:font-size-complex="5pt"/>
    </style:style>
    <style:style style:name="ce224" style:family="table-cell" style:parent-style-name="Default">
      <style:table-cell-properties fo:border-bottom="none" fo:border-left="none" fo:border-right="0.06pt solid #000000" fo:border-top="1.5pt solid #999999"/>
      <style:text-properties style:text-position="" style:font-name="メイリオ" fo:font-size="5pt" style:font-name-asian="メイリオ" style:font-size-asian="5pt" style:font-size-complex="5pt"/>
    </style:style>
    <style:style style:name="ce225" style:family="table-cell" style:parent-style-name="Default">
      <style:table-cell-properties fo:border-bottom="0.74pt solid #999999" fo:background-color="#eeeeee" fo:border-left="none" fo:border-right="none" fo:border-top="none"/>
      <style:text-properties style:text-position="" style:font-name="メイリオ" fo:font-size="5pt" style:font-name-asian="メイリオ" style:font-size-asian="5pt" style:font-size-complex="5pt"/>
    </style:style>
    <style:style style:name="ce226" style:family="table-cell" style:parent-style-name="Default">
      <style:table-cell-properties fo:border-bottom="none" fo:background-color="#eeeeee" fo:border-left="none" fo:border-right="none" fo:border-top="1.5pt solid #999999"/>
      <style:text-properties style:text-position="" style:font-name="メイリオ" fo:font-size="5pt" style:font-name-asian="メイリオ" style:font-size-asian="5pt" style:font-size-complex="5pt"/>
    </style:style>
    <style:style style:name="ce227" style:family="table-cell" style:parent-style-name="Default">
      <style:table-cell-properties fo:border-bottom="1.5pt solid #999999" fo:background-color="#b2b2b2" fo:border-left="0.74pt solid #000000" fo:border-right="0.74pt solid #000000" fo:border-top="0.74pt solid #000000"/>
      <style:text-properties style:text-position="" style:font-name="メイリオ" fo:font-size="5pt" style:font-name-asian="メイリオ" style:font-size-asian="5pt" style:font-size-complex="5pt"/>
    </style:style>
    <style:style style:name="ce228" style:family="table-cell" style:parent-style-name="Default">
      <style:table-cell-properties fo:border-bottom="1.5pt solid #999999" fo:background-color="#b2b2b2" fo:border-left="none" fo:border-right="1.5pt solid #000000" fo:border-top="1.5pt solid #000000"/>
      <style:text-properties style:text-position="" style:font-name="メイリオ" fo:font-size="5pt" style:font-name-asian="メイリオ" style:font-size-asian="5pt" style:font-size-complex="5pt"/>
    </style:style>
    <style:style style:name="ce229" style:family="table-cell" style:parent-style-name="Default">
      <style:table-cell-properties fo:border-bottom="1.5pt solid #999999" fo:background-color="#dddddd" fo:border-left="none" fo:border-right="none" fo:border-top="none"/>
      <style:text-properties style:text-position="" style:font-name="メイリオ" fo:font-size="5pt" style:font-name-asian="メイリオ" style:font-size-asian="5pt" style:font-name-complex="Arial Unicode MS" style:font-size-complex="5pt"/>
    </style:style>
    <style:style style:name="ce230" style:family="table-cell" style:parent-style-name="Default">
      <style:table-cell-properties fo:border-bottom="1.5pt solid #999999" fo:background-color="#cccccc"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1" style:family="table-cell" style:parent-style-name="Default">
      <style:table-cell-properties fo:border-bottom="1.5pt solid #999999" fo:background-color="#cccccc" fo:border-left="none" fo:border-right="1.5pt solid #999999" fo:border-top="1.5pt solid #999999" style:vertical-align="middle"/>
      <style:text-properties style:text-position="" style:font-name="メイリオ" fo:font-size="5pt" style:font-name-asian="メイリオ" style:font-size-asian="5pt" style:font-size-complex="5pt"/>
    </style:style>
    <style:style style:name="ce232" style:family="table-cell" style:parent-style-name="Default">
      <style:table-cell-properties fo:border-bottom="none" fo:background-color="#eeeeee" fo:border-left="none" fo:border-right="none" fo:border-top="1.5pt solid #999999" style:vertical-align="middle"/>
      <style:text-properties style:text-position="" style:font-name="メイリオ" fo:font-size="5pt" style:font-name-asian="メイリオ" style:font-size-asian="5pt" style:font-size-complex="5pt"/>
    </style:style>
    <style:style style:name="ce233" style:family="table-cell" style:parent-style-name="Default">
      <style:table-cell-properties fo:background-color="#eeeeee" fo:border="none" style:vertical-align="middle"/>
      <style:text-properties style:text-position="" style:font-name="メイリオ" fo:font-size="5pt" style:font-name-asian="メイリオ" style:font-size-asian="5pt" style:font-size-complex="5pt"/>
    </style:style>
    <style:style style:name="ce234" style:family="table-cell" style:parent-style-name="Default">
      <style:table-cell-properties fo:border-bottom="none" fo:background-color="#eeeeee" fo:border-left="none" fo:border-right="1.5pt solid #999999" fo:border-top="1.5pt solid #999999"/>
      <style:text-properties style:text-position="" style:font-name="メイリオ" fo:font-size="5pt" style:font-name-asian="メイリオ" style:font-size-asian="5pt" style:font-size-complex="5pt"/>
    </style:style>
    <style:style style:name="ce235" style:family="table-cell" style:parent-style-name="Default">
      <style:table-cell-properties fo:border-bottom="0.74pt solid #999999" fo:background-color="#eeeeee" fo:border-left="none" fo:border-right="1.5pt solid #999999" fo:border-top="none"/>
      <style:text-properties style:text-position="" style:font-name="メイリオ" fo:font-size="5pt" style:font-name-asian="メイリオ" style:font-size-asian="5pt" style:font-size-complex="5pt"/>
    </style:style>
    <style:style style:name="ce236" style:family="table-cell" style:parent-style-name="Default">
      <style:table-cell-properties fo:border-bottom="none" fo:background-color="#cccccc"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37" style:family="table-cell" style:parent-style-name="Default">
      <style:table-cell-properties fo:border-bottom="none" fo:background-color="#eeeeee" fo:border-left="0.74pt solid #999999" fo:border-right="none" fo:border-top="0.74pt solid #999999"/>
      <style:text-properties style:text-position="" style:font-name="メイリオ" fo:font-size="5pt" style:font-name-asian="メイリオ" style:font-size-asian="5pt" style:font-size-complex="5pt"/>
    </style:style>
    <style:style style:name="ce238" style:family="table-cell" style:parent-style-name="Default">
      <style:table-cell-properties fo:border-bottom="none" fo:background-color="#cccccc" fo:border-left="none" fo:border-right="0.06pt solid #000000" fo:border-top="1.5pt solid #999999"/>
      <style:text-properties style:text-position="" style:font-name="メイリオ" fo:font-size="5pt" style:font-name-asian="メイリオ" style:font-size-asian="5pt" style:font-size-complex="5pt"/>
    </style:style>
    <style:style style:name="ce239" style:family="table-cell" style:parent-style-name="Default">
      <style:table-cell-properties fo:border-bottom="0.74pt solid #999999" fo:background-color="#dddddd" fo:border-left="none" fo:border-right="none" fo:border-top="none" style:vertical-align="middle"/>
      <style:text-properties style:text-position="" style:font-name="メイリオ" fo:font-size="5pt" style:font-name-asian="メイリオ" style:font-size-asian="5pt" style:font-size-complex="5pt"/>
    </style:style>
    <style:style style:name="ce240" style:family="table-cell" style:parent-style-name="Default">
      <style:table-cell-properties fo:border-bottom="none" fo:background-color="#dddddd" fo:border-left="none" fo:border-right="1.5pt solid #999999" fo:border-top="1.5pt solid #999999"/>
      <style:text-properties style:text-position="" style:font-name="メイリオ" fo:font-size="5pt" style:font-name-asian="メイリオ" style:font-size-asian="5pt" style:font-size-complex="5pt"/>
    </style:style>
    <style:style style:name="ce241" style:family="table-cell" style:parent-style-name="Default">
      <style:table-cell-properties fo:border-bottom="none" fo:background-color="#eeeeee" fo:border-left="none" fo:border-right="0.74pt solid #999999" fo:border-top="0.74pt solid #999999"/>
      <style:text-properties style:text-position="" style:font-name="メイリオ" fo:font-size="5pt" style:font-name-asian="メイリオ" style:font-size-asian="5pt" style:font-size-complex="5pt"/>
    </style:style>
    <style:style style:name="ce242" style:family="table-cell" style:parent-style-name="Default">
      <style:table-cell-properties fo:border-bottom="none" fo:background-color="#dddddd" fo:border-left="1.5pt solid #999999" fo:border-right="none" fo:border-top="1.5pt solid #999999"/>
      <style:text-properties style:text-position="" style:font-name="メイリオ" fo:font-size="4.5pt" style:font-name-asian="メイリオ" style:font-size-asian="4.5pt" style:font-size-complex="4.5pt"/>
    </style:style>
    <style:style style:name="ce243" style:family="table-cell" style:parent-style-name="Default">
      <style:table-cell-properties fo:border-bottom="none" fo:background-color="#dddddd" fo:border-left="none" fo:border-right="none" fo:border-top="1.5pt solid #999999"/>
      <style:text-properties style:text-position="" style:font-name="メイリオ" fo:font-size="4.5pt" style:font-name-asian="メイリオ" style:font-size-asian="4.5pt" style:font-size-complex="4.5pt"/>
    </style:style>
    <style:style style:name="ce244" style:family="table-cell" style:parent-style-name="Default">
      <style:table-cell-properties fo:border-bottom="none"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5" style:family="table-cell" style:parent-style-name="Default">
      <style:table-cell-properties fo:border-bottom="none" fo:border-left="1.5pt solid #999999" fo:border-right="none" fo:border-top="1.5pt solid #999999" style:vertical-align="middle"/>
      <style:text-properties style:text-position="" style:font-name="メイリオ" fo:font-size="5pt" style:font-name-asian="メイリオ" style:font-size-asian="5pt" style:font-size-complex="5pt"/>
    </style:style>
    <style:style style:name="ce246"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text-position="" style:font-name="メイリオ" fo:font-size="5pt" style:font-name-asian="メイリオ" style:font-size-asian="5pt" style:font-size-complex="5pt"/>
    </style:style>
    <style:style style:name="ce247"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48" style:family="table-cell" style:parent-style-name="Default">
      <style:table-cell-properties fo:border-bottom="none" fo:background-color="#cccccc" fo:border-left="1.5pt solid #999999" fo:border-right="1.5pt solid #999999" fo:border-top="1.5pt solid #999999" style:vertical-align="middle"/>
      <style:text-properties style:text-position="" style:font-name="メイリオ" fo:font-size="5pt" style:font-name-asian="メイリオ" style:font-size-asian="5pt" style:font-size-complex="5pt"/>
    </style:style>
    <style:style style:name="ce249" style:family="table-cell" style:parent-style-name="Default">
      <style:table-cell-properties fo:border-bottom="1.5pt solid #999999" fo:border-left="none" fo:border-right="1.5pt solid #999999" fo:border-top="0.74pt solid #000000"/>
      <style:text-properties style:text-position="" style:font-name="メイリオ" fo:font-size="5pt" style:font-name-asian="メイリオ" style:font-size-asian="5pt" style:font-size-complex="5pt"/>
    </style:style>
    <style:style style:name="ce250" style:family="table-cell" style:parent-style-name="Default">
      <style:table-cell-properties fo:background-color="#dddddd" style:vertical-align="top"/>
      <style:text-properties style:text-position="" style:font-name="メイリオ" fo:font-size="5pt" fo:language="none" fo:country="none" style:font-name-asian="メイリオ" style:font-size-asian="5pt" style:language-asian="none" style:country-asian="none" style:font-size-complex="5pt"/>
    </style:style>
    <style:style style:name="ce251"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7pt" style:font-name-asian="メイリオ" style:font-size-asian="7pt" style:font-size-complex="7pt"/>
    </style:style>
    <style:style style:name="ce252"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3"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5pt" style:font-name-asian="メイリオ" style:font-size-asian="5pt" style:font-size-complex="5pt"/>
    </style:style>
    <style:style style:name="ce254" style:family="table-cell" style:parent-style-name="Default">
      <style:table-cell-properties fo:background-color="#dddddd" style:vertical-align="top"/>
      <style:text-properties style:text-position="" style:font-name="メイリオ" fo:font-size="5pt" style:font-name-asian="メイリオ" style:font-size-asian="5pt" style:font-size-complex="5pt"/>
    </style:style>
    <style:style style:name="ce255" style:family="table-cell" style:parent-style-name="Default">
      <style:table-cell-properties style:text-align-source="fix" style:repeat-content="false" fo:border="0.51pt solid #808080" style:vertical-align="middle"/>
      <style:paragraph-properties fo:text-align="center" fo:margin-left="0cm"/>
      <style:text-properties style:text-position="" style:font-name="メイリオ" fo:font-size="5pt" style:font-name-asian="メイリオ" style:font-size-asian="5pt" style:font-name-complex="Arial Unicode MS" style:font-size-complex="5pt"/>
    </style:style>
    <style:style style:name="ce256" style:family="table-cell" style:parent-style-name="Default">
      <style:table-cell-properties fo:border-bottom="1.5pt solid #999999" style:text-align-source="fix" style:repeat-content="false" fo:border-left="0.51pt solid #808080" fo:border-right="0.51pt solid #808080" fo:border-top="0.51pt solid #808080" style:vertical-align="middle"/>
      <style:paragraph-properties fo:text-align="center" fo:margin-left="0cm"/>
      <style:text-properties style:text-position="" style:font-name="メイリオ" fo:font-size="7pt" style:font-name-asian="メイリオ" style:font-size-asian="7pt" style:font-name-complex="Arial Unicode MS" style:font-size-complex="7pt"/>
    </style:style>
    <style:style style:name="ce257" style:family="table-cell" style:parent-style-name="Default">
      <style:table-cell-properties fo:background-color="#dddddd"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8" style:family="table-cell" style:parent-style-name="Default">
      <style:table-cell-properties fo:border-bottom="1.5pt solid #999999" fo:background-color="#dddddd" fo:border-left="none" fo:border-right="none" fo:border-top="none" style:vertical-align="middle"/>
      <style:text-properties fo:color="#000000" style:text-position="" style:font-name="メイリオ" fo:font-size="5pt" fo:language="en" fo:country="US" style:font-name-asian="メイリオ" style:font-size-asian="5pt" style:language-asian="ja" style:country-asian="JP" style:font-size-complex="5pt"/>
    </style:style>
    <style:style style:name="ce259" style:family="table-cell" style:parent-style-name="Default">
      <style:table-cell-properties fo:border-bottom="0.74pt solid #000000"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0" style:family="table-cell" style:parent-style-name="Default">
      <style:table-cell-properties fo:border-bottom="1.5pt solid #999999" fo:background-color="#b2b2b2" fo:border-left="0.74pt solid #000000" fo:border-right="none" fo:border-top="0.74pt solid #000000" style:vertical-align="middle"/>
      <style:text-properties style:text-position="" style:font-name="メイリオ" fo:font-size="5pt" style:font-name-asian="メイリオ" style:font-size-asian="5pt" style:font-size-complex="5pt"/>
    </style:style>
    <style:style style:name="ce261" style:family="table-cell" style:parent-style-name="Default">
      <style:table-cell-properties fo:border-bottom="1.5pt solid #999999" fo:background-color="#b2b2b2" fo:border-left="none" fo:border-right="0.74pt solid #000000" fo:border-top="0.74pt solid #000000"/>
      <style:text-properties style:text-position="" style:font-name="メイリオ" fo:font-size="5pt" style:font-name-asian="メイリオ" style:font-size-asian="5pt" style:font-size-complex="5pt"/>
    </style:style>
    <style:style style:name="ce262" style:family="table-cell" style:parent-style-name="Default">
      <style:table-cell-properties fo:background-color="#dddddd" style:vertical-align="middle"/>
      <style:text-properties style:text-position="" style:font-name="メイリオ" fo:font-size="5pt" fo:language="none" fo:country="none" style:font-name-asian="Arial Unicode MS1" style:font-size-asian="6pt" style:language-asian="none" style:country-asian="none" style:font-name-complex="Tahoma" style:font-size-complex="6pt" style:language-complex="en" style:country-complex="US"/>
    </style:style>
    <style:style style:name="ce263" style:family="table-cell" style:parent-style-name="Default">
      <style:table-cell-properties fo:background-color="#dddddd"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4" style:family="table-cell" style:parent-style-name="Default">
      <style:table-cell-properties fo:border-bottom="1.5pt solid #999999" fo:background-color="#dddddd" fo:border-left="none" fo:border-right="none" fo:border-top="none" style:vertical-align="middle"/>
      <style:text-properties style:text-position="" style:font-name="メイリオ" fo:font-size="5pt" style:font-name-asian="メイリオ" style:font-size-asian="5pt" style:font-name-complex="Tahoma" style:font-size-complex="5pt" style:language-complex="en" style:country-complex="US"/>
    </style:style>
    <style:style style:name="ce265" style:family="table-cell" style:parent-style-name="Default">
      <style:table-cell-properties fo:border-bottom="none" fo:background-color="#b2b2b2" style:text-align-source="fix" style:repeat-content="false" fo:border-left="0.74pt solid #000000" fo:border-right="0.74pt solid #000000" fo:border-top="0.74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66" style:family="table-cell" style:parent-style-name="Default">
      <style:table-cell-properties fo:border-bottom="none" fo:background-color="#b2b2b2" fo:border-left="0.74pt solid #000000" fo:border-right="0.74pt solid #000000" fo:border-top="0.74pt solid #000000" style:vertical-align="middle"/>
      <style:text-properties style:text-position="" style:font-name="メイリオ" fo:font-size="5pt" style:font-name-asian="メイリオ" style:font-size-asian="5pt" style:font-size-complex="5pt"/>
    </style:style>
    <style:style style:name="ce267" style:family="table-cell" style:parent-style-name="Default">
      <style:table-cell-properties fo:border-bottom="0.26pt solid #000000" fo:background-color="#b2b2b2" style:text-align-source="fix" style:repeat-content="false" fo:border-left="0.74pt solid #000000" fo:border-right="0.26pt solid #000000" fo:border-top="0.74pt solid #000000" style:vertical-align="middle"/>
      <style:paragraph-properties fo:text-align="center"/>
      <style:text-properties style:text-position="" style:font-name="メイリオ" fo:font-size="5pt" style:font-name-asian="メイリオ" style:font-size-asian="5pt" style:font-size-complex="5pt"/>
    </style:style>
    <style:style style:name="ce268" style:family="table-cell" style:parent-style-name="Default">
      <style:table-cell-properties style:vertical-align="automatic"/>
      <style:text-properties style:text-position="" fo:font-size="5pt" style:font-size-asian="5pt" style:font-size-complex="5pt"/>
    </style:style>
    <style:style style:name="ce269" style:family="table-cell" style:parent-style-name="Default">
      <style:table-cell-properties fo:border-bottom="none" fo:background-color="#eeeeee" fo:border-left="1.5pt solid #999999" fo:border-right="none" fo:border-top="0.99pt solid #999999"/>
      <style:text-properties style:text-position="" style:font-name="メイリオ" fo:font-size="5.5pt" style:font-size-asian="5.5pt" style:font-size-complex="5.5pt"/>
    </style:style>
    <style:style style:name="ce270" style:family="table-cell" style:parent-style-name="Default">
      <style:table-cell-properties fo:border-bottom="none" fo:background-color="#eeeeee" fo:border-left="none" fo:border-right="none" fo:border-top="0.99pt solid #999999"/>
      <style:text-properties style:text-position=""/>
    </style:style>
    <style:style style:name="ce271" style:family="table-cell" style:parent-style-name="Default">
      <style:table-cell-properties fo:background-color="#eeeeee" style:text-align-source="fix" style:repeat-content="false"/>
      <style:paragraph-properties fo:text-align="center" fo:margin-left="0cm"/>
      <style:text-properties style:text-position="" fo:font-size="4pt" style:font-name-asian="メイリオ1" style:font-size-asian="4pt" style:font-size-complex="4pt"/>
    </style:style>
    <style:style style:name="ce272"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size-asian="5pt" style:font-size-complex="5pt"/>
    </style:style>
    <style:style style:name="ce273" style:family="table-cell" style:parent-style-name="Default">
      <style:table-cell-properties fo:background-color="#eeeeee" style:text-align-source="fix" style:repeat-content="false" fo:border="none" style:vertical-align="middle"/>
      <style:paragraph-properties fo:text-align="end" fo:margin-left="0cm"/>
      <style:text-properties style:text-position="" style:font-name="メイリオ1" fo:font-size="5pt" style:font-name-asian="メイリオ" style:font-size-asian="5pt" style:font-size-complex="5pt"/>
    </style:style>
    <style:style style:name="ce274"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text-position="" style:font-name="メイリオ" fo:font-size="5pt" style:font-name-asian="メイリオ" style:font-size-asian="5pt" style:font-size-complex="5pt"/>
    </style:style>
    <style:style style:name="ce275" style:family="table-cell" style:parent-style-name="Default">
      <style:table-cell-properties fo:border-bottom="none" fo:background-color="#eeeeee" style:text-align-source="fix" style:repeat-content="false" fo:border-left="none" fo:border-right="none" fo:border-top="0.99pt solid #999999" style:vertical-align="middle"/>
      <style:paragraph-properties fo:text-align="center" fo:margin-left="0cm"/>
      <style:text-properties style:text-position="" style:font-name="メイリオ1" fo:font-size="6pt" style:font-name-asian="メイリオ1" style:font-size-asian="6pt" style:font-size-complex="6pt"/>
    </style:style>
    <style:style style:name="ce276" style:family="table-cell" style:parent-style-name="Default">
      <style:table-cell-properties fo:border-bottom="none" fo:background-color="#eeeeee" fo:border-left="none" fo:border-right="1.5pt solid #999999" fo:border-top="0.99pt solid #999999"/>
      <style:text-properties style:text-position=""/>
    </style:style>
    <style:style style:name="ce277" style:family="table-cell" style:parent-style-name="Default">
      <style:table-cell-properties fo:border-bottom="none" fo:border-left="none" fo:border-right="1.5pt solid #999999" fo:border-top="none" style:vertical-align="middle"/>
      <style:text-properties style:text-position="" style:font-name="メイリオ" fo:font-size="5pt" style:font-name-asian="メイリオ" style:font-size-asian="5pt" style:font-size-complex="5pt"/>
    </style:style>
    <style:style style:name="ce278" style:family="table-cell" style:parent-style-name="Default">
      <style:table-cell-properties style:vertical-align="middle"/>
      <style:text-properties style:text-position="" style:font-name="メイリオ" fo:font-size="6pt" style:font-name-asian="メイリオ" style:font-size-asian="6pt" style:font-name-complex="Arial Unicode MS" style:font-size-complex="6pt"/>
    </style:style>
    <style:style style:name="ce279" style:family="table-cell" style:parent-style-name="Default">
      <style:table-cell-properties fo:border-bottom="1.5pt solid #999999" fo:background-color="#dddddd" fo:border-left="0.74pt solid #000000" fo:border-right="none" fo:border-top="none" style:vertical-align="middle"/>
      <style:text-properties style:text-position="" style:font-name="メイリオ" fo:font-size="5pt" style:font-name-asian="メイリオ" style:font-size-asian="5pt" style:font-size-complex="5pt"/>
    </style:style>
    <style:style style:name="ce280" style:family="table-cell" style:parent-style-name="Default">
      <style:table-cell-properties fo:border-bottom="0.74pt solid #000000" fo:border-left="none" fo:border-right="none" fo:border-top="1.5pt solid #999999" style:vertical-align="middle"/>
      <style:text-properties style:text-position="" style:font-name="メイリオ" fo:font-size="5pt" style:font-name-asian="メイリオ" style:font-size-asian="5pt" style:font-size-complex="5pt"/>
    </style:style>
    <style:style style:name="ce281" style:family="table-cell" style:parent-style-name="Default">
      <style:table-cell-properties fo:border-bottom="0.74pt solid #000000" fo:background-color="#b2b2b2" fo:border-left="0.74pt solid #000000" fo:border-right="1.5pt solid #999999" fo:border-top="0.74pt solid #000000" style:vertical-align="middle"/>
      <style:text-properties style:text-position="" style:font-name="メイリオ" fo:font-size="5pt" style:font-name-asian="メイリオ" style:font-size-asian="5pt" style:font-size-complex="5pt"/>
    </style:style>
    <style:style style:name="ce282" style:family="table-cell" style:parent-style-name="Default">
      <style:table-cell-properties fo:border-bottom="none" fo:border-left="1.5pt solid #999999" fo:border-right="none" fo:border-top="none" style:vertical-align="middle"/>
      <style:text-properties style:text-position="" style:font-name="メイリオ" fo:font-size="5pt" style:font-name-asian="メイリオ" style:font-size-asian="5pt" style:font-size-complex="5pt"/>
    </style:style>
    <style:style style:name="ce283" style:family="table-cell" style:parent-style-name="Default">
      <style:table-cell-properties fo:border-bottom="0.51pt solid #999999" fo:background-color="#dddddd" fo:border-left="none" fo:border-right="none" fo:border-top="none"/>
      <style:text-properties style:text-position="" style:font-name="メイリオ" fo:font-size="5pt" style:font-name-asian="メイリオ" style:font-size-asian="5pt" style:font-size-complex="5pt"/>
    </style:style>
    <style:style style:name="ce284" style:family="table-cell" style:parent-style-name="Default">
      <style:table-cell-properties fo:border-bottom="0.51pt solid #999999" fo:background-color="#dddddd" fo:border-left="none" fo:border-right="1.5pt solid #999999" fo:border-top="none"/>
      <style:text-properties style:text-position="" style:font-name="メイリオ" fo:font-size="5pt" style:font-name-asian="メイリオ" style:font-size-asian="5pt" style:font-size-complex="5pt"/>
    </style:style>
    <style:style style:name="ce293"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gr1" style:family="graphic">
      <style:graphic-properties svg:stroke-color="#666666"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2" style:family="graphic">
      <style:graphic-properties svg:stroke-color="#666666" draw:marker-start="線の終点_20_1" draw:marker-start-width="0.099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3" style:family="graphic">
      <style:graphic-properties svg:stroke-color="#666666" draw:marker-start="線の終点_20_1" draw:marker-start-width="0.1cm" draw:marker-start-center="false" draw:fill="solid" draw:fill-color="#eeeeee" draw:auto-grow-height="true" draw:auto-grow-width="false" fo:min-height="1.429cm" fo:padding-top="0.1cm" fo:padding-bottom="0.1cm" fo:padding-left="0.1cm" fo:padding-right="0.1cm" draw:shadow="hidden" draw:shadow-offset-x="0.1cm" draw:shadow-offset-y="0.1cm" draw:caption-escape-direction="auto"/>
    </style:style>
    <style:style style:name="gr4" style:family="graphic">
      <style:graphic-properties svg:stroke-color="#666666" draw:marker-start="線の終点_20_1" draw:marker-start-width="0.1cm" draw:marker-start-center="false" draw:fill="solid" draw:fill-color="#eeeeee" draw:auto-grow-height="true" draw:auto-grow-width="false" fo:min-height="0.238cm" fo:padding-top="0.1cm" fo:padding-bottom="0.1cm" fo:padding-left="0.1cm" fo:padding-right="0.1cm" draw:shadow="hidden" draw:shadow-offset-x="0.1cm" draw:shadow-offset-y="0.1cm" draw:caption-escape-direction="auto"/>
    </style:style>
    <style:style style:name="gr5" style:family="graphic">
      <style:graphic-properties svg:stroke-color="#666666" draw:marker-start="線の終点_20_1" draw:marker-start-width="0.099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 style:family="graphic">
      <style:graphic-properties svg:stroke-color="#808080" draw:marker-start="線の終点_20_1" draw:marker-start-width="0.1cm" draw:marker-start-center="false" draw:fill="solid" draw:fill-color="#eeeeee" draw:auto-grow-height="true" draw:auto-grow-width="false" fo:min-height="0.292cm" fo:padding-top="0.1cm" fo:padding-bottom="0.1cm" fo:padding-left="0.1cm" fo:padding-right="0.1cm" draw:shadow="hidden" draw:shadow-offset-x="0.1cm" draw:shadow-offset-y="0.1cm" draw:caption-escape-direction="auto"/>
    </style:style>
    <style:style style:name="gr7" style:family="graphic">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8" style:family="graphic" style:list-style-name="L49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9" style:family="graphic" style:list-style-name="L50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0" style:family="graphic" style:list-style-name="L50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1" style:family="graphic">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12" style:family="graphic">
      <style:graphic-properties svg:stroke-color="#666666" draw:marker-start="線の終点_20_1" draw:marker-start-width="0.1cm" draw:marker-start-center="false" draw:fill="solid" draw:fill-color="#eeeeee" draw:auto-grow-height="true" draw:auto-grow-width="false" fo:min-height="1.455cm" fo:padding-top="0.1cm" fo:padding-bottom="0.1cm" fo:padding-left="0.1cm" fo:padding-right="0.1cm" draw:shadow="hidden" draw:shadow-offset-x="0.1cm" draw:shadow-offset-y="0.1cm" draw:caption-escape-direction="auto"/>
    </style:style>
    <style:style style:name="gr13" style:family="graphic">
      <style:graphic-properties svg:stroke-color="#666666" draw:marker-start="線の終点_20_1" draw:marker-start-width="0.1cm" draw:marker-start-center="false" draw:fill="solid" draw:fill-color="#eeeeee" draw:auto-grow-height="true" draw:auto-grow-width="false" fo:min-height="0.251cm" fo:padding-top="0.1cm" fo:padding-bottom="0.1cm" fo:padding-left="0.1cm" fo:padding-right="0.1cm" draw:shadow="hidden" draw:shadow-offset-x="0.1cm" draw:shadow-offset-y="0.1cm" draw:caption-escape-direction="auto"/>
    </style:style>
    <style:style style:name="gr14" style:family="graphic" style:list-style-name="L50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15" style:family="graphic">
      <style:graphic-properties svg:stroke-color="#666666" draw:marker-start="線の終点_20_1" draw:marker-start-width="0.1cm" draw:marker-start-center="false" draw:fill="solid" draw:fill-color="#eeeeee" draw:auto-grow-height="true" draw:auto-grow-width="false" fo:min-height="1.439cm" fo:padding-top="0.1cm" fo:padding-bottom="0.1cm" fo:padding-left="0.1cm" fo:padding-right="0.1cm" draw:shadow="hidden" draw:shadow-offset-x="0.1cm" draw:shadow-offset-y="0.1cm" draw:caption-escape-direction="auto"/>
    </style:style>
    <style:style style:name="gr16" style:family="graphic">
      <style:graphic-properties svg:stroke-color="#666666" draw:marker-start="線の終点_20_1" draw:marker-start-width="0.1cm" draw:marker-start-center="false" draw:fill="solid" draw:fill-color="#eeeeee" draw:auto-grow-height="true" draw:auto-grow-width="false" fo:min-height="0.247cm" fo:padding-top="0.1cm" fo:padding-bottom="0.1cm" fo:padding-left="0.1cm" fo:padding-right="0.1cm" draw:shadow="hidden" draw:shadow-offset-x="0.1cm" draw:shadow-offset-y="0.1cm" draw:caption-escape-direction="auto"/>
    </style:style>
    <style:style style:name="gr17" style:family="graphic" style:list-style-name="L50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18" style:family="graphic">
      <style:graphic-properties svg:stroke-color="#666666" draw:marker-start="線の終点_20_1" draw:marker-start-width="0.1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19" style:family="graphic">
      <style:graphic-properties svg:stroke-color="#666666" draw:marker-start="線の終点_20_1" draw:marker-start-width="0.1cm" draw:marker-start-center="false" draw:fill="solid" draw:fill-color="#eeeeee" draw:auto-grow-height="true" draw:auto-grow-width="false" fo:min-height="0.557cm" fo:padding-top="0.1cm" fo:padding-bottom="0.1cm" fo:padding-left="0.1cm" fo:padding-right="0.1cm" draw:shadow="hidden" draw:shadow-offset-x="0.1cm" draw:shadow-offset-y="0.1cm" draw:caption-escape-direction="auto"/>
    </style:style>
    <style:style style:name="gr20" style:family="graphic">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1" style:family="graphic" style:list-style-name="L50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2" style:family="graphic">
      <style:graphic-properties svg:stroke-color="#666666" draw:marker-start="線の終点_20_1" draw:marker-start-width="0.099cm" draw:marker-start-center="false" draw:fill="solid" draw:fill-color="#eeeeee" draw:auto-grow-height="true" draw:auto-grow-width="false" fo:min-height="1.423cm" fo:padding-top="0.1cm" fo:padding-bottom="0.1cm" fo:padding-left="0.1cm" fo:padding-right="0.1cm" draw:shadow="hidden" draw:shadow-offset-x="0.1cm" draw:shadow-offset-y="0.1cm" draw:caption-escape-direction="auto"/>
    </style:style>
    <style:style style:name="gr23" style:family="graphic" style:list-style-name="L50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4" style:family="graphic" style:list-style-name="L50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5" style:family="graphic" style:list-style-name="L50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6" style:family="graphic" style:list-style-name="L50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27" style:family="graphic" style:list-style-name="L50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28" style:family="graphic" style:list-style-name="L51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29" style:family="graphic" style:list-style-name="L51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0" style:family="graphic" style:list-style-name="L512">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1" style:family="graphic" style:list-style-name="L51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2" style:family="graphic" style:list-style-name="L51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3" style:family="graphic" style:list-style-name="L51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34" style:family="graphic" style:list-style-name="L51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5" style:family="graphic">
      <style:graphic-properties svg:stroke-color="#666666" draw:marker-start="線の終点_20_1" draw:marker-start-width="0.1cm" draw:marker-start-center="false" draw:fill="solid" draw:fill-color="#eeeeee" draw:auto-grow-height="true" draw:auto-grow-width="false" fo:min-height="1.434cm" fo:padding-top="0.1cm" fo:padding-bottom="0.1cm" fo:padding-left="0.1cm" fo:padding-right="0.1cm" draw:shadow="hidden" draw:shadow-offset-x="0.1cm" draw:shadow-offset-y="0.1cm" draw:caption-escape-direction="auto"/>
    </style:style>
    <style:style style:name="gr36" style:family="graphic" style:list-style-name="L51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7" style:family="graphic" style:list-style-name="L51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38" style:family="graphic">
      <style:graphic-properties svg:stroke-color="#666666" draw:marker-start="線の終点_20_1" draw:marker-start-width="0.1cm" draw:marker-start-center="false" draw:fill="solid" draw:fill-color="#eeeeee" draw:auto-grow-height="true" draw:auto-grow-width="false" fo:min-height="1.431cm" fo:padding-top="0.1cm" fo:padding-bottom="0.1cm" fo:padding-left="0.1cm" fo:padding-right="0.1cm" draw:shadow="hidden" draw:shadow-offset-x="0.1cm" draw:shadow-offset-y="0.1cm" draw:caption-escape-direction="auto"/>
    </style:style>
    <style:style style:name="gr39" style:family="graphic">
      <style:graphic-properties svg:stroke-color="#666666" draw:marker-start="線の終点_20_1" draw:marker-start-width="0.1cm" draw:marker-start-center="false" draw:fill="solid" draw:fill-color="#eeeeee" draw:auto-grow-height="true" draw:auto-grow-width="false" fo:min-height="1.502cm" fo:padding-top="0.1cm" fo:padding-bottom="0.1cm" fo:padding-left="0.1cm" fo:padding-right="0.1cm" draw:shadow="hidden" draw:shadow-offset-x="0.1cm" draw:shadow-offset-y="0.1cm" draw:caption-escape-direction="auto"/>
    </style:style>
    <style:style style:name="gr40" style:family="graphic">
      <style:graphic-properties svg:stroke-color="#666666" draw:marker-start="線の終点_20_1" draw:marker-start-width="0.1cm" draw:marker-start-center="false" draw:fill="solid" draw:fill-color="#eeeeee" draw:auto-grow-height="true" draw:auto-grow-width="false" fo:min-height="1.433cm" fo:padding-top="0.1cm" fo:padding-bottom="0.1cm" fo:padding-left="0.1cm" fo:padding-right="0.1cm" draw:shadow="hidden" draw:shadow-offset-x="0.1cm" draw:shadow-offset-y="0.1cm" draw:caption-escape-direction="auto"/>
    </style:style>
    <style:style style:name="gr41" style:family="graphic">
      <style:graphic-properties svg:stroke-color="#666666" draw:marker-start="線の終点_20_1" draw:marker-start-width="0.1cm" draw:marker-start-center="false" draw:fill="solid" draw:fill-color="#eeeeee" draw:auto-grow-height="true" draw:auto-grow-width="false" fo:min-height="1.445cm" fo:padding-top="0.1cm" fo:padding-bottom="0.1cm" fo:padding-left="0.1cm" fo:padding-right="0.1cm" draw:shadow="hidden" draw:shadow-offset-x="0.1cm" draw:shadow-offset-y="0.1cm" draw:caption-escape-direction="auto"/>
    </style:style>
    <style:style style:name="gr42" style:family="graphic">
      <style:graphic-properties svg:stroke-color="#666666" draw:marker-start="線の終点_20_1" draw:marker-start-width="0.1cm" draw:marker-start-center="false" draw:fill="solid" draw:fill-color="#eeeeee" draw:auto-grow-height="true" draw:auto-grow-width="false" fo:min-height="1.43cm" fo:padding-top="0.1cm" fo:padding-bottom="0.1cm" fo:padding-left="0.1cm" fo:padding-right="0.1cm" draw:shadow="hidden" draw:shadow-offset-x="0.1cm" draw:shadow-offset-y="0.1cm" draw:caption-escape-direction="auto"/>
    </style:style>
    <style:style style:name="gr43" style:family="graphic" style:list-style-name="L519">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4" style:family="graphic">
      <style:graphic-properties svg:stroke-color="#666666" draw:marker-start="線の終点_20_1" draw:marker-start-width="0.1cm" draw:marker-start-center="false" draw:fill="solid" draw:fill-color="#eeeeee" draw:auto-grow-height="true" draw:auto-grow-width="false" fo:min-height="1.476cm" fo:padding-top="0.1cm" fo:padding-bottom="0.1cm" fo:padding-left="0.1cm" fo:padding-right="0.1cm" draw:shadow="hidden" draw:shadow-offset-x="0.1cm" draw:shadow-offset-y="0.1cm" draw:caption-escape-direction="auto"/>
    </style:style>
    <style:style style:name="gr45" style:family="graphic" style:list-style-name="L52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6" style:family="graphic" style:list-style-name="L521">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47" style:family="graphic" style:list-style-name="L52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48" style:family="graphic">
      <style:graphic-properties svg:stroke-color="#666666" draw:marker-start="線の終点_20_1" draw:marker-start-width="0.1cm" draw:marker-start-center="false" draw:fill="solid" draw:fill-color="#eeeeee" draw:auto-grow-height="true" draw:auto-grow-width="false" fo:min-height="1.459cm" fo:padding-top="0.1cm" fo:padding-bottom="0.1cm" fo:padding-left="0.1cm" fo:padding-right="0.1cm" draw:shadow="hidden" draw:shadow-offset-x="0.1cm" draw:shadow-offset-y="0.1cm" draw:caption-escape-direction="auto"/>
    </style:style>
    <style:style style:name="gr49" style:family="graphic" style:list-style-name="L523">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0" style:family="graphic">
      <style:graphic-properties svg:stroke-color="#666666" draw:marker-start="線の終点_20_1" draw:marker-start-width="0.1cm" draw:marker-start-center="false" draw:fill="solid" draw:fill-color="#eeeeee" draw:auto-grow-height="true" draw:auto-grow-width="false" fo:min-height="1.447cm" fo:padding-top="0.1cm" fo:padding-bottom="0.1cm" fo:padding-left="0.1cm" fo:padding-right="0.1cm" draw:shadow="hidden" draw:shadow-offset-x="0.1cm" draw:shadow-offset-y="0.1cm" draw:caption-escape-direction="auto"/>
    </style:style>
    <style:style style:name="gr51" style:family="graphic" style:list-style-name="L524">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2" style:family="graphic" style:list-style-name="L52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3" style:family="graphic" style:list-style-name="L52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4" style:family="graphic" style:list-style-name="L52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5" style:family="graphic" style:list-style-name="L52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56" style:family="graphic" style:list-style-name="L529">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57" style:family="graphic" style:list-style-name="L530">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8" style:family="graphic" style:list-style-name="L53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59" style:family="graphic" style:list-style-name="L53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0" style:family="graphic" style:list-style-name="L53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1" style:family="graphic" style:list-style-name="L534">
      <style:graphic-properties svg:stroke-color="#666666" draw:marker-start="線の終点_20_1" draw:marker-start-width="0.1cm" draw:marker-start-center="false" draw:fill="solid" draw:fill-color="#eeeeee" draw:auto-grow-height="true" draw:auto-grow-width="false" fo:min-height="0.266cm" fo:padding-top="0.1cm" fo:padding-bottom="0.1cm" fo:padding-left="0.1cm" fo:padding-right="0.1cm" draw:shadow="hidden" draw:shadow-offset-x="0.1cm" draw:shadow-offset-y="0.1cm" draw:caption-escape-direction="auto"/>
    </style:style>
    <style:style style:name="gr62" style:family="graphic" style:list-style-name="L535">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3" style:family="graphic" style:list-style-name="L536">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4" style:family="graphic" style:list-style-name="L537">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5" style:family="graphic" style:list-style-name="L538">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6" style:family="graphic" style:list-style-name="L539">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7" style:family="graphic" style:list-style-name="L540">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68" style:family="graphic" style:list-style-name="L541">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69" style:family="graphic" style:list-style-name="L542">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0" style:family="graphic" style:list-style-name="L543">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1" style:family="graphic" style:list-style-name="L544">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2" style:family="graphic" style:list-style-name="L545">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3" style:family="graphic" style:list-style-name="L546">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gr74" style:family="graphic" style:list-style-name="L547">
      <style:graphic-properties svg:stroke-color="#666666" draw:marker-start="線の終点_20_1" draw:marker-start-width="0.1cm" draw:marker-start-center="false" draw:fill="solid" draw:fill-color="#eeeeee" draw:auto-grow-height="true" draw:auto-grow-width="false" fo:min-height="0.583cm" fo:padding-top="0.1cm" fo:padding-bottom="0.1cm" fo:padding-left="0.1cm" fo:padding-right="0.1cm" draw:shadow="hidden" draw:shadow-offset-x="0.1cm" draw:shadow-offset-y="0.1cm" draw:caption-escape-direction="auto"/>
    </style:style>
    <style:style style:name="gr75" style:family="graphic" style:list-style-name="L548">
      <style:graphic-properties svg:stroke-color="#666666" draw:marker-start="線の終点_20_1" draw:marker-start-width="0.1cm" draw:marker-start-center="false" draw:fill="solid" draw:fill-color="#eeeeee" draw:auto-grow-height="true" draw:auto-grow-width="false" fo:min-height="0.53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autospace="none" style:line-break="normal" style:writing-mode="page"/>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text-align="start" style:text-autospace="none" style:line-break="normal" style:writing-mode="page"/>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text-outline="false" style:text-line-through-styl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style:paragraph-properties fo:text-align="start" style:text-autospace="none" style:line-break="normal" style:writing-mode="page"/>
      <style:text-properties fo:color="#000000" style:text-outline="false" style:text-line-through-style="none" style:font-name="Arial Unicode MS1" fo:font-size="5pt" fo:language="none" fo:country="none" fo:font-style="normal" fo:text-shadow="none" style:text-underline-style="none" fo:font-weight="normal" style:text-underline-mode="continuous" style:text-overline-mode="continuous" style:text-line-through-mode="continuous" style:font-name-asian="Arial Unicode MS1" style:font-size-asian="5pt" style:language-asian="none" style:country-asian="none" style:font-style-asian="normal" style:font-weight-asian="normal" style:font-name-complex="Tahoma" style:font-size-complex="5pt" style:language-complex="en" style:country-complex="US" style:font-style-complex="normal" style:font-weight-complex="normal" style:text-emphasize="none" style:font-relief="none" style:text-overline-style="none" style:text-overline-color="font-color" fo:hyphenate="false"/>
    </style:style>
    <style:style style:name="P13" style:family="paragraph">
      <style:paragraph-properties style:text-autospace="none" style:line-break="normal" style:writing-mode="page"/>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Liberation Sans" style:font-size-asian="6pt" style:language-asian="ja" style:country-asian="JP" style:font-style-asian="normal" style:font-weight-asian="normal" style:font-name-complex="Liberation San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4" style:family="paragraph">
      <style:paragraph-properties style:text-autospace="none" style:line-break="normal" style:writing-mode="page"/>
      <style:text-properties style:text-outline="false" style:text-line-through-style="none" style:font-name="Liberation Sans"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fo:hyphenate="false"/>
    </style:style>
    <style:style style:name="P15" style:family="paragraph">
      <style:paragraph-properties style:text-autospace="none" style:line-break="normal" style:writing-mode="page"/>
      <style:text-properties fo:color="#000000" style:text-outline="false" style:text-line-through-styl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style:text-autospace="none" style:line-break="normal" style:writing-mode="page"/>
      <style:text-properties fo:color="#000000"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7" style:family="paragraph">
      <style:paragraph-properties fo:text-align="start" style:text-autospace="none" style:line-break="normal" style:writing-mode="page"/>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fo:hyphenate="false"/>
    </style:style>
    <style:style style:name="P18" style:family="paragraph">
      <style:paragraph-properties style:text-autospace="none" style:line-break="normal" style:writing-mode="page"/>
      <style:text-properties fo:color="#000000" style:text-outline="false" style:text-line-through-style="none" style:font-name="メイリオ"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5" style:family="paragraph">
      <style:paragraph-properties fo:text-align="start" style:text-autospace="none" style:line-break="normal" style:writing-mode="page"/>
      <style:text-properties fo:hyphenate="false"/>
    </style:style>
    <style:style style:name="T1" style:family="text">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メイリオ"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Liberation Sans" fo:font-size="6pt" fo:language="en" fo:country="US" fo:font-style="normal" fo:text-shadow="none" style:text-underline-style="none" fo:font-weight="normal" style:text-underline-mode="continuous" style:text-overline-mode="continuous" style:text-line-through-mode="continuous" style:font-name-asian="Arial Unicode MS" style:font-size-asian="6pt" style:language-asian="ja" style:country-asian="JP" style:font-style-asian="normal" style:font-weight-asian="normal" style:font-name-complex="Arial Unicode MS" style:font-size-complex="6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Arial Unicode MS"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メイリオ" fo:font-size="5.5pt"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5.5pt" style:language-asian="ja" style:country-asian="JP" style:font-style-asian="normal" style:font-weight-asian="normal" style:font-name-complex="Arial Unicode MS" style:font-size-complex="5.5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6.5pt" style:font-size-asian="6.5pt" style:font-size-complex="6.5pt"/>
    </style:style>
    <style:style style:name="T11" style:family="text">
      <style:text-properties style:font-name-asian="メイリオ"/>
    </style:style>
    <style:style style:name="T12" style:family="text">
      <style:text-properties style:font-name="メイリオ" style:font-name-asian="メイリオ"/>
    </style:style>
    <style:style style:name="T13" style:family="text">
      <style:text-properties style:font-name="ＭＳ Ｐ明朝" fo:font-size="5pt" fo:language="none" fo:country="none" style:letter-kerning="true" style:font-name-asian="メイリオ" style:font-size-asian="5pt" style:language-asian="none" style:country-asian="none" style:font-size-complex="5pt"/>
    </style:style>
    <style:style style:name="T14" style:family="text">
      <style:text-properties fo:font-size="6pt" style:font-size-asian="6pt" style:font-size-complex="6pt"/>
    </style:style>
    <style:style style:name="T16" style:family="text">
      <style:text-properties style:font-name="メイリオ" fo:font-size="4.5pt" style:font-name-asian="メイリオ" style:font-size-asian="4.5pt" style:font-size-complex="4.5pt"/>
    </style:style>
    <style:style style:name="T15" style:family="text">
      <style:text-properties style:font-name="メイリオ" fo:font-size="4.5pt" style:font-name-asian="メイリオ" style:font-size-asian="4.5pt" style:font-size-complex="4.5pt"/>
    </style:style>
    <style:style style:name="T17" style:family="text">
      <style:text-properties style:font-name-asian="メイリオ" style:font-size-asian="4.5pt" style:font-size-complex="4.5pt"/>
    </style:style>
    <style:style style:name="T18" style:family="text">
      <style:text-properties style:font-name="メイリオ" fo:font-size="5pt" fo:language="none" fo:country="none" style:letter-kerning="true" style:font-name-asian="メイリオ" style:font-size-asian="5pt" style:language-asian="none" style:country-asian="none" style:font-size-complex="5pt"/>
    </style:style>
    <style:style style:name="T19" style:family="text">
      <style:text-properties style:font-name="メイリオ" fo:font-size="4.5pt" fo:language="none" fo:country="none" style:font-name-asian="メイリオ" style:font-size-asian="4.5pt" style:language-asian="none" style:country-asian="none" style:font-size-complex="4.5pt"/>
    </style:style>
    <style:style style:name="T20"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21" style:family="text">
      <style:text-properties fo:font-size="5pt" style:font-size-asian="5pt" style:font-size-complex="5pt"/>
    </style:style>
    <style:style style:name="T22" style:family="text">
      <style:text-properties fo:font-size="4pt" style:font-name-asian="メイリオ" style:font-size-asian="4pt" style:font-size-complex="4pt"/>
    </style:style>
    <style:style style:name="T23" style:family="text">
      <style:text-properties fo:font-size="4pt" style:font-size-asian="4pt" style:font-size-complex="4pt"/>
    </style:style>
    <style:style style:name="T24" style:family="text">
      <style:text-properties style:font-name="メイリオ" fo:language="none" fo:country="none" style:font-name-asian="Arial Unicode MS" style:font-size-asian="6pt" style:language-asian="none" style:country-asian="none" style:font-size-complex="6pt"/>
    </style:style>
    <style:style style:name="T25" style:family="text">
      <style:text-properties style:font-name-asian="メイリオ" style:font-size-asian="5pt" style:font-size-complex="5pt"/>
    </style:style>
    <style:style style:name="T27" style:family="text">
      <style:text-properties style:font-name="Liberation Sans" style:font-name-asian="ＭＳ 明朝1" style:font-name-complex="Tahoma"/>
    </style:style>
    <style:style style:name="T28" style:family="text">
      <style:text-properties style:font-name="Liberation Sans" fo:font-size="20pt" fo:font-weight="bold" style:font-name-asian="ＭＳ 明朝1" style:font-size-asian="20pt" style:font-weight-asian="bold" style:font-name-complex="F" style:font-size-complex="20pt" style:font-weight-complex="bold"/>
    </style:style>
    <style:style style:name="T29" style:family="text">
      <style:text-properties style:font-name="メイリオ" fo:font-size="20pt" fo:language="none" fo:country="none" fo:font-weight="bold" style:letter-kerning="true" style:font-name-asian="ＭＳ 明朝1" style:font-size-asian="20pt" style:language-asian="none" style:country-asian="none" style:font-weight-asian="bold" style:font-name-complex="F" style:font-size-complex="20pt" style:font-weight-complex="bold"/>
    </style:style>
    <style:style style:name="T30" style:family="text">
      <style:text-properties style:font-name="Liberation Sans" fo:font-size="20pt" fo:language="none" fo:country="none" fo:font-weight="bold" style:letter-kerning="true" style:font-name-asian="ＭＳ 明朝1" style:font-size-asian="20pt" style:language-asian="none" style:country-asian="none" style:font-weight-asian="bold" style:font-name-complex="Tahoma" style:font-size-complex="20pt" style:font-weight-complex="bold"/>
    </style:style>
    <style:style style:name="T31" style:family="text">
      <style:text-properties style:font-name="Liberation Sans" fo:font-size="12pt" style:font-name-asian="ＭＳ 明朝1" style:font-size-asian="12pt" style:font-name-complex="Tahoma" style:font-size-complex="12pt"/>
    </style:style>
    <style:style style:name="T32" style:family="text">
      <style:text-properties style:font-name="メイリオ" fo:font-size="12pt" fo:language="none" fo:country="none" style:letter-kerning="true" style:font-name-asian="ＭＳ 明朝1" style:font-size-asian="12pt" style:language-asian="none" style:country-asian="none" style:font-name-complex="F"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bullet text:level="1" text:bullet-char="">
        <style:list-level-properties/>
        <style:text-properties fo:font-family="StarBats"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9">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0">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1">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2">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3">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4">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5">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6">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7">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8">
      <text:list-level-style-bullet text:level="1" text:bullet-char="•">
        <style:list-level-properties/>
        <style:text-properties fo:font-family="StarSymbol" style:font-charset="x-symbol" fo:color="#000000" fo:font-size="100%"/>
      </text:list-level-style-bullet>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2" table:default-cell-style-name="ce293"/>
        <table:table-row table:style-name="ro7">
          <table:table-cell office:value-type="string" calcext:value-type="string">
            <text:p><text:span text:style-name="T27"/></text:p>
            <text:p><text:span text:style-name="T27"/></text:p>
            <text:p><text:span text:style-name="T27"/></text:p>
            <text:p><text:span text:style-name="T27"/></text:p>
            <text:p><text:span text:style-name="T27"/></text:p>
            <text:p><text:span text:style-name="T27"/></text:p>
            <text:p><text:span text:style-name="T27"/></text:p>
            <text:p><text:span text:style-name="T28">ボルグシステム</text:span></text:p>
            <text:p><text:span text:style-name="T29">画面設計</text:span></text:p>
            <text:p><text:span text:style-name="T30"/></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1"/></text:p>
            <text:p><text:span text:style-name="T32">株式会社デジタルデザインシンク</text:span></text:p>
            <text:p><text:span text:style-name="T27"/></text:p>
          </table:table-cell>
        </table:table-row>
      </table:table>
      <table:table table:name="受発注管理 発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ext:p>1.画面設計図</text:p>
          </table:table-cell>
          <table:table-cell table:number-columns-repeated="6"/>
          <table:table-cell table:style-name="ce6"/>
          <table:table-cell table:number-columns-repeated="1015"/>
        </table:table-row>
        <table:table-row table:style-name="ro3">
          <table:table-cell/>
          <table:table-cell table:style-name="ce4" office:value-type="string" calcext:value-type="string">
            <text:p>　<text:span text:style-name="T10">グリッドレイアウトでの画面の設計の図を以下に示します。</text:span></text:p>
          </table:table-cell>
          <table:table-cell table:number-columns-repeated="6"/>
          <table:table-cell table:style-name="ce6"/>
          <table:table-cell table:number-columns-repeated="1015"/>
        </table:table-row>
        <table:table-row table:style-name="ro3">
          <table:table-cell/>
          <table:table-cell table:style-name="ce3"/>
          <table:table-cell table:number-columns-repeated="6"/>
          <table:table-cell table:style-name="ce6"/>
          <table:table-cell table:number-columns-repeated="1015"/>
        </table:table-row>
        <table:table-row table:style-name="ro3">
          <table:table-cell/>
          <table:table-cell table:style-name="ce3" office:value-type="string" calcext:value-type="string" table:number-columns-spanned="7" table:number-rows-spanned="1">
            <text:p>受発注管理 発注タブ</text:p>
          </table:table-cell>
          <table:covered-table-cell table:number-columns-repeated="6"/>
          <table:table-cell table:style-name="ce6"/>
          <table:table-cell table:number-columns-repeated="1015"/>
        </table:table-row>
        <table:table-row table:style-name="ro3">
          <table:table-cell/>
          <table:table-cell table:style-name="ce5" office:value-type="string" calcext:value-type="string">
            <text:p>・発注伝票を選択する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number-rows-repeated="2">
          <table:table-cell table:number-columns-repeated="8"/>
          <table:table-cell table:style-name="ce6"/>
          <table:table-cell table:number-columns-repeated="1015"/>
        </table:table-row>
        <table:table-row table:style-name="ro3">
          <table:table-cell/>
          <table:table-cell table:style-name="ce7"/>
          <table:table-cell table:style-name="ce6" table:number-columns-repeated="7"/>
          <table:table-cell table:style-name="ce26"/>
          <table:table-cell table:style-name="ce6" table:number-columns-repeated="9"/>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55cm" svg:height="0.492cm" svg:x="4.254cm" svg:y="2.726cm" draw:caption-point-x="-2.268cm" draw:caption-point-y="1.799cm">
              <dc:date>2014-12-22T00:00:00</dc:date>
              <text:p text:style-name="P1"><text:span text:style-name="T1">.workspace</text:span></text:p>
            </office:annotation>
          </table:table-cell>
          <table:table-cell table:style-name="ce15"/>
          <table:table-cell table:style-name="ce25" table:number-columns-repeated="4"/>
          <table:table-cell table:style-name="ce15"/>
          <table:table-cell table:style-name="ce28" office:value-type="string" calcext:value-type="string">
            <text:p>受発注管理</text:p>
          </table:table-cell>
          <table:table-cell table:style-name="ce15"/>
          <table:table-cell table:style-name="ce25">
            <office:annotation office:display="true" draw:style-name="gr2" draw:text-style-name="P3" svg:width="1.71cm" svg:height="0.492cm" svg:x="7.945cm" svg:y="3.849cm" draw:caption-point-x="-1.466cm" draw:caption-point-y="0.67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37cm" svg:y="3.766cm" draw:caption-point-x="-0.765cm" draw:caption-point-y="0.759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9" office:value-type="string" calcext:value-type="string">
            <text:p>発注</text:p>
          </table:table-cell>
          <table:table-cell table:style-name="ce16" office:value-type="string" calcext:value-type="string">
            <office:annotation office:display="true" draw:style-name="gr3" draw:text-style-name="P3" svg:width="3.031cm" svg:height="1.629cm" svg:x="6.199cm" svg:y="8.557cm" draw:caption-point-x="-4.712cm" draw:caption-point-y="-3.533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22" table:number-columns-repeated="7"/>
          <table:table-cell table:style-name="ce18" table:number-columns-repeated="2"/>
          <table:table-cell table:style-name="ce22" table:number-columns-repeated="5"/>
          <table:table-cell table:style-name="ce18" table:number-columns-repeated="3"/>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663cm" svg:height="0.438cm" svg:x="6.498cm" svg:y="10.412cm" draw:caption-point-x="-5.51cm" draw:caption-point-y="-4.889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23">
            <office:annotation office:display="true" draw:style-name="gr5" draw:text-style-name="P3" svg:width="2.003cm" svg:height="0.783cm" svg:x="4.557cm" svg:y="3.393cm" draw:caption-point-x="-2.072cm" draw:caption-point-y="2.13cm">
              <dc:date>2015-01-19T00:00:00</dc:date>
              <text:p text:style-name="P1"><text:span text:style-name="T1">1. .workspace</text:span></text:p>
              <text:p text:style-name="P1"><text:span text:style-name="T1">2. .tab-container</text:span></text:p>
            </office:annotation>
          </table:table-cell>
          <table:table-cell table:style-name="ce26" table:number-columns-repeated="3"/>
          <table:table-cell table:style-name="ce23"/>
          <table:table-cell table:style-name="ce27"/>
          <table:table-cell table:style-name="ce29" office:value-type="string" calcext:value-type="string">
            <office:annotation office:display="true" draw:style-name="gr1" draw:text-style-name="P2" svg:width="1.509cm" svg:height="0.492cm" svg:x="7.621cm" svg:y="7.981cm" draw:caption-point-x="-2.141cm" draw:caption-point-y="-2.458cm">
              <dc:date>2014-12-26T00:00:00</dc:date>
              <text:p text:style-name="P1"><text:span text:style-name="T1">.button-0101</text:span></text:p>
            </office:annotation>
            <text:p>検</text:p>
          </table:table-cell>
          <table:table-cell table:style-name="ce15" office:value-type="string" calcext:value-type="string">
            <office:annotation office:display="true" draw:style-name="gr4" draw:text-style-name="P4" svg:width="1.529cm" svg:height="0.438cm" svg:x="7.553cm" svg:y="4.685cm" draw:caption-point-x="-1.573cm" draw:caption-point-y="0.838cm">
              <dc:date>2014-12-26T00:00:00</dc:date>
              <text:p text:style-name="P1"><text:span text:style-name="T3">.label-0101</text:span></text:p>
            </office:annotation>
            <text:p>期間</text:p>
          </table:table-cell>
          <table:table-cell table:style-name="ce30">
            <office:annotation office:display="true" draw:style-name="gr1" draw:text-style-name="P6" svg:width="1.676cm" svg:height="0.492cm" svg:x="7.991cm" svg:y="7.299cm" draw:caption-point-x="-1.512cm" draw:caption-point-y="-1.776cm">
              <dc:date>2014-12-26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26cm" svg:height="0.438cm" svg:x="10.314cm" svg:y="7.008cm" draw:caption-point-x="-2.837cm" draw:caption-point-y="-1.485cm">
              <dc:date>2015-01-19T00:00:00</dc:date>
              <text:p text:style-name="P1"><text:span text:style-name="T3">.label-0101.t-align-center</text:span></text:p>
            </office:annotation>
            <text:p>~</text:p>
          </table:table-cell>
          <table:table-cell table:style-name="ce17"/>
          <table:table-cell table:style-name="ce31"/>
          <table:table-cell table:style-name="ce15" table:number-columns-repeated="3"/>
          <table:table-cell table:style-name="ce40"/>
          <table:table-cell table:number-columns-repeated="1003"/>
        </table:table-row>
        <table:table-row table:style-name="ro4">
          <table:table-cell/>
          <table:table-cell table:style-name="ce11" office:value-type="string" calcext:value-type="string">
            <office:annotation office:display="true" draw:style-name="gr1" draw:text-style-name="P4" svg:width="1.748cm" svg:height="0.492cm" svg:x="6.574cm" svg:y="11.091cm" draw:caption-point-x="-5.586cm" draw:caption-point-y="-5.068cm">
              <dc:date>2014-12-22T00:00:00</dc:date>
              <text:p text:style-name="P1"><text:span text:style-name="T1">.button-0101</text:span></text:p>
            </office:annotation>
            <text:p>新</text:p>
          </table:table-cell>
          <table:table-cell table:style-name="ce18"/>
          <table:table-cell table:style-name="ce24" table:number-columns-repeated="12"/>
          <table:table-cell table:style-name="ce35" table:number-columns-repeated="2"/>
          <table:table-cell table:style-name="ce36" office:value-type="string" calcext:value-type="string">
            <office:annotation office:display="true" draw:style-name="gr6" draw:text-style-name="P4" svg:width="2.009cm" svg:height="0.492cm" svg:x="11.06cm" svg:y="4.994cm" draw:caption-point-x="-2.085cm" draw:caption-point-y="1.029cm">
              <dc:date>2014-12-22T00:00:00</dc:date>
              <text:p text:style-name="P1"><text:span text:style-name="T1">.button-0101.right</text:span></text:p>
            </office:annotation>
            <text:p>注</text:p>
          </table:table-cell>
          <table:table-cell table:style-name="ce36" office:value-type="string" calcext:value-type="string">
            <text:p>納</text:p>
          </table:table-cell>
          <table:table-cell table:style-name="ce37" office:value-type="string" calcext:value-type="string" table:number-columns-spanned="2" table:number-rows-spanned="1">
            <office:annotation office:display="true" draw:style-name="gr1" draw:text-style-name="P7" svg:width="1.996cm" svg:height="0.492cm" svg:x="11.22cm" svg:y="6.319cm" draw:caption-point-x="-0.748cm" draw:caption-point-y="-0.296cm">
              <dc:date>2014-12-22T00:00:00</dc:date>
              <text:p text:style-name="P5"><text:span text:style-name="T1">.button-0102.right</text:span></text:p>
            </office:annotation>
            <text:p>発指</text:p>
          </table:table-cell>
          <table:covered-table-cell table:style-name="ce37"/>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3"/>
          <table:table-cell table:style-name="ce6" table:number-columns-repeated="5"/>
          <table:table-cell table:number-columns-repeated="995"/>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4">
          <table:table-cell table:number-columns-repeated="1024"/>
        </table:table-row>
      </table:table>
      <table:table table:name="発注 新規・編集画面(伝票)" table:style-name="ta1">
        <table:table-column table:style-name="co3" table:number-columns-repeated="1024" table:default-cell-style-name="Default"/>
        <table:table-row table:style-name="ro3">
          <table:table-cell table:style-name="ce6"/>
          <table:table-cell table:style-name="ce44" office:value-type="string" calcext:value-type="string">
            <text:p>発注 新規・編集画面(伝票)</text:p>
          </table:table-cell>
          <table:table-cell table:style-name="ce6" table:number-columns-repeated="19"/>
          <table:table-cell table:number-columns-repeated="1003"/>
        </table:table-row>
        <table:table-row table:style-name="ro3">
          <table:table-cell table:style-name="ce6"/>
          <table:table-cell table:style-name="ce45" office:value-type="string" calcext:value-type="string">
            <text:p>・選択した受注伝票を編集する画面。</text:p>
          </table:table-cell>
          <table:table-cell table:style-name="ce6" table:number-columns-repeated="19"/>
          <table:table-cell table:number-columns-repeated="1003"/>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9"/>
          <table:table-cell table:number-columns-repeated="1003"/>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6"/>
          <table:table-cell table:number-columns-repeated="1003"/>
        </table:table-row>
        <table:table-row table:style-name="ro4">
          <table:table-cell table:style-name="ce6" table:number-columns-repeated="21"/>
          <table:table-cell table:number-columns-repeated="1003"/>
        </table:table-row>
        <table:table-row table:style-name="ro4">
          <table:table-cell table:style-name="ce6"/>
          <table:table-cell table:style-name="ce7"/>
          <table:table-cell table:style-name="ce6" table:number-columns-repeated="15"/>
          <table:table-cell table:style-name="ce61" table:number-columns-repeated="2"/>
          <table:table-cell table:style-name="ce6" table:number-columns-repeated="2"/>
          <table:table-cell table:number-columns-repeated="1003"/>
        </table:table-row>
        <table:table-row table:style-name="ro4">
          <table:table-cell table:style-name="ce6"/>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158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016cm" svg:height="0.783cm" svg:x="8.327cm" svg:y="1.74cm" draw:caption-point-x="-0.85cm" draw:caption-point-y="1.169cm">
              <dc:date>2015-01-23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95cm" svg:y="3.234cm" draw:caption-point-x="-0.821cm" draw:caption-point-y="-0.325cm">
              <dc:date>2014-12-26T00:00:00</dc:date>
              <text:p text:style-name="P1"><text:span text:style-name="T1">.button-0101</text:span></text:p>
            </office:annotation>
            <text:p>×</text:p>
          </table:table-cell>
          <table:table-cell table:style-name="ce6" table:number-columns-repeated="2"/>
          <table:table-cell table:number-columns-repeated="1003"/>
        </table:table-row>
        <table:table-row table:style-name="ro4">
          <table:table-cell table:style-name="ce6"/>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コード</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発注先</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納品指定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承認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備考</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style-name="ce6" table:number-columns-repeated="2"/>
          <table:table-cell table:number-columns-repeated="1003"/>
        </table:table-row>
        <table:table-row table:style-name="ro4">
          <table:table-cell table:style-name="ce6"/>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3"/>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47"/>
          <table:table-cell table:style-name="ce53" table:number-columns-repeated="11"/>
          <table:table-cell table:style-name="ce60" table:number-columns-repeated="5"/>
          <table:table-cell table:style-name="ce63"/>
          <table:table-cell table:style-name="ce6" table:number-columns-repeated="2"/>
          <table:table-cell table:number-columns-repeated="1003"/>
        </table:table-row>
        <table:table-row table:style-name="ro4">
          <table:table-cell table:style-name="ce6"/>
          <table:table-cell table:style-name="ce11" office:value-type="string" calcext:value-type="string">
            <office:annotation office:display="true" draw:style-name="gr1" draw:text-style-name="P4" svg:width="1.67cm" svg:height="0.492cm" svg:x="3.225cm" svg:y="7.675cm" draw:caption-point-x="-2.237cm" draw:caption-point-y="-1.271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able:number-columns-spanned="2" table:number-rows-spanned="1">
            <office:annotation office:display="true" draw:style-name="gr2" draw:text-style-name="P2" svg:width="1.591cm" svg:height="0.492cm" svg:x="3.256cm" svg:y="6.972cm" draw:caption-point-x="-0.771cm" draw:caption-point-y="-0.568cm">
              <dc:date>2015-01-19T00:00:00</dc:date>
              <text:p text:style-name="P1"><text:span text:style-name="T1">button-0102</text:span></text:p>
            </office:annotation>
            <text:p>未在</text:p>
          </table:table-cell>
          <table:covered-table-cell table:style-name="ce58"/>
          <table:table-cell table:style-name="ce36" office:value-type="string" calcext:value-type="string">
            <text:p>返</text:p>
          </table:table-cell>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9.964cm" svg:y="5.757cm" draw:caption-point-x="-0.49cm" draw:caption-point-y="0.647cm">
              <dc:date>2015-01-25T00:00:00</dc:date>
              <text:p text:style-name="P1"><text:span text:style-name="T1">.button-0101</text:span></text:p>
            </office:annotation>
            <text:p>更</text:p>
          </table:table-cell>
          <table:table-cell table:style-name="ce6"/>
          <table:table-cell table:number-columns-repeated="1004"/>
        </table:table-row>
        <table:table-row table:style-name="ro4">
          <table:table-cell table:style-name="ce6"/>
          <table:table-cell table:style-name="ce48" office:value-type="string" calcext:value-type="string">
            <text:p>1. .wrap-list</text:p>
            <text:p>2. .list</text:p>
          </table:table-cell>
          <table:table-cell table:style-name="ce54" table:number-columns-repeated="16"/>
          <table:table-cell table:style-name="ce65"/>
          <table:table-cell table:style-name="ce6" table:number-columns-repeated="2"/>
          <table:table-cell table:number-columns-repeated="1003"/>
        </table:table-row>
        <table:table-row table:style-name="ro4" table:number-rows-repeated="6">
          <table:table-cell table:style-name="ce6"/>
          <table:table-cell table:style-name="ce49"/>
          <table:table-cell table:style-name="ce55" table:number-columns-repeated="16"/>
          <table:table-cell table:style-name="ce66"/>
          <table:table-cell table:style-name="ce6" table:number-columns-repeated="2"/>
          <table:table-cell table:number-columns-repeated="1003"/>
        </table:table-row>
        <table:table-row table:style-name="ro4">
          <table:table-cell table:style-name="ce6"/>
          <table:table-cell table:style-name="ce50"/>
          <table:table-cell table:style-name="ce56" table:number-columns-repeated="16"/>
          <table:table-cell table:style-name="ce67"/>
          <table:table-cell table:style-name="ce6" table:number-columns-repeated="2"/>
          <table:table-cell table:number-columns-repeated="1003"/>
        </table:table-row>
        <table:table-row table:style-name="ro4" table:number-rows-repeated="2">
          <table:table-cell table:style-name="ce6" table:number-columns-repeated="21"/>
          <table:table-cell table:number-columns-repeated="1003"/>
        </table:table-row>
        <table:table-row table:style-name="ro4" table:number-rows-repeated="1048551">
          <table:table-cell table:number-columns-repeated="1024"/>
        </table:table-row>
        <table:table-row table:style-name="ro4">
          <table:table-cell table:number-columns-repeated="1024"/>
        </table:table-row>
      </table:table>
      <table:table table:name="発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発注 新規・編集画面(製品項目)</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選択した受注伝票に登録されてい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2.216cm" svg:height="0.492cm" svg:x="3.624cm" svg:y="1.55cm" draw:caption-point-x="-1.638cm" draw:caption-point-y="1.455cm">
              <dc:date>2014-12-26T00:00:00</dc:date>
              <text:p text:style-name="P1"><text:span text:style-name="T2">.title-text-0109</text:span></text:p>
            </office:annotation>
            <text:p>発注 新規・編集画面</text:p>
          </table:table-cell>
          <table:table-cell table:style-name="ce28"/>
          <table:table-cell table:style-name="ce25" table:number-columns-repeated="3"/>
          <table:table-cell table:style-name="ce15">
            <office:annotation office:display="true" draw:style-name="gr8" draw:text-style-name="P9" svg:width="3.252cm" svg:height="0.731cm" svg:x="6.711cm" svg:y="1.818cm" draw:caption-point-x="-2.229cm" draw:caption-point-y="1.187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629cm" svg:height="0.492cm" svg:x="6.444cm" svg:y="3.251cm" draw:caption-point-x="-0.964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4cm" svg:height="0.492cm" svg:x="6.707cm" svg:y="3.969cm" draw:caption-point-x="-1.227cm" draw:caption-point-y="-0.465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仕入価格</text:p>
            <text:p><text:span text:style-name="T12">.label-0103</text:span></text:p>
          </table:table-cell>
          <table:table-cell table:style-name="ce52" table:number-columns-repeated="2"/>
          <table:table-cell table:style-name="ce17"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7" office:value-type="string" calcext:value-type="string">
            <text:p>.textbox-0107 <text:s/></text:p>
          </table:table-cell>
          <table:table-cell table:style-name="ce77" table:number-columns-repeated="5"/>
          <table:table-cell table:style-name="ce85"/>
          <table:table-cell table:style-name="ce6"/>
          <table:table-cell table:number-columns-repeated="1012"/>
        </table:table-row>
        <table:table-row table:style-name="ro4">
          <table:table-cell table:style-name="ce6"/>
          <table:table-cell table:style-name="ce69" office:value-type="string" calcext:value-type="string">
            <text:p><text:span text:style-name="T11">顧客名</text:span></text:p>
            <text:p><text:span text:style-name="T11">.label-0103</text:span></text:p>
          </table:table-cell>
          <table:table-cell table:style-name="ce71" table:number-columns-repeated="2"/>
          <table:table-cell table:style-name="ce74"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70" office:value-type="string" calcext:value-type="string">
            <text:p>発送先</text:p>
            <text:p><text:span text:style-name="T12">.label-0103</text:span></text:p>
          </table:table-cell>
          <table:table-cell table:style-name="ce72" table:number-columns-repeated="2"/>
          <table:table-cell table:style-name="ce75" office:value-type="string" calcext:value-type="string">
            <text:p>.textbox-0107 <text:s/></text:p>
          </table:table-cell>
          <table:table-cell table:style-name="ce78" table:number-columns-repeated="5"/>
          <table:table-cell table:style-name="ce86"/>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未在庫一覧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未在庫一覧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在庫がない製品を選択して発注伝票に追加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table-cell table:style-name="ce6"/>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2"/>
          <table:table-cell/>
          <table:table-cell table:style-name="ce6" table:number-columns-repeated="9"/>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office:annotation office:display="true" draw:style-name="gr1" draw:text-style-name="P8" svg:width="1.915cm" svg:height="0.492cm" svg:x="3.376cm" svg:y="1.63cm" draw:caption-point-x="-0.891cm" draw:caption-point-y="1.375cm">
              <dc:date>2015-01-07T00:00:00</dc:date>
              <text:p text:style-name="P1"><text:span text:style-name="T2">.title-text-0109</text:span></text:p>
            </office:annotation>
            <text:p>未在庫一覧</text:p>
          </table:table-cell>
          <table:table-cell table:style-name="ce25" table:number-columns-repeated="3"/>
          <table:table-cell table:style-name="ce15">
            <office:annotation office:display="true" draw:style-name="gr9" draw:text-style-name="P9" svg:width="2.683cm" svg:height="0.731cm" svg:x="6.172cm" svg:y="2.12cm" draw:caption-point-x="-1.69cm" draw:caption-point-y="0.88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422cm" svg:y="3.25cm" draw:caption-point-x="-0.942cm" draw:caption-point-y="-0.245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 draw:text-style-name="P2" svg:width="1.984cm" svg:height="0.492cm" svg:x="6.408cm" svg:y="3.959cm" draw:caption-point-x="-0.928cm" draw:caption-point-y="-0.455cm">
              <dc:date>2015-01-25T00:00:00</dc:date>
              <text:p text:style-name="P1"><text:span text:style-name="T1">.button-0102</text:span></text:p>
            </office:annotation>
            <text:p>追加</text:p>
          </table:table-cell>
          <table:covered-table-cell table:style-name="ce92"/>
          <table:table-cell table:style-name="ce6"/>
          <table:table-cell table:number-columns-repeated="1012"/>
        </table:table-row>
        <table:table-row table:style-name="ro4">
          <table:table-cell table:style-name="ce6"/>
          <table:table-cell table:style-name="ce89" office:value-type="string" calcext:value-type="string">
            <text:p>1. .wrap-list</text:p>
            <text:p>2. .list</text:p>
          </table:table-cell>
          <table:table-cell table:style-name="ce90" table:number-columns-repeated="8"/>
          <table:table-cell table:style-name="ce93"/>
          <table:table-cell table:style-name="ce6"/>
          <table:table-cell table:number-columns-repeated="1012"/>
        </table:table-row>
        <table:table-row table:style-name="ro4" table:number-rows-repeated="2">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3"/>
          <table:table-cell table:style-name="ce20" table:number-columns-repeated="2"/>
          <table:table-cell table:style-name="ce91"/>
          <table:table-cell table:style-name="ce20" table:number-columns-repeated="5"/>
          <table:table-cell table:style-name="ce42"/>
          <table:table-cell table:style-name="ce6"/>
          <table:table-cell table:number-columns-repeated="1012"/>
        </table:table-row>
        <table:table-row table:style-name="ro4" table:number-rows-repeated="6">
          <table:table-cell table:style-name="ce6"/>
          <table:table-cell table:style-name="ce13"/>
          <table:table-cell table:style-name="ce20" table:number-columns-repeated="8"/>
          <table:table-cell table:style-name="ce42"/>
          <table:table-cell table:style-name="ce6"/>
          <table:table-cell table:number-columns-repeated="1012"/>
        </table:table-row>
        <table:table-row table:style-name="ro4">
          <table:table-cell table:style-name="ce6"/>
          <table:table-cell table:style-name="ce14"/>
          <table:table-cell table:style-name="ce21" table:number-columns-repeated="8"/>
          <table:table-cell table:style-name="ce43"/>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
      <table:table table:name="返品編集画面" table:style-name="ta1">
        <table:table-column table:style-name="co3" table:number-columns-repeated="1024" table:default-cell-style-name="Default"/>
        <table:table-row table:style-name="ro4">
          <table:table-cell table:style-name="ce6"/>
          <table:table-cell table:style-name="ce94" office:value-type="string" calcext:value-type="string">
            <text:p>返品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返品処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返品編集画面</text:p>
          </table:table-cell>
          <table:table-cell table:style-name="ce101"/>
          <table:table-cell table:style-name="ce25"/>
          <table:table-cell table:style-name="ce15">
            <office:annotation office:display="true" draw:style-name="gr10"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98"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受発注管理 受注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10" table:number-rows-spanned="1">
            <text:p>受発注管理 受注タブ</text:p>
          </table:table-cell>
          <table:covered-table-cell table:number-columns-repeated="6"/>
          <table:covered-table-cell table:style-name="ce6"/>
          <table:covered-table-cell table:number-columns-repeated="2"/>
          <table:table-cell table:number-columns-repeated="1013"/>
        </table:table-row>
        <table:table-row table:style-name="ro3">
          <table:table-cell/>
          <table:table-cell table:style-name="ce5" office:value-type="string" calcext:value-type="string">
            <text:p>・受注伝票編集のために選ぶ画面。</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4" table:number-rows-repeated="2">
          <table:table-cell table:number-columns-repeated="8"/>
          <table:table-cell table:style-name="ce6"/>
          <table:table-cell table:number-columns-repeated="1015"/>
        </table:table-row>
        <table:table-row table:style-name="ro4">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8"/>
          <table:table-cell table:style-name="ce15"/>
          <table:table-cell table:style-name="ce15">
            <office:annotation office:display="true" draw:style-name="gr1" draw:text-style-name="P2" svg:width="1.414cm" svg:height="0.492cm" svg:x="3.733cm" svg:y="1.648cm" draw:caption-point-x="-1.747cm" draw:caption-point-y="1.713cm">
              <dc:date>2014-12-22T00:00:00</dc:date>
              <text:p text:style-name="P1"><text:span text:style-name="T1">.workspace</text:span></text:p>
            </office:annotation>
          </table:table-cell>
          <table:table-cell table:style-name="ce15"/>
          <table:table-cell table:style-name="ce25" table:number-columns-repeated="2"/>
          <table:table-cell table:style-name="ce15"/>
          <table:table-cell table:style-name="ce25"/>
          <table:table-cell table:style-name="ce28"/>
          <table:table-cell table:style-name="ce28" office:value-type="string" calcext:value-type="string">
            <text:p>受発注管理</text:p>
          </table:table-cell>
          <table:table-cell table:style-name="ce15"/>
          <table:table-cell table:style-name="ce25">
            <office:annotation office:display="true" draw:style-name="gr2" draw:text-style-name="P3" svg:width="2.073cm" svg:height="0.492cm" svg:x="7.878cm" svg:y="2.656cm" draw:caption-point-x="-1.399cm" draw:caption-point-y="0.705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653cm" svg:height="0.492cm" svg:x="11.258cm" svg:y="2.549cm" draw:caption-point-x="-0.786cm" draw:caption-point-y="0.812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6" office:value-type="string" calcext:value-type="string">
            <text:p>発注</text:p>
          </table:table-cell>
          <table:table-cell table:style-name="ce107" office:value-type="string" calcext:value-type="string">
            <office:annotation office:display="true" draw:style-name="gr12" draw:text-style-name="P3" svg:width="3.054cm" svg:height="1.655cm" svg:x="4.65cm" svg:y="6.678cm" draw:caption-point-x="-3.163cm" draw:caption-point-y="-2.81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受注</text:p>
          </table:table-cell>
          <table:table-cell table:style-name="ce108"/>
          <table:table-cell table:style-name="ce22" table:number-columns-repeated="16"/>
          <table:table-cell table:style-name="ce112"/>
          <table:table-cell table:number-columns-repeated="1003"/>
        </table:table-row>
        <table:table-row table:style-name="ro4">
          <table:table-cell/>
          <table:table-cell table:style-name="ce10" office:value-type="string" calcext:value-type="string">
            <office:annotation office:display="true" draw:style-name="gr13" draw:text-style-name="P4" svg:width="1.32cm" svg:height="0.451cm" svg:x="4.859cm" svg:y="8.637cm" draw:caption-point-x="-3.871cm" draw:caption-point-y="-4.278cm">
              <dc:date>2014-12-22T00:00:00</dc:date>
              <text:p text:style-name="P1"><text:span text:style-name="T3">.label-0101</text:span></text:p>
            </office:annotation>
            <text:p>検索</text:p>
          </table:table-cell>
          <table:table-cell table:style-name="ce17" office:value-type="string" calcext:value-type="string">
            <text:p>.textbox-0108</text:p>
          </table:table-cell>
          <table:table-cell table:style-name="ce23"/>
          <table:table-cell table:style-name="ce109">
            <office:annotation office:display="true" draw:style-name="gr7" draw:text-style-name="P2" svg:width="1.872cm" svg:height="0.783cm" svg:x="4.307cm" svg:y="2.353cm" draw:caption-point-x="-1.822cm" draw:caption-point-y="2.006cm">
              <dc:date>2014-12-22T00:00:00</dc:date>
              <text:p text:style-name="P1"><text:span text:style-name="T1">1. .workspace</text:span></text:p>
              <text:p text:style-name="P1"><text:span text:style-name="T1">2. .tab-container</text:span></text:p>
            </office:annotation>
          </table:table-cell>
          <table:table-cell table:style-name="ce23"/>
          <table:table-cell table:style-name="ce26"/>
          <table:table-cell table:style-name="ce23" table:number-columns-repeated="2"/>
          <table:table-cell table:style-name="ce27"/>
          <table:table-cell table:style-name="ce29" office:value-type="string" calcext:value-type="string">
            <office:annotation office:display="true" draw:style-name="gr1" draw:text-style-name="P11" svg:width="1.662cm" svg:height="0.492cm" svg:x="6.532cm" svg:y="5.767cm" draw:caption-point-x="-1.052cm" draw:caption-point-y="-1.408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524cm" svg:height="0.438cm" svg:x="7.568cm" svg:y="3.603cm" draw:caption-point-x="-1.588cm" draw:caption-point-y="0.756cm">
              <dc:date>2014-12-22T00:00:00</dc:date>
              <text:p text:style-name="P1"><text:span text:style-name="T3">.label-0101</text:span></text:p>
            </office:annotation>
            <text:p>期間</text:p>
          </table:table-cell>
          <table:table-cell table:style-name="ce30"/>
          <table:table-cell table:style-name="ce31"/>
          <table:table-cell table:style-name="ce33" office:value-type="string" calcext:value-type="string">
            <office:annotation office:display="true" draw:style-name="gr4" draw:text-style-name="P3" svg:width="2.679cm" svg:height="0.438cm" svg:x="9.924cm" svg:y="5.999cm" draw:caption-point-x="-2.447cm" draw:caption-point-y="-1.64cm">
              <dc:date>2015-01-19T00:00:00</dc:date>
              <text:p text:style-name="P1"><text:span text:style-name="T3">.label-0101.t-align-center</text:span></text:p>
            </office:annotation>
            <text:p>~</text:p>
          </table:table-cell>
          <table:table-cell table:style-name="ce17"/>
          <table:table-cell table:style-name="ce31"/>
          <table:table-cell table:style-name="ce15" office:value-type="string" calcext:value-type="string" table:number-columns-spanned="2" table:number-rows-spanned="1">
            <text:p>受注種別</text:p>
          </table:table-cell>
          <table:covered-table-cell table:style-name="ce110"/>
          <table:table-cell table:style-name="ce111" office:value-type="string" calcext:value-type="string">
            <office:annotation office:display="true" draw:style-name="gr1" draw:text-style-name="P12" svg:width="1.793cm" svg:height="0.492cm" svg:x="11.294cm" svg:y="3.342cm" draw:caption-point-x="-1.321cm" draw:caption-point-y="1.017cm">
              <dc:date>2014-12-22T00:00:00</dc:date>
              <text:p text:style-name="P5"><text:span text:style-name="T6">.pulldown-0102</text:span></text:p>
            </office:annotation>
            <text:p/>
          </table:table-cell>
          <table:table-cell table:style-name="ce83"/>
          <table:table-cell table:number-columns-repeated="2"/>
          <table:table-cell table:style-name="ce6" table:number-columns-repeated="6"/>
          <table:table-cell table:number-columns-repeated="995"/>
        </table:table-row>
        <table:table-row table:style-name="ro4">
          <table:table-cell/>
          <table:table-cell table:style-name="ce11" office:value-type="string" calcext:value-type="string">
            <office:annotation office:display="true" draw:style-name="gr1" draw:text-style-name="P11" svg:width="1.569cm" svg:height="0.492cm" svg:x="4.847cm" svg:y="9.244cm" draw:caption-point-x="-3.859cm" draw:caption-point-y="-4.386cm">
              <dc:date>2014-12-22T00:00:00</dc:date>
              <text:p text:style-name="P1"><text:span text:style-name="T4">.button-0101</text:span></text:p>
            </office:annotation>
            <text:p>新</text:p>
          </table:table-cell>
          <table:table-cell table:style-name="ce36" office:value-type="string" calcext:value-type="string">
            <text:p>削</text:p>
          </table:table-cell>
          <table:table-cell table:style-name="ce24" table:number-columns-repeated="10"/>
          <table:table-cell table:style-name="ce36" office:value-type="string" calcext:value-type="string">
            <text:p>見</text:p>
          </table:table-cell>
          <table:table-cell table:style-name="ce36" office:value-type="string" calcext:value-type="string">
            <text:p>注</text:p>
          </table:table-cell>
          <table:table-cell table:style-name="ce36" office:value-type="string" calcext:value-type="string">
            <text:p>納</text:p>
          </table:table-cell>
          <table:table-cell table:style-name="ce36" office:value-type="string" calcext:value-type="string">
            <office:annotation office:display="true" draw:style-name="gr1" draw:text-style-name="P4" svg:width="2.077cm" svg:height="0.492cm" svg:x="11.423cm" svg:y="5.305cm" draw:caption-point-x="-2.947cm" draw:caption-point-y="-0.447cm">
              <dc:date>2015-01-25T00:00:00</dc:date>
              <text:p text:style-name="P1"><text:span text:style-name="T1">.button-0101</text:span></text:p>
            </office:annotation>
            <text:p>注</text:p>
          </table:table-cell>
          <table:table-cell table:style-name="ce36" office:value-type="string" calcext:value-type="string" table:number-columns-spanned="2" table:number-rows-spanned="1">
            <text:p>注請</text:p>
          </table:table-cell>
          <table:covered-table-cell table:style-name="ce58"/>
          <table:table-cell table:style-name="ce37" office:value-type="string" calcext:value-type="string" table:number-columns-spanned="2" table:number-rows-spanned="1">
            <office:annotation office:display="true" draw:style-name="gr1" draw:text-style-name="P3" svg:width="2.154cm" svg:height="0.492cm" svg:x="11.372cm" svg:y="4.145cm" draw:caption-point-x="-0.9cm" draw:caption-point-y="0.713cm">
              <dc:date>2015-01-25T00:00:00</dc:date>
              <text:p text:style-name="P1"><text:span text:style-name="T1">.button-0102</text:span></text:p>
            </office:annotation>
            <text:p>発指</text:p>
          </table:table-cell>
          <table:covered-table-cell table:style-name="ce37"/>
          <table:table-cell table:number-columns-repeated="2"/>
          <table:table-cell table:style-name="ce6" table:number-columns-repeated="6"/>
          <table:table-cell table:number-columns-repeated="995"/>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table-cell table:style-name="ce6" table:number-columns-repeated="6"/>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table:style-name="ta1">
        <table:table-column table:style-name="co3" table:number-columns-repeated="1018" table:default-cell-style-name="ce6"/>
        <table:table-column table:style-name="co3" table:number-columns-repeated="6" table:default-cell-style-name="Default"/>
        <table:table-row table:style-name="ro4">
          <table:table-cell/>
          <table:table-cell table:style-name="ce44" office:value-type="string" calcext:value-type="string" table:number-columns-spanned="7" table:number-rows-spanned="1">
            <text:p>受注 新規・編集画面(伝票)</text:p>
          </table:table-cell>
          <table:covered-table-cell table:number-columns-repeated="6"/>
          <table:table-cell table:number-columns-repeated="1016"/>
        </table:table-row>
        <table:table-row table:style-name="ro4">
          <table:table-cell/>
          <table:table-cell table:style-name="ce45" office:value-type="string" calcext:value-type="string">
            <text:p>・受注伝票の内容を編集する画面。</text:p>
          </table:table-cell>
          <table:table-cell table:style-name="ce113"/>
          <table:table-cell table:number-columns-repeated="1021"/>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8" svg:width="1.915cm" svg:height="0.492cm" svg:x="5.147cm" svg:y="2.254cm" draw:caption-point-x="-0.665cm" draw:caption-point-y="0.751cm">
              <dc:date>2015-01-19T00:00:00</dc:date>
              <text:p text:style-name="P1"><text:span text:style-name="T2">.title-text-0117</text:span></text:p>
            </office:annotation>
            <text:p>新規・編集画面</text:p>
          </table:table-cell>
          <table:table-cell table:style-name="ce25" table:number-columns-repeated="5"/>
          <table:table-cell table:style-name="ce15">
            <office:annotation office:display="true" draw:style-name="gr7" draw:text-style-name="P2" svg:width="3.237cm" svg:height="0.783cm" svg:x="8.843cm" svg:y="1.93cm" draw:caption-point-x="-1.366cm" draw:caption-point-y="1.075cm">
              <dc:date>2015-01-19T00:00:00</dc:date>
              <text:p text:style-name="P1"><text:span text:style-name="T1">.workspace.width-max</text:span></text:p>
              <text:p text:style-name="P1"><text:span text:style-name="T1">.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1.582cm" svg:height="0.492cm" svg:x="10.26cm" svg:y="3.336cm" draw:caption-point-x="-0.786cm" draw:caption-point-y="-0.331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27"/>
          <table:table-cell table:style-name="ce115" office:value-type="string" calcext:value-type="string">
            <text:p><text:span text:style-name="T11">顧客コード</text:span></text:p>
            <text:p><text:span text:style-name="T11">.label-0103</text:span></text:p>
          </table:table-cell>
          <table:table-cell table:style-name="ce51" table:number-columns-repeated="2"/>
          <table:table-cell table:style-name="ce57" office:value-type="string" calcext:value-type="string">
            <text:p>.textbox-0106</text:p>
          </table:table-cell>
          <table:table-cell table:style-name="ce114" table:number-columns-repeated="4"/>
          <table:table-cell table:style-name="ce62"/>
          <table:table-cell table:number-columns-repeated="1005"/>
        </table:table-row>
        <table:table-row table:style-name="ro4">
          <table:table-cell/>
          <table:table-cell table:style-name="ce69" office:value-type="string" calcext:value-type="string">
            <text:p><text:span text:style-name="T11">顧客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出荷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納品指定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締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支払日</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入力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承認者</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備考(社内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69" office:value-type="string" calcext:value-type="string">
            <text:p><text:span text:style-name="T11">備考(社外向)</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115" office:value-type="string" calcext:value-type="string">
            <text:p><text:span text:style-name="T11">合計金額</text:span></text:p>
            <text:p><text:span text:style-name="T11">.label-0103</text:span></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62"/>
          <table:table-cell table:number-columns-repeated="1005"/>
        </table:table-row>
        <table:table-row table:style-name="ro4">
          <table:table-cell/>
          <table:table-cell table:style-name="ce47"/>
          <table:table-cell table:style-name="ce52" table:number-columns-repeated="2"/>
          <table:table-cell table:style-name="ce53" table:number-columns-repeated="9"/>
          <table:table-cell table:style-name="ce60" table:number-columns-repeated="5"/>
          <table:table-cell table:style-name="ce63"/>
          <table:table-cell table:number-columns-repeated="1005"/>
        </table:table-row>
        <table:table-row table:style-name="ro4">
          <table:table-cell/>
          <table:table-cell table:style-name="ce11" office:value-type="string" calcext:value-type="string">
            <office:annotation office:display="true" draw:style-name="gr1" draw:text-style-name="P4" svg:width="1.67cm" svg:height="0.492cm" svg:x="2.537cm" svg:y="8.252cm" draw:caption-point-x="-1.549cm" draw:caption-point-y="-1.254cm">
              <dc:date>2015-01-19T00:00:00</dc:date>
              <text:p text:style-name="P1"><text:span text:style-name="T1">.button-0101</text:span></text:p>
            </office:annotation>
            <text:p>新</text:p>
          </table:table-cell>
          <table:table-cell table:style-name="ce36" office:value-type="string" calcext:value-type="string">
            <text:p>削</text:p>
          </table:table-cell>
          <table:table-cell table:style-name="ce36" office:value-type="string" calcext:value-type="string">
            <text:p>返</text:p>
          </table:table-cell>
          <table:table-cell table:style-name="ce36" office:value-type="string" calcext:value-type="string" table:number-columns-spanned="2" table:number-rows-spanned="1">
            <office:annotation office:display="true" draw:style-name="gr2" draw:text-style-name="P2" svg:width="1.591cm" svg:height="0.492cm" svg:x="3.756cm" svg:y="7.566cm" draw:caption-point-x="-0.771cm" draw:caption-point-y="-0.568cm">
              <dc:date>2015-01-19T00:00:00</dc:date>
              <text:p text:style-name="P1"><text:span text:style-name="T1">button-0102</text:span></text:p>
            </office:annotation>
            <text:p>ノ詳</text:p>
          </table:table-cell>
          <table:covered-table-cell table:style-name="ce59"/>
          <table:table-cell table:style-name="ce59" table:number-columns-repeated="11"/>
          <table:table-cell table:style-name="ce36" office:value-type="string" calcext:value-type="string">
            <text:p>承※</text:p>
          </table:table-cell>
          <table:table-cell table:style-name="ce64" office:value-type="string" calcext:value-type="string">
            <office:annotation office:display="true" draw:style-name="gr1" draw:text-style-name="P4" svg:width="2.091cm" svg:height="0.492cm" svg:x="10.235cm" svg:y="6.275cm" draw:caption-point-x="-0.761cm" draw:caption-point-y="0.723cm">
              <dc:date>2015-01-25T00:00:00</dc:date>
              <text:p text:style-name="P1"><text:span text:style-name="T1">.button-0101</text:span></text:p>
            </office:annotation>
            <text:p>更</text:p>
          </table:table-cell>
          <table:table-cell table:number-columns-repeated="1005"/>
        </table:table-row>
        <table:table-row table:style-name="ro4">
          <table:table-cell/>
          <table:table-cell table:style-name="ce48" office:value-type="string" calcext:value-type="string">
            <text:p>1. .wrap-list</text:p>
            <text:p>2. .list</text:p>
          </table:table-cell>
          <table:table-cell table:style-name="ce54" table:number-columns-repeated="16"/>
          <table:table-cell table:style-name="ce65"/>
          <table:table-cell table:number-columns-repeated="1005"/>
        </table:table-row>
        <table:table-row table:style-name="ro4" table:number-rows-repeated="5">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49"/>
          <table:table-cell table:style-name="ce55"/>
          <table:table-cell table:style-name="ce32" table:number-columns-repeated="2"/>
          <table:table-cell table:style-name="ce55" table:number-columns-repeated="13"/>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2">
          <table:table-cell table:number-columns-repeated="1024"/>
        </table:table-row>
        <table:table-row table:style-name="ro4">
          <table:table-cell table:number-columns-repeated="1024"/>
        </table:table-row>
      </table:table>
      <table:table table:name="受注 新規・編集画面(製品項目)" table:style-name="ta1">
        <table:table-column table:style-name="co3" table:number-columns-repeated="1024" table:default-cell-style-name="Default"/>
        <table:table-row table:style-name="ro4">
          <table:table-cell table:style-name="ce6"/>
          <table:table-cell table:style-name="ce44" office:value-type="string" calcext:value-type="string">
            <text:p>受注 新規・編集画面(製品項目)</text:p>
          </table:table-cell>
          <table:table-cell table:style-name="ce6" table:number-columns-repeated="10"/>
          <table:table-cell table:number-columns-repeated="1012"/>
        </table:table-row>
        <table:table-row table:style-name="ro4">
          <table:table-cell table:style-name="ce6"/>
          <table:table-cell table:style-name="ce116" office:value-type="string" calcext:value-type="string">
            <text:p>・受注伝票に登録された、また登録する製品を編集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28" office:value-type="string" calcext:value-type="string">
            <office:annotation office:display="true" draw:style-name="gr1" draw:text-style-name="P8" svg:width="1.698cm" svg:height="0.492cm" svg:x="3.939cm" svg:y="1.572cm" draw:caption-point-x="-1.953cm" draw:caption-point-y="1.433cm">
              <dc:date>2014-12-26T00:00:00</dc:date>
              <text:p text:style-name="P1"><text:span text:style-name="T2">.title-text-0109</text:span></text:p>
            </office:annotation>
            <text:p>受注 新規・編集画面</text:p>
          </table:table-cell>
          <table:table-cell table:style-name="ce25" table:number-columns-repeated="2"/>
          <table:table-cell table:style-name="ce15">
            <office:annotation office:display="true" draw:style-name="gr14" draw:text-style-name="P2" svg:width="2.923cm" svg:height="0.783cm" svg:x="5.91cm" svg:y="1.885cm" draw:caption-point-x="-2.426cm" draw:caption-point-y="1.1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80"/>
          <table:table-cell table:style-name="ce37" office:value-type="string" calcext:value-type="string">
            <office:annotation office:display="true" draw:style-name="gr1" draw:text-style-name="P2" svg:width="1.627cm" svg:height="0.492cm" svg:x="6.153cm" svg:y="3.211cm" draw:caption-point-x="-0.673cm" draw:caption-point-y="-0.20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table-cell table:style-name="ce60" table:number-columns-repeated="2"/>
          <table:table-cell table:style-name="ce18"/>
          <table:table-cell table:style-name="ce73"/>
          <table:table-cell table:style-name="ce60"/>
          <table:table-cell table:style-name="ce64" office:value-type="string" calcext:value-type="string" table:number-columns-spanned="2" table:number-rows-spanned="1">
            <office:annotation office:display="true" draw:style-name="gr1" draw:text-style-name="P10" svg:width="2.073cm" svg:height="0.492cm" svg:x="6.619cm" svg:y="4.354cm" draw:caption-point-x="-1.139cm" draw:caption-point-y="-0.85cm">
              <dc:date>2015-01-25T00:00:00</dc:date>
              <text:p text:style-name="P1"><text:span text:style-name="T1">.button-0102</text:span></text:p>
            </office:annotation>
            <text:p>OK</text:p>
          </table:table-cell>
          <table:covered-table-cell table:style-name="ce122"/>
          <table:table-cell table:style-name="ce6"/>
          <table:table-cell table:number-columns-repeated="1012"/>
        </table:table-row>
        <table:table-row table:style-name="ro4">
          <table:table-cell table:style-name="ce6"/>
          <table:table-cell table:style-name="ce69" office:value-type="string" calcext:value-type="string">
            <text:p><text:span text:style-name="T11">製品種別(大)</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中)</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69" office:value-type="string" calcext:value-type="string">
            <text:p><text:span text:style-name="T11">製品種別(小)</text:span></text:p>
            <text:p><text:span text:style-name="T11">.label-0103</text:span></text:p>
          </table:table-cell>
          <table:table-cell table:style-name="ce51" table:number-columns-repeated="2"/>
          <table:table-cell table:style-name="ce74" office:value-type="string" calcext:value-type="string">
            <text:p>.pulldown-0107 <text:s/></text:p>
          </table:table-cell>
          <table:table-cell table:style-name="ce76" table:number-columns-repeated="5"/>
          <table:table-cell table:style-name="ce82"/>
          <table:table-cell table:style-name="ce87"/>
          <table:table-cell table:number-columns-repeated="1012"/>
        </table:table-row>
        <table:table-row table:style-name="ro4">
          <table:table-cell table:style-name="ce6"/>
          <table:table-cell table:style-name="ce46" office:value-type="string" calcext:value-type="string">
            <text:p>製品</text:p>
            <text:p>.label-0103</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販売価格</text:p>
            <text:p><text:span text:style-name="T12">.label-0103</text:span></text:p>
          </table:table-cell>
          <table:table-cell table:style-name="ce52"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46" office:value-type="string" calcext:value-type="string">
            <text:p>発送先</text:p>
            <text:p><text:span text:style-name="T12">.label-0103</text:span></text:p>
          </table:table-cell>
          <table:table-cell table:style-name="ce71" table:number-columns-repeated="2"/>
          <table:table-cell table:style-name="ce118" office:value-type="string" calcext:value-type="string">
            <text:p>.textbox-0107 <text:s/></text:p>
          </table:table-cell>
          <table:table-cell table:style-name="ce23" table:number-columns-repeated="5"/>
          <table:table-cell table:style-name="ce84"/>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7">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個人タブ"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10" table:number-rows-spanned="1">
            <text:p>取引先管理 個人タブ</text:p>
          </table:table-cell>
          <table:covered-table-cell table:style-name="ce6"/>
          <table:covered-table-cell table:number-columns-repeated="8" table:style-name="ce2"/>
          <table:table-cell table:style-name="ce2" table:number-columns-repeated="10"/>
          <table:table-cell table:style-name="ce6"/>
          <table:table-cell table:number-columns-repeated="1002"/>
        </table:table-row>
        <table:table-row table:style-name="ro4">
          <table:table-cell table:style-name="ce6"/>
          <table:table-cell table:style-name="ce44" office:value-type="string" calcext:value-type="string">
            <text:p>・<text:span text:style-name="T14">個人の取引相手を編集する画面。</text:span></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table-cell table:number-columns-repeated="100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table-cell table:number-columns-repeated="1002"/>
        </table:table-row>
        <table:table-row table:style-name="ro4" table:number-rows-repeated="2">
          <table:table-cell table:style-name="ce6" table:number-columns-repeated="3"/>
          <table:table-cell table:style-name="ce2" table:number-columns-repeated="18"/>
          <table:table-cell table:style-name="ce6"/>
          <table:table-cell table:number-columns-repeated="1002"/>
        </table:table-row>
        <table:table-row table:style-name="ro4">
          <table:table-cell table:style-name="ce2"/>
          <table:table-cell table:style-name="ce7"/>
          <table:table-cell table:style-name="ce6" table:number-columns-repeated="17"/>
          <table:table-cell table:number-columns-repeated="2"/>
          <table:table-cell table:style-name="ce2"/>
          <table:table-cell table:number-columns-repeated="1002"/>
        </table:table-row>
        <table:table-row table:style-name="ro4">
          <table:table-cell table:style-name="ce2"/>
          <table:table-cell table:style-name="ce125"/>
          <table:table-cell table:style-name="ce126"/>
          <table:table-cell table:style-name="ce15">
            <office:annotation office:display="true" draw:style-name="gr1" draw:text-style-name="P2" svg:width="1.575cm" svg:height="0.492cm" svg:x="3.768cm" svg:y="1.614cm" draw:caption-point-x="-1.782cm" draw:caption-point-y="1.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71cm" svg:height="0.492cm" svg:x="7.169cm" svg:y="2.791cm" draw:caption-point-x="-1.189cm" draw:caption-point-y="0.713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76cm" svg:height="0.492cm" svg:x="11.121cm" svg:y="2.881cm" draw:caption-point-x="-0.649cm" draw:caption-point-y="0.62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style-name="ce6"/>
          <table:table-cell table:style-name="ce9" office:value-type="string" calcext:value-type="string">
            <text:p>個人</text:p>
          </table:table-cell>
          <table:table-cell table:style-name="ce16" office:value-type="string" calcext:value-type="string">
            <office:annotation office:display="true" draw:style-name="gr15" draw:text-style-name="P3" svg:width="3.034cm" svg:height="1.639cm" svg:x="4.287cm" svg:y="6.577cm" draw:caption-point-x="-2.8cm" draw:caption-point-y="-2.574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table-cell table:number-columns-repeated="1002"/>
        </table:table-row>
        <table:table-row table:style-name="ro4">
          <table:table-cell table:style-name="ce6"/>
          <table:table-cell table:style-name="ce10" office:value-type="string" calcext:value-type="string">
            <office:annotation office:display="true" draw:style-name="gr16" draw:text-style-name="P4" svg:width="1.454cm" svg:height="0.447cm" svg:x="4.859cm" svg:y="8.62cm" draw:caption-point-x="-3.871cm" draw:caption-point-y="-4.118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964cm" svg:height="0.783cm" svg:x="4.174cm" svg:y="2.399cm" draw:caption-point-x="-1.689cm" draw:caption-point-y="2.103cm">
              <dc:date>2015-01-19T00:00:00</dc:date>
              <text:p text:style-name="P1"><text:span text:style-name="T1">1. .workspace</text:span></text:p>
              <text:p text:style-name="P1"><text:span text:style-name="T1">2. .tab-container</text:span></text:p>
            </office:annotation>
          </table:table-cell>
          <table:table-cell table:style-name="ce23" table:number-columns-repeated="4"/>
          <table:table-cell table:style-name="ce27"/>
          <table:table-cell table:style-name="ce36" office:value-type="string" calcext:value-type="string">
            <office:annotation office:display="true" draw:style-name="gr1" draw:text-style-name="P11" svg:width="1.573cm" svg:height="0.492cm" svg:x="9.206cm" svg:y="6.216cm" draw:caption-point-x="-3.726cm" draw:caption-point-y="-1.714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32cm" svg:height="0.438cm" svg:x="7.147cm" svg:y="3.728cm" draw:caption-point-x="-1.167cm" draw:caption-point-y="0.774cm">
              <dc:date>2014-12-22T00:00:00</dc:date>
              <text:p text:style-name="P1"><text:span text:style-name="T3">.label-0101</text:span></text:p>
            </office:annotation>
            <text:p>期間</text:p>
          </table:table-cell>
          <table:table-cell table:style-name="ce30">
            <office:annotation office:display="true" draw:style-name="gr1" draw:text-style-name="P6" svg:width="1.642cm" svg:height="0.492cm" svg:x="9.063cm" svg:y="5.558cm" draw:caption-point-x="-2.584cm" draw:caption-point-y="-1.056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9cm" svg:height="0.438cm" svg:x="9.217cm" svg:y="4.944cm" draw:caption-point-x="-1.74cm" draw:caption-point-y="-0.442cm">
              <dc:date>2015-01-19T00:00:00</dc:date>
              <text:p text:style-name="P1"><text:span text:style-name="T3">.label-0101.t-align-center</text:span></text:p>
            </office:annotation>
            <text:p>~</text:p>
          </table:table-cell>
          <table:table-cell table:style-name="ce17"/>
          <table:table-cell table:style-name="ce31"/>
          <table:table-cell table:style-name="ce35" table:number-columns-repeated="2"/>
          <table:table-cell table:style-name="ce15"/>
          <table:table-cell table:style-name="ce40"/>
          <table:table-cell table:style-name="ce6"/>
          <table:table-cell table:number-columns-repeated="1002"/>
        </table:table-row>
        <table:table-row table:style-name="ro4">
          <table:table-cell table:style-name="ce6"/>
          <table:table-cell table:style-name="ce11" office:value-type="string" calcext:value-type="string">
            <office:annotation office:display="true" draw:style-name="gr1" draw:text-style-name="P11" svg:width="1.553cm" svg:height="0.492cm" svg:x="5.14cm" svg:y="9.488cm" draw:caption-point-x="-4.152cm" draw:caption-point-y="-4.487cm">
              <dc:date>2014-12-22T00:00:00</dc:date>
              <text:p text:style-name="P1"><text:span text:style-name="T4">.button-0101</text:span></text:p>
            </office:annotation>
            <text:p>新</text:p>
          </table:table-cell>
          <table:table-cell table:style-name="ce127" office:value-type="string" calcext:value-type="string">
            <text:p>削</text:p>
          </table:table-cell>
          <table:table-cell table:style-name="ce24" table:number-columns-repeated="12"/>
          <table:table-cell table:style-name="ce129" table:number-columns-repeated="4"/>
          <table:table-cell table:style-name="ce130"/>
          <table:table-cell table:style-name="ce103"/>
          <table:table-cell table:style-name="ce6"/>
          <table:table-cell table:number-columns-repeated="1002"/>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table-cell table:number-columns-repeated="1002"/>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table-cell table:number-columns-repeated="1002"/>
        </table:table-row>
        <table:table-row table:style-name="ro4" table:number-rows-repeated="3">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table-cell table:number-columns-repeated="1002"/>
        </table:table-row>
        <table:table-row table:style-name="ro4" table:number-rows-repeated="4">
          <table:table-cell table:style-name="ce6"/>
          <table:table-cell table:style-name="ce13"/>
          <table:table-cell table:style-name="ce20" table:number-columns-repeated="18"/>
          <table:table-cell table:style-name="ce42"/>
          <table:table-cell table:style-name="ce6"/>
          <table:table-cell table:number-columns-repeated="1002"/>
        </table:table-row>
        <table:table-row table:style-name="ro4">
          <table:table-cell table:style-name="ce6"/>
          <table:table-cell table:style-name="ce14"/>
          <table:table-cell table:style-name="ce21" table:number-columns-repeated="18"/>
          <table:table-cell table:style-name="ce43"/>
          <table:table-cell table:style-name="ce6"/>
          <table:table-cell table:number-columns-repeated="1002"/>
        </table:table-row>
        <table:table-row table:style-name="ro4">
          <table:table-cell table:style-name="ce6" table:number-columns-repeated="22"/>
          <table:table-cell table:number-columns-repeated="1002"/>
        </table:table-row>
        <table:table-row table:style-name="ro4" table:number-rows-repeated="1048552">
          <table:table-cell table:number-columns-repeated="1024"/>
        </table:table-row>
        <table:table-row table:style-name="ro3">
          <table:table-cell table:number-columns-repeated="1024"/>
        </table:table-row>
      </table:table>
      <table:table table:name="登録・編集画面 (個人)" table:style-name="ta1">
        <table:table-column table:style-name="co3" table:default-cell-style-name="ce6"/>
        <table:table-column table:style-name="co3" table:default-cell-style-name="ce46"/>
        <table:table-column table:style-name="co3" table:number-columns-repeated="2" table:default-cell-style-name="ce52"/>
        <table:table-column table:style-name="co3" table:default-cell-style-name="ce57"/>
        <table:table-column table:style-name="co3" table:number-columns-repeated="5" table:default-cell-style-name="ce23"/>
        <table:table-column table:style-name="co3" table:default-cell-style-name="ce62"/>
        <table:table-column table:style-name="co3" table:default-cell-style-name="ce6"/>
        <table:table-column table:style-name="co3" table:number-columns-repeated="1012" table:default-cell-style-name="Default"/>
        <table:table-row table:style-name="ro4">
          <table:table-cell/>
          <table:table-cell table:style-name="ce94" office:value-type="string" calcext:value-type="string">
            <text:p>登録・編集画面 (個人)</text:p>
          </table:table-cell>
          <table:table-cell table:style-name="ce6" table:number-columns-repeated="9"/>
          <table:table-cell table:number-columns-repeated="1013"/>
        </table:table-row>
        <table:table-row table:style-name="ro4">
          <table:table-cell/>
          <table:table-cell table:style-name="ce45" office:value-type="string" calcext:value-type="string">
            <text:p>・個人の取引相手を登録・編集する画面。</text:p>
          </table:table-cell>
          <table:table-cell table:style-name="ce6" table:number-columns-repeated="9"/>
          <table:table-cell table:number-columns-repeated="1013"/>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style-name="ce6" table:number-columns-repeated="9"/>
          <table:table-cell table:number-columns-repeated="1013"/>
        </table:table-row>
        <table:table-row table:style-name="ro4">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6"/>
          <table:table-cell table:number-columns-repeated="1013"/>
        </table:table-row>
        <table:table-row table:style-name="ro4">
          <table:table-cell/>
          <table:table-cell table:style-name="ce6" table:number-columns-repeated="5"/>
          <table:table-cell table:style-name="ce79" table:number-columns-repeated="5"/>
          <table:table-cell table:number-columns-repeated="1013"/>
        </table:table-row>
        <table:table-row table:style-name="ro4">
          <table:table-cell/>
          <table:table-cell table:style-name="ce7"/>
          <table:table-cell table:style-name="ce6" table:number-columns-repeated="8"/>
          <table:table-cell table:style-name="Default"/>
          <table:table-cell table:number-columns-repeated="1013"/>
        </table:table-row>
        <table:table-row table:style-name="ro4">
          <table:table-cell/>
          <table:table-cell table:style-name="ce8"/>
          <table:table-cell table:style-name="ce25" table:number-columns-repeated="2"/>
          <table:table-cell table:style-name="ce101" office:value-type="string" calcext:value-type="string">
            <office:annotation office:display="true" draw:style-name="gr1" draw:text-style-name="P9" svg:width="1.763cm" svg:height="0.492cm" svg:x="3.303cm" svg:y="1.594cm" draw:caption-point-x="-0.818cm" draw:caption-point-y="1.411cm">
              <dc:date>2014-12-26T00:00:00</dc:date>
              <text:p text:style-name="P1"><text:span text:style-name="T2">.title-text-0109</text:span></text:p>
            </office:annotation>
            <text:p>登録・編集画面</text:p>
          </table:table-cell>
          <table:table-cell table:style-name="ce101"/>
          <table:table-cell table:style-name="ce25"/>
          <table:table-cell table:style-name="ce15">
            <office:annotation office:display="true" draw:style-name="gr17" draw:text-style-name="P9" svg:width="2.57cm" svg:height="0.731cm" svg:x="5.728cm" svg:y="2.062cm" draw:caption-point-x="-1.745cm" draw:caption-point-y="0.943cm">
              <dc:date>2014-12-26T00:00:00</dc:date>
              <text:p text:style-name="P1"><text:span text:style-name="T5">.workspace.width-min </text:span></text:p>
              <text:p text:style-name="P1"><text:span text:style-name="T5">.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75cm" svg:height="0.492cm" svg:x="6.414cm" svg:y="3.209cm" draw:caption-point-x="-0.934cm" draw:caption-point-y="-0.204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38cm" svg:height="0.492cm" svg:x="6.432cm" svg:y="3.987cm" draw:caption-point-x="-0.952cm" draw:caption-point-y="-0.483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office:value-type="string" calcext:value-type="string">
            <text:p>登録日</text:p>
            <text:p><text:span text:style-name="T12">.label-0103</text:span></text:p>
          </table:table-cell>
          <table:table-cell table:style-name="ce51"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名前</text:p>
            <text:p><text:span text:style-name="T12">.label-0103</text:span></text:p>
          </table:table-cell>
          <table:table-cell table:number-columns-repeated="2"/>
          <table:table-cell office:value-type="string" calcext:value-type="string">
            <text:p>.textbox-0107 <text:s/></text:p>
          </table:table-cell>
          <table:table-cell table:number-columns-repeated="5"/>
          <table:table-cell table:style-name="ce133"/>
          <table:table-cell table:style-name="ce87"/>
          <table:table-cell table:number-columns-repeated="1012"/>
        </table:table-row>
        <table:table-row table:style-name="ro4">
          <table:table-cell/>
          <table:table-cell office:value-type="string" calcext:value-type="string">
            <text:p>郵便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都道府県</text:p>
            <text:p><text:span text:style-name="T12">.label-0103</text:span></text:p>
          </table:table-cell>
          <table:table-cell table:number-columns-repeated="2"/>
          <table:table-cell table:style-name="ce74" office:value-type="string" calcext:value-type="string">
            <text:p>.pulldown-0107 <text:s/></text:p>
          </table:table-cell>
          <table:table-cell table:style-name="ce76" table:number-columns-repeated="5"/>
          <table:table-cell table:style-name="ce83"/>
          <table:table-cell table:number-columns-repeated="1013"/>
        </table:table-row>
        <table:table-row table:style-name="ro4">
          <table:table-cell/>
          <table:table-cell office:value-type="string" calcext:value-type="string">
            <text:p>市町村以下</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table-cell office:value-type="string" calcext:value-type="string">
            <text:p>電話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FAX番号</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1019"/>
        </table:table-row>
        <table:table-row table:style-name="ro4">
          <table:table-cell/>
          <table:table-cell office:value-type="string" calcext:value-type="string">
            <text:p>eメール</text:p>
            <text:p><text:span text:style-name="T12">.label-0103</text:span></text:p>
          </table:table-cell>
          <table:table-cell table:number-columns-repeated="2"/>
          <table:table-cell office:value-type="string" calcext:value-type="string">
            <text:p>.textbox-0107 <text:s/></text:p>
          </table:table-cell>
          <table:table-cell table:number-columns-repeated="1019"/>
        </table:table-row>
        <table:table-row table:style-name="ro4">
          <table:table-cell table:number-columns-repeated="4"/>
          <table:table-cell office:value-type="string" calcext:value-type="string">
            <text:p>.textbox-0107 <text:s/></text:p>
          </table:table-cell>
          <table:table-cell table:number-columns-repeated="5"/>
          <table:table-cell table:style-name="ce84"/>
          <table:table-cell table:number-columns-repeated="1013"/>
        </table:table-row>
        <table:table-row table:style-name="ro4">
          <table:table-cell table:number-columns-repeated="2"/>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URL</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権限</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ID</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69" office:value-type="string" calcext:value-type="string">
            <text:p><text:span text:style-name="T11">パスワード</text:span></text:p>
            <text:p><text:span text:style-name="T11">.label-0103</text:span></text:p>
          </table:table-cell>
          <table:table-cell table:style-name="ce71" table:number-columns-repeated="2"/>
          <table:table-cell office:value-type="string" calcext:value-type="string">
            <text:p>.textbox-0107 <text:s/></text:p>
          </table:table-cell>
          <table:table-cell table:style-name="ce77" table:number-columns-repeated="5"/>
          <table:table-cell table:style-name="ce85"/>
          <table:table-cell table:number-columns-repeated="1013"/>
        </table:table-row>
        <table:table-row table:style-name="ro4">
          <table:table-cell/>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table-cell table:style-name="ce119" office:value-type="string" calcext:value-type="string">
            <text:p>.textarea-0207 <text:s/></text:p>
          </table:table-cell>
          <table:table-cell table:style-name="ce114" table:number-columns-repeated="5"/>
          <table:table-cell table:style-name="ce123"/>
          <table:table-cell table:number-columns-repeated="1013"/>
        </table:table-row>
        <table:table-row table:style-name="ro4">
          <table:table-cell/>
          <table:covered-table-cell table:style-name="ce95"/>
          <table:covered-table-cell table:number-columns-repeated="2" table:style-name="ce72"/>
          <table:table-cell table:style-name="ce120"/>
          <table:table-cell table:style-name="ce121" table:number-columns-repeated="5"/>
          <table:table-cell table:style-name="ce124"/>
          <table:table-cell table:number-columns-repeated="1013"/>
        </table:table-row>
        <table:table-row table:style-name="ro4">
          <table:table-cell/>
          <table:table-cell table:style-name="ce6" table:number-columns-repeated="10"/>
          <table:table-cell table:number-columns-repeated="1013"/>
        </table:table-row>
        <table:table-row table:style-name="ro4" table:number-rows-repeated="3">
          <table:table-cell table:style-name="Default" table:number-columns-repeated="12"/>
          <table:table-cell table:number-columns-repeated="1012"/>
        </table:table-row>
        <table:table-row table:style-name="ro4">
          <table:table-cell table:style-name="Default" table:number-columns-repeated="12"/>
          <table:table-cell table:number-columns-repeated="1012"/>
        </table:table-row>
      </table:table>
      <table:table table:name="取引先管理 会社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0" table:number-rows-spanned="1">
            <text:p>取引先管理 会社タブ</text:p>
          </table:table-cell>
          <table:covered-table-cell table:style-name="ce6"/>
          <table:covered-table-cell table:number-columns-repeated="8" table:style-name="ce2"/>
          <table:table-cell table:style-name="ce2" table:number-columns-repeated="10"/>
          <table:table-cell table:style-name="ce6" table:number-columns-repeated="2"/>
          <table:table-cell table:number-columns-repeated="1001"/>
        </table:table-row>
        <table:table-row table:style-name="ro3">
          <table:table-cell table:style-name="ce6"/>
          <table:table-cell table:style-name="ce45" office:value-type="string" calcext:value-type="string">
            <text:p>・取引先の会社を管理する画面。</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18"/>
          <table:table-cell table:style-name="ce6" table:number-columns-repeated="2"/>
          <table:table-cell table:number-columns-repeated="1001"/>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number-columns-repeated="16"/>
          <table:table-cell table:style-name="ce6" table:number-columns-repeated="2"/>
          <table:table-cell table:number-columns-repeated="1001"/>
        </table:table-row>
        <table:table-row table:style-name="ro3" table:number-rows-repeated="2">
          <table:table-cell table:style-name="ce6" table:number-columns-repeated="5"/>
          <table:table-cell table:style-name="ce2" table:number-columns-repeated="16"/>
          <table:table-cell table:style-name="ce6" table:number-columns-repeated="2"/>
          <table:table-cell table:number-columns-repeated="1001"/>
        </table:table-row>
        <table:table-row table:style-name="ro3">
          <table:table-cell table:style-name="ce2"/>
          <table:table-cell table:style-name="ce7"/>
          <table:table-cell table:style-name="ce6" table:number-columns-repeated="17"/>
          <table:table-cell table:number-columns-repeated="2"/>
          <table:table-cell table:style-name="ce2"/>
          <table:table-cell table:style-name="ce6"/>
          <table:table-cell table:number-columns-repeated="1001"/>
        </table:table-row>
        <table:table-row table:style-name="ro3">
          <table:table-cell table:style-name="ce2"/>
          <table:table-cell table:style-name="ce125"/>
          <table:table-cell table:style-name="ce126"/>
          <table:table-cell table:style-name="ce15">
            <office:annotation office:display="true" draw:style-name="gr1" draw:text-style-name="P2" svg:width="1.409cm" svg:height="0.492cm" svg:x="3.635cm" svg:y="1.381cm" draw:caption-point-x="-1.649cm" draw:caption-point-y="1.789cm">
              <dc:date>2014-12-22T00:00:00</dc:date>
              <text:p text:style-name="P1"><text:span text:style-name="T1">.workspace</text:span></text:p>
            </office:annotation>
          </table:table-cell>
          <table:table-cell table:style-name="ce15" table:number-columns-repeated="5"/>
          <table:table-cell table:style-name="ce28" office:value-type="string" calcext:value-type="string">
            <text:p>取引先管理</text:p>
          </table:table-cell>
          <table:table-cell table:style-name="ce25"/>
          <table:table-cell table:style-name="ce25">
            <office:annotation office:display="true" draw:style-name="gr2" draw:text-style-name="P3" svg:width="1.824cm" svg:height="0.492cm" svg:x="6.818cm" svg:y="2.029cm" draw:caption-point-x="-0.838cm" draw:caption-point-y="1.141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82cm" svg:height="0.492cm" svg:x="11.086cm" svg:y="2.257cm" draw:caption-point-x="-0.614cm" draw:caption-point-y="0.913cm">
              <dc:date>2014-12-26T00:00:00</dc:date>
              <text:p text:style-name="P1"><text:span text:style-name="T1">.button-0101</text:span></text:p>
            </office:annotation>
            <text:p>×</text:p>
          </table:table-cell>
          <table:table-cell table:style-name="ce2"/>
          <table:table-cell table:style-name="ce6"/>
          <table:table-cell table:number-columns-repeated="1001"/>
        </table:table-row>
        <table:table-row table:style-name="ro4">
          <table:table-cell table:style-name="ce6"/>
          <table:table-cell table:style-name="ce106" office:value-type="string" calcext:value-type="string">
            <text:p>個人</text:p>
          </table:table-cell>
          <table:table-cell table:style-name="ce107" office:value-type="string" calcext:value-type="string">
            <office:annotation office:display="true" draw:style-name="gr18" draw:text-style-name="P3" svg:width="3.018cm" svg:height="1.623cm" svg:x="3.279cm" svg:y="5.313cm" draw:caption-point-x="-1.792cm" draw:caption-point-y="-1.691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会社</text:p>
          </table:table-cell>
          <table:table-cell table:style-name="ce108"/>
          <table:table-cell table:style-name="ce22" table:number-columns-repeated="16"/>
          <table:table-cell table:style-name="ce112"/>
          <table:table-cell table:style-name="ce6" table:number-columns-repeated="2"/>
          <table:table-cell table:number-columns-repeated="1001"/>
        </table:table-row>
        <table:table-row table:style-name="ro4">
          <table:table-cell table:style-name="ce6"/>
          <table:table-cell table:style-name="ce10" office:value-type="string" calcext:value-type="string">
            <office:annotation office:display="true" draw:style-name="gr4" draw:text-style-name="P4" svg:width="1.384cm" svg:height="0.438cm" svg:x="3.522cm" svg:y="7.296cm" draw:caption-point-x="-2.534cm" draw:caption-point-y="-3.175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table-cell table:style-name="ce128">
            <office:annotation office:display="true" draw:style-name="gr7" draw:text-style-name="P2" svg:width="1.814cm" svg:height="0.783cm" svg:x="4.09cm" svg:y="2.067cm" draw:caption-point-x="-1.605cm" draw:caption-point-y="2.054cm">
              <dc:date>2014-12-22T00:00:00</dc:date>
              <text:p text:style-name="P1"><text:span text:style-name="T1">1. .workspace</text:span></text:p>
              <text:p text:style-name="P1"><text:span text:style-name="T1">2. .tab-container</text:span></text:p>
            </office:annotation>
          </table:table-cell>
          <table:table-cell table:style-name="ce128"/>
          <table:table-cell table:style-name="ce23" table:number-columns-repeated="3"/>
          <table:table-cell table:style-name="ce27"/>
          <table:table-cell table:style-name="ce29" office:value-type="string" calcext:value-type="string">
            <office:annotation office:display="true" draw:style-name="gr1" draw:text-style-name="P11" svg:width="1.618cm" svg:height="0.492cm" svg:x="10.085cm" svg:y="7.013cm" draw:caption-point-x="-4.605cm" draw:caption-point-y="-2.892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469cm" svg:height="0.438cm" svg:x="7.013cm" svg:y="3.187cm" draw:caption-point-x="-1.033cm" draw:caption-point-y="0.934cm">
              <dc:date>2014-12-22T00:00:00</dc:date>
              <text:p text:style-name="P1"><text:span text:style-name="T3">.label-0101</text:span></text:p>
            </office:annotation>
            <text:p>期間</text:p>
          </table:table-cell>
          <table:table-cell table:style-name="ce30">
            <office:annotation office:display="true" draw:style-name="gr1" draw:text-style-name="P6" svg:width="1.661cm" svg:height="0.492cm" svg:x="9.989cm" svg:y="6.322cm" draw:caption-point-x="-3.51cm" draw:caption-point-y="-2.20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779cm" svg:height="0.438cm" svg:x="9.934cm" svg:y="5.724cm" draw:caption-point-x="-2.457cm" draw:caption-point-y="-1.603cm">
              <dc:date>2015-01-19T00:00:00</dc:date>
              <text:p text:style-name="P1"><text:span text:style-name="T3">.label-0101.t-align-center</text:span></text:p>
            </office:annotation>
            <text:p>~</text:p>
          </table:table-cell>
          <table:table-cell table:style-name="ce17"/>
          <table:table-cell table:style-name="ce31"/>
          <table:table-cell table:style-name="ce18" office:value-type="string" calcext:value-type="string" table:number-columns-spanned="2" table:number-rows-spanned="1">
            <text:p>取引実績</text:p>
          </table:table-cell>
          <table:covered-table-cell table:style-name="ce136"/>
          <table:table-cell table:style-name="ce137" table:number-columns-spanned="2" table:number-rows-spanned="1">
            <office:annotation office:display="true" draw:style-name="gr1" draw:text-style-name="P12" svg:width="1.793cm" svg:height="0.492cm" svg:x="11.225cm" svg:y="3.345cm" draw:caption-point-x="-0.753cm" draw:caption-point-y="0.776cm">
              <dc:date>2014-12-22T00:00:00</dc:date>
              <text:p text:style-name="P5"><text:span text:style-name="T6">.pulldown-0102</text:span></text:p>
            </office:annotation>
          </table:table-cell>
          <table:covered-table-cell table:style-name="ce138"/>
          <table:table-cell table:style-name="ce6" table:number-columns-repeated="2"/>
          <table:table-cell table:number-columns-repeated="1001"/>
        </table:table-row>
        <table:table-row table:style-name="ro4">
          <table:table-cell table:style-name="ce6"/>
          <table:table-cell table:style-name="ce134" office:value-type="string" calcext:value-type="string">
            <office:annotation office:display="true" draw:style-name="gr1" draw:text-style-name="P4" svg:width="1.569cm" svg:height="0.492cm" svg:x="3.44cm" svg:y="7.857cm" draw:caption-point-x="-2.452cm" draw:caption-point-y="-3.237cm">
              <dc:date>2014-12-22T00:00:00</dc:date>
              <text:p text:style-name="P1"><text:span text:style-name="T1">.button-0101</text:span></text:p>
            </office:annotation>
            <text:p>新</text:p>
          </table:table-cell>
          <table:table-cell table:style-name="ce135" office:value-type="string" calcext:value-type="string">
            <text:p>削</text:p>
          </table:table-cell>
          <table:table-cell table:style-name="ce24" table:number-columns-repeated="14"/>
          <table:table-cell table:style-name="ce18" office:value-type="string" calcext:value-type="string" table:number-columns-spanned="2" table:number-rows-spanned="1">
            <text:p>属性</text:p>
          </table:table-cell>
          <table:covered-table-cell table:style-name="ce136"/>
          <table:table-cell table:style-name="ce137" table:number-columns-spanned="2" table:number-rows-spanned="1"/>
          <table:covered-table-cell table:style-name="ce138"/>
          <table:table-cell table:style-name="ce6" table:number-columns-repeated="2"/>
          <table:table-cell table:number-columns-repeated="1001"/>
        </table:table-row>
        <table:table-row table:style-name="ro4">
          <table:table-cell table:style-name="ce6"/>
          <table:table-cell table:style-name="ce12" office:value-type="string" calcext:value-type="string">
            <text:p>1. .wrap-list</text:p>
            <text:p>2. .list</text:p>
          </table:table-cell>
          <table:table-cell table:style-name="ce19" table:number-columns-repeated="18"/>
          <table:table-cell table:style-name="ce41"/>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6" table:number-columns-repeated="2"/>
          <table:table-cell table:number-columns-repeated="1001"/>
        </table:table-row>
        <table:table-row table:style-name="ro4" table:number-rows-repeated="3">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3"/>
          <table:table-cell table:style-name="ce20" table:number-columns-repeated="17"/>
          <table:table-cell table:style-name="ce32"/>
          <table:table-cell table:style-name="ce42"/>
          <table:table-cell table:style-name="ce6" table:number-columns-repeated="2"/>
          <table:table-cell table:number-columns-repeated="1001"/>
        </table:table-row>
        <table:table-row table:style-name="ro4" table:number-rows-repeated="4">
          <table:table-cell table:style-name="ce6"/>
          <table:table-cell table:style-name="ce13"/>
          <table:table-cell table:style-name="ce20" table:number-columns-repeated="18"/>
          <table:table-cell table:style-name="ce42"/>
          <table:table-cell table:style-name="ce6" table:number-columns-repeated="2"/>
          <table:table-cell table:number-columns-repeated="1001"/>
        </table:table-row>
        <table:table-row table:style-name="ro4">
          <table:table-cell table:style-name="ce6"/>
          <table:table-cell table:style-name="ce14"/>
          <table:table-cell table:style-name="ce21" table:number-columns-repeated="18"/>
          <table:table-cell table:style-name="ce43"/>
          <table:table-cell table:style-name="ce6" table:number-columns-repeated="2"/>
          <table:table-cell table:number-columns-repeated="1001"/>
        </table:table-row>
        <table:table-row table:style-name="ro4">
          <table:table-cell table:style-name="ce6" table:number-columns-repeated="23"/>
          <table:table-cell table:number-columns-repeated="1001"/>
        </table:table-row>
        <table:table-row table:style-name="ro4" table:number-rows-repeated="1048552">
          <table:table-cell table:number-columns-repeated="1024"/>
        </table:table-row>
        <table:table-row table:style-name="ro3">
          <table:table-cell table:number-columns-repeated="1024"/>
        </table:table-row>
      </table:table>
      <table:table table:name="取引先管理 会社 登録・編集画面 社員タブ"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3" table:number-rows-spanned="1">
            <text:p>取引先管理 会社 登録・編集画面 社員タブ</text:p>
          </table:table-cell>
          <table:covered-table-cell table:number-columns-repeated="12"/>
          <table:table-cell table:number-columns-repeated="5"/>
          <table:table-cell table:style-name="Default"/>
          <table:table-cell table:number-columns-repeated="1004"/>
        </table:table-row>
        <table:table-row table:style-name="ro3">
          <table:table-cell/>
          <table:table-cell table:style-name="ce45"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1004"/>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7"/>
          <table:table-cell table:style-name="Default"/>
          <table:table-cell table:number-columns-repeated="1004"/>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4"/>
          <table:table-cell table:style-name="Default"/>
          <table:table-cell table:number-columns-repeated="1004"/>
        </table:table-row>
        <table:table-row table:style-name="ro3">
          <table:table-cell table:number-columns-repeated="19"/>
          <table:table-cell table:style-name="Default"/>
          <table:table-cell table:number-columns-repeated="1004"/>
        </table:table-row>
        <table:table-row table:style-name="ro3">
          <table:table-cell/>
          <table:table-cell table:style-name="ce7"/>
          <table:table-cell table:number-columns-repeated="16"/>
          <table:table-cell table:style-name="Default" table:number-columns-repeated="2"/>
          <table:table-cell table:number-columns-repeated="1004"/>
        </table:table-row>
        <table:table-row table:style-name="ro4">
          <table:table-cell/>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style-name="Default" table:number-columns-repeated="3"/>
          <table:table-cell table:number-columns-repeated="1002"/>
        </table:table-row>
        <table:table-row table:style-name="ro4">
          <table:table-cell/>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style-name="Default"/>
          <table:table-cell table:number-columns-repeated="1004"/>
        </table:table-row>
        <table:table-row table:style-name="ro4">
          <table:table-cell/>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style-name="Default"/>
          <table:table-cell table:number-columns-repeated="1004"/>
        </table:table-row>
        <table:table-row table:style-name="ro4">
          <table:table-cell/>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81cm" svg:y="3.173cm" draw:caption-point-x="-6.596cm" draw:caption-point-y="2.042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style-name="Default" table:number-columns-repeated="28"/>
          <table:table-cell table:number-columns-repeated="977"/>
        </table:table-row>
        <table:table-row table:style-name="ro4">
          <table:table-cell/>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style-name="Default" table:number-columns-repeated="28"/>
          <table:table-cell table:number-columns-repeated="977"/>
        </table:table-row>
        <table:table-row table:style-name="ro4">
          <table:table-cell/>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style-name="Default" table:number-columns-repeated="28"/>
          <table:table-cell table:number-columns-repeated="977"/>
        </table:table-row>
        <table:table-row table:style-name="ro4">
          <table:table-cell/>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1" draw:text-style-name="P6" svg:width="1.403cm" svg:height="0.466cm" svg:x="3.726cm" svg:y="11.387cm" draw:caption-point-x="-1.241cm" draw:caption-point-y="-1.18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414cm" svg:height="0.466cm" svg:x="3.715cm" svg:y="10.784cm" draw:caption-point-x="-0.73cm" draw:caption-point-y="-0.577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915cm" svg:y="8.372cm" draw:caption-point-x="-2.438cm" draw:caption-point-y="1.835cm">
              <dc:date>2015-01-19T00:00:00</dc:date>
              <text:p text:style-name="P1"><text:span text:style-name="T1">.pulldown-0104</text:span></text:p>
            </office:annotation>
          </table:table-cell>
          <table:covered-table-cell table:style-name="ce27"/>
          <table:covered-table-cell table:number-columns-repeated="2" table:style-name="Default"/>
          <table:table-cell table:style-name="ce147" office:value-type="string" calcext:value-type="string">
            <office:annotation office:display="true" draw:style-name="gr11" draw:text-style-name="P6" svg:width="1.414cm" svg:height="0.466cm" svg:x="9.423cm" svg:y="9.037cm" draw:caption-point-x="-1.447cm" draw:caption-point-y="1.1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style-name="Default"/>
          <table:table-cell table:number-columns-repeated="1004"/>
        </table:table-row>
        <table:table-row table:style-name="ro4">
          <table:table-cell/>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style-name="Default"/>
          <table:table-cell table:number-columns-repeated="1004"/>
        </table:table-row>
        <table:table-row table:style-name="ro4">
          <table:table-cell/>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06cm" svg:y="10.536cm" draw:caption-point-x="-0.432cm" draw:caption-point-y="0.669cm">
              <dc:date>2015-01-25T00:00:00</dc:date>
              <text:p text:style-name="P1"><text:span text:style-name="T1">.button-0101</text:span></text:p>
            </office:annotation>
            <text:p>更</text:p>
          </table:table-cell>
          <table:table-cell table:style-name="Default"/>
          <table:table-cell table:number-columns-repeated="1004"/>
        </table:table-row>
        <table:table-row table:style-name="ro4">
          <table:table-cell/>
          <table:table-cell table:style-name="ce107" office:value-type="string" calcext:value-type="string">
            <text:p>社員</text:p>
          </table:table-cell>
          <table:table-cell table:style-name="ce106"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43"/>
          <table:table-cell table:style-name="ce53" table:number-columns-repeated="9"/>
          <table:table-cell table:style-name="ce18"/>
          <table:table-cell table:style-name="ce53" table:number-columns-repeated="4"/>
          <table:table-cell table:style-name="ce63"/>
          <table:table-cell table:style-name="Default"/>
          <table:table-cell table:number-columns-repeated="1004"/>
        </table:table-row>
        <table:table-row table:style-name="ro4">
          <table:table-cell/>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style-name="Default"/>
          <table:table-cell table:number-columns-repeated="5"/>
          <table:table-cell table:style-name="Default"/>
          <table:table-cell table:number-columns-repeated="998"/>
        </table:table-row>
        <table:table-row table:style-name="ro4">
          <table:table-cell/>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49"/>
          <table:table-cell table:style-name="ce55" table:number-columns-repeated="16"/>
          <table:table-cell table:style-name="ce66"/>
          <table:table-cell table:style-name="Default"/>
          <table:table-cell table:number-columns-repeated="4"/>
          <table:table-cell table:style-name="Default" table:number-columns-repeated="2"/>
          <table:table-cell table:number-columns-repeated="998"/>
        </table:table-row>
        <table:table-row table:style-name="ro4" table:number-rows-repeated="3">
          <table:table-cell/>
          <table:table-cell table:style-name="ce49"/>
          <table:table-cell table:style-name="ce55" table:number-columns-repeated="16"/>
          <table:table-cell table:style-name="ce66"/>
          <table:table-cell table:style-name="Default"/>
          <table:table-cell table:number-columns-repeated="1004"/>
        </table:table-row>
        <table:table-row table:style-name="ro4">
          <table:table-cell/>
          <table:table-cell table:style-name="ce50"/>
          <table:table-cell table:style-name="ce56" table:number-columns-repeated="16"/>
          <table:table-cell table:style-name="ce67"/>
          <table:table-cell table:style-name="Default"/>
          <table:table-cell table:number-columns-repeated="1004"/>
        </table:table-row>
        <table:table-row table:style-name="ro4">
          <table:table-cell table:style-name="Default" table:number-columns-repeated="20"/>
          <table:table-cell table:number-columns-repeated="1004"/>
        </table:table-row>
        <table:table-row table:style-name="ro4" table:number-rows-repeated="1048540">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種別価格編集画面"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種別価格編集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ごとの製品の種別価格を選択して編集画面に移行するための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価格編集画面</text:p>
          </table:table-cell>
          <table:table-cell table:style-name="ce101">
            <office:annotation office:display="true" draw:style-name="gr2" draw:text-style-name="P3" svg:width="1.741cm" svg:height="0.492cm" svg:x="4.095cm" svg:y="1.823cm" draw:caption-point-x="-1.11cm" draw:caption-point-y="1.182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3" draw:text-style-name="P2" svg:width="2.934cm" svg:height="0.783cm" svg:x="6.086cm" svg:y="2.124cm" draw:caption-point-x="-1.604cm" draw:caption-point-y="0.881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382cm" svg:y="3.615cm" draw:caption-point-x="-0.902cm" draw:caption-point-y="-0.6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39" office:value-type="string" calcext:value-type="string">
            <office:annotation office:display="true" draw:style-name="gr1" draw:text-style-name="P4" svg:width="1.553cm" svg:height="0.492cm" svg:x="2.199cm" svg:y="4.558cm" draw:caption-point-x="-1.211cm" draw:caption-point-y="-1.054cm">
              <dc:date>2014-12-22T00:00:00</dc:date>
              <text:p text:style-name="P1"><text:span text:style-name="T1">.button-0101</text:span></text:p>
            </office:annotation>
            <text:p>新</text:p>
          </table:table-cell>
          <table:table-cell table:style-name="ce36" office:value-type="string" calcext:value-type="string">
            <text:p>削</text:p>
          </table:table-cell>
          <table:table-cell table:style-name="ce60"/>
          <table:table-cell table:style-name="ce35" table:number-columns-repeated="6"/>
          <table: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新規・編集画面(種別価格)"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新規・編集画面(種別価格)</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とそれに対応する価格ランクを設定して種別価格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新規・編集画面</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number-columns-repeated="2"/>
          <table:table-cell table:style-name="ce15">
            <office:annotation office:display="true" draw:style-name="gr24"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673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1" draw:text-style-name="P9" svg:width="1.905cm" svg:height="0.466cm" svg:x="6.409cm" svg:y="4.161cm" draw:caption-point-x="-0.929cm" draw:caption-point-y="-0.657cm">
              <dc:date>2015-01-25T00:00:00</dc:date>
              <text:p text:style-name="P1"><text:span text:style-name="T5">.button-0102</text:span></text:p>
            </office:annotation>
            <text:p>OK</text:p>
          </table:table-cell>
          <table:covered-table-cell table:style-name="ce159"/>
          <table:table-cell table:style-name="ce6"/>
          <table:table-cell table:number-columns-repeated="1012"/>
        </table:table-row>
        <table:table-row table:style-name="ro4">
          <table:table-cell table:style-name="ce6"/>
          <table:table-cell table:style-name="ce164" office:value-type="string" calcext:value-type="string">
            <text:p><text:span text:style-name="T17">製品種別</text:span></text:p>
            <text:p><text:span text:style-name="T17">.label-0103</text:span></text:p>
          </table:table-cell>
          <table:table-cell table:style-name="ce18"/>
          <table:table-cell table:style-name="ce60"/>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5" office:value-type="string" calcext:value-type="string">
            <text:p><text:span text:style-name="T17">価格ランク</text:span></text:p>
            <text:p><text:span text:style-name="T17">.label-0103</text:span></text:p>
          </table:table-cell>
          <table:table-cell table:style-name="ce22"/>
          <table:table-cell table:style-name="ce97"/>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4">
          <table:table-cell table:number-columns-repeated="1024"/>
        </table:table-row>
        <table:table-row table:style-name="ro4">
          <table:table-cell table:number-columns-repeated="1024"/>
        </table:table-row>
      </table:table>
      <table:table table:name="取引先管理　社員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の社員を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社員追加</text:p>
          </table:table-cell>
          <table:table-cell table:style-name="ce101">
            <office:annotation office:display="true" draw:style-name="gr2" draw:text-style-name="P3" svg:width="1.741cm" svg:height="0.492cm" svg:x="3.665cm" svg:y="1.582cm" draw:caption-point-x="-0.68cm" draw:caption-point-y="1.423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5"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number-columns-repeated="2"/>
          <table:table-cell table:style-name="ce169"/>
          <table:table-cell table:style-name="ce171"/>
          <table:table-cell table:style-name="ce60"/>
          <table:table-cell table:style-name="ce173" office:value-type="string" calcext:value-type="string" table:number-columns-spanned="2" table:number-rows-spanned="1">
            <text:p>社選</text:p>
          </table:table-cell>
          <table:covered-table-cell table:style-name="ce73"/>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32"/>
          <table:table-cell table:style-name="ce6"/>
          <table:table-cell table:number-columns-repeated="1012"/>
        </table:table-row>
        <table:table-row table:style-name="ro4">
          <table:table-cell table:style-name="ce6"/>
          <table:table-cell table:style-name="ce10" office:value-type="string" calcext:value-type="string">
            <text:p>部署</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役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table:table-cell table:style-name="ce60" table:number-columns-repeated="8"/>
          <table:table-cell table:style-name="ce63"/>
          <table:table-cell table:style-name="ce87"/>
          <table:table-cell table:number-columns-repeated="1012"/>
        </table:table-row>
        <table:table-row table:style-name="ro4">
          <table:table-cell table:style-name="ce6"/>
          <table:table-cell table:style-name="ce10" office:value-type="string" calcext:value-type="string">
            <text:p>名前</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登録日</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住所</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電話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FAX番号</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 office:value-type="string" calcext:value-type="string">
            <text:p>メールアドレス</text:p>
            <text:p><text:span text:style-name="T16">.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08" office:value-type="string" calcext:value-type="string">
            <text:p>URL</text:p>
            <text:p><text:span text:style-name="T17">.label-0103</text:span></text:p>
          </table:table-cell>
          <table:table-cell table:style-name="ce97"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社員選択"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社員選択</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個人のリストから取引先の会社の社員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text:p>社員選択</text:p>
          </table:table-cell>
          <table:table-cell table:style-name="ce101">
            <office:annotation office:display="true" draw:style-name="gr2" draw:text-style-name="P3" svg:width="1.741cm" svg:height="0.492cm" svg:x="3.63cm" svg:y="1.549cm" draw:caption-point-x="-0.645cm" draw:caption-point-y="1.456cm">
              <dc:date>2015-01-23T00:00:00</dc:date>
              <text:p text:style-name="P1"><text:span text:style-name="T1">.title-text-0109</text:span></text:p>
            </office:annotation>
          </table:table-cell>
          <table:table-cell table:style-name="ce25"/>
          <table:table-cell table:style-name="ce15"/>
          <table:table-cell table:style-name="ce15">
            <office:annotation office:display="true" draw:style-name="gr26" draw:text-style-name="P2" svg:width="2.934cm" svg:height="0.783cm" svg:x="5.569cm" svg:y="2.02cm" draw:caption-point-x="-1.087cm" draw:caption-point-y="0.985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2" draw:text-style-name="P3" svg:width="1.518cm" svg:height="0.492cm" svg:x="6.193cm" svg:y="3.356cm" draw:caption-point-x="-0.713cm" draw:caption-point-y="-0.351cm">
              <dc:date>2015-01-23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64" office:value-type="string" calcext:value-type="string" table:number-columns-spanned="2" table:number-rows-spanned="1">
            <office:annotation office:display="true" draw:style-name="gr1" draw:text-style-name="P2" svg:width="2.008cm" svg:height="0.492cm" svg:x="6.409cm" svg:y="4.161cm" draw:caption-point-x="-0.929cm" draw:caption-point-y="-0.657cm">
              <dc:date>2015-01-25T00:00:00</dc:date>
              <text:p text:style-name="P1"><text:span text:style-name="T1">.button-0102</text:span></text:p>
            </office:annotation>
            <text:p>OK</text:p>
          </table:table-cell>
          <table:covered-table-cell table:style-name="ce159"/>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取引先管理 会社 登録・編集画面 取扱製品タブ" table:style-name="ta1">
        <table:table-column table:style-name="co3" table:number-columns-repeated="1024" table:default-cell-style-name="Default"/>
        <table:table-row table:style-name="ro3">
          <table:table-cell table:style-name="ce6"/>
          <table:table-cell table:style-name="ce44" office:value-type="string" calcext:value-type="string" table:number-columns-spanned="13" table:number-rows-spanned="1">
            <text:p>取引先管理 会社 登録・編集画面 取扱製品タブ</text:p>
          </table:table-cell>
          <table:covered-table-cell table:number-columns-repeated="12" table:style-name="ce6"/>
          <table:table-cell table:style-name="ce6" table:number-columns-repeated="5"/>
          <table:table-cell table:number-columns-repeated="1005"/>
        </table:table-row>
        <table:table-row table:style-name="ro3">
          <table:table-cell table:style-name="ce6"/>
          <table:table-cell table:style-name="ce45" office:value-type="string" calcext:value-type="string">
            <text:p>・取引先の会社の情報を編集する画面。取引先の会社が扱っている製品を管理するタブが開いている状態。</text:p>
          </table:table-cell>
          <table:table-cell table:style-name="ce6" table:number-columns-repeated="17"/>
          <table:table-cell table:number-columns-repeated="1005"/>
        </table:table-row>
        <table:table-row table:style-name="ro3">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7"/>
          <table:table-cell table:number-columns-repeated="1005"/>
        </table:table-row>
        <table:table-row table:style-name="ro3">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14"/>
          <table:table-cell table:number-columns-repeated="1005"/>
        </table:table-row>
        <table:table-row table:style-name="ro3">
          <table:table-cell table:style-name="ce6" table:number-columns-repeated="19"/>
          <table:table-cell table:number-columns-repeated="1005"/>
        </table:table-row>
        <table:table-row table:style-name="ro3">
          <table:table-cell table:style-name="ce6"/>
          <table:table-cell table:style-name="ce7"/>
          <table:table-cell table:style-name="ce6" table:number-columns-repeated="16"/>
          <table:table-cell table:number-columns-repeated="1006"/>
        </table:table-row>
        <table:table-row table:style-name="ro4">
          <table:table-cell table:style-name="ce6"/>
          <table:table-cell table:style-name="ce8"/>
          <table:table-cell table:style-name="ce25" table:number-columns-repeated="4"/>
          <table:table-cell table:style-name="ce28"/>
          <table:table-cell table:style-name="ce25"/>
          <table:table-cell table:style-name="ce149" office:value-type="string" calcext:value-type="string">
            <text:p>登録・編集画面</text:p>
          </table:table-cell>
          <table:table-cell table:style-name="ce25">
            <office:annotation office:display="true" draw:style-name="gr2" draw:text-style-name="P3" svg:width="1.778cm" svg:height="0.492cm" svg:x="5.863cm" svg:y="1.612cm" draw:caption-point-x="-0.882cm" draw:caption-point-y="1.107cm">
              <dc:date>2015-01-19T00:00:00</dc:date>
              <text:p text:style-name="P1"><text:span text:style-name="T2">.title-text-0119</text:span></text:p>
            </office:annotation>
          </table:table-cell>
          <table:table-cell table:style-name="ce25" table:number-columns-repeated="4"/>
          <table:table-cell table:style-name="ce15">
            <office:annotation office:display="true" draw:style-name="gr19" draw:text-style-name="P2" svg:width="2.754cm" svg:height="0.757cm" svg:x="9.282cm" svg:y="1.116cm" draw:caption-point-x="-1.805cm" draw:caption-point-y="1.603cm">
              <dc:date>2014-12-27T00:00:00</dc:date>
              <text:p text:style-name="P1"><text:span text:style-name="T1">.workspace.width-max</text:span></text:p>
              <text:p text:style-name="P1"><text:span text:style-name="T5">.workspace.width-max .grid</text:span></text:p>
            </office:annotation>
          </table:table-cell>
          <table:table-cell table:style-name="ce25" table:number-columns-repeated="3"/>
          <table:table-cell table:style-name="ce38" office:value-type="string" calcext:value-type="string">
            <office:annotation office:display="true" draw:style-name="gr1" draw:text-style-name="P2" svg:width="2.175cm" svg:height="0.492cm" svg:x="10.209cm" svg:y="2.095cm" draw:caption-point-x="-0.735cm" draw:caption-point-y="0.624cm">
              <dc:date>2014-12-26T00:00:00</dc:date>
              <text:p text:style-name="P1"><text:span text:style-name="T1">.button-0101</text:span></text:p>
            </office:annotation>
            <text:p>×</text:p>
          </table:table-cell>
          <table:table-cell table:number-columns-repeated="1005"/>
        </table:table-row>
        <table:table-row table:style-name="ro4">
          <table:table-cell table:style-name="ce6"/>
          <table:table-cell table:style-name="ce46" office:value-type="string" calcext:value-type="string">
            <text:p>登録日</text:p>
            <text:p>.label-0104</text:p>
          </table:table-cell>
          <table:table-cell table:style-name="ce51"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2"/>
          <table:table-cell table:style-name="ce60"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会社名・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会社名</text:p>
            <text:p>.label-0104</text:p>
          </table:table-cell>
          <table:table-cell table:style-name="ce52"/>
          <table:table-cell table:style-name="ce71" table:number-columns-repeated="2"/>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屋号・フリガナ</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52" office:value-type="string" calcext:value-type="string">
            <text:p>屋号</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85"/>
          <table:table-cell table:number-columns-repeated="1005"/>
        </table:table-row>
        <table:table-row table:style-name="ro4">
          <table:table-cell table:style-name="ce6"/>
          <table:table-cell table:style-name="ce46" office:value-type="string" calcext:value-type="string">
            <text:p>事業所名1</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office:annotation office:display="true" draw:style-name="gr20" draw:text-style-name="P6" svg:width="2.413cm" svg:height="0.731cm" svg:x="9.598cm" svg:y="3.174cm" draw:caption-point-x="-6.613cm" draw:caption-point-y="2.041cm">
              <dc:date>2014-12-26T00:00:00</dc:date>
              <text:p text:style-name="P5"><text:span text:style-name="T7">.textbox-0102</text:span></text:p>
              <text:list text:style-name="">
                <text:list-item>
                  <text:p text:style-name="P5"><text:span text:style-name="T7">※</text:span><text:span text:style-name="T7">プレースホルダーを使う</text:span></text:p>
                </text:list-item>
              </text:list>
            </office:annotation>
            <text:p>郵便番号</text:p>
          </table:table-cell>
          <table:table-cell table:style-name="ce27"/>
          <table:table-cell table:style-name="ce74" office:value-type="string" calcext:value-type="string">
            <office:annotation office:display="true" draw:style-name="gr11" draw:text-style-name="P6" svg:width="1.663cm" svg:height="0.466cm" svg:x="9.578cm" svg:y="4.237cm" draw:caption-point-x="-5.595cm" draw:caption-point-y="0.978cm">
              <dc:date>2014-12-26T00:00:00</dc:date>
              <text:p text:style-name="P5"><text:span text:style-name="T7">.pulldown-0102</text:span></text:p>
            </office:annotation>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2</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事業所名3</text:p>
            <text:p>.label-0104</text:p>
          </table:table-cell>
          <table:table-cell table:style-name="ce52" table:number-columns-repeated="2"/>
          <table:table-cell table:style-name="ce71"/>
          <table:table-cell table:style-name="ce57" office:value-type="string" calcext:value-type="string">
            <text:p>.textbox-0105</text:p>
          </table:table-cell>
          <table:table-cell table:style-name="ce23" table:number-columns-repeated="3"/>
          <table:table-cell table:style-name="ce27"/>
          <table:table-cell table:style-name="ce35" table:number-columns-repeated="8"/>
          <table:table-cell table:style-name="ce153"/>
          <table:table-cell table:number-columns-repeated="1005"/>
        </table:table-row>
        <table:table-row table:style-name="ro4">
          <table:table-cell table:style-name="ce6"/>
          <table:table-cell table:style-name="ce46" office:value-type="string" calcext:value-type="string">
            <text:p>住所</text:p>
            <text:p>.label-0104</text:p>
          </table:table-cell>
          <table:table-cell table:style-name="ce52" table:number-columns-repeated="2"/>
          <table:table-cell table:style-name="ce71"/>
          <table:table-cell table:style-name="ce57" office:value-type="string" calcext:value-type="string">
            <text:p>郵便番号</text:p>
          </table:table-cell>
          <table:table-cell table:style-name="ce27"/>
          <table:table-cell table:style-name="ce74" office:value-type="string" calcext:value-type="string">
            <text:p>都道府県</text:p>
          </table:table-cell>
          <table:table-cell table:style-name="ce144"/>
          <table:table-cell table:style-name="ce57" office:value-type="string" calcext:value-type="string">
            <text:p>.textbox-0110</text:p>
          </table:table-cell>
          <table:table-cell table:style-name="ce23" table:number-columns-repeated="6"/>
          <table:table-cell table:style-name="ce151" table:number-columns-repeated="2"/>
          <table:table-cell table:style-name="ce62"/>
          <table:table-cell table:number-columns-repeated="1005"/>
        </table:table-row>
        <table:table-row table:style-name="ro4">
          <table:table-cell table:style-name="ce6"/>
          <table:table-cell table:style-name="ce46" office:value-type="string" calcext:value-type="string">
            <text:p>電話番号</text:p>
            <text:p><text:span text:style-name="T11">.label-0104</text:span></text:p>
          </table:table-cell>
          <table:table-cell table:style-name="ce52"/>
          <table:table-cell table:style-name="ce71" table:number-columns-repeated="2"/>
          <table:table-cell table:style-name="ce57" office:value-type="string" calcext:value-type="string">
            <text:p>.textbox-0103 </text:p>
          </table:table-cell>
          <table:table-cell table:style-name="ce23"/>
          <table:table-cell table:style-name="ce27"/>
          <table:table-cell table:style-name="ce51" office:value-type="string" calcext:value-type="string">
            <text:p>FAX番号</text:p>
            <text:p><text:span text:style-name="T16">.label-0102</text:span></text:p>
          </table:table-cell>
          <table:table-cell table:style-name="ce71"/>
          <table:table-cell table:style-name="ce57" office:value-type="string" calcext:value-type="string">
            <text:p>.textbox-0103 </text:p>
          </table:table-cell>
          <table:table-cell table:style-name="ce23"/>
          <table:table-cell table:style-name="ce27"/>
          <table:table-cell table:style-name="ce51" office:value-type="string" calcext:value-type="string">
            <text:p>eメール</text:p>
            <text:p><text:span text:style-name="T16">.label-0102</text:span></text:p>
          </table:table-cell>
          <table:table-cell table:style-name="ce71"/>
          <table:table-cell table:style-name="ce57" office:value-type="string" calcext:value-type="string">
            <text:p>.textbox-0104</text:p>
          </table:table-cell>
          <table:table-cell table:style-name="ce23" table:number-columns-repeated="2"/>
          <table:table-cell table:style-name="ce62"/>
          <table:table-cell table:number-columns-repeated="1005"/>
        </table:table-row>
        <table:table-row table:style-name="ro4">
          <table:table-cell table:style-name="ce6"/>
          <table:table-cell table:style-name="ce46" office:value-type="string" calcext:value-type="string">
            <text:p>URL</text:p>
            <text:p>.label-0104</text:p>
          </table:table-cell>
          <table:table-cell table:style-name="ce52" table:number-columns-repeated="2"/>
          <table:table-cell table:style-name="ce71"/>
          <table:table-cell table:style-name="ce146" office:value-type="string" calcext:value-type="string">
            <text:p>.textbox-0105</text:p>
          </table:table-cell>
          <table:table-cell table:style-name="ce23" table:number-columns-repeated="3"/>
          <table:table-cell table:style-name="ce27"/>
          <table:table-cell table:style-name="ce35" table:number-columns-repeated="2"/>
          <table:table-cell table:style-name="ce53" table:number-columns-repeated="3"/>
          <table:table-cell table:style-name="ce100"/>
          <table:table-cell table:style-name="ce60" table:number-columns-repeated="2"/>
          <table:table-cell table:style-name="ce63"/>
          <table:table-cell table:number-columns-repeated="1005"/>
        </table:table-row>
        <table:table-row table:style-name="ro4">
          <table:table-cell table:style-name="ce6"/>
          <table:table-cell table:style-name="ce46" office:value-type="string" calcext:value-type="string">
            <text:p>属性</text:p>
            <text:p>.label-0104</text:p>
          </table:table-cell>
          <table:table-cell table:style-name="ce71" table:number-columns-repeated="3"/>
          <table:table-cell table:style-name="ce51" office:value-type="string" calcext:value-type="string">
            <text:p>営業先</text:p>
            <text:p><text:span text:style-name="T16">.label-0102</text:span></text:p>
          </table:table-cell>
          <table:table-cell table:style-name="ce71"/>
          <table:table-cell table:style-name="ce148" office:value-type="string" calcext:value-type="string">
            <office:annotation office:display="true" draw:style-name="gr11" draw:text-style-name="P3" svg:width="1.758cm" svg:height="0.466cm" svg:x="5.846cm" svg:y="8.318cm" draw:caption-point-x="-1.863cm" draw:caption-point-y="1.389cm">
              <dc:date>2014-12-26T00:00:00</dc:date>
              <text:p text:style-name="P1"><text:span text:style-name="T5">.checkbox-0101</text:span></text:p>
            </office:annotation>
            <text:p>□</text:p>
          </table:table-cell>
          <table:table-cell table:style-name="ce147" office:value-type="string" calcext:value-type="string">
            <office:annotation office:display="true" draw:style-name="gr11" draw:text-style-name="P6" svg:width="1.414cm" svg:height="0.466cm" svg:x="5.229cm" svg:y="8.972cm" draw:caption-point-x="-0.747cm" draw:caption-point-y="0.735cm">
              <dc:date>2014-12-26T00:00:00</dc:date>
              <text:p text:style-name="P5"><text:span text:style-name="T7">.label-0101</text:span></text:p>
            </office:annotation>
            <text:p>顧客</text:p>
          </table:table-cell>
          <table:table-cell table:style-name="ce148" office:value-type="string" calcext:value-type="string">
            <text:p>□</text:p>
          </table:table-cell>
          <table:table-cell table:style-name="ce51" office:value-type="string" calcext:value-type="string">
            <text:p>仕入先</text:p>
            <text:p><text:span text:style-name="T16">.label-0102</text:span></text:p>
          </table:table-cell>
          <table:table-cell table:style-name="ce71"/>
          <table:table-cell table:style-name="ce148" office:value-type="string" calcext:value-type="string">
            <text:p>□</text:p>
          </table:table-cell>
          <table:table-cell table:style-name="ce35" table:number-columns-repeated="2"/>
          <table:table-cell table:style-name="ce60" table:number-columns-repeated="2"/>
          <table:table-cell table:style-name="ce152"/>
          <table:table-cell table:style-name="ce63"/>
          <table:table-cell table:number-columns-repeated="1005"/>
        </table:table-row>
        <table:table-row table:style-name="ro4">
          <table:table-cell table:style-name="ce6"/>
          <table:table-cell table:style-name="ce46" office:value-type="string" calcext:value-type="string">
            <text:p>種別価格</text:p>
            <text:p><text:span text:style-name="T12">.label</text:span><text:span text:style-name="T15">-0102</text:span></text:p>
          </table:table-cell>
          <table:table-cell table:style-name="ce71"/>
          <table:table-cell table:style-name="ce142" office:value-type="string" calcext:value-type="string" table:number-columns-spanned="2" table:number-rows-spanned="1">
            <office:annotation office:display="true" draw:style-name="gr27" draw:text-style-name="P6" svg:width="1.403cm" svg:height="0.466cm" svg:x="3.605cm" svg:y="11.456cm" draw:caption-point-x="-1.12cm" draw:caption-point-y="-1.249cm">
              <dc:date>2015-01-23T00:00:00</dc:date>
              <text:list text:style-name="">
                <text:list-header>
                  <text:p text:style-name="P5"><text:span text:style-name="T7">.button-0102</text:span></text:p>
                </text:list-header>
              </text:list>
            </office:annotation>
            <text:p><text:s/>編集</text:p>
          </table:table-cell>
          <table:covered-table-cell table:style-name="ce144"/>
          <table:table-cell table:style-name="ce147" office:value-type="string" calcext:value-type="string">
            <office:annotation office:display="true" draw:style-name="gr11" draw:text-style-name="P6" svg:width="1.276cm" svg:height="0.466cm" svg:x="3.733cm" svg:y="10.836cm" draw:caption-point-x="-0.748cm" draw:caption-point-y="-0.629cm">
              <dc:date>2014-12-26T00:00:00</dc:date>
              <text:p text:style-name="P5"><text:span text:style-name="T7">.label-0101</text:span></text:p>
            </office:annotation>
            <text:p>締日</text:p>
          </table:table-cell>
          <table:table-cell table:style-name="ce74"/>
          <table:table-cell table:style-name="ce144"/>
          <table:table-cell table:style-name="ce51" office:value-type="string" calcext:value-type="string">
            <text:p>支払サイト</text:p>
            <text:p>.label-0103</text:p>
          </table:table-cell>
          <table:table-cell table:style-name="ce71"/>
          <table:table-cell table:style-name="ce35"/>
          <table:table-cell table:style-name="ce150" table:number-columns-spanned="4" table:number-rows-spanned="1">
            <office:annotation office:display="true" draw:style-name="gr2" draw:text-style-name="P3" svg:width="1.762cm" svg:height="0.492cm" svg:x="9.605cm" svg:y="8.114cm" draw:caption-point-x="-2.128cm" draw:caption-point-y="2.093cm">
              <dc:date>2015-01-19T00:00:00</dc:date>
              <text:p text:style-name="P1"><text:span text:style-name="T1">.pulldown-0104</text:span></text:p>
            </office:annotation>
          </table:table-cell>
          <table:covered-table-cell table:style-name="ce27"/>
          <table:covered-table-cell table:number-columns-repeated="2"/>
          <table:table-cell table:style-name="ce147" office:value-type="string" calcext:value-type="string">
            <office:annotation office:display="true" draw:style-name="gr11" draw:text-style-name="P6" svg:width="1.414cm" svg:height="0.466cm" svg:x="9.286cm" svg:y="8.95cm" draw:caption-point-x="-1.31cm" draw:caption-point-y="1.257cm">
              <dc:date>2014-12-26T00:00:00</dc:date>
              <text:p text:style-name="P5"><text:span text:style-name="T7">.label-0101</text:span></text:p>
            </office:annotation>
            <text:p>前金</text:p>
          </table:table-cell>
          <table:table-cell table:style-name="ce148" office:value-type="string" calcext:value-type="string">
            <office:annotation office:display="true" draw:style-name="gr11" draw:text-style-name="P3" svg:width="1.758cm" svg:height="0.466cm" svg:x="8.899cm" svg:y="9.645cm" draw:caption-point-x="-0.423cm" draw:caption-point-y="0.562cm">
              <dc:date>2014-12-26T00:00:00</dc:date>
              <text:p text:style-name="P1"><text:span text:style-name="T5">.checkbox-0101</text:span></text:p>
            </office:annotation>
            <text:p>□</text:p>
          </table:table-cell>
          <table:table-cell table:style-name="ce152"/>
          <table:table-cell table:style-name="ce63"/>
          <table:table-cell table:number-columns-repeated="1005"/>
        </table:table-row>
        <table:table-row table:style-name="ro4">
          <table:table-cell table:style-name="ce6"/>
          <table:table-cell table:style-name="ce47"/>
          <table:table-cell table:style-name="ce53" table:number-columns-repeated="2"/>
          <table:table-cell table:style-name="ce35" table:number-columns-repeated="8"/>
          <table:table-cell table:style-name="ce53"/>
          <table:table-cell table:style-name="ce35" table:number-columns-repeated="4"/>
          <table:table-cell table:style-name="ce60"/>
          <table:table-cell table:style-name="ce63"/>
          <table:table-cell table:number-columns-repeated="1005"/>
        </table:table-row>
        <table:table-row table:style-name="ro4">
          <table:table-cell table:style-name="ce6"/>
          <table:table-cell table:style-name="ce46"/>
          <table:table-cell table:style-name="ce97" table:number-columns-repeated="2"/>
          <table:table-cell table:style-name="ce60" table:number-columns-repeated="14"/>
          <table:table-cell table:style-name="ce64" office:value-type="string" calcext:value-type="string">
            <office:annotation office:display="true" draw:style-name="gr1" draw:text-style-name="P4" svg:width="2.075cm" svg:height="0.492cm" svg:x="9.991cm" svg:y="10.502cm" draw:caption-point-x="-0.517cm" draw:caption-point-y="0.703cm">
              <dc:date>2015-01-25T00:00:00</dc:date>
              <text:p text:style-name="P1"><text:span text:style-name="T1">.button-0101</text:span></text:p>
            </office:annotation>
            <text:p>更</text:p>
          </table:table-cell>
          <table:table-cell table:number-columns-repeated="1005"/>
        </table:table-row>
        <table:table-row table:style-name="ro4">
          <table:table-cell table:style-name="ce6"/>
          <table:table-cell table:style-name="ce16" office:value-type="string" calcext:value-type="string">
            <text:p>社員</text:p>
          </table:table-cell>
          <table:table-cell table:style-name="ce9" office:value-type="string" calcext:value-type="string">
            <office:annotation office:display="true" draw:style-name="gr22" draw:text-style-name="P13" svg:width="2.899cm" svg:height="1.623cm" svg:x="3.199cm" svg:y="12.455cm" draw:caption-point-x="-1.712cm" draw:caption-point-y="-0.751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取扱製品</text:p>
          </table:table-cell>
          <table:table-cell table:style-name="ce175"/>
          <table:table-cell table:style-name="ce53" table:number-columns-repeated="9"/>
          <table:table-cell table:style-name="ce18"/>
          <table:table-cell table:style-name="ce53" table:number-columns-repeated="4"/>
          <table:table-cell table:style-name="ce63"/>
          <table:table-cell table:number-columns-repeated="1005"/>
        </table:table-row>
        <table:table-row table:style-name="ro4">
          <table:table-cell table:style-name="ce6"/>
          <table:table-cell table:style-name="ce139" office:value-type="string" calcext:value-type="string">
            <office:annotation office:display="true" draw:style-name="gr1" draw:text-style-name="P4" svg:width="1.553cm" svg:height="0.492cm" svg:x="3.421cm" svg:y="14.255cm" draw:caption-point-x="-2.433cm" draw:caption-point-y="-2.052cm">
              <dc:date>2014-12-22T00:00:00</dc:date>
              <text:p text:style-name="P1"><text:span text:style-name="T1">.button-0101</text:span></text:p>
            </office:annotation>
            <text:p>新</text:p>
          </table:table-cell>
          <table:table-cell table:style-name="ce141" office:value-type="string" calcext:value-type="string">
            <text:p>削</text:p>
          </table:table-cell>
          <table:table-cell table:style-name="ce129"/>
          <table:table-cell table:style-name="ce145" table:number-columns-repeated="3"/>
          <table:table-cell table:style-name="ce15"/>
          <table:table-cell table:style-name="ce145" table:number-columns-repeated="4"/>
          <table:table-cell table:style-name="ce145">
            <office:annotation office:display="true" draw:style-name="gr2" draw:text-style-name="P2" svg:width="1.57cm" svg:height="0.492cm" svg:x="7.088cm" svg:y="11.478cm" draw:caption-point-x="-0.609cm" draw:caption-point-y="0.725cm">
              <dc:date>2015-01-19T00:00:00</dc:date>
              <text:p text:style-name="P1"><text:span text:style-name="T1">.tab-container</text:span></text:p>
            </office:annotation>
          </table:table-cell>
          <table:table-cell table:style-name="ce145" table:number-columns-repeated="5"/>
          <table:table-cell table:style-name="ce154"/>
          <table:table-cell table:number-columns-repeated="1005"/>
        </table:table-row>
        <table:table-row table:style-name="ro4">
          <table:table-cell table:style-name="ce6"/>
          <table:table-cell table:style-name="ce140" office:value-type="string" calcext:value-type="string">
            <text:p>1. .wrap-list</text:p>
            <text:p>2. .list</text:p>
          </table:table-cell>
          <table:table-cell table:style-name="ce90" table:number-columns-repeated="14"/>
          <table:table-cell table:style-name="ce19"/>
          <table:table-cell table:style-name="ce90"/>
          <table:table-cell table:style-name="ce93"/>
          <table:table-cell table:number-columns-repeated="1005"/>
        </table:table-row>
        <table:table-row table:style-name="ro4" table:number-rows-repeated="5">
          <table:table-cell table:style-name="ce6"/>
          <table:table-cell table:style-name="ce49"/>
          <table:table-cell table:style-name="ce55" table:number-columns-repeated="16"/>
          <table:table-cell table:style-name="ce66"/>
          <table:table-cell table:number-columns-repeated="1005"/>
        </table:table-row>
        <table:table-row table:style-name="ro4">
          <table:table-cell table:style-name="ce6"/>
          <table:table-cell table:style-name="ce50"/>
          <table:table-cell table:style-name="ce56" table:number-columns-repeated="16"/>
          <table:table-cell table:style-name="ce67"/>
          <table:table-cell table:number-columns-repeated="1005"/>
        </table:table-row>
        <table:table-row table:style-name="ro4" table:number-rows-repeated="1048541">
          <table:table-cell table:number-columns-repeated="1024"/>
        </table:table-row>
        <table:table-row table:style-name="ro3">
          <table:table-cell table:number-columns-repeated="1024"/>
        </table:table-row>
        <table:table-row table:style-name="ro3">
          <table:table-cell table:number-columns-repeated="1024"/>
        </table:table-row>
      </table:table>
      <table:table table:name="取引先管理 取扱製品追加" table:style-name="ta1">
        <table:table-column table:style-name="co3" table:number-columns-repeated="1024" table:default-cell-style-name="Default"/>
        <table:table-row table:style-name="ro4">
          <table:table-cell table:style-name="ce6"/>
          <table:table-cell table:style-name="ce94" office:value-type="string" calcext:value-type="string">
            <text:p>取引先管理 取扱製品追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取引先の会社が取り扱っている製品を追加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101" office:value-type="string" calcext:value-type="string">
            <office:annotation office:display="true" draw:style-name="gr1" draw:text-style-name="P9" svg:width="1.719cm" svg:height="0.492cm" svg:x="3.949cm" svg:y="1.713cm" draw:caption-point-x="-1.464cm" draw:caption-point-y="1.292cm">
              <dc:date>2014-12-26T00:00:00</dc:date>
              <text:p text:style-name="P1"><text:span text:style-name="T2">.title-text-0109</text:span></text:p>
            </office:annotation>
            <text:p>取扱製品追加</text:p>
          </table:table-cell>
          <table:table-cell table:style-name="ce101"/>
          <table:table-cell table:style-name="ce25"/>
          <table:table-cell table:style-name="ce15">
            <office:annotation office:display="true" draw:style-name="gr28" draw:text-style-name="P9" svg:width="2.683cm" svg:height="0.731cm" svg:x="5.914cm" svg:y="2.055cm" draw:caption-point-x="-1.931cm" draw:caption-point-y="0.95cm">
              <dc:date>2014-12-27T00:00:00</dc:date>
              <text:p text:style-name="P1"><text:span text:style-name="T5">.workspace.width-min </text:span></text:p>
              <text:p text:style-name="P1"><text:span text:style-name="T5">.workspace.width-min .grid</text:span></text:p>
            </office:annotation>
          </table:table-cell>
          <table:table-cell table:style-name="ce28"/>
          <table:table-cell table:style-name="ce80"/>
          <table:table-cell table:style-name="ce132" office:value-type="string" calcext:value-type="string">
            <office:annotation office:display="true" draw:style-name="gr1" draw:text-style-name="P2" svg:width="1.568cm" svg:height="0.492cm" svg:x="6.246cm" svg:y="3.251cm" draw:caption-point-x="-0.766cm" draw:caption-point-y="-0.24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176" office:value-type="string" calcext:value-type="string" table:number-columns-spanned="2" table:number-rows-spanned="1">
            <office:annotation office:display="true" draw:style-name="gr11" draw:text-style-name="P9" svg:width="1.905cm" svg:height="0.466cm" svg:x="6.219cm" svg:y="3.868cm" draw:caption-point-x="-0.739cm" draw:caption-point-y="-0.364cm">
              <dc:date>2015-01-25T00:00:00</dc:date>
              <text:p text:style-name="P1"><text:span text:style-name="T5">.button-0102</text:span></text:p>
            </office:annotation>
            <text:p>追加</text:p>
          </table:table-cell>
          <table:covered-table-cell table:style-name="ce177"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table-cell table:style-name="ce6"/>
          <table:table-cell table:style-name="ce155"/>
          <table:table-cell table:style-name="ce32" table:number-columns-repeated="8"/>
          <table:table-cell table:style-name="ce161"/>
          <table:table-cell table:style-name="ce6"/>
          <table:table-cell table:number-columns-repeated="3"/>
          <table:table-cell table:style-name="ce178"/>
          <table:table-cell table:number-columns-repeated="1008"/>
        </table:table-row>
        <table:table-row table:style-name="ro4" table:number-rows-repeated="7">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製品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製品管理</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6"/>
          <table:table-cell table:style-name="ce15">
            <office:annotation office:display="true" draw:style-name="gr1" draw:text-style-name="P2" svg:width="1.387cm" svg:height="0.492cm" svg:x="6.21cm" svg:y="1.318cm" draw:caption-point-x="-1.728cm" draw:caption-point-y="1.401cm">
              <dc:date>2014-12-22T00:00:00</dc:date>
              <text:p text:style-name="P1"><text:span text:style-name="T1">.workspace</text:span></text:p>
            </office:annotation>
          </table:table-cell>
          <table:table-cell table:style-name="ce25"/>
          <table:table-cell table:style-name="ce28" office:value-type="string" calcext:value-type="string">
            <office:annotation office:display="true" draw:style-name="gr1" draw:text-style-name="P8" svg:width="1.761cm" svg:height="0.492cm" svg:x="6.368cm" svg:y="1.92cm" draw:caption-point-x="-0.888cm" draw:caption-point-y="0.799cm">
              <dc:date>2015-01-19T00:00:00</dc:date>
              <text:p text:style-name="P1"><text:span text:style-name="T2">.title-text-0119</text:span></text:p>
            </office:annotation>
            <text:p>製品管理</text:p>
          </table:table-cell>
          <table:table-cell table:style-name="ce25" table:number-columns-repeated="9"/>
          <table:table-cell table:style-name="ce38" office:value-type="string" calcext:value-type="string">
            <office:annotation office:display="true" draw:style-name="gr1" draw:text-style-name="P2" svg:width="1.572cm" svg:height="0.492cm" svg:x="11.224cm" svg:y="1.885cm" draw:caption-point-x="-0.752cm" draw:caption-point-y="0.83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436cm" svg:y="4.319cm" draw:caption-point-x="-2.448cm" draw:caption-point-y="-1.101cm">
              <dc:date>2014-12-22T00:00:00</dc:date>
              <text:p text:style-name="P1"><text:span text:style-name="T3">.label-0101</text:span></text:p>
            </office:annotation>
            <text:p>検索</text:p>
          </table:table-cell>
          <table:table-cell table:style-name="ce118" office:value-type="string" calcext:value-type="string">
            <text:p>.textbox-0108 <text:s/></text:p>
          </table:table-cell>
          <table:table-cell table:style-name="ce23" table:number-columns-repeated="6"/>
          <table:table-cell table:style-name="ce27"/>
          <table:table-cell table:style-name="ce36" office:value-type="string" calcext:value-type="string">
            <office:annotation office:display="true" draw:style-name="gr1" draw:text-style-name="P4" svg:width="1.629cm" svg:height="0.492cm" svg:x="7.107cm" svg:y="4.47cm" draw:caption-point-x="-1.627cm" draw:caption-point-y="-1.252cm">
              <dc:date>2014-12-22T00:00:00</dc:date>
              <text:p text:style-name="P1"><text:span text:style-name="T1">.button-0101</text:span></text:p>
            </office:annotation>
            <text:p>検</text:p>
          </table:table-cell>
          <table:table-cell table:style-name="ce18" office:value-type="string" calcext:value-type="string">
            <office:annotation office:display="true" draw:style-name="gr4" draw:text-style-name="P4" svg:width="1.35cm" svg:height="0.438cm" svg:x="7.669cm" svg:y="2.57cm" draw:caption-point-x="-1.689cm" draw:caption-point-y="0.648cm">
              <dc:date>2014-12-22T00:00:00</dc:date>
              <text:p text:style-name="P1"><text:span text:style-name="T3">.label-0101</text:span></text:p>
            </office:annotation>
            <text:p>期間</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0.882cm" svg:y="2.644cm" draw:caption-point-x="-0.41cm" draw:caption-point-y="0.574cm">
              <dc:date>2015-01-19T00:00:00</dc:date>
              <text:p text:style-name="P1"><text:span text:style-name="T1">.pulldown-0103</text:span></text:p>
            </office:annotation>
          </table:table-cell>
          <table:covered-table-cell table:number-columns-repeated="2" table:style-name="Default"/>
          <table:table-cell table:style-name="ce87"/>
          <table:table-cell table:number-columns-repeated="1002"/>
        </table:table-row>
        <table:table-row table:style-name="ro4">
          <table:table-cell/>
          <table:table-cell table:style-name="ce11" office:value-type="string" calcext:value-type="string">
            <office:annotation office:display="true" draw:style-name="gr1" draw:text-style-name="P11" svg:width="1.549cm" svg:height="0.492cm" svg:x="3.91cm" svg:y="5.325cm" draw:caption-point-x="-2.922cm" draw:caption-point-y="-1.608cm">
              <dc:date>2014-12-22T00:00:00</dc:date>
              <text:p text:style-name="P1"><text:span text:style-name="T4">.button-0101</text:span></text:p>
            </office:annotation>
            <text:p>新</text:p>
          </table:table-cell>
          <table:table-cell table:style-name="ce179" office:value-type="string" calcext:value-type="string">
            <text:p>削</text:p>
          </table:table-cell>
          <table:table-cell table:style-name="ce24" table:number-columns-repeated="13"/>
          <table:table-cell table:style-name="ce129" table:number-columns-repeated="4"/>
          <table:table-cell table:style-name="ce64" office:value-type="string" calcext:value-type="string">
            <office:annotation office:display="true" draw:style-name="gr1" draw:text-style-name="P2" svg:width="2.143cm" svg:height="0.492cm" svg:x="11.205cm" svg:y="4.405cm" draw:caption-point-x="-0.733cm" draw:caption-point-y="-0.688cm">
              <dc:date>2015-01-25T00:00:00</dc:date>
              <text:p text:style-name="P1"><text:span text:style-name="T1">.button-0101</text:span></text:p>
            </office:annotation>
            <text:p>種</text:p>
          </table:table-cell>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製品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製品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情報の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2.063cm" svg:height="0.492cm" svg:x="3.958cm" svg:y="1.539cm" draw:caption-point-x="-1.473cm" draw:caption-point-y="1.466cm">
              <dc:date>2015-01-19T00:00:00</dc:date>
              <text:p text:style-name="P1"><text:span text:style-name="T2">.title-text-0109</text:span></text:p>
            </office:annotation>
            <text:p>新規・編集画面</text:p>
          </table:table-cell>
          <table:table-cell table:style-name="ce101"/>
          <table:table-cell table:style-name="ce25"/>
          <table:table-cell table:style-name="ce15">
            <office:annotation office:display="true" draw:style-name="gr29" draw:text-style-name="P2" svg:width="3.252cm" svg:height="0.783cm" svg:x="6.212cm" svg:y="1.818cm" draw:caption-point-x="-2.229cm" draw:caption-point-y="1.187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6cm" svg:height="0.492cm" svg:x="6.802cm" svg:y="3.475cm" draw:caption-point-x="-1.322cm" draw:caption-point-y="-0.4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1.971cm" svg:height="0.492cm" svg:x="6.756cm" svg:y="4.114cm" draw:caption-point-x="-1.276cm" draw:caption-point-y="-0.61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型番</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製品種別(大)</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中)</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87"/>
          <table:table-cell table:number-columns-repeated="1012"/>
        </table:table-row>
        <table:table-row table:style-name="ro4">
          <table:table-cell table:style-name="ce6"/>
          <table:table-cell table:style-name="ce46" office:value-type="string" calcext:value-type="string">
            <text:p>製品種別(小)</text:p>
            <text:p>.label-0103</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label-0103</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造元</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仕入元</text:span></text:p>
            <text:p><text:span text:style-name="T12">.label-0103</text:span></text:p>
          </table:table-cell>
          <table:table-cell table:style-name="ce52" table:number-columns-repeated="2"/>
          <table:table-cell table:style-name="ce188" office:value-type="string" calcext:value-type="string">
            <text:p>.pulldown-0107</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上代</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仕入価格</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82" office:value-type="string" calcext:value-type="string">
            <text:p>製品画像</text:p>
            <text:p><text:span text:style-name="T12">.label-0103</text:span></text:p>
          </table:table-cell>
          <table:table-cell table:style-name="ce52" table:number-columns-repeated="2"/>
          <table:table-cell table:style-name="ce146" office:value-type="string" calcext:value-type="string">
            <text:p>.textbox-0104</text:p>
          </table:table-cell>
          <table:table-cell table:style-name="ce190" table:number-columns-repeated="2"/>
          <table:table-cell table:style-name="ce191"/>
          <table:table-cell table:style-name="ce37" office:value-type="string" calcext:value-type="string" table:number-columns-spanned="3" table:number-rows-spanned="1">
            <office:annotation office:display="true" draw:style-name="gr2" draw:text-style-name="P3" svg:width="1.552cm" svg:height="0.492cm" svg:x="6.021cm" svg:y="8.297cm" draw:caption-point-x="-0.541cm" draw:caption-point-y="0.698cm">
              <dc:date>2015-01-19T00:00:00</dc:date>
              <text:p text:style-name="P1"><text:span text:style-name="T1">.button-0103</text:span></text:p>
            </office:annotation>
            <text:p>アップロード</text:p>
          </table:table-cell>
          <table:covered-table-cell table:number-columns-repeated="2"/>
          <table:table-cell table:style-name="ce6"/>
          <table:table-cell table:number-columns-repeated="1012"/>
        </table:table-row>
        <table:table-row table:style-name="ro4">
          <table:table-cell table:style-name="ce6"/>
          <table:table-cell table:style-name="ce182" office:value-type="string" calcext:value-type="string">
            <text:p>販売価格</text:p>
            <text:p><text:span text:style-name="T12">.label-0103</text:span></text:p>
          </table:table-cell>
          <table:table-cell table:style-name="ce52" table:number-columns-repeated="2"/>
          <table:table-cell table:style-name="ce100"/>
          <table:table-cell table:style-name="ce60" table:number-columns-repeated="5"/>
          <table:table-cell table:style-name="ce63"/>
          <table:table-cell table:style-name="ce6"/>
          <table:table-cell table:number-columns-repeated="1012"/>
        </table:table-row>
        <table:table-row table:style-name="ro4">
          <table:table-cell table:style-name="ce6"/>
          <table:table-cell table:style-name="ce182" office:value-type="string" calcext:value-type="string">
            <office:annotation office:display="true" draw:style-name="gr11" draw:text-style-name="P3" svg:width="1.293cm" svg:height="0.466cm" svg:x="2.459cm" svg:y="8.374cm" draw:caption-point-x="-1.471cm" draw:caption-point-y="1.619cm">
              <dc:date>2014-12-26T00:00:00</dc:date>
              <text:p text:style-name="P1"><text:span text:style-name="T5">.label-0101</text:span></text:p>
            </office:annotation>
            <text:p>A</text:p>
          </table:table-cell>
          <table:table-cell table:style-name="ce185"/>
          <table:table-cell table:style-name="ce187" office:value-type="string" calcext:value-type="string">
            <text:p>B</text:p>
          </table:table-cell>
          <table:table-cell table:style-name="ce189"/>
          <table:table-cell table:style-name="ce147" office:value-type="string" calcext:value-type="string">
            <text:p>C</text:p>
          </table:table-cell>
          <table:table-cell table:style-name="ce147"/>
          <table:table-cell table:style-name="ce147" office:value-type="string" calcext:value-type="string">
            <text:p>D</text:p>
          </table:table-cell>
          <table:table-cell table:style-name="ce147"/>
          <table:table-cell table:style-name="ce147" office:value-type="string" calcext:value-type="string">
            <text:p>E</text:p>
          </table:table-cell>
          <table:table-cell table:style-name="ce192"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office:annotation office:display="true" draw:style-name="gr2" draw:text-style-name="P3" svg:width="1.742cm" svg:height="0.492cm" svg:x="5.866cm" svg:y="9.67cm" draw:caption-point-x="-0.885cm" draw:caption-point-y="0.822cm">
              <dc:date>2015-01-19T00:00:00</dc:date>
              <text:p text:style-name="P1"><text:span text:style-name="T1">.textbox-0102</text:span></text:p>
            </office:annotation>
          </table:table-cell>
          <table:table-cell table:style-name="ce193"/>
          <table:table-cell table:style-name="ce6"/>
          <table:table-cell table:number-columns-repeated="1012"/>
        </table:table-row>
        <table:table-row table:style-name="ro4">
          <table:table-cell table:style-name="ce6"/>
          <table:table-cell table:style-name="ce184" office:value-type="string" calcext:value-type="string">
            <text:p>F</text:p>
          </table:table-cell>
          <table:table-cell table:style-name="ce186"/>
          <table:table-cell table:style-name="ce186" office:value-type="string" calcext:value-type="string">
            <text:p>G</text:p>
          </table:table-cell>
          <table:table-cell table:style-name="ce186"/>
          <table:table-cell table:style-name="ce186" office:value-type="string" calcext:value-type="string">
            <text:p>H</text:p>
          </table:table-cell>
          <table:table-cell table:style-name="ce186"/>
          <table:table-cell table:style-name="ce186" office:value-type="string" calcext:value-type="string">
            <text:p>I</text:p>
          </table:table-cell>
          <table:table-cell table:style-name="ce186"/>
          <table:table-cell table:style-name="ce186" office:value-type="string" calcext:value-type="string">
            <text:p>J</text:p>
          </table:table-cell>
          <table:table-cell table:style-name="ce194" office:value-type="string" calcext:value-type="string">
            <text:p>(空白)</text:p>
          </table:table-cell>
          <table:table-cell table:style-name="ce6"/>
          <table:table-cell table:number-columns-repeated="1012"/>
        </table:table-row>
        <table:table-row table:style-name="ro4">
          <table:table-cell table:style-name="ce6"/>
          <table:table-cell table:style-name="ce183"/>
          <table:table-cell table:style-name="ce31"/>
          <table:table-cell table:style-name="ce118"/>
          <table:table-cell table:style-name="ce31"/>
          <table:table-cell table:style-name="ce118"/>
          <table:table-cell table:style-name="ce31"/>
          <table:table-cell table:style-name="ce118"/>
          <table:table-cell table:style-name="ce31"/>
          <table:table-cell table:style-name="ce118"/>
          <table:table-cell table:style-name="ce193"/>
          <table:table-cell table:style-name="ce6"/>
          <table:table-cell table:number-columns-repeated="1012"/>
        </table:table-row>
        <table:table-row table:style-name="ro4">
          <table:table-cell table:style-name="ce6"/>
          <table:table-cell table:style-name="ce46" office:value-type="string" calcext:value-type="string">
            <text:p><text:span text:style-name="T13">値引率限界</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備考</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48">
          <table:table-cell table:number-columns-repeated="1024"/>
        </table:table-row>
        <table:table-row table:style-name="ro4">
          <table:table-cell table:number-columns-repeated="1024"/>
        </table:table-row>
      </table:table>
      <table:table table:name="種別作成画面" table:style-name="ta1">
        <table:table-column table:style-name="co3" table:number-columns-repeated="1024" table:default-cell-style-name="Default"/>
        <table:table-row table:style-name="ro4">
          <table:table-cell table:style-name="ce6"/>
          <table:table-cell table:style-name="ce94" office:value-type="string" calcext:value-type="string">
            <text:p>種別作成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製品に設定する種別を作成するための画面。大・中・小の作成画面に分岐する。</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94"/>
          <table:table-cell table:style-name="ce6" table:number-columns-repeated="10"/>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text:p>種別作成画面</text:p>
          </table:table-cell>
          <table:table-cell table:style-name="ce101"/>
          <table:table-cell table:style-name="ce28">
            <office:annotation office:display="true" draw:style-name="gr2" draw:text-style-name="P3" svg:width="1.767cm" svg:height="0.492cm" svg:x="4.683cm" svg:y="1.73cm" draw:caption-point-x="-1.199cm" draw:caption-point-y="1.275cm">
              <dc:date>2015-01-19T00:00:00</dc:date>
              <text:p text:style-name="P1"><text:span text:style-name="T2">.title-text-0109</text:span></text:p>
            </office:annotation>
          </table:table-cell>
          <table:table-cell table:style-name="ce28"/>
          <table:table-cell table:style-name="ce15">
            <office:annotation office:display="true" draw:style-name="gr30" draw:text-style-name="P9" svg:width="2.683cm" svg:height="0.731cm" svg:x="5.707cm" svg:y="2.361cm" draw:caption-point-x="-1.225cm" draw:caption-point-y="0.644cm">
              <dc:date>2014-12-27T00:00:00</dc:date>
              <text:p text:style-name="P1"><text:span text:style-name="T5">.workspace.width-min </text:span></text:p>
              <text:p text:style-name="P1"><text:span text:style-name="T5">.workspace.width-min .grid</text:span></text:p>
            </office:annotation>
          </table:table-cell>
          <table:table-cell table:style-name="ce25"/>
          <table:table-cell table:style-name="ce38" office:value-type="string" calcext:value-type="string">
            <office:annotation office:display="true" draw:style-name="gr1" draw:text-style-name="P2" svg:width="1.568cm" svg:height="0.492cm" svg:x="6.401cm" svg:y="3.767cm" draw:caption-point-x="-0.921cm" draw:caption-point-y="-0.76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51" table:number-columns-repeated="2"/>
          <table:table-cell table:style-name="ce169"/>
          <table:table-cell table:style-name="ce171"/>
          <table:table-cell table:style-name="ce60"/>
          <table:table-cell table:style-name="ce18"/>
          <table:table-cell table:style-name="ce73"/>
          <table:table-cell table:style-name="ce35"/>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大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1" table:number-columns-repeated="2"/>
          <table:table-cell table:style-name="ce35" table:number-columns-repeated="6"/>
          <table:table-cell table:style-name="ce153"/>
          <table:table-cell table:style-name="ce87"/>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中項目作成</text:p>
          </table:table-cell>
          <table:covered-table-cell table:number-columns-repeated="3" table:style-name="ce35"/>
          <table:table-cell table:style-name="ce35" table:number-columns-repeated="2"/>
          <table:table-cell table:style-name="ce153"/>
          <table:table-cell table:style-name="ce87"/>
          <table:table-cell table:number-columns-repeated="1012"/>
        </table:table-row>
        <table:table-row table:style-name="ro4">
          <table:table-cell table:style-name="ce6"/>
          <table:table-cell table:style-name="ce47"/>
          <table:table-cell table:style-name="ce52" table:number-columns-repeated="2"/>
          <table:table-cell table:style-name="ce35" table:number-columns-repeated="6"/>
          <table:table-cell table:style-name="ce153"/>
          <table:table-cell table:style-name="ce6"/>
          <table:table-cell table:number-columns-repeated="1012"/>
        </table:table-row>
        <table:table-row table:style-name="ro4">
          <table:table-cell table:style-name="ce6"/>
          <table:table-cell table:style-name="ce47"/>
          <table:table-cell table:style-name="ce195" table:number-columns-repeated="2"/>
          <table:table-cell table:style-name="ce173" office:value-type="string" calcext:value-type="string" table:number-columns-spanned="4" table:number-rows-spanned="1">
            <text:p>小項目作成</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95"/>
          <table:table-cell table:style-name="ce196" table:number-columns-repeated="2"/>
          <table:table-cell table:style-name="ce197" table:number-columns-repeated="6"/>
          <table:table-cell table:style-name="ce19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大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大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大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大項目作成</text:p>
          </table:table-cell>
          <table:table-cell table:style-name="ce28">
            <office:annotation office:display="true" draw:style-name="gr2" draw:text-style-name="P3" svg:width="1.767cm" svg:height="0.492cm" svg:x="3.564cm" svg:y="1.593cm" draw:caption-point-x="-0.579cm" draw:caption-point-y="1.4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31" draw:text-style-name="P2" svg:width="2.951cm" svg:height="0.783cm" svg:x="5.621cm" svg:y="2.086cm" draw:caption-point-x="-1.139cm" draw:caption-point-y="0.919cm">
              <dc:date>2015-01-23T00:00:00</dc:date>
              <text:p text:style-name="P1"><text:span text:style-name="T1">.workspace.width-min </text:span></text:p>
              <text:p text:style-name="P1"><text:span text:style-name="T1">.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087cm" svg:y="3.257cm" draw:caption-point-x="-0.607cm" draw:caption-point-y="-0.252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24" table:number-columns-repeated="7"/>
          <table:table-cell table:style-name="ce64" office:value-type="string" calcext:value-type="string" table:number-columns-spanned="2" table:number-rows-spanned="1">
            <office:annotation office:display="true" draw:style-name="gr11" draw:text-style-name="P9" svg:width="1.819cm" svg:height="0.466cm" svg:x="5.978cm" svg:y="3.954cm" draw:caption-point-x="-0.498cm" draw:caption-point-y="-0.45cm">
              <dc:date>2015-01-25T00:00:00</dc:date>
              <text:p text:style-name="P1"><text:span text:style-name="T5">.button-0102</text:span></text:p>
            </office:annotation>
            <text:p>追加</text:p>
          </table:table-cell>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中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中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中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中項目作成</text:p>
          </table:table-cell>
          <table:table-cell table:style-name="ce25"/>
          <table:table-cell table:style-name="ce28">
            <office:annotation office:display="true" draw:style-name="gr2" draw:text-style-name="P3" svg:width="1.767cm" svg:height="0.492cm" svg:x="3.944cm" svg:y="1.524cm" draw:caption-point-x="-0.46cm" draw:caption-point-y="1.481cm">
              <dc:date>2015-01-19T00:00:00</dc:date>
              <text:p text:style-name="P1"><text:span text:style-name="T2">.title-text-0109</text:span></text:p>
            </office:annotation>
          </table:table-cell>
          <table:table-cell table:style-name="ce25"/>
          <table:table-cell table:style-name="ce15">
            <office:annotation office:display="true" draw:style-name="gr32" draw:text-style-name="P9" svg:width="2.683cm" svg:height="0.731cm" svg:x="6.12cm" svg:y="2cm" draw:caption-point-x="-1.638cm" draw:caption-point-y="1.005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5.984cm" svg:y="3.309cm" draw:caption-point-x="-0.504cm" draw:caption-point-y="-0.304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0"/>
          <table:covered-table-cell table:style-name="ce201"/>
          <table:covered-table-cell table:style-name="ce202"/>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5.91cm" svg:y="4.797cm" draw:caption-point-x="-0.43cm" draw:caption-point-y="-0.295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小項目作成画面"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小項目作成画面</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製品種別の小項目を作成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小項目作成</text:p>
          </table:table-cell>
          <table:table-cell table:style-name="ce25"/>
          <table:table-cell table:style-name="ce28">
            <office:annotation office:display="true" draw:style-name="gr2" draw:text-style-name="P3" svg:width="1.767cm" svg:height="0.492cm" svg:x="5.045cm" svg:y="1.559cm" draw:caption-point-x="-1.561cm" draw:caption-point-y="1.446cm">
              <dc:date>2015-01-19T00:00:00</dc:date>
              <text:p text:style-name="P1"><text:span text:style-name="T2">.title-text-0109</text:span></text:p>
            </office:annotation>
          </table:table-cell>
          <table:table-cell table:style-name="ce25"/>
          <table:table-cell table:style-name="ce15">
            <office:annotation office:display="true" draw:style-name="gr33" draw:text-style-name="P9" svg:width="2.683cm" svg:height="0.731cm" svg:x="5.586cm" svg:y="2.224cm" draw:caption-point-x="-1.104cm" draw:caption-point-y="0.781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174cm" svg:y="3.292cm" draw:caption-point-x="-0.694cm" draw:caption-point-y="-0.287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47"/>
          <table:table-cell table:style-name="ce147"/>
          <table:table-cell table:style-name="ce51"/>
          <table:table-cell table:style-name="ce73"/>
          <table:table-cell table:style-name="ce60" table:number-columns-repeated="4"/>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大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47" office:value-type="string" calcext:value-type="string">
            <text:p>中項目</text:p>
            <text:p>.label-0102</text:p>
          </table:table-cell>
          <table:table-cell table:style-name="ce51"/>
          <table:table-cell table:style-name="ce36" office:value-type="string" calcext:value-type="string" table:number-columns-spanned="4" table:number-rows-spanned="1">
            <text:p>.pulldown-0104</text:p>
          </table:table-cell>
          <table:covered-table-cell table:style-name="ce205"/>
          <table:covered-table-cell table:style-name="ce206"/>
          <table:covered-table-cell table:style-name="ce207"/>
          <table:table-cell table:style-name="ce60"/>
          <table:table-cell table:style-name="ce203"/>
          <table:table-cell table:style-name="ce153"/>
          <table:table-cell table:style-name="ce6"/>
          <table:table-cell table:number-columns-repeated="1012"/>
        </table:table-row>
        <table:table-row table:style-name="ro4">
          <table:table-cell table:style-name="ce6"/>
          <table:table-cell table:style-name="ce47"/>
          <table:table-cell table:style-name="ce199" table:number-columns-repeated="2"/>
          <table:table-cell table:style-name="ce24" table:number-columns-repeated="5"/>
          <table:table-cell table:style-name="ce64" office:value-type="string" calcext:value-type="string" table:number-columns-spanned="2" table:number-rows-spanned="1">
            <office:annotation office:display="true" draw:style-name="gr11" draw:text-style-name="P9" svg:width="1.819cm" svg:height="0.466cm" svg:x="6.099cm" svg:y="5.123cm" draw:caption-point-x="-0.619cm" draw:caption-point-y="-0.122cm">
              <dc:date>2015-01-25T00:00:00</dc:date>
              <text:p text:style-name="P1"><text:span text:style-name="T5">.button-0102</text:span></text:p>
            </office:annotation>
            <text:p>追加</text:p>
          </table:table-cell>
          <table:covered-table-cell table:style-name="ce204" office:value-type="string" calcext:value-type="string">
            <text:p>追</text:p>
          </table:covered-table-cell>
          <table:table-cell table:style-name="ce6"/>
          <table:table-cell table:number-columns-repeated="1012"/>
        </table:table-row>
        <table:table-row table:style-name="ro4">
          <table:table-cell table:style-name="ce6"/>
          <table:table-cell table:style-name="ce12" office:value-type="string" calcext:value-type="string">
            <text:p>1. .wrap-list</text:p>
            <text:p>2. .list</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3">
          <table:table-cell table:number-columns-repeated="1024"/>
        </table:table-row>
        <table:table-row table:style-name="ro4">
          <table:table-cell table:number-columns-repeated="1024"/>
        </table:table-row>
      </table:table>
      <table:table table:name="新規・編集画面(種別作成)" table:style-name="ta1">
        <table:table-column table:style-name="co3" table:default-cell-style-name="ce6"/>
        <table:table-column table:style-name="co3" table:default-cell-style-name="ce94"/>
        <table:table-column table:style-name="co3" table:number-columns-repeated="10" table:default-cell-style-name="ce6"/>
        <table:table-column table:style-name="co3" table:number-columns-repeated="1012" table:default-cell-style-name="Default"/>
        <table:table-row table:style-name="ro4">
          <table:table-cell/>
          <table:table-cell office:value-type="string" calcext:value-type="string">
            <text:p>新規・編集画面(種別作成)</text:p>
          </table:table-cell>
          <table:table-cell table:number-columns-repeated="1022"/>
        </table:table-row>
        <table:table-row table:style-name="ro4">
          <table:table-cell/>
          <table:table-cell table:style-name="ce45" office:value-type="string" calcext:value-type="string">
            <text:p>・製品種別を登録するために入力を行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table:style-name="ce6"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2">
          <table:table-cell/>
          <table:table-cell table:style-name="ce8"/>
          <table:table-cell table:style-name="ce25" table:number-columns-repeated="2"/>
          <table:table-cell table:style-name="ce99" office:value-type="string" calcext:value-type="string">
            <text:p>新規・編集画面</text:p>
          </table:table-cell>
          <table:table-cell table:style-name="ce28">
            <office:annotation office:display="true" draw:style-name="gr2" draw:text-style-name="P3" svg:width="1.767cm" svg:height="0.492cm" svg:x="3.445cm" svg:y="1.496cm" draw:caption-point-x="-0.46cm" draw:caption-point-y="1.009cm">
              <dc:date>2015-01-19T00:00:00</dc:date>
              <text:p text:style-name="P1"><text:span text:style-name="T2">.title-text-0109</text:span></text:p>
            </office:annotation>
          </table:table-cell>
          <table:table-cell table:style-name="ce28" table:number-columns-repeated="2"/>
          <table:table-cell table:style-name="ce15">
            <office:annotation office:display="true" draw:style-name="gr34" draw:text-style-name="P2" svg:width="2.934cm" svg:height="0.783cm" svg:x="5.896cm" svg:y="1.827cm" draw:caption-point-x="-1.414cm" draw:caption-point-y="0.678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82cm" svg:height="0.492cm" svg:x="6.542cm" svg:y="3.215cm" draw:caption-point-x="-1.062cm" draw:caption-point-y="-0.71cm">
              <dc:date>2014-12-26T00:00:00</dc:date>
              <text:p text:style-name="P1"><text:span text:style-name="T1">.button-0101</text:span></text:p>
            </office:annotation>
            <text:p>×</text:p>
          </table:table-cell>
          <table:table-cell table:number-columns-repeated="1013"/>
        </table:table-row>
        <table:table-row table:style-name="ro4">
          <table:table-cell/>
          <table:table-cell table:style-name="ce68"/>
          <table:table-cell table:style-name="ce60" table:number-columns-repeated="2"/>
          <table:table-cell table:style-name="ce169"/>
          <table:table-cell table:style-name="ce171"/>
          <table:table-cell table:style-name="ce60"/>
          <table:table-cell table:style-name="ce18"/>
          <table:table-cell table:style-name="ce73"/>
          <table:table-cell table:style-name="ce64" office:value-type="string" calcext:value-type="string" table:number-columns-spanned="2" table:number-rows-spanned="1">
            <office:annotation office:display="true" draw:style-name="gr1" draw:text-style-name="P10" svg:width="2.057cm" svg:height="0.492cm" svg:x="6.636cm" svg:y="3.944cm" draw:caption-point-x="-1.156cm" draw:caption-point-y="-0.987cm">
              <dc:date>2015-01-25T00:00:00</dc:date>
              <text:p text:style-name="P1"><text:span text:style-name="T1">.button-0102</text:span></text:p>
            </office:annotation>
            <text:p>OK</text:p>
          </table:table-cell>
          <table:covered-table-cell table:style-name="ce81"/>
          <table:table-cell table:number-columns-repeated="1013"/>
        </table:table-row>
        <table:table-row table:style-name="ro4">
          <table:table-cell/>
          <table:table-cell table:style-name="ce182" office:value-type="string" calcext:value-type="string">
            <text:p>登録日</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182" office:value-type="string" calcext:value-type="string">
            <text:p>製品種別</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table-cell table:style-name="ce208" office:value-type="string" calcext:value-type="string">
            <text:p>作成者</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174"/>
          <table:table-cell table:style-name="ce87"/>
          <table:table-cell table:number-columns-repeated="1012"/>
        </table:table-row>
        <table:table-row table:style-name="ro2">
          <table:table-cell/>
          <table:table-cell table:style-name="ce6"/>
          <table:table-cell table:number-columns-repeated="1022"/>
        </table:table-row>
      </table:table>
      <table:table table:name="在庫管理 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在庫管理 在庫タブ</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table-cell table:style-name="ce15">
            <office:annotation office:display="true" draw:style-name="gr1" draw:text-style-name="P2" svg:width="1.335cm" svg:height="0.492cm" svg:x="4.285cm" svg:y="1.579cm" draw:caption-point-x="-0.801cm" draw:caption-point-y="1.14cm">
              <dc:date>2014-12-22T00:00:00</dc:date>
              <text:p text:style-name="P1"><text:span text:style-name="T1">.workspace</text:span></text:p>
            </office:annotation>
          </table:table-cell>
          <table:table-cell table:style-name="ce15" table:number-columns-repeated="2"/>
          <table:table-cell table:style-name="ce25"/>
          <table:table-cell table:style-name="ce28" office:value-type="string" calcext:value-type="string">
            <text:p>在庫管理</text:p>
          </table:table-cell>
          <table:table-cell table:style-name="ce15"/>
          <table:table-cell table:style-name="ce28">
            <office:annotation office:display="true" draw:style-name="gr2" draw:text-style-name="P3" svg:width="1.767cm" svg:height="0.492cm" svg:x="7.609cm" svg:y="2.013cm" draw:caption-point-x="-1.13cm" draw:caption-point-y="0.706cm">
              <dc:date>2015-01-19T00:00:00</dc:date>
              <text:p text:style-name="P1"><text:span text:style-name="T2">.title-text-0119</text:span></text:p>
            </office:annotation>
          </table:table-cell>
          <table:table-cell table:style-name="ce25" table:number-columns-repeated="7"/>
          <table:table-cell table:style-name="ce38" office:value-type="string" calcext:value-type="string">
            <office:annotation office:display="true" draw:style-name="gr1" draw:text-style-name="P2" svg:width="1.582cm" svg:height="0.492cm" svg:x="11.138cm" svg:y="2.066cm" draw:caption-point-x="-0.666cm" draw:caption-point-y="0.653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office:annotation office:display="true" draw:style-name="gr35" draw:text-style-name="P3" svg:width="3.003cm" svg:height="1.634cm" svg:x="3.937cm" svg:y="5.607cm" draw:caption-point-x="-2.949cm" draw:caption-point-y="-2.4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在庫</text:p>
          </table:table-cell>
          <table:table-cell table:style-name="ce16" office:value-type="string" calcext:value-type="string" table:number-columns-spanned="2" table:number-rows-spanned="1">
            <text:p>過去在庫</text:p>
          </table:table-cell>
          <table:covered-table-cell table:style-name="Default"/>
          <table:table-cell table:style-name="ce22" table:number-columns-repeated="4"/>
          <table:table-cell table:style-name="ce197"/>
          <table:table-cell table:style-name="ce22" table:number-columns-repeated="11"/>
          <table:table-cell table:style-name="ce112"/>
          <table:table-cell table:number-columns-repeated="6"/>
          <table:table-cell table:style-name="Default"/>
          <table:table-cell table:number-columns-repeated="996"/>
        </table:table-row>
        <table:table-row table:style-name="ro4">
          <table:table-cell/>
          <table:table-cell table:style-name="ce10" office:value-type="string" calcext:value-type="string">
            <office:annotation office:display="true" draw:style-name="gr4" draw:text-style-name="P10" svg:width="1.334cm" svg:height="0.438cm" svg:x="4.463cm" svg:y="7.401cm" draw:caption-point-x="-3.475cm" draw:caption-point-y="-3.731cm">
              <dc:date>2014-12-22T00:00:00</dc:date>
              <text:p text:style-name="P1"><text:span text:style-name="T3">.label-0101</text:span></text:p>
            </office:annotation>
            <text:p>検索</text:p>
          </table:table-cell>
          <table:table-cell table:style-name="ce57" office:value-type="string" calcext:value-type="string">
            <text:p>.textbox-0108</text:p>
          </table:table-cell>
          <table:table-cell table:style-name="ce77"/>
          <table:table-cell table:style-name="ce23" table:number-columns-repeated="4"/>
          <table:table-cell table:style-name="ce128">
            <office:annotation office:display="true" draw:style-name="gr7" draw:text-style-name="P2" svg:width="1.848cm" svg:height="0.783cm" svg:x="8.202cm" svg:y="1.059cm" draw:caption-point-x="-3.72cm" draw:caption-point-y="2.611cm">
              <dc:date>2014-12-22T00:00:00</dc:date>
              <text:p text:style-name="P1"><text:span text:style-name="T1">1. .workspace</text:span></text:p>
              <text:p text:style-name="P1"><text:span text:style-name="T1">2. .tab-container</text:span></text:p>
            </office:annotation>
          </table:table-cell>
          <table:table-cell table:style-name="ce31"/>
          <table:table-cell table:style-name="ce36" office:value-type="string" calcext:value-type="string">
            <office:annotation office:display="true" draw:style-name="gr1" draw:text-style-name="P10" svg:width="1.596cm" svg:height="0.492cm" svg:x="6.334cm" svg:y="2.962cm" draw:caption-point-x="-0.854cm" draw:caption-point-y="0.708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366cm" svg:height="0.438cm" svg:x="10.528cm" svg:y="4.071cm" draw:caption-point-x="-4.548cm" draw:caption-point-y="-0.401cm">
              <dc:date>2014-12-22T00:00:00</dc:date>
              <text:p text:style-name="P1"><text:span text:style-name="T3">.label-0101</text:span></text:p>
            </office:annotation>
            <text:p>絞込</text:p>
          </table:table-cell>
          <table:table-cell table:style-name="ce180" table:number-columns-spanned="3" table:number-rows-spanned="1"/>
          <table:covered-table-cell table:number-columns-repeated="2" table:style-name="Default"/>
          <table:table-cell table:style-name="ce180" table:number-columns-spanned="3" table:number-rows-spanned="1"/>
          <table:covered-table-cell table:number-columns-repeated="2" table:style-name="Default"/>
          <table:table-cell table:style-name="ce181" table:number-columns-spanned="3" table:number-rows-spanned="1">
            <office:annotation office:display="true" draw:style-name="gr2" draw:text-style-name="P2" svg:width="1.767cm" svg:height="0.492cm" svg:x="11.227cm" svg:y="3.062cm" draw:caption-point-x="-0.755cm" draw:caption-point-y="0.608cm">
              <dc:date>2015-01-19T00:00:00</dc:date>
              <text:p text:style-name="P1"><text:span text:style-name="T1">.pulldown-0103</text:span></text:p>
            </office:annotation>
          </table:table-cell>
          <table:covered-table-cell table:number-columns-repeated="2" table:style-name="Default"/>
          <table:table-cell table:number-columns-repeated="1003"/>
        </table:table-row>
        <table:table-row table:style-name="ro4">
          <table:table-cell table:style-name="ce209"/>
          <table:table-cell table:style-name="ce11" office:value-type="string" calcext:value-type="string">
            <office:annotation office:display="true" draw:style-name="gr1" draw:text-style-name="P4" svg:width="1.579cm" svg:height="0.492cm" svg:x="4.476cm" svg:y="8.057cm" draw:caption-point-x="-3.488cm" draw:caption-point-y="-3.888cm">
              <dc:date>2014-12-22T00:00:00</dc:date>
              <text:p text:style-name="P1"><text:span text:style-name="T1">.button-0101</text:span></text:p>
            </office:annotation>
            <text:p>新</text:p>
          </table:table-cell>
          <table:table-cell table:style-name="ce36" office:value-type="string" calcext:value-type="string" table:number-columns-spanned="2" table:number-rows-spanned="1">
            <office:annotation office:display="true" draw:style-name="gr1" draw:text-style-name="P10" svg:width="1.497cm" svg:height="0.492cm" svg:x="2.899cm" svg:y="2.945cm" draw:caption-point-x="-0.913cm" draw:caption-point-y="1.224cm">
              <dc:date>2014-12-22T00:00:00</dc:date>
              <text:p text:style-name="P1"><text:span text:style-name="T1">.button-0102</text:span></text:p>
            </office:annotation>
            <text:p>ノ分</text:p>
          </table:table-cell>
          <table:covered-table-cell table:style-name="ce212"/>
          <table:table-cell table:style-name="ce36" office:value-type="string" calcext:value-type="string" table:number-columns-spanned="2" table:number-rows-spanned="1">
            <text:p>製ラ</text:p>
          </table:table-cell>
          <table:covered-table-cell table:style-name="ce213" office:value-type="string" calcext:value-type="string">
            <text:p>.textbox-0109 <text:s/></text:p>
          </table:covered-table-cell>
          <table:table-cell table:style-name="ce36" office:value-type="string" calcext:value-type="string" table:number-columns-spanned="2" table:number-rows-spanned="1">
            <office:annotation office:display="true" draw:style-name="gr2" draw:text-style-name="P2" svg:width="1.591cm" svg:height="0.492cm" svg:x="4.754cm" svg:y="4.737cm" draw:caption-point-x="-0.771cm" draw:caption-point-y="-0.568cm">
              <dc:date>2015-01-19T00:00:00</dc:date>
              <text:p text:style-name="P1"><text:span text:style-name="T1">button-0102</text:span></text:p>
            </office:annotation>
            <text:p>ノ詳</text:p>
          </table:table-cell>
          <table:covered-table-cell table:style-name="ce214"/>
          <table:table-cell table:style-name="ce35" table:number-columns-repeated="3"/>
          <table:table-cell table:style-name="ce18" office:value-type="string" calcext:value-type="string">
            <office:annotation office:display="true" draw:style-name="gr4" draw:text-style-name="P4" svg:width="1.347cm" svg:height="0.438cm" svg:x="9.107cm" svg:y="5.958cm" draw:caption-point-x="-3.127cm" draw:caption-point-y="-1.789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8.807cm" svg:y="5.39cm" draw:caption-point-x="-2.328cm" draw:caption-point-y="-1.221cm">
              <dc:date>2014-12-22T00:00:00</dc:date>
              <text:p text:style-name="P5"><text:span text:style-name="T3">.textbox-0102</text:span></text:p>
            </office:annotation>
          </table:table-cell>
          <table:table-cell table:style-name="ce31"/>
          <table:table-cell table:style-name="ce130" office:value-type="string" calcext:value-type="string">
            <office:annotation office:display="true" draw:style-name="gr4" draw:text-style-name="P3" svg:width="2.662cm" svg:height="0.438cm" svg:x="10.437cm" svg:y="5.005cm" draw:caption-point-x="-2.96cm" draw:caption-point-y="-0.836cm">
              <dc:date>2015-01-23T00:00:00</dc:date>
              <text:p text:style-name="P1"><text:span text:style-name="T3">.label-0101.t-align-center</text:span></text:p>
            </office:annotation>
            <text:p>~</text:p>
          </table:table-cell>
          <table:table-cell table:style-name="ce17"/>
          <table:table-cell table:style-name="ce31"/>
          <table:table-cell table:style-name="ce35" table:number-columns-repeated="3"/>
          <table:table-cell table:style-name="ce153"/>
          <table:table-cell table:style-name="ce79"/>
          <table:table-cell table:number-columns-repeated="1002"/>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1002"/>
        </table:table-row>
        <table:table-row table:style-name="ro4">
          <table:table-cell table:style-name="ce209"/>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style-name="ce87"/>
          <table:table-cell table:number-columns-repeated="1002"/>
        </table:table-row>
        <table:table-row table:style-name="ro4" table:number-rows-repeated="3">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3"/>
          <table:table-cell table:style-name="ce20" table:number-columns-repeated="17"/>
          <table:table-cell table:style-name="ce32"/>
          <table:table-cell table:style-name="ce42"/>
          <table:table-cell table:style-name="ce87"/>
          <table:table-cell table:number-columns-repeated="1002"/>
        </table:table-row>
        <table:table-row table:style-name="ro4" table:number-rows-repeated="4">
          <table:table-cell table:style-name="ce209"/>
          <table:table-cell table:style-name="ce13"/>
          <table:table-cell table:style-name="ce20" table:number-columns-repeated="18"/>
          <table:table-cell table:style-name="ce42"/>
          <table:table-cell table:style-name="ce87"/>
          <table:table-cell table:number-columns-repeated="1002"/>
        </table:table-row>
        <table:table-row table:style-name="ro4">
          <table:table-cell table:style-name="ce209"/>
          <table:table-cell table:style-name="ce14"/>
          <table:table-cell table:style-name="ce21" table:number-columns-repeated="18"/>
          <table:table-cell table:style-name="ce43"/>
          <table:table-cell table:style-name="ce87"/>
          <table:table-cell table:number-columns-repeated="1002"/>
        </table:table-row>
        <table:table-row table:style-name="ro4">
          <table:table-cell/>
          <table:table-cell table:style-name="ce210" table:number-columns-repeated="20"/>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
      <table:table table:name="新規・編集画面(在庫管理)" table:style-name="ta1">
        <table:table-column table:style-name="co3" table:number-columns-repeated="1024" table:default-cell-style-name="Default"/>
        <table:table-row table:style-name="ro4">
          <table:table-cell table:style-name="ce6"/>
          <table:table-cell table:style-name="ce94" office:value-type="string" calcext:value-type="string">
            <text:p>新規・編集画面(在庫管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データの編集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83cm" svg:height="0.492cm" svg:x="3.845cm" svg:y="1.394cm" draw:caption-point-x="-1.36cm" draw:caption-point-y="1.611cm">
              <dc:date>2015-01-23T00:00:00</dc:date>
              <text:p text:style-name="P1"><text:span text:style-name="T1">.title-text-0109</text:span></text:p>
            </office:annotation>
            <text:p>新規・編集画面</text:p>
          </table:table-cell>
          <table:table-cell table:style-name="ce101"/>
          <table:table-cell table:style-name="ce25"/>
          <table:table-cell table:style-name="ce15">
            <office:annotation office:display="true" draw:style-name="gr36" draw:text-style-name="P2" svg:width="2.928cm" svg:height="0.783cm" svg:x="6.212cm" svg:y="1.818cm" draw:caption-point-x="-2.229cm" draw:caption-point-y="1.187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82cm" svg:height="0.492cm" svg:x="6.095cm" svg:y="3.164cm" draw:caption-point-x="-0.615cm" draw:caption-point-y="-0.159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91cm" svg:height="0.492cm" svg:x="6.343cm" svg:y="3.873cm" draw:caption-point-x="-0.863cm" draw:caption-point-y="-0.369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ロットNo</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8">ノードNo</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個数</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在庫場所</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大)</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中)</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製品種別(小)</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215" office:value-type="string" calcext:value-type="string">
            <text:p><text:span text:style-name="T13">製品名</text:span></text:p>
            <text:p><text:span text:style-name="T19">.label-0103</text:span></text:p>
          </table:table-cell>
          <table:table-cell table:style-name="ce196" table:number-columns-repeated="2"/>
          <table:table-cell table:style-name="ce166" office:value-type="string" calcext:value-type="string">
            <text:p>.pulldown-0107 <text:s/></text:p>
          </table:table-cell>
          <table:table-cell table:style-name="ce167" table:number-columns-repeated="5"/>
          <table:table-cell table:style-name="ce168"/>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7">
          <table:table-cell table:number-columns-repeated="1024"/>
        </table:table-row>
        <table:table-row table:style-name="ro4">
          <table:table-cell table:number-columns-repeated="1024"/>
        </table:table-row>
      </table:table>
      <table:table table:name="ノード分割画面" table:style-name="ta1">
        <table:table-column table:style-name="co3" table:number-columns-repeated="1024" table:default-cell-style-name="Default"/>
        <table:table-row table:style-name="ro4">
          <table:table-cell table:style-name="ce6"/>
          <table:table-cell table:style-name="ce94" office:value-type="string" calcext:value-type="string">
            <text:p>ノード分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在庫情報を分割してノード化し、実質シリアルナンバー付きの状態に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9" svg:width="1.759cm" svg:height="0.492cm" svg:x="3.845cm" svg:y="1.394cm" draw:caption-point-x="-1.36cm" draw:caption-point-y="1.611cm">
              <dc:date>2014-12-26T00:00:00</dc:date>
              <text:p text:style-name="P1"><text:span text:style-name="T2">.title-text-0109</text:span></text:p>
            </office:annotation>
            <text:p>ノード分割</text:p>
          </table:table-cell>
          <table:table-cell table:style-name="ce101"/>
          <table:table-cell table:style-name="ce25"/>
          <table:table-cell table:style-name="ce15">
            <office:annotation office:display="true" draw:style-name="gr37" draw:text-style-name="P2" svg:width="2.945cm" svg:height="0.783cm" svg:x="5.902cm" svg:y="1.853cm" draw:caption-point-x="-1.919cm" draw:caption-point-y="1.152cm">
              <dc:date>2015-01-23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66cm" svg:height="0.492cm" svg:x="6.209cm" svg:y="3.258cm" draw:caption-point-x="-0.729cm" draw:caption-point-y="-0.25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2cm" svg:height="0.492cm" svg:x="6.436cm" svg:y="4.049cm" draw:caption-point-x="-0.956cm" draw:caption-point-y="-0.545cm">
              <dc:date>2015-01-25T00:00:00</dc:date>
              <text:p text:style-name="P1"><text:span text:style-name="T1">.button-0102</text:span></text:p>
            </office:annotation>
            <text:p>OK</text:p>
          </table:table-cell>
          <table:covered-table-cell table:style-name="ce81"/>
          <table:table-cell table:style-name="ce87"/>
          <table:table-cell table:number-columns-repeated="1012"/>
        </table:table-row>
        <table:table-row table:style-name="ro4">
          <table:table-cell table:style-name="ce6"/>
          <table:table-cell table:style-name="ce47"/>
          <table:table-cell table:style-name="ce60"/>
          <table:table-cell table:style-name="ce73" table:number-columns-repeated="2"/>
          <table:table-cell table:style-name="ce60" table:number-columns-repeated="3"/>
          <table:table-cell table:style-name="ce18"/>
          <table:table-cell table:style-name="ce35"/>
          <table:table-cell table:style-name="ce103"/>
          <table:table-cell table:style-name="ce87"/>
          <table:table-cell table:number-columns-repeated="1012"/>
        </table:table-row>
        <table:table-row table:style-name="ro4">
          <table:table-cell table:style-name="ce6"/>
          <table:table-cell table:style-name="ce47"/>
          <table:table-cell table:style-name="ce96" office:value-type="float" office:value="1" calcext:value-type="float">
            <office:annotation office:display="true" draw:style-name="gr11" draw:text-style-name="P3" svg:width="1.494cm" svg:height="0.466cm" svg:x="2.371cm" svg:y="3.998cm" draw:caption-point-x="-0.884cm" draw:caption-point-y="0.504cm">
              <dc:date>2014-12-26T00:00:00</dc:date>
              <text:p text:style-name="P1"><text:span text:style-name="T5">.textbox-0101</text:span></text:p>
            </office:annotation>
            <text:p>1</text:p>
          </table:table-cell>
          <table:table-cell table:style-name="ce216" office:value-type="string" calcext:value-type="string">
            <office:annotation office:display="true" draw:style-name="gr2" draw:text-style-name="P3" svg:width="1.414cm" svg:height="0.492cm" svg:x="2.902cm" svg:y="5.343cm" draw:caption-point-x="-0.916cm" draw:caption-point-y="-0.841cm">
              <dc:date>2015-01-19T00:00:00</dc:date>
              <text:p text:style-name="P1"><text:span text:style-name="T1">.label-0101</text:span></text:p>
            </office:annotation>
            <text:p><text:s/>/ 10</text:p>
          </table:table-cell>
          <table:table-cell table:style-name="ce100"/>
          <table:table-cell table:style-name="ce60" table:number-columns-repeated="5"/>
          <table:table-cell table:style-name="ce104"/>
          <table:table-cell table:style-name="ce87"/>
          <table:table-cell table:number-columns-repeated="1012"/>
        </table:table-row>
        <table:table-row table:style-name="ro4">
          <table:table-cell table:style-name="ce6"/>
          <table:table-cell table:style-name="ce95"/>
          <table:table-cell table:style-name="ce97" table:number-columns-repeated="7"/>
          <table:table-cell table:style-name="ce102"/>
          <table:table-cell table:style-name="ce105"/>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63">
          <table:table-cell table:number-columns-repeated="1024"/>
        </table:table-row>
        <table:table-row table:style-name="ro4">
          <table:table-cell table:number-columns-repeated="1024"/>
        </table:table-row>
      </table:table>
      <table:table table:name="在庫管理 過去在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在庫管理 過去在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38cm" svg:height="0.492cm" svg:x="5.142cm" svg:y="1.48cm" draw:caption-point-x="-1.159cm" draw:caption-point-y="1.239cm">
              <dc:date>2014-12-22T00:00:00</dc:date>
              <text:p text:style-name="P1"><text:span text:style-name="T1">.workspace</text:span></text:p>
            </office:annotation>
          </table:table-cell>
          <table:table-cell table:style-name="ce15" table:number-columns-repeated="2"/>
          <table:table-cell table:style-name="ce28" office:value-type="string" calcext:value-type="string">
            <office:annotation office:display="true" draw:style-name="gr1" draw:text-style-name="P14" svg:width="1.974cm" svg:height="0.492cm" svg:x="6.743cm" svg:y="1.939cm" draw:caption-point-x="-1.263cm" draw:caption-point-y="0.78cm">
              <dc:date>2015-01-19T00:00:00</dc:date>
              <text:p text:style-name="P1"><text:span text:style-name="T2">.title-text-0119</text:span></text:p>
            </office:annotation>
            <text:p>在庫管理</text:p>
          </table:table-cell>
          <table:table-cell table:style-name="ce15"/>
          <table:table-cell table:style-name="ce25" table:number-columns-repeated="8"/>
          <table:table-cell table:style-name="ce132" office:value-type="string" calcext:value-type="string">
            <office:annotation office:display="true" draw:style-name="gr1" draw:text-style-name="P2" svg:width="1.525cm" svg:height="0.492cm" svg:x="11.019cm" svg:y="2.145cm" draw:caption-point-x="-0.547cm" draw:caption-point-y="0.57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在庫</text:p>
          </table:table-cell>
          <table:table-cell table:style-name="ce107" office:value-type="string" calcext:value-type="string" table:number-columns-spanned="2" table:number-rows-spanned="1">
            <office:annotation office:display="true" draw:style-name="gr38" draw:text-style-name="P3" svg:width="3.152cm" svg:height="1.631cm" svg:x="4.969cm" svg:y="4.992cm" draw:caption-point-x="-2.983cm" draw:caption-point-y="-1.82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過去在庫</text:p>
          </table:table-cell>
          <table:covered-table-cell table:style-name="ce107" office:value-type="string" calcext:value-type="string">
            <text:p>過去在庫</text:p>
          </table:covered-table-cell>
          <table:table-cell table:style-name="ce22" table:number-columns-repeated="7"/>
          <table:table-cell table:style-name="ce220"/>
          <table:table-cell table:style-name="ce22" table:number-columns-repeated="8"/>
          <table:table-cell table:style-name="ce112"/>
          <table:table-cell table:number-columns-repeated="1003"/>
        </table:table-row>
        <table:table-row table:style-name="ro4">
          <table:table-cell/>
          <table:table-cell table:style-name="ce217" office:value-type="string" calcext:value-type="string">
            <office:annotation office:display="true" draw:style-name="gr4" draw:text-style-name="P4" svg:width="1.473cm" svg:height="0.438cm" svg:x="2.493cm" svg:y="2.824cm" draw:caption-point-x="-1.505cm" draw:caption-point-y="0.846cm">
              <dc:date>2014-12-22T00:00:00</dc:date>
              <text:p text:style-name="P1"><text:span text:style-name="T3">.label0101</text:span></text:p>
            </office:annotation>
            <text:p>検索</text:p>
          </table:table-cell>
          <table:table-cell table:style-name="ce118" office:value-type="string" calcext:value-type="string">
            <text:p>.textbox-0108</text:p>
          </table:table-cell>
          <table:table-cell table:style-name="ce23" table:number-columns-repeated="6"/>
          <table:table-cell table:style-name="ce27"/>
          <table:table-cell table:style-name="ce219" office:value-type="string" calcext:value-type="string">
            <office:annotation office:display="true" draw:style-name="gr1" draw:text-style-name="P10" svg:width="1.596cm" svg:height="0.492cm" svg:x="6.484cm" svg:y="4.324cm" draw:caption-point-x="-1.004cm" draw:caption-point-y="-0.654cm">
              <dc:date>2014-12-22T00:00:00</dc:date>
              <text:p text:style-name="P1"><text:span text:style-name="T1">.button-0101</text:span></text:p>
            </office:annotation>
            <text:p>検</text:p>
          </table:table-cell>
          <table:table-cell table:style-name="ce15" office:value-type="string" calcext:value-type="string">
            <office:annotation office:display="true" draw:style-name="gr4" draw:text-style-name="P10" svg:width="1.895cm" svg:height="0.438cm" svg:x="7.214cm" svg:y="2.981cm" draw:caption-point-x="-1.234cm" draw:caption-point-y="0.689cm">
              <dc:date>2014-12-22T00:00:00</dc:date>
              <text:p text:style-name="P1"><text:span text:style-name="T3">.label-0101</text:span></text:p>
            </office:annotation>
            <text:p>絞込</text:p>
          </table:table-cell>
          <table:table-cell table:style-name="ce118" office:value-type="string" calcext:value-type="string">
            <text:p>.textbox-0108</text:p>
          </table:table-cell>
          <table:table-cell table:style-name="ce26"/>
          <table:table-cell table:style-name="ce23" table:number-columns-repeated="5"/>
          <table:table-cell table:style-name="ce27"/>
          <table:table-cell table:style-name="ce63"/>
          <table:table-cell table:number-columns-repeated="1003"/>
        </table:table-row>
        <table:table-row table:style-name="ro4">
          <table:table-cell/>
          <table:table-cell table:style-name="ce10" office:value-type="string" calcext:value-type="string">
            <office:annotation office:display="true" draw:style-name="gr4" draw:text-style-name="P4" svg:width="1.448cm" svg:height="0.438cm" svg:x="5.27cm" svg:y="8.206cm" draw:caption-point-x="-4.282cm" draw:caption-point-y="-4.037cm">
              <dc:date>2014-12-22T00:00:00</dc:date>
              <text:p text:style-name="P1"><text:span text:style-name="T3">.label-0101</text:span></text:p>
            </office:annotation>
            <text:p>期間</text:p>
          </table:table-cell>
          <table:table-cell table:style-name="ce30">
            <office:annotation office:display="true" draw:style-name="gr4" draw:text-style-name="P7" svg:width="1.612cm" svg:height="0.438cm" svg:x="5.09cm" svg:y="7.49cm" draw:caption-point-x="-3.603cm" draw:caption-point-y="-3.321cm">
              <dc:date>2014-12-22T00:00:00</dc:date>
              <text:p text:style-name="P5"><text:span text:style-name="T3">.textbox-0102</text:span></text:p>
            </office:annotation>
          </table:table-cell>
          <table:table-cell table:style-name="ce31"/>
          <table:table-cell table:style-name="ce218" office:value-type="string" calcext:value-type="string">
            <office:annotation office:display="true" draw:style-name="gr4" draw:text-style-name="P3" svg:width="2.756cm" svg:height="0.438cm" svg:x="4.893cm" svg:y="6.805cm" draw:caption-point-x="-2.408cm" draw:caption-point-y="-2.636cm">
              <dc:date>2015-01-19T00:00:00</dc:date>
              <text:p text:style-name="P1"><text:span text:style-name="T3">.label-0101.t-align-center</text:span></text:p>
            </office:annotation>
            <text:p>~</text:p>
          </table:table-cell>
          <table:table-cell table:style-name="ce17"/>
          <table:table-cell table:style-name="ce31"/>
          <table:table-cell table:style-name="ce24" table:number-columns-repeated="4"/>
          <table:table-cell table:style-name="ce129" table:number-columns-repeated="9"/>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統計 まとめ"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9" table:number-rows-spanned="1">
            <text:p>統計 まとめ</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45"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429cm" svg:height="0.492cm" svg:x="3.949cm" svg:y="1.492cm" draw:caption-point-x="-0.964cm" draw:caption-point-y="1.227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749cm" svg:height="0.492cm" svg:x="6.237cm" svg:y="1.675cm" draw:caption-point-x="-0.757cm" draw:caption-point-y="1.044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38" office:value-type="string" calcext:value-type="string">
            <office:annotation office:display="true" draw:style-name="gr1" draw:text-style-name="P2" svg:width="1.508cm" svg:height="0.492cm" svg:x="11.164cm" svg:y="3.11cm" draw:caption-point-x="-0.692cm" draw:caption-point-y="-0.39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7" office:value-type="string" calcext:value-type="string" table:number-columns-spanned="2" table:number-rows-spanned="1">
            <office:annotation office:display="true" draw:style-name="gr39" draw:text-style-name="P3" svg:width="3.094cm" svg:height="1.702cm" svg:x="4.209cm" svg:y="4.579cm" draw:caption-point-x="-2.722cm" draw:caption-point-y="-1.40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まとめ</text:p>
          </table:table-cell>
          <table:covered-table-cell table:style-name="ce224"/>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
          <table:table-cell table:style-name="ce220" table:number-columns-repeated="2"/>
          <table:table-cell table:style-name="ce22"/>
          <table:table-cell table:style-name="ce220" table:number-columns-repeated="5"/>
          <table:table-cell table:style-name="ce39"/>
          <table:table-cell table:number-columns-repeated="1003"/>
        </table:table-row>
        <table:table-row table:style-name="ro4">
          <table:table-cell/>
          <table:table-cell table:style-name="ce222" office:value-type="string" calcext:value-type="string">
            <text:p>.graph</text:p>
          </table:table-cell>
          <table:table-cell table:style-name="ce90"/>
          <table:table-cell table:style-name="ce226" table:number-columns-repeated="7"/>
          <table:table-cell table:style-name="ce232"/>
          <table:table-cell table:style-name="ce226" table:number-columns-repeated="3"/>
          <table:table-cell table:style-name="ce233">
            <office:annotation office:display="true" draw:style-name="gr7" draw:text-style-name="P2" svg:width="1.836cm" svg:height="0.783cm" svg:x="9.742cm" svg:y="1.536cm" draw:caption-point-x="-2.265cm" draw:caption-point-y="2.134cm">
              <dc:date>2014-12-22T00:00:00</dc:date>
              <text:p text:style-name="P1"><text:span text:style-name="T1">1. .workspace</text:span></text:p>
              <text:p text:style-name="P1"><text:span text:style-name="T1">2. .tab-container</text:span></text:p>
            </office:annotation>
          </table:table-cell>
          <table:table-cell table:style-name="ce226" table:number-columns-repeated="5"/>
          <table:table-cell table:style-name="ce234"/>
          <table:table-cell table:number-columns-repeated="1003"/>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223"/>
          <table:table-cell table:style-name="ce225" table:number-columns-repeated="18"/>
          <table:table-cell table:style-name="ce235"/>
          <table:table-cell table:number-columns-repeated="1003"/>
        </table:table-row>
        <table:table-row table:style-name="ro4">
          <table:table-cell/>
          <table:table-cell table:style-name="ce70" office:value-type="string" calcext:value-type="string">
            <text:p>日付単位選択</text:p>
            <text:p>.label-0103</text:p>
          </table:table-cell>
          <table:table-cell table:style-name="ce196" table:number-columns-repeated="2"/>
          <table:table-cell table:style-name="ce227" table:number-columns-spanned="2" table:number-rows-spanned="1">
            <office:annotation office:display="true" draw:style-name="gr2" draw:text-style-name="P3" svg:width="1.748cm" svg:height="0.492cm" svg:x="3.932cm" svg:y="11.81cm" draw:caption-point-x="-0.947cm" draw:caption-point-y="-0.653cm">
              <dc:date>2014-12-22T00:00:00</dc:date>
              <text:p text:style-name="P1"><text:span text:style-name="T6">.pulldown-0102</text:span></text:p>
            </office:annotation>
          </table:table-cell>
          <table:covered-table-cell table:style-name="ce228"/>
          <table:table-cell table:style-name="ce229"/>
          <table:table-cell table:style-name="ce97" table:number-columns-repeated="13"/>
          <table:table-cell table:style-name="ce105"/>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仕入"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仕入</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07" office:value-type="string" calcext:value-type="string">
            <office:annotation office:display="true" draw:style-name="gr40" draw:text-style-name="P3" svg:width="3.114cm" svg:height="1.633cm" svg:x="5.584cm" svg:y="5.212cm" draw:caption-point-x="-3.598cm" draw:caption-point-y="-2.04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仕入</text:p>
          </table:table-cell>
          <table:table-cell table:style-name="ce16" office:value-type="string" calcext:value-type="string">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4">
          <table:table-cell/>
          <table:table-cell table:style-name="ce217" office:value-type="string" calcext:value-type="string">
            <office:annotation office:display="true" draw:style-name="gr4" draw:text-style-name="P4" svg:width="1.273cm" svg:height="0.438cm" svg:x="3.751cm" svg:y="7.112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8cm" draw:caption-point-x="-2.251cm" draw:caption-point-y="-2.71cm">
              <dc:date>2014-12-22T00:00:00</dc:date>
              <text:p text:style-name="P5"><text:span text:style-name="T4">.textbox-0102</text:span></text:p>
            </office:annotation>
          </table:table-cell>
          <table:table-cell table:style-name="ce31"/>
          <table:table-cell table:style-name="ce33" office:value-type="string" calcext:value-type="string">
            <office:annotation office:display="true" draw:style-name="gr4" draw:text-style-name="P3" svg:width="2.661cm" svg:height="0.438cm" svg:x="4.488cm" svg:y="4.353cm" draw:caption-point-x="-2.003cm" draw:caption-point-y="-0.683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7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4">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number-rows-repeated="1048550">
          <table:table-cell table:number-columns-repeated="1024"/>
        </table:table-row>
        <table:table-row table:style-name="ro3">
          <table:table-cell table:number-columns-repeated="1024"/>
        </table:table-row>
        <table:table-row table:style-name="ro3">
          <table:table-cell table:number-columns-repeated="1024"/>
        </table:table-row>
      </table:table>
      <table:table table:name="統計 売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売上</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1002"/>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07" office:value-type="string" calcext:value-type="string">
            <office:annotation office:display="true" draw:style-name="gr40" draw:text-style-name="P3" svg:width="3.114cm" svg:height="1.633cm" svg:x="7.017cm" svg:y="4.165cm" draw:caption-point-x="-4.532cm" draw:caption-point-y="-0.99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売上</text:p>
          </table:table-cell>
          <table:table-cell table:style-name="ce16" office:value-type="string" calcext:value-type="string">
            <text:p>詳細</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1003"/>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33cm" svg:y="5.256cm" draw:caption-point-x="-1.648cm" draw:caption-point-y="-1.634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1003"/>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1002"/>
        </table:table-row>
        <table:table-row table:style-name="ro4" table:number-rows-repeated="13">
          <table:table-cell/>
          <table:table-cell table:style-name="ce49"/>
          <table:table-cell table:style-name="ce55" table:number-columns-repeated="18"/>
          <table:table-cell table:style-name="ce66"/>
          <table:table-cell table:number-columns-repeated="1003"/>
        </table:table-row>
        <table:table-row table:style-name="ro4">
          <table:table-cell/>
          <table:table-cell table:style-name="ce50"/>
          <table:table-cell table:style-name="ce56" table:number-columns-repeated="18"/>
          <table:table-cell table:style-name="ce67"/>
          <table:table-cell table:number-columns-repeated="1003"/>
        </table:table-row>
        <table:table-row table:style-name="ro4">
          <table:table-cell table:number-columns-repeated="1024"/>
        </table:table-row>
        <table:table-row table:style-name="ro4" table:number-rows-repeated="4">
          <table:table-cell table:style-name="Default" table:number-columns-repeated="23"/>
          <table:table-cell table:number-columns-repeated="1001"/>
        </table:table-row>
        <table:table-row table:style-name="ro4" table:number-rows-repeated="1048546">
          <table:table-cell table:number-columns-repeated="1024"/>
        </table:table-row>
        <table:table-row table:style-name="ro4">
          <table:table-cell table:number-columns-repeated="1024"/>
        </table:table-row>
      </table:table>
      <table:table table:name="統計 利益"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統計 利益</text:p>
          </table:table-cell>
          <table:covered-table-cell/>
          <table:covered-table-cell table:number-columns-repeated="8" table:style-name="ce2"/>
          <table:table-cell table:style-name="ce2" table:number-columns-repeated="10"/>
          <table:table-cell table:number-columns-repeated="3"/>
          <table:table-cell table:style-name="Default" table:number-columns-repeated="3"/>
          <table:table-cell table:number-columns-repeated="997"/>
        </table:table-row>
        <table:table-row table:style-name="ro3">
          <table:table-cell/>
          <table:table-cell table:style-name="ce45"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number-columns-repeated="5"/>
          <table:table-cell table:style-name="ce2" table:number-columns-repeated="16"/>
          <table:table-cell table:number-columns-repeated="3"/>
          <table:table-cell table:style-name="Default" table:number-columns-repeated="3"/>
          <table:table-cell table:number-columns-repeated="997"/>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3"/>
          <table:table-cell table:number-columns-repeated="997"/>
        </table:table-row>
        <table:table-row table:style-name="ro3">
          <table:table-cell table:style-name="ce2"/>
          <table:table-cell table:style-name="ce125"/>
          <table:table-cell table:style-name="ce126"/>
          <table:table-cell table:style-name="ce211"/>
          <table:table-cell table:style-name="ce126"/>
          <table:table-cell table:style-name="ce126">
            <office:annotation office:display="true" draw:style-name="gr1" draw:text-style-name="P2" svg:width="1.396cm" svg:height="0.492cm" svg:x="3.66cm" svg:y="1.491cm" draw:caption-point-x="-0.675cm" draw:caption-point-y="1.228cm">
              <dc:date>2014-12-22T00:00:00</dc:date>
              <text:p text:style-name="P1"><text:span text:style-name="T1">.workspace</text:span></text:p>
            </office:annotation>
          </table:table-cell>
          <table:table-cell table:style-name="ce211"/>
          <table:table-cell table:style-name="ce126" table:number-columns-repeated="3"/>
          <table:table-cell table:style-name="ce28" office:value-type="string" calcext:value-type="string">
            <office:annotation office:display="true" draw:style-name="gr1" draw:text-style-name="P14" svg:width="1.823cm" svg:height="0.492cm" svg:x="6.003cm" svg:y="1.562cm" draw:caption-point-x="-0.523cm" draw:caption-point-y="1.157cm">
              <dc:date>2015-01-19T00:00:00</dc:date>
              <text:p text:style-name="P1"><text:span text:style-name="T2">.title-text-0119</text:span></text:p>
            </office:annotation>
            <text:p>統計</text:p>
          </table:table-cell>
          <table:table-cell table:style-name="ce25" table:number-columns-repeated="2"/>
          <table:table-cell table:style-name="ce15"/>
          <table:table-cell table:style-name="ce25" table:number-columns-repeated="6"/>
          <table:table-cell table:style-name="ce132" office:value-type="string" calcext:value-type="string">
            <office:annotation office:display="true" draw:style-name="gr1" draw:text-style-name="P2" svg:width="1.559cm" svg:height="0.492cm" svg:x="11.387cm" svg:y="3.171cm" draw:caption-point-x="-0.915cm" draw:caption-point-y="-0.452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3"/>
          <table:table-cell table:number-columns-repeated="997"/>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07" office:value-type="string" calcext:value-type="string">
            <office:annotation office:display="true" draw:style-name="gr40" draw:text-style-name="P3" svg:width="3.114cm" svg:height="1.633cm" svg:x="7.163cm" svg:y="4.197cm" draw:caption-point-x="-4.178cm" draw:caption-point-y="-1.02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利益</text:p>
          </table:table-cell>
          <table:table-cell table:style-name="ce106" office:value-type="string" calcext:value-type="string">
            <text:p>企業詳細</text:p>
          </table:table-cell>
          <table:table-cell table:style-name="ce230"/>
          <table:table-cell table:style-name="ce106" office:value-type="string" calcext:value-type="string">
            <text:p>製品詳細</text:p>
          </table:table-cell>
          <table:table-cell table:style-name="ce231"/>
          <table:table-cell table:style-name="ce53"/>
          <table:table-cell table:style-name="ce220" table:number-columns-repeated="2"/>
          <table:table-cell table:style-name="ce22" table:number-columns-repeated="5"/>
          <table:table-cell table:style-name="ce220" table:number-columns-repeated="2"/>
          <table:table-cell table:style-name="ce39"/>
          <table:table-cell table:number-columns-repeated="3"/>
          <table:table-cell table:style-name="Default" table:number-columns-repeated="3"/>
          <table:table-cell table:number-columns-repeated="997"/>
        </table:table-row>
        <table:table-row table:style-name="ro3">
          <table:table-cell/>
          <table:table-cell table:style-name="ce217" office:value-type="string" calcext:value-type="string">
            <office:annotation office:display="true" draw:style-name="gr4" draw:text-style-name="P4" svg:width="1.273cm" svg:height="0.438cm" svg:x="3.751cm" svg:y="7.064cm" draw:caption-point-x="-2.763cm" draw:caption-point-y="-3.442cm">
              <dc:date>2014-12-22T00:00:00</dc:date>
              <text:p text:style-name="P1"><text:span text:style-name="T3">.label-0101</text:span></text:p>
            </office:annotation>
            <text:p>期間</text:p>
          </table:table-cell>
          <table:table-cell table:style-name="ce30">
            <office:annotation office:display="true" draw:style-name="gr1" draw:text-style-name="P7" svg:width="1.623cm" svg:height="0.492cm" svg:x="3.738cm" svg:y="6.332cm" draw:caption-point-x="-2.251cm" draw:caption-point-y="-2.71cm">
              <dc:date>2014-12-22T00:00:00</dc:date>
              <text:p text:style-name="P5"><text:span text:style-name="T4">.textbox-0102</text:span></text:p>
            </office:annotation>
          </table:table-cell>
          <table:table-cell table:style-name="ce31"/>
          <table:table-cell table:style-name="ce130" office:value-type="string" calcext:value-type="string">
            <office:annotation office:display="true" draw:style-name="gr4" draw:text-style-name="P3" svg:width="2.661cm" svg:height="0.438cm" svg:x="4.101cm" svg:y="5.642cm" draw:caption-point-x="-1.616cm" draw:caption-point-y="-2.02cm">
              <dc:date>2015-01-19T00:00:00</dc:date>
              <text:p text:style-name="P1"><text:span text:style-name="T3">.label-0101.t-align-center</text:span></text:p>
            </office:annotation>
            <text:p>~</text:p>
          </table:table-cell>
          <table:table-cell table:style-name="ce30"/>
          <table:table-cell table:style-name="ce31"/>
          <table:table-cell table:style-name="ce25" table:number-columns-repeated="3"/>
          <table:table-cell table:style-name="ce15"/>
          <table:table-cell table:style-name="ce25" table:number-columns-repeated="2"/>
          <table:table-cell table:style-name="ce35" table:number-columns-repeated="4"/>
          <table:table-cell table:style-name="ce239">
            <office:annotation office:display="true" draw:style-name="gr7" draw:text-style-name="P2" svg:width="1.936cm" svg:height="0.783cm" svg:x="10.334cm" svg:y="1.322cm" draw:caption-point-x="-1.359cm" draw:caption-point-y="2.3cm">
              <dc:date>2014-12-22T00:00:00</dc:date>
              <text:p text:style-name="P1"><text:span text:style-name="T1">1. .workspace</text:span></text:p>
              <text:p text:style-name="P1"><text:span text:style-name="T1">2. .tab-container</text:span></text:p>
            </office:annotation>
          </table:table-cell>
          <table:table-cell table:style-name="ce25" table:number-columns-repeated="2"/>
          <table:table-cell table:style-name="ce240"/>
          <table:table-cell table:number-columns-repeated="3"/>
          <table:table-cell table:style-name="Default" table:number-columns-repeated="3"/>
          <table:table-cell table:number-columns-repeated="997"/>
        </table:table-row>
        <table:table-row table:style-name="ro3">
          <table:table-cell table:style-name="ce209"/>
          <table:table-cell table:style-name="ce237" office:value-type="string" calcext:value-type="string">
            <text:p>.graph</text:p>
          </table:table-cell>
          <table:table-cell table:style-name="ce90" table:number-columns-repeated="18"/>
          <table:table-cell table:style-name="ce241"/>
          <table:table-cell table:style-name="ce87"/>
          <table:table-cell table:number-columns-repeated="2"/>
          <table:table-cell table:style-name="Default" table:number-columns-repeated="3"/>
          <table:table-cell table:number-columns-repeated="997"/>
        </table:table-row>
        <table:table-row table:style-name="ro4" table:number-rows-repeated="13">
          <table:table-cell/>
          <table:table-cell table:style-name="ce49"/>
          <table:table-cell table:style-name="ce55" table:number-columns-repeated="18"/>
          <table:table-cell table:style-name="ce66"/>
          <table:table-cell table:number-columns-repeated="3"/>
          <table:table-cell table:style-name="Default" table:number-columns-repeated="3"/>
          <table:table-cell table:number-columns-repeated="997"/>
        </table:table-row>
        <table:table-row table:style-name="ro4">
          <table:table-cell/>
          <table:table-cell table:style-name="ce50"/>
          <table:table-cell table:style-name="ce56" table:number-columns-repeated="18"/>
          <table:table-cell table:style-name="ce67"/>
          <table:table-cell table:number-columns-repeated="3"/>
          <table:table-cell table:style-name="Default" table:number-columns-repeated="3"/>
          <table:table-cell table:number-columns-repeated="997"/>
        </table:table-row>
        <table:table-row table:style-name="ro4">
          <table:table-cell table:number-columns-repeated="24"/>
          <table:table-cell table:style-name="Default" table:number-columns-repeated="3"/>
          <table:table-cell table:number-columns-repeated="997"/>
        </table:table-row>
        <table:table-row table:style-name="ro4" table:number-rows-repeated="3">
          <table:table-cell table:style-name="Default" table:number-columns-repeated="23"/>
          <table:table-cell/>
          <table:table-cell table:style-name="Default" table:number-columns-repeated="3"/>
          <table:table-cell table:number-columns-repeated="997"/>
        </table:table-row>
        <table:table-row table:style-name="ro4" table:number-rows-repeated="3">
          <table:table-cell table:style-name="Default" table:number-columns-repeated="27"/>
          <table:table-cell table:number-columns-repeated="997"/>
        </table:table-row>
        <table:table-row table:style-name="ro4" table:number-rows-repeated="1048544">
          <table:table-cell table:number-columns-repeated="1024"/>
        </table:table-row>
        <table:table-row table:style-name="ro4">
          <table:table-cell table:number-columns-repeated="1024"/>
        </table:table-row>
      </table:table>
      <table:table table:name="統計 企業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企業詳細</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45"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244" office:value-type="string" calcext:value-type="string" table:number-columns-spanned="2" table:number-rows-spanned="1">
            <office:annotation office:display="true" draw:style-name="gr41" draw:text-style-name="P3" svg:width="3.029cm" svg:height="1.645cm" svg:x="5.725cm" svg:y="6.739cm" draw:caption-point-x="-1.742cm" draw:caption-point-y="-3.56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企業詳細</text:p>
          </table:table-cell>
          <table:covered-table-cell table:style-name="ce110"/>
          <table:table-cell table:style-name="ce106" office:value-type="string" calcext:value-type="string">
            <text:p>製品詳細</text:p>
          </table:table-cell>
          <table:table-cell table:style-name="ce231"/>
          <table:table-cell table:style-name="ce22" table:number-columns-repeated="10"/>
          <table:table-cell table:style-name="ce112"/>
          <table:table-cell table:number-columns-repeated="1003"/>
        </table:table-row>
        <table:table-row table:style-name="ro4">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53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143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1003"/>
        </table:table-row>
        <table:table-row table:style-name="ro4">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8.794cm" svg:y="5.482cm" draw:caption-point-x="-1.317cm" draw:caption-point-y="-1.313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866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4"/>
          <table:table-cell table:style-name="ce126"/>
          <table:table-cell table:number-columns-repeated="998"/>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3"/>
          <table:table-cell table:style-name="Default" table:number-columns-repeated="8"/>
          <table:table-cell table:number-columns-repeated="991"/>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9"/>
          <table:table-cell table:number-columns-repeated="991"/>
        </table:table-row>
        <table:table-row table:style-name="ro4">
          <table:table-cell/>
          <table:table-cell table:style-name="ce13"/>
          <table:table-cell table:style-name="ce20" table:number-columns-repeated="18"/>
          <table:table-cell table:style-name="ce42"/>
          <table:table-cell table:number-columns-repeated="4"/>
          <table:table-cell table:style-name="Default" table:number-columns-repeated="8"/>
          <table:table-cell table:number-columns-repeated="991"/>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統計 製品詳細"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8" table:number-rows-spanned="1">
            <text:p>統計 製品詳細</text:p>
          </table:table-cell>
          <table:covered-table-cell/>
          <table:covered-table-cell table:number-columns-repeated="6" table:style-name="ce2"/>
          <table:table-cell table:style-name="ce2" table:number-columns-repeated="12"/>
          <table:table-cell table:number-columns-repeated="3"/>
          <table:table-cell table:style-name="Default" table:number-columns-repeated="4"/>
          <table:table-cell table:number-columns-repeated="996"/>
        </table:table-row>
        <table:table-row table:style-name="ro3">
          <table:table-cell/>
          <table:table-cell table:style-name="ce45"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2"/>
          <table:table-cell table:style-name="Default" table:number-columns-repeated="5"/>
          <table:table-cell table:number-columns-repeated="996"/>
        </table:table-row>
        <table:table-row table:style-name="ro3">
          <table:table-cell table:number-columns-repeated="5"/>
          <table:table-cell table:style-name="ce2" table:number-columns-repeated="16"/>
          <table:table-cell table:number-columns-repeated="3"/>
          <table:table-cell table:style-name="Default" table:number-columns-repeated="4"/>
          <table:table-cell table:number-columns-repeated="996"/>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2"/>
          <table:table-cell table:style-name="Default" table:number-columns-repeated="4"/>
          <table:table-cell table:number-columns-repeated="996"/>
        </table:table-row>
        <table:table-row table:style-name="ro3">
          <table:table-cell table:style-name="ce2"/>
          <table:table-cell table:style-name="ce125"/>
          <table:table-cell table:style-name="ce126"/>
          <table:table-cell table:style-name="ce211"/>
          <table:table-cell table:style-name="ce126"/>
          <table:table-cell table:style-name="ce211"/>
          <table:table-cell table:style-name="ce126">
            <office:annotation office:display="true" draw:style-name="gr1" draw:text-style-name="P2" svg:width="1.445cm" svg:height="0.492cm" svg:x="4.336cm" svg:y="1.493cm" draw:caption-point-x="-0.852cm" draw:caption-point-y="1.226cm">
              <dc:date>2014-12-22T00:00:00</dc:date>
              <text:p text:style-name="P1"><text:span text:style-name="T1">.workspace</text:span></text:p>
            </office:annotation>
          </table:table-cell>
          <table:table-cell table:style-name="ce126" table:number-columns-repeated="2"/>
          <table:table-cell table:style-name="ce211"/>
          <table:table-cell table:style-name="ce28" office:value-type="string" calcext:value-type="string">
            <office:annotation office:display="true" draw:style-name="gr1" draw:text-style-name="P14" svg:width="1.709cm" svg:height="0.492cm" svg:x="6.745cm" svg:y="1.484cm" draw:caption-point-x="-1.265cm" draw:caption-point-y="1.235cm">
              <dc:date>2015-01-19T00:00:00</dc:date>
              <text:p text:style-name="P1"><text:span text:style-name="T2">.title-text-0119</text:span></text:p>
            </office:annotation>
            <text:p>統計</text:p>
          </table:table-cell>
          <table:table-cell table:style-name="ce15"/>
          <table:table-cell table:style-name="ce25" table:number-columns-repeated="8"/>
          <table:table-cell table:style-name="ce38" office:value-type="string" calcext:value-type="string">
            <office:annotation office:display="true" draw:style-name="gr1" draw:text-style-name="P2" svg:width="1.656cm" svg:height="0.492cm" svg:x="11.37cm" svg:y="3.097cm" draw:caption-point-x="-0.898cm" draw:caption-point-y="-0.378cm">
              <dc:date>2014-12-26T00:00:00</dc:date>
              <text:p text:style-name="P1"><text:span text:style-name="T1">.button-0101</text:span></text:p>
            </office:annotation>
            <text:p>×</text:p>
          </table:table-cell>
          <table:table-cell table:style-name="ce2"/>
          <table:table-cell table:number-columns-repeated="2"/>
          <table:table-cell table:style-name="Default" table:number-columns-repeated="4"/>
          <table:table-cell table:number-columns-repeated="996"/>
        </table:table-row>
        <table:table-row table:style-name="ro3">
          <table:table-cell/>
          <table:table-cell table:style-name="ce236" office:value-type="string" calcext:value-type="string">
            <text:p>まとめ</text:p>
          </table:table-cell>
          <table:table-cell table:style-name="ce238"/>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06" office:value-type="string" calcext:value-type="string">
            <text:p>企業詳細</text:p>
          </table:table-cell>
          <table:table-cell table:style-name="ce231"/>
          <table:table-cell table:style-name="ce244" office:value-type="string" calcext:value-type="string" table:number-columns-spanned="2" table:number-rows-spanned="1">
            <office:annotation office:display="true" draw:style-name="gr41" draw:text-style-name="P3" svg:width="3.029cm" svg:height="1.645cm" svg:x="6.981cm" svg:y="6.307cm" draw:caption-point-x="-2cm" draw:caption-point-y="-3.137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製品詳細</text:p>
          </table:table-cell>
          <table:covered-table-cell table:style-name="ce231"/>
          <table:table-cell table:style-name="ce22" table:number-columns-repeated="10"/>
          <table:table-cell table:style-name="ce112"/>
          <table:table-cell table:number-columns-repeated="3"/>
          <table:table-cell table:style-name="Default" table:number-columns-repeated="4"/>
          <table:table-cell table:number-columns-repeated="996"/>
        </table:table-row>
        <table:table-row table:style-name="ro3">
          <table:table-cell/>
          <table:table-cell table:style-name="ce242" office:value-type="string" calcext:value-type="string">
            <text:p>都道府県絞込</text:p>
            <text:p>.label-0103</text:p>
          </table:table-cell>
          <table:table-cell table:style-name="ce243" table:number-columns-repeated="2"/>
          <table:table-cell table:style-name="ce57" office:value-type="string" calcext:value-type="string">
            <text:p>.textbox-0107 </text:p>
          </table:table-cell>
          <table:table-cell table:style-name="ce23" table:number-columns-repeated="5"/>
          <table:table-cell table:style-name="ce27"/>
          <table:table-cell table:style-name="ce243" office:value-type="string" calcext:value-type="string">
            <text:p>種別絞込</text:p>
            <text:p>label-0103</text:p>
          </table:table-cell>
          <table:table-cell table:style-name="ce243"/>
          <table:table-cell table:style-name="ce147">
            <office:annotation office:display="true" draw:style-name="gr7" draw:text-style-name="P2" svg:width="1.882cm" svg:height="0.783cm" svg:x="9.293cm" svg:y="1.705cm" draw:caption-point-x="-2.315cm" draw:caption-point-y="1.917cm">
              <dc:date>2014-12-22T00:00:00</dc:date>
              <text:p text:style-name="P1"><text:span text:style-name="T1">1. .workspace</text:span></text:p>
              <text:p text:style-name="P1"><text:span text:style-name="T1">2. .tab-container</text:span></text:p>
            </office:annotation>
          </table:table-cell>
          <table:table-cell table:style-name="ce180" table:number-columns-spanned="2" table:number-rows-spanned="1"/>
          <table:covered-table-cell table:style-name="Default"/>
          <table:table-cell table:style-name="ce180" table:number-columns-spanned="2" table:number-rows-spanned="1"/>
          <table:covered-table-cell table:style-name="Default"/>
          <table:table-cell table:style-name="ce180" table:number-columns-spanned="2" table:number-rows-spanned="1">
            <office:annotation office:display="true" draw:style-name="gr2" draw:text-style-name="P2" svg:width="1.767cm" svg:height="0.492cm" svg:x="11.453cm" svg:y="4.095cm" draw:caption-point-x="-1.48cm" draw:caption-point-y="-0.473cm">
              <dc:date>2015-01-19T00:00:00</dc:date>
              <text:p text:style-name="P1"><text:span text:style-name="T1">.pulldown-0102</text:span></text:p>
            </office:annotation>
          </table:table-cell>
          <table:covered-table-cell table:style-name="Default"/>
          <table:table-cell table:style-name="ce240"/>
          <table:table-cell table:number-columns-repeated="3"/>
          <table:table-cell table:style-name="Default" table:number-columns-repeated="4"/>
          <table:table-cell table:number-columns-repeated="996"/>
        </table:table-row>
        <table:table-row table:style-name="ro3">
          <table:table-cell/>
          <table:table-cell table:style-name="ce46" office:value-type="string" calcext:value-type="string">
            <text:p>製品絞込</text:p>
            <text:p>.label-0103</text:p>
          </table:table-cell>
          <table:table-cell table:style-name="ce51" table:number-columns-repeated="2"/>
          <table:table-cell table:style-name="ce57" office:value-type="string" calcext:value-type="string">
            <text:p>.textbox-0107</text:p>
          </table:table-cell>
          <table:table-cell table:style-name="ce23" table:number-columns-repeated="5"/>
          <table:table-cell table:style-name="ce27"/>
          <table:table-cell table:style-name="ce147" office:value-type="string" calcext:value-type="string">
            <text:p>期間</text:p>
            <text:p><text:span text:style-name="T12">label-0103</text:span></text:p>
          </table:table-cell>
          <table:table-cell table:style-name="ce52" table:number-columns-repeated="2"/>
          <table:table-cell table:style-name="ce30">
            <office:annotation office:display="true" draw:style-name="gr1" draw:text-style-name="P15" svg:width="1.627cm" svg:height="0.492cm" svg:x="10.343cm" svg:y="5.301cm" draw:caption-point-x="-2.866cm" draw:caption-point-y="-1.227cm">
              <dc:date>2014-12-22T00:00:00</dc:date>
              <text:p text:style-name="P1"><text:span text:style-name="T4">.textbox-0102</text:span></text:p>
            </office:annotation>
          </table:table-cell>
          <table:table-cell table:style-name="ce31"/>
          <table:table-cell table:style-name="ce130" office:value-type="string" calcext:value-type="string">
            <office:annotation office:display="true" draw:style-name="gr4" draw:text-style-name="P3" svg:width="2.629cm" svg:height="0.438cm" svg:x="10.639cm" svg:y="4.771cm" draw:caption-point-x="-2.163cm" draw:caption-point-y="-0.697cm">
              <dc:date>2015-01-19T00:00:00</dc:date>
              <text:p text:style-name="P1"><text:span text:style-name="T3">.label-0101.t-align-center</text:span></text:p>
            </office:annotation>
            <text:p>~</text:p>
          </table:table-cell>
          <table:table-cell table:style-name="ce17"/>
          <table:table-cell table:style-name="ce31"/>
          <table:table-cell table:style-name="ce60"/>
          <table:table-cell table:style-name="ce63"/>
          <table:table-cell table:number-columns-repeated="3"/>
          <table:table-cell table:style-name="Default" table:number-columns-repeated="4"/>
          <table:table-cell table:number-columns-repeated="996"/>
        </table:table-row>
        <table:table-row table:style-name="ro4">
          <table:table-cell table:style-name="ce209"/>
          <table:table-cell table:style-name="ce12" office:value-type="string" calcext:value-type="string">
            <text:p>1. .wrap-list</text:p>
            <text:p>2. .list</text:p>
          </table:table-cell>
          <table:table-cell table:style-name="ce19" table:number-columns-repeated="18"/>
          <table:table-cell table:style-name="ce41"/>
          <table:table-cell table:style-name="ce87"/>
          <table:table-cell table:number-columns-repeated="2"/>
          <table:table-cell table:style-name="Default" table:number-columns-repeated="4"/>
          <table:table-cell table:number-columns-repeated="996"/>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3"/>
          <table:table-cell table:style-name="Default" table:number-columns-repeated="4"/>
          <table:table-cell table:number-columns-repeated="996"/>
        </table:table-row>
        <table:table-row table:style-name="ro4" table:number-rows-repeated="3">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3"/>
          <table:table-cell table:style-name="ce20" table:number-columns-repeated="17"/>
          <table:table-cell table:style-name="ce32"/>
          <table:table-cell table:style-name="ce42"/>
          <table:table-cell table:number-columns-repeated="3"/>
          <table:table-cell table:style-name="Default" table:number-columns-repeated="4"/>
          <table:table-cell table:number-columns-repeated="996"/>
        </table:table-row>
        <table:table-row table:style-name="ro4" table:number-rows-repeated="4">
          <table:table-cell/>
          <table:table-cell table:style-name="ce13"/>
          <table:table-cell table:style-name="ce20" table:number-columns-repeated="18"/>
          <table:table-cell table:style-name="ce42"/>
          <table:table-cell table:number-columns-repeated="3"/>
          <table:table-cell table:style-name="Default" table:number-columns-repeated="4"/>
          <table:table-cell table:number-columns-repeated="996"/>
        </table:table-row>
        <table:table-row table:style-name="ro4">
          <table:table-cell/>
          <table:table-cell table:style-name="ce14"/>
          <table:table-cell table:style-name="ce21" table:number-columns-repeated="18"/>
          <table:table-cell table:style-name="ce43"/>
          <table:table-cell table:number-columns-repeated="3"/>
          <table:table-cell table:style-name="Default" table:number-columns-repeated="4"/>
          <table:table-cell table:number-columns-repeated="996"/>
        </table:table-row>
        <table:table-row table:style-name="ro4" table:number-rows-repeated="2">
          <table:table-cell table:number-columns-repeated="24"/>
          <table:table-cell table:style-name="Default" table:number-columns-repeated="4"/>
          <table:table-cell table:number-columns-repeated="996"/>
        </table:table-row>
        <table:table-row table:style-name="ro4" table:number-rows-repeated="7">
          <table:table-cell table:style-name="Default" table:number-columns-repeated="28"/>
          <table:table-cell table:number-columns-repeated="996"/>
        </table:table-row>
        <table:table-row table:style-name="ro4" table:number-rows-repeated="1048545">
          <table:table-cell table:number-columns-repeated="1024"/>
        </table:table-row>
        <table:table-row table:style-name="ro4">
          <table:table-cell table:number-columns-repeated="1024"/>
        </table:table-row>
      </table:table>
      <table:table table:name="管理者機能 ユーザ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管理者機能 ユーザ</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125"/>
          <table:table-cell table:style-name="ce126"/>
          <table:table-cell table:style-name="ce211"/>
          <table:table-cell table:style-name="ce15"/>
          <table:table-cell table:style-name="ce25" table:number-columns-repeated="2"/>
          <table:table-cell table:style-name="ce15">
            <office:annotation office:display="true" draw:style-name="gr1" draw:text-style-name="P2" svg:width="1.452cm" svg:height="0.492cm" svg:x="5.084cm" svg:y="1.537cm" draw:caption-point-x="-1.101cm" draw:caption-point-y="1.182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784cm" svg:height="0.492cm" svg:x="7.857cm" svg:y="1.996cm" draw:caption-point-x="-2.876cm" draw:caption-point-y="0.723cm">
              <dc:date>2014-12-26T00:00:00</dc:date>
              <text:p text:style-name="P1"><text:span text:style-name="T2">.title-text-0118</text:span></text:p>
            </office:annotation>
            <text:p>管理者機能</text:p>
          </table:table-cell>
          <table:table-cell table:style-name="ce15" table:number-columns-repeated="2"/>
          <table:table-cell table:style-name="ce25"/>
          <table:table-cell table:style-name="ce15"/>
          <table:table-cell table:style-name="ce25" table:number-columns-repeated="6"/>
          <table:table-cell table:style-name="ce38" office:value-type="string" calcext:value-type="string">
            <office:annotation office:display="true" draw:style-name="gr1" draw:text-style-name="P2" svg:width="2.175cm" svg:height="0.492cm" svg:x="11.551cm" svg:y="3.159cm" draw:caption-point-x="-1.079cm" draw:caption-point-y="-0.44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5" office:value-type="string" calcext:value-type="string">
            <text:p>ユーザー</text:p>
          </table:table-cell>
          <table:table-cell table:style-name="ce224"/>
          <table:table-cell table:style-name="ce248" office:value-type="string" calcext:value-type="string">
            <office:annotation office:display="true" draw:style-name="gr42" draw:text-style-name="P3" svg:width="3.241cm" svg:height="1.63cm" svg:x="4.283cm" svg:y="4.378cm" draw:caption-point-x="-2.297cm" draw:caption-point-y="-1.208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53" table:number-columns-repeated="5"/>
          <table:table-cell table:style-name="ce22"/>
          <table:table-cell table:style-name="ce53"/>
          <table:table-cell table:style-name="ce220" table:number-columns-repeated="9"/>
          <table:table-cell table:style-name="ce39"/>
          <table:table-cell table:number-columns-repeated="1003"/>
        </table:table-row>
        <table:table-row table:style-name="ro4">
          <table:table-cell table:style-name="ce209"/>
          <table:table-cell table:style-name="ce246" office:value-type="string" calcext:value-type="string">
            <office:annotation office:display="true" draw:style-name="gr1" draw:text-style-name="P4" svg:width="2.094cm" svg:height="0.492cm" svg:x="4.591cm" svg:y="6.548cm" draw:caption-point-x="-3.603cm" draw:caption-point-y="-2.878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145" table:number-columns-repeated="5"/>
          <table:table-cell table:style-name="ce15"/>
          <table:table-cell table:style-name="ce145" table:number-columns-repeated="4"/>
          <table:table-cell table:style-name="ce15">
            <office:annotation office:display="true" draw:style-name="gr7" draw:text-style-name="P2" svg:width="2.131cm" svg:height="0.783cm" svg:x="7.307cm" svg:y="2.719cm" draw:caption-point-x="-0.329cm" draw:caption-point-y="0.951cm">
              <dc:date>2014-12-22T00:00:00</dc:date>
              <text:p text:style-name="P1"><text:span text:style-name="T1">1. .workspace</text:span></text:p>
              <text:p text:style-name="P1"><text:span text:style-name="T1">2. .tab-container</text:span></text:p>
            </office:annotation>
          </table:table-cell>
          <table:table-cell table:style-name="ce145" table:number-columns-repeated="6"/>
          <table:table-cell table:style-name="ce154"/>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table-cell/>
          <table:table-cell table:style-name="ce13"/>
          <table:table-cell table:style-name="ce20" table:number-columns-repeated="18"/>
          <table:table-cell table:style-name="ce42"/>
          <table:table-cell table:number-columns-repeated="2"/>
          <table:table-cell table:style-name="Default"/>
          <table:table-cell table:number-columns-repeated="1000"/>
        </table:table-row>
        <table:table-row table:style-name="ro4" table:number-rows-repeated="2">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追加・編集画面(管理者 ユーザ)"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管理者 ユーザ)</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ユーザ情報を追加・編集するために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number-rows-repeated="2">
          <table:table-cell table:style-name="ce6" table:number-columns-repeated="12"/>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795cm" svg:height="0.492cm" svg:x="3.128cm" svg:y="1.79cm" draw:caption-point-x="-0.643cm" draw:caption-point-y="1.215cm">
              <dc:date>2015-01-23T00:00:00</dc:date>
              <text:p text:style-name="P1"><text:span text:style-name="T1">.title-text-0109</text:span></text:p>
            </office:annotation>
            <text:p>追加・編集画面</text:p>
          </table:table-cell>
          <table:table-cell table:style-name="ce101"/>
          <table:table-cell table:style-name="ce25"/>
          <table:table-cell table:style-name="ce15"/>
          <table:table-cell table:style-name="ce15">
            <office:annotation office:display="true" draw:style-name="gr43" draw:text-style-name="P2" svg:width="3.029cm" svg:height="0.783cm" svg:x="5.733cm" svg:y="1.913cm" draw:caption-point-x="-1.251cm" draw:caption-point-y="1.092cm">
              <dc:date>2015-01-23T00:00:00</dc:date>
              <text:p text:style-name="P1"><text:span text:style-name="T1">.workspace.width-min </text:span></text:p>
              <text:p text:style-name="P1"><text:span text:style-name="T1">.workspace.width-min .grid</text:span></text:p>
            </office:annotation>
          </table:table-cell>
          <table:table-cell table:style-name="ce25"/>
          <table:table-cell table:style-name="ce38" office:value-type="string" calcext:value-type="string">
            <office:annotation office:display="true" draw:style-name="gr1" draw:text-style-name="P2" svg:width="1.573cm" svg:height="0.492cm" svg:x="6.211cm" svg:y="3.396cm" draw:caption-point-x="-0.731cm" draw:caption-point-y="-0.39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64" office:value-type="string" calcext:value-type="string" table:number-columns-spanned="2" table:number-rows-spanned="1">
            <office:annotation office:display="true" draw:style-name="gr1" draw:text-style-name="P10" svg:width="2.057cm" svg:height="0.492cm" svg:x="6.228cm" svg:y="4.247cm" draw:caption-point-x="-0.748cm" draw:caption-point-y="-0.74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text:span text:style-name="T12">.label-0103</text:span></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名前</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郵便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都道府県</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市町村以下</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電話番号</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eメール</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権限</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text:span text:style-name="T13">ユーザID</text:span></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70" office:value-type="string" calcext:value-type="string">
            <text:p><text:span text:style-name="T13">パスワード</text:span></text:p>
            <text:p><text:span text:style-name="T12">.label-0103</text:span></text:p>
          </table:table-cell>
          <table:table-cell table:style-name="ce196" table:number-columns-repeated="2"/>
          <table:table-cell table:style-name="ce170" office:value-type="string" calcext:value-type="string">
            <text:p>.textbox-0107 <text:s/></text:p>
          </table:table-cell>
          <table:table-cell table:style-name="ce172" table:number-columns-repeated="5"/>
          <table:table-cell table:style-name="ce249"/>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管理者機能 詳細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1" table:number-rows-spanned="1">
            <text:p>管理者機能 詳細</text:p>
          </table:table-cell>
          <table:covered-table-cell/>
          <table:covered-table-cell table:number-columns-repeated="9" table:style-name="ce2"/>
          <table:table-cell table:style-name="ce2" table:number-columns-repeated="9"/>
          <table:table-cell table:number-columns-repeated="1003"/>
        </table:table-row>
        <table:table-row table:style-name="ro3">
          <table:table-cell/>
          <table:table-cell table:style-name="ce45"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table-cell table:style-name="ce2"/>
          <table:table-cell office:value-type="string" calcext:value-type="string">
            <text:p>.canvas</text:p>
          </table:table-cell>
          <table:table-cell table:style-name="ce2" table:number-columns-repeated="16"/>
          <table:table-cell table:number-columns-repeated="1003"/>
        </table:table-row>
        <table:table-row table:style-name="ro3" table:number-rows-repeated="2">
          <table:table-cell table:number-columns-repeated="3"/>
          <table:table-cell table:style-name="ce2" table:number-columns-repeated="18"/>
          <table:table-cell table:number-columns-repeated="1003"/>
        </table:table-row>
        <table:table-row table:style-name="ro3">
          <table:table-cell/>
          <table:table-cell table:style-name="Default"/>
          <table:table-cell table:number-columns-repeated="2"/>
          <table:table-cell table:style-name="Default"/>
          <table:table-cell table:style-name="ce2" table:number-columns-repeated="16"/>
          <table:table-cell table:number-columns-repeated="1003"/>
        </table:table-row>
        <table:table-row table:style-name="ro3">
          <table:table-cell table:number-columns-repeated="5"/>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2"/>
          <table:table-cell table:style-name="ce2"/>
          <table:table-cell table:number-columns-repeated="1002"/>
        </table:table-row>
        <table:table-row table:style-name="ro3">
          <table:table-cell table:style-name="ce2"/>
          <table:table-cell table:style-name="ce8"/>
          <table:table-cell table:style-name="ce15"/>
          <table:table-cell table:style-name="ce25"/>
          <table:table-cell table:style-name="ce15"/>
          <table:table-cell table:style-name="ce25" table:number-columns-repeated="2"/>
          <table:table-cell table:style-name="ce15">
            <office:annotation office:display="true" draw:style-name="gr1" draw:text-style-name="P2" svg:width="1.779cm" svg:height="0.492cm" svg:x="6.12cm" svg:y="3.11cm" draw:caption-point-x="-2.137cm" draw:caption-point-y="1.415cm">
              <dc:date>2014-12-22T00:00:00</dc:date>
              <text:p text:style-name="P1"><text:span text:style-name="T1">.workspace</text:span></text:p>
            </office:annotation>
          </table:table-cell>
          <table:table-cell table:style-name="ce15"/>
          <table:table-cell table:style-name="ce28" office:value-type="string" calcext:value-type="string">
            <office:annotation office:display="true" draw:style-name="gr1" draw:text-style-name="P14" svg:width="1.974cm" svg:height="0.492cm" svg:x="5.73cm" svg:y="3.805cm" draw:caption-point-x="-0.749cm" draw:caption-point-y="0.72cm">
              <dc:date>2015-01-19T00:00:00</dc:date>
              <text:p text:style-name="P1"><text:span text:style-name="T2">.title-text-0119</text:span></text:p>
            </office:annotation>
            <text:p>管理者機能</text:p>
          </table:table-cell>
          <table:table-cell table:style-name="ce15"/>
          <table:table-cell table:style-name="ce25" table:number-columns-repeated="9"/>
          <table:table-cell table:style-name="ce38" office:value-type="string" calcext:value-type="string">
            <office:annotation office:display="true" draw:style-name="gr1" draw:text-style-name="P2" svg:width="1.553cm" svg:height="0.492cm" svg:x="11.201cm" svg:y="4.895cm" draw:caption-point-x="-0.729cm" draw:caption-point-y="-0.37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106" office:value-type="string" calcext:value-type="string">
            <text:p>ユーザー</text:p>
          </table:table-cell>
          <table:table-cell table:style-name="ce143"/>
          <table:table-cell table:style-name="ce244" office:value-type="string" calcext:value-type="string">
            <office:annotation office:display="true" draw:style-name="gr44" draw:text-style-name="P3" svg:width="3.338cm" svg:height="1.676cm" svg:x="8.41cm" svg:y="1.318cm" draw:caption-point-x="-6.424cm" draw:caption-point-y="3.65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詳細</text:p>
          </table:table-cell>
          <table:table-cell table:style-name="ce60" table:number-columns-repeated="5"/>
          <table:table-cell table:style-name="ce22"/>
          <table:table-cell table:style-name="ce60"/>
          <table:table-cell table:style-name="ce22"/>
          <table:table-cell table:style-name="ce18"/>
          <table:table-cell table:style-name="ce22"/>
          <table:table-cell table:style-name="ce18" table:number-columns-repeated="6"/>
          <table:table-cell table:style-name="ce39"/>
          <table:table-cell table:number-columns-repeated="1003"/>
        </table:table-row>
        <table:table-row table:style-name="ro4">
          <table:table-cell/>
          <table:table-cell table:style-name="ce11" office:value-type="string" calcext:value-type="string">
            <office:annotation office:display="true" draw:style-name="gr1" draw:text-style-name="P2" svg:width="1.607cm" svg:height="0.492cm" svg:x="1.806cm" svg:y="2.002cm" draw:caption-point-x="-0.818cm" draw:caption-point-y="3.474cm">
              <dc:date>2014-12-22T00:00:00</dc:date>
              <text:p text:style-name="P1"><text:span text:style-name="T1">.button-0101</text:span></text:p>
            </office:annotation>
            <text:p>更</text:p>
          </table:table-cell>
          <table:table-cell table:style-name="ce36" office:value-type="string" calcext:value-type="string">
            <text:p>キ</text:p>
          </table:table-cell>
          <table:table-cell table:style-name="ce60"/>
          <table:table-cell table:style-name="ce25" table:number-columns-repeated="6"/>
          <table:table-cell table:style-name="ce15"/>
          <table:table-cell table:style-name="ce25" table:number-columns-repeated="3"/>
          <table:table-cell table:style-name="ce15">
            <office:annotation office:display="true" draw:style-name="gr7" draw:text-style-name="P2" svg:width="1.94cm" svg:height="0.783cm" svg:x="8.952cm" svg:y="3.277cm" draw:caption-point-x="-1.475cm" draw:caption-point-y="2.199cm">
              <dc:date>2014-12-22T00:00:00</dc:date>
              <text:p text:style-name="P1"><text:span text:style-name="T1">1. .workspace</text:span></text:p>
              <text:p text:style-name="P1"><text:span text:style-name="T1">2. .tab-container</text:span></text:p>
            </office:annotation>
          </table:table-cell>
          <table:table-cell table:style-name="ce25" table:number-columns-repeated="5"/>
          <table:table-cell table:style-name="ce240"/>
          <table:table-cell table:number-columns-repeated="1003"/>
        </table:table-row>
        <table:table-row table:style-name="ro4">
          <table:table-cell/>
          <table:table-cell table:style-name="ce10" office:value-type="string" calcext:value-type="string">
            <office:annotation office:display="true" draw:style-name="gr1" draw:text-style-name="P2" svg:width="1.875cm" svg:height="0.492cm" svg:x="1.889cm" svg:y="2.667cm" draw:caption-point-x="-0.901cm" draw:caption-point-y="3.308cm">
              <dc:date>2015-01-04T00:00:00</dc:date>
              <text:p text:style-name="P1"><text:span text:style-name="T1">.head-text_0120</text:span></text:p>
            </office:annotation>
            <text:p>通知設定</text:p>
          </table:table-cell>
          <table:table-cell table:style-name="ce53" table:number-columns-repeated="18"/>
          <table:table-cell table:style-name="ce63"/>
          <table:table-cell table:number-columns-repeated="1003"/>
        </table:table-row>
        <table:table-row table:style-name="ro4">
          <table:table-cell/>
          <table:table-cell table:style-name="ce10"/>
          <table:table-cell table:style-name="ce250" office:value-type="string" calcext:value-type="string">
            <text:p><text:span text:style-name="T20">メー</text:span></text:p>
            <text:p><text:span text:style-name="T20">ル</text:span></text:p>
          </table:table-cell>
          <table:table-cell table:style-name="ce53" office:value-type="string" calcext:value-type="string">
            <text:p><text:span text:style-name="T21">アラ</text:span></text:p>
            <text:p><text:span text:style-name="T21">ート</text:span></text:p>
          </table:table-cell>
          <table:table-cell table:style-name="ce254" office:value-type="string" calcext:value-type="string">
            <office:annotation office:display="true" draw:style-name="gr11" draw:text-style-name="P3" svg:width="1.641cm" svg:height="0.466cm" svg:x="6.18cm" svg:y="5.599cm" draw:caption-point-x="-3.695cm" draw:caption-point-y="0.875cm">
              <dc:date>2015-01-04T00:00:00</dc:date>
              <text:p text:style-name="P1"><text:span text:style-name="T5">.row-head-0101</text:span></text:p>
            </office:annotation>
            <text:p>両方</text:p>
          </table:table-cell>
          <table:table-cell table:style-name="ce53" table:number-columns-repeated="15"/>
          <table:table-cell table:style-name="ce63"/>
          <table:table-cell/>
          <table:table-cell table:style-name="Default" table:number-columns-repeated="2"/>
          <table:table-cell table:number-columns-repeated="1000"/>
        </table:table-row>
        <table:table-row table:style-name="ro4">
          <table:table-cell/>
          <table:table-cell table:style-name="ce10" office:value-type="string" calcext:value-type="string">
            <office:annotation office:display="true" draw:style-name="gr4" draw:text-style-name="P3" svg:width="1.444cm" svg:height="0.438cm" svg:x="8.202cm" svg:y="5.137cm" draw:caption-point-x="-7.214cm" draw:caption-point-y="1.836cm">
              <dc:date>2014-12-22T00:00:00</dc:date>
              <text:p text:style-name="P1"><text:span text:style-name="T3">.label-0101</text:span></text:p>
            </office:annotation>
            <text:p>見積</text:p>
          </table:table-cell>
          <table:table-cell table:style-name="ce251" office:value-type="string" calcext:value-type="string">
            <text:p>◎</text:p>
          </table:table-cell>
          <table:table-cell table:style-name="ce252" office:value-type="string" calcext:value-type="string">
            <text:p>◯</text:p>
          </table:table-cell>
          <table:table-cell table:style-name="ce255" office:value-type="string" calcext:value-type="string">
            <office:annotation office:display="true" draw:style-name="gr11" draw:text-style-name="P3" svg:width="1.282cm" svg:height="0.466cm" svg:x="4.44cm" svg:y="6.071cm" draw:caption-point-x="-1.955cm" draw:caption-point-y="0.902cm">
              <dc:date>2014-12-22T00:00:00</dc:date>
              <text:p text:style-name="P1"><text:span text:style-name="T5">.radio-0101</text:span></text:p>
            </office:annotation>
            <text:p>◯</text:p>
          </table:table-cell>
          <table:table-cell table:style-name="ce257" office:value-type="string" calcext:value-type="string">
            <text:p>経過期間</text:p>
            <text:p>.label-0102</text:p>
          </table:table-cell>
          <table:table-cell table:style-name="ce220"/>
          <table:table-cell table:style-name="ce111" office:value-type="string" calcext:value-type="string">
            <office:annotation office:display="true" draw:style-name="gr1" draw:text-style-name="P12" svg:width="1.689cm" svg:height="0.492cm" svg:x="7.863cm" svg:y="6.378cm" draw:caption-point-x="-3.88cm" draw:caption-point-y="0.595cm">
              <dc:date>2014-12-22T00:00:00</dc:date>
              <text:p text:style-name="P5"><text:span text:style-name="T6">.pulldown-0102</text:span></text:p>
            </office:annotation>
            <text:p/>
          </table:table-cell>
          <table:table-cell table:style-name="ce144"/>
          <table:table-cell table:style-name="ce262" office:value-type="string" calcext:value-type="string">
            <text:p><text:span text:style-name="T22">「見積書発行から○○日が経過しました。見積No.〇〇」</text:span></text:p>
            <text:p>.label-0112</text:p>
          </table:table-cell>
          <table:table-cell table:style-name="ce35"/>
          <table:table-cell table:style-name="ce220" table:number-columns-repeated="2"/>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発注</text:p>
          </table:table-cell>
          <table:table-cell table:style-name="ce252" office:value-type="string" calcext:value-type="string">
            <text:p>◯</text:p>
          </table:table-cell>
          <table:table-cell table:style-name="ce251" office:value-type="string" calcext:value-type="string">
            <text:p>◎</text:p>
          </table:table-cell>
          <table:table-cell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発行から○○日が経過しました。入庫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2"/>
          <table:table-cell table:number-columns-repeated="1000"/>
        </table:table-row>
        <table:table-row table:style-name="ro4">
          <table:table-cell/>
          <table:table-cell table:style-name="ce10" office:value-type="string" calcext:value-type="string">
            <text:p>出金</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発注書の支払期日　〇〇日前です。出金処理が行われていません。発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 office:value-type="string" calcext:value-type="string">
            <text:p>納品</text:p>
          </table:table-cell>
          <table:table-cell table:style-name="ce251" office:value-type="string" calcext:value-type="string">
            <text:p>◎</text:p>
          </table:table-cell>
          <table:table-cell table:number-columns-repeated="2" table:style-name="ce252" office:value-type="string" calcext:value-type="string">
            <text:p>◯</text:p>
          </table:table-cell>
          <table:table-cell table:style-name="ce257" office:value-type="string" calcext:value-type="string">
            <text:p>経過期間</text:p>
            <text:p>.label-0102</text:p>
          </table:table-cell>
          <table:table-cell table:style-name="ce220"/>
          <table:table-cell table:style-name="ce259"/>
          <table:table-cell table:style-name="ce144"/>
          <table:table-cell table:style-name="ce263" office:value-type="string" calcext:value-type="string">
            <text:p><text:span text:style-name="T23">「納品書発行から○○日が経過しました。納品処理が行われていません。受注No.〇〇」</text:span></text:p>
            <text:p><text:span text:style-name="T24">.label-0112</text:span></text:p>
          </table:table-cell>
          <table:table-cell table:style-name="ce35"/>
          <table:table-cell table:style-name="ce53"/>
          <table:table-cell table:style-name="ce220"/>
          <table:table-cell table:style-name="ce53" table:number-columns-repeated="7"/>
          <table:table-cell table:style-name="ce39"/>
          <table:table-cell table:style-name="ce2"/>
          <table:table-cell table:style-name="Default" table:number-columns-repeated="3"/>
          <table:table-cell table:number-columns-repeated="999"/>
        </table:table-row>
        <table:table-row table:style-name="ro4">
          <table:table-cell/>
          <table:table-cell table:style-name="ce108" office:value-type="string" calcext:value-type="string">
            <text:p>入金</text:p>
          </table:table-cell>
          <table:table-cell table:number-columns-repeated="2" table:style-name="ce253" office:value-type="string" calcext:value-type="string">
            <text:p>◯</text:p>
          </table:table-cell>
          <table:table-cell table:style-name="ce256" office:value-type="string" calcext:value-type="string">
            <text:p>◎</text:p>
          </table:table-cell>
          <table:table-cell table:style-name="ce258" office:value-type="string" calcext:value-type="string">
            <text:p>経過期間</text:p>
            <text:p>.label-0102</text:p>
          </table:table-cell>
          <table:table-cell table:style-name="ce22"/>
          <table:table-cell table:style-name="ce260"/>
          <table:table-cell table:style-name="ce261"/>
          <table:table-cell table:style-name="ce264" office:value-type="string" calcext:value-type="string">
            <text:p><text:span text:style-name="T23">「請求書発行から○○日が経過しました。入金処理が行われていません。受注No.〇〇」</text:span></text:p>
            <text:p><text:span text:style-name="T24">.label-0112</text:span></text:p>
          </table:table-cell>
          <table:table-cell table:style-name="ce22"/>
          <table:table-cell table:style-name="ce97"/>
          <table:table-cell table:style-name="ce22" table:number-columns-repeated="3"/>
          <table:table-cell table:style-name="ce97" table:number-columns-repeated="5"/>
          <table:table-cell table:style-name="ce105"/>
          <table:table-cell/>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table-cell table:number-columns-repeated="1024"/>
        </table:table-row>
      </table:table>
      <table:table table:name="メール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2" table:number-rows-spanned="1">
            <text:p>メール管理</text:p>
          </table:table-cell>
          <table:covered-table-cell/>
          <table:covered-table-cell table:number-columns-repeated="10" table:style-name="ce2"/>
          <table:table-cell table:style-name="ce2" table:number-columns-repeated="8"/>
          <table:table-cell table:number-columns-repeated="1003"/>
        </table:table-row>
        <table:table-row table:style-name="ro3">
          <table:table-cell/>
          <table:table-cell table:style-name="ce45"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4">
          <table:table-cell table:number-columns-repeated="3"/>
          <table:table-cell table:style-name="ce2" table:number-columns-repeated="16"/>
          <table:table-cell table:style-name="Default" table:number-columns-repeated="2"/>
          <table:table-cell table:number-columns-repeated="1003"/>
        </table:table-row>
        <table:table-row table:style-name="ro4">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7"/>
          <table:table-cell table:style-name="ce28" office:value-type="string" calcext:value-type="string">
            <office:annotation office:display="true" draw:style-name="gr1" draw:text-style-name="P8" svg:width="1.915cm" svg:height="0.492cm" svg:x="5.998cm" svg:y="2.003cm" draw:caption-point-x="-1.017cm" draw:caption-point-y="0.859cm">
              <dc:date>2015-01-19T00:00:00</dc:date>
              <text:p text:style-name="P1"><text:span text:style-name="T2">.title-text-0119</text:span></text:p>
            </office:annotation>
            <text:p>メール管理</text:p>
          </table:table-cell>
          <table:table-cell table:style-name="ce25" table:number-columns-repeated="6"/>
          <table:table-cell table:style-name="ce15">
            <office:annotation office:display="true" draw:style-name="gr1" draw:text-style-name="P2" svg:width="1.442cm" svg:height="0.492cm" svg:x="9.299cm" svg:y="1.773cm" draw:caption-point-x="-0.823cm" draw:caption-point-y="1.089cm">
              <dc:date>2014-12-22T00:00:00</dc:date>
              <text:p text:style-name="P1"><text:span text:style-name="T1">.workspace</text:span></text:p>
            </office:annotation>
          </table:table-cell>
          <table:table-cell table:style-name="ce25" table:number-columns-repeated="3"/>
          <table:table-cell table:style-name="ce38" office:value-type="string" calcext:value-type="string">
            <office:annotation office:display="true" draw:style-name="gr1" draw:text-style-name="P2" svg:width="1.513cm" svg:height="0.492cm" svg:x="11.31cm" svg:y="3.143cm" draw:caption-point-x="-0.838cm" draw:caption-point-y="-0.281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68cm" svg:height="0.492cm" svg:x="3.845cm" svg:y="5.024cm" draw:caption-point-x="-2.857cm" draw:caption-point-y="-1.66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65" office:value-type="string" calcext:value-type="string" table:number-columns-spanned="2" table:number-rows-spanned="1">
            <office:annotation office:display="true" draw:style-name="gr1" draw:text-style-name="P10" svg:width="1.685cm" svg:height="0.492cm" svg:x="3.841cm" svg:y="4.079cm" draw:caption-point-x="-1.356cm" draw:caption-point-y="-0.718cm">
              <dc:date>2014-12-26T00:00:00</dc:date>
              <text:p text:style-name="P1"><text:span text:style-name="T1">.button-0102</text:span></text:p>
            </office:annotation>
            <text:p>リスト</text:p>
          </table:table-cell>
          <table:covered-table-cell table:style-name="ce266"/>
          <table:table-cell table:style-name="ce18" table:number-columns-repeated="11"/>
          <table:table-cell table:style-name="ce60" table:number-columns-repeated="4"/>
          <table:table-cell table:style-name="ce153"/>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メール追加・編集" table:style-name="ta1">
        <table:table-column table:style-name="co3" table:number-columns-repeated="1024" table:default-cell-style-name="Default"/>
        <table:table-row table:style-name="ro4">
          <table:table-cell table:style-name="ce6"/>
          <table:table-cell table:style-name="ce94" office:value-type="string" calcext:value-type="string">
            <text:p>メール追加・編集</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ルの情報を追加・編集して送信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 draw:text-style-name="P2" svg:width="1.818cm" svg:height="0.492cm" svg:x="3.914cm" svg:y="1.497cm" draw:caption-point-x="-1.429cm" draw:caption-point-y="1.508cm">
              <dc:date>2015-01-19T00:00:00</dc:date>
              <text:p text:style-name="P1"><text:span text:style-name="T1">.title-text-0109</text:span></text:p>
            </office:annotation>
            <text:p>追加・編集画面</text:p>
          </table:table-cell>
          <table:table-cell table:style-name="ce101"/>
          <table:table-cell table:style-name="ce25"/>
          <table:table-cell table:style-name="ce15">
            <office:annotation office:display="true" draw:style-name="gr45" draw:text-style-name="P2" svg:width="3.019cm" svg:height="0.783cm" svg:x="6.086cm" svg:y="1.913cm" draw:caption-point-x="-2.103cm" draw:caption-point-y="1.092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132" office:value-type="string" calcext:value-type="string">
            <office:annotation office:display="true" draw:style-name="gr1" draw:text-style-name="P2" svg:width="1.547cm" svg:height="0.492cm" svg:x="6.389cm" svg:y="3.376cm" draw:caption-point-x="-0.909cm" draw:caption-point-y="-0.37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number-columns-repeated="3"/>
          <table:table-cell table:style-name="ce18"/>
          <table:table-cell table:style-name="ce131" office:value-type="string" calcext:value-type="string" table:number-columns-spanned="2" table:number-rows-spanned="1">
            <office:annotation office:display="true" draw:style-name="gr1" draw:text-style-name="P10" svg:width="2.057cm" svg:height="0.492cm" svg:x="6.463cm" svg:y="4.217cm" draw:caption-point-x="-0.983cm" draw:caption-point-y="-0.713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163" office:value-type="string" calcext:value-type="string">
            <text:p>日付</text:p>
            <text:p><text:span text:style-name="T12">.label-0103</text:span></text:p>
          </table:table-cell>
          <table:table-cell table:style-name="ce60"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発行日</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163" office:value-type="string" calcext:value-type="string">
            <text:p>宛先</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text:span text:style-name="T21">宛先(ML)</text:span></text:p>
            <text:p><text:span text:style-name="T12">.label-0103</text:span></text:p>
          </table:table-cell>
          <table:table-cell table:style-name="ce53"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63" office:value-type="string" calcext:value-type="string">
            <text:p>作成者</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63" office:value-type="string" calcext:value-type="string">
            <text:p>タイトル</text:p>
            <text:p><text:span text:style-name="T12">.label-0103</text:span></text:p>
          </table:table-cell>
          <table:table-cell table:style-name="ce53"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内容</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一覧画面"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10" table:number-rows-spanned="1">
            <text:p>メーリングリスト一覧画面</text:p>
          </table:table-cell>
          <table:covered-table-cell/>
          <table:covered-table-cell table:number-columns-repeated="8" table:style-name="ce2"/>
          <table:table-cell table:style-name="ce2" table:number-columns-repeated="8"/>
          <table:table-cell table:number-columns-repeated="1005"/>
        </table:table-row>
        <table:table-row table:style-name="ro3">
          <table:table-cell/>
          <table:table-cell table:style-name="ce45"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6"/>
          <table:table-cell table:number-columns-repeated="1005"/>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4"/>
          <table:table-cell table:number-columns-repeated="1005"/>
        </table:table-row>
        <table:table-row table:style-name="ro3">
          <table:table-cell table:number-columns-repeated="3"/>
          <table:table-cell table:style-name="ce2" table:number-columns-repeated="16"/>
          <table:table-cell table:number-columns-repeated="1005"/>
        </table:table-row>
        <table:table-row table:style-name="ro3">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3"/>
          <table:table-cell table:style-name="ce15">
            <office:annotation office:display="true" draw:style-name="gr19" draw:text-style-name="P2" svg:width="2.721cm" svg:height="0.757cm" svg:x="3.563cm" svg:y="1.466cm" draw:caption-point-x="-0.578cm" draw:caption-point-y="1.253cm">
              <dc:date>2014-12-27T00:00:00</dc:date>
              <text:p text:style-name="P1"><text:span text:style-name="T1">.workspace.width-max</text:span></text:p>
              <text:p text:style-name="P1"><text:span text:style-name="T5">.workspace.width-max .grid</text:span></text:p>
            </office:annotation>
          </table:table-cell>
          <table:table-cell table:style-name="ce25"/>
          <table:table-cell table:style-name="ce28" office:value-type="string" calcext:value-type="string">
            <text:p>メーリングリスト一覧</text:p>
          </table:table-cell>
          <table:table-cell table:style-name="ce25" table:number-columns-repeated="4"/>
          <table:table-cell table:style-name="ce25">
            <office:annotation office:display="true" draw:style-name="gr2" draw:text-style-name="P3" svg:width="1.71cm" svg:height="0.492cm" svg:x="6.878cm" svg:y="1.923cm" draw:caption-point-x="-0.399cm" draw:caption-point-y="0.796cm">
              <dc:date>2015-01-19T00:00:00</dc:date>
              <text:p text:style-name="P1"><text:span text:style-name="T2">.title-text-0117</text:span></text:p>
            </office:annotation>
          </table:table-cell>
          <table:table-cell table:style-name="ce25" table:number-columns-repeated="5"/>
          <table:table-cell table:style-name="ce132" office:value-type="string" calcext:value-type="string">
            <office:annotation office:display="true" draw:style-name="gr1" draw:text-style-name="P2" svg:width="1.582cm" svg:height="0.492cm" svg:x="10.312cm" svg:y="2.011cm" draw:caption-point-x="-0.838cm" draw:caption-point-y="0.708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246" office:value-type="string" calcext:value-type="string">
            <office:annotation office:display="true" draw:style-name="gr1" draw:text-style-name="P16" svg:width="1.559cm" svg:height="0.492cm" svg:x="2.417cm" svg:y="3.869cm" draw:caption-point-x="-1.429cm" draw:caption-point-y="-0.651cm">
              <dc:date>2014-12-22T00:00:00</dc:date>
              <text:p text:style-name="P1"><text:span text:style-name="T4">.button-0101</text:span></text:p>
            </office:annotation>
            <text:p>新</text:p>
          </table:table-cell>
          <table:table-cell table:style-name="ce247" office:value-type="string" calcext:value-type="string">
            <text:p>削</text:p>
          </table:table-cell>
          <table:table-cell table:style-name="ce24" table:number-columns-repeated="14"/>
          <table:table-cell table:style-name="ce129"/>
          <table:table-cell table:style-name="ce221"/>
          <table:table-cell table:number-columns-repeated="1005"/>
        </table:table-row>
        <table:table-row table:style-name="ro4">
          <table:table-cell/>
          <table:table-cell table:style-name="ce89" office:value-type="string" calcext:value-type="string">
            <text:p>1. .wrap-list</text:p>
            <text:p>2. .list</text:p>
          </table:table-cell>
          <table:table-cell table:style-name="ce90" table:number-columns-repeated="16"/>
          <table:table-cell table:style-name="ce93"/>
          <table:table-cell table:number-columns-repeated="1005"/>
        </table:table-row>
        <table:table-row table:style-name="ro4" table:number-rows-repeated="9">
          <table:table-cell/>
          <table:table-cell table:style-name="ce13"/>
          <table:table-cell table:style-name="ce20" table:number-columns-repeated="16"/>
          <table:table-cell table:style-name="ce42"/>
          <table:table-cell table:number-columns-repeated="1005"/>
        </table:table-row>
        <table:table-row table:style-name="ro4">
          <table:table-cell/>
          <table:table-cell table:style-name="ce14"/>
          <table:table-cell table:style-name="ce21" table:number-columns-repeated="16"/>
          <table:table-cell table:style-name="ce43"/>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作成・編集画面" table:style-name="ta1">
        <table:table-column table:style-name="co3" table:number-columns-repeated="1016" table:default-cell-style-name="ce6"/>
        <table:table-column table:style-name="co3" table:number-columns-repeated="8" table:default-cell-style-name="Default"/>
        <table:table-row table:style-name="ro4">
          <table:table-cell/>
          <table:table-cell table:style-name="ce44" office:value-type="string" calcext:value-type="string" table:number-columns-spanned="11" table:number-rows-spanned="1">
            <text:p>メーリングリスト作成・編集画面</text:p>
          </table:table-cell>
          <table:covered-table-cell table:number-columns-repeated="10"/>
          <table:table-cell table:number-columns-repeated="1012"/>
        </table:table-row>
        <table:table-row table:style-name="ro4">
          <table:table-cell/>
          <table:table-cell table:style-name="ce45"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3"/>
          <table:table-cell table:style-name="Default" table:number-columns-repeated="2"/>
          <table:table-cell table:number-columns-repeated="1007"/>
        </table:table-row>
        <table:table-row table:style-name="ro4">
          <table:table-cell/>
          <table:table-cell table:style-name="ce8"/>
          <table:table-cell table:style-name="ce25" table:number-columns-repeated="2"/>
          <table:table-cell table:style-name="ce15">
            <office:annotation office:display="true" draw:style-name="gr7" draw:text-style-name="P2" svg:width="2.515cm" svg:height="0.783cm" svg:x="3.356cm" svg:y="1.679cm" draw:caption-point-x="-0.871cm" draw:caption-point-y="1.326cm">
              <dc:date>2014-12-27T00:00:00</dc:date>
              <text:p text:style-name="P1"><text:span text:style-name="T1">.workspace.middle</text:span></text:p>
              <text:p text:style-name="P1"><text:span text:style-name="T5">.workspace</text:span><text:span text:style-name="T1">.middle</text:span><text:span text:style-name="T5"> .grid</text:span></text:p>
            </office:annotation>
          </table:table-cell>
          <table:table-cell table:style-name="ce28" office:value-type="string" calcext:value-type="string">
            <text:p>メーリングリスト作成・編集</text:p>
          </table:table-cell>
          <table:table-cell table:style-name="ce25" table:number-columns-repeated="5"/>
          <table:table-cell table:style-name="ce25">
            <office:annotation office:display="true" draw:style-name="gr2" draw:text-style-name="P3" svg:width="1.71cm" svg:height="0.492cm" svg:x="6.551cm" svg:y="2.192cm" draw:caption-point-x="-0.571cm" draw:caption-point-y="0.813cm">
              <dc:date>2015-01-19T00:00:00</dc:date>
              <text:p text:style-name="P1"><text:span text:style-name="T2">.title-text-0115</text:span></text:p>
            </office:annotation>
          </table:table-cell>
          <table:table-cell table:style-name="ce25" table:number-columns-repeated="4"/>
          <table:table-cell table:style-name="ce132" office:value-type="string" calcext:value-type="string">
            <office:annotation office:display="true" draw:style-name="gr1" draw:text-style-name="P2" svg:width="1.53cm" svg:height="0.492cm" svg:x="8.97cm" svg:y="2.384cm" draw:caption-point-x="-0.494cm" draw:caption-point-y="0.621cm">
              <dc:date>2014-12-26T00:00:00</dc:date>
              <text:p text:style-name="P1"><text:span text:style-name="T1">.button-0101</text:span></text:p>
            </office:annotation>
            <text:p>×</text:p>
          </table:table-cell>
          <table:table-cell table:number-columns-repeated="1007"/>
        </table:table-row>
        <table:table-row table:style-name="ro4">
          <table:table-cell/>
          <table:table-cell table:style-name="ce246" office:value-type="string" calcext:value-type="string">
            <office:annotation office:display="true" draw:style-name="gr1" draw:text-style-name="P2" svg:width="1.528cm" svg:height="0.492cm" svg:x="2.587cm" svg:y="4.51cm" draw:caption-point-x="-1.599cm" draw:caption-point-y="-1.006cm">
              <dc:date>2014-12-22T00:00:00</dc:date>
              <text:p text:style-name="P1"><text:span text:style-name="T1">.button-0101</text:span></text:p>
            </office:annotation>
            <text:p>新</text:p>
          </table:table-cell>
          <table:table-cell table:style-name="ce247" office:value-type="string" calcext:value-type="string">
            <text:p>削</text:p>
          </table:table-cell>
          <table:table-cell table:style-name="ce24" table:number-columns-repeated="12"/>
          <table:table-cell table:style-name="ce129"/>
          <table:table-cell table:style-name="ce221"/>
          <table:table-cell table:number-columns-repeated="1007"/>
        </table:table-row>
        <table:table-row table:style-name="ro4">
          <table:table-cell/>
          <table:table-cell table:style-name="ce89" office:value-type="string" calcext:value-type="string">
            <text:p>1. .wrap-list</text:p>
            <text:p>2. .list</text:p>
          </table:table-cell>
          <table:table-cell table:style-name="ce90" table:number-columns-repeated="14"/>
          <table:table-cell table:style-name="ce93"/>
          <table:table-cell table:number-columns-repeated="1007"/>
        </table:table-row>
        <table:table-row table:style-name="ro4" table:number-rows-repeated="2">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3"/>
          <table:table-cell table:style-name="ce20" table:number-columns-repeated="5"/>
          <table:table-cell table:style-name="ce91"/>
          <table:table-cell table:style-name="ce20" table:number-columns-repeated="8"/>
          <table:table-cell table:style-name="ce42"/>
          <table:table-cell table:number-columns-repeated="1007"/>
        </table:table-row>
        <table:table-row table:style-name="ro4" table:number-rows-repeated="6">
          <table:table-cell/>
          <table:table-cell table:style-name="ce13"/>
          <table:table-cell table:style-name="ce20" table:number-columns-repeated="14"/>
          <table:table-cell table:style-name="ce42"/>
          <table:table-cell table:number-columns-repeated="1007"/>
        </table:table-row>
        <table:table-row table:style-name="ro4">
          <table:table-cell/>
          <table:table-cell table:style-name="ce14"/>
          <table:table-cell table:style-name="ce21" table:number-columns-repeated="14"/>
          <table:table-cell table:style-name="ce43"/>
          <table:table-cell table:number-columns-repeated="1007"/>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メーリングリスト アドレス登録画面" table:style-name="ta1">
        <table:table-column table:style-name="co3" table:number-columns-repeated="1024" table:default-cell-style-name="Default"/>
        <table:table-row table:style-name="ro4">
          <table:table-cell table:style-name="ce6"/>
          <table:table-cell table:style-name="ce94" office:value-type="string" calcext:value-type="string">
            <text:p>メーリングリスト アドレス登録画面</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メーリングリストにアドレスを追加登録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5"/>
          <table:table-cell table:style-name="ce79" table:number-columns-repeated="6"/>
          <table:table-cell table:style-name="ce6"/>
          <table:table-cell table:number-columns-repeated="1012"/>
        </table:table-row>
        <table:table-row table:style-name="ro4">
          <table:table-cell table:style-name="ce6"/>
          <table:table-cell table:style-name="ce7"/>
          <table:table-cell table:style-name="ce6" table:number-columns-repeated="7"/>
          <table:table-cell table:number-columns-repeated="2"/>
          <table:table-cell table:style-name="ce6"/>
          <table:table-cell table:number-columns-repeated="1012"/>
        </table:table-row>
        <table:table-row table:style-name="ro4">
          <table:table-cell table:style-name="ce6"/>
          <table:table-cell table:style-name="ce8"/>
          <table:table-cell table:style-name="ce25"/>
          <table:table-cell table:style-name="ce101" office:value-type="string" calcext:value-type="string">
            <office:annotation office:display="true" draw:style-name="gr11" draw:text-style-name="P9" svg:width="1.676cm" svg:height="0.466cm" svg:x="3.644cm" svg:y="1.791cm" draw:caption-point-x="-1.658cm" draw:caption-point-y="1.214cm">
              <dc:date>2014-12-26T00:00:00</dc:date>
              <text:p text:style-name="P1"><text:span text:style-name="T5">.title-text-0109</text:span></text:p>
            </office:annotation>
            <text:p>アドレス登録画面</text:p>
          </table:table-cell>
          <table:table-cell table:style-name="ce101" table:number-columns-repeated="2"/>
          <table:table-cell table:style-name="ce25"/>
          <table:table-cell table:style-name="ce15"/>
          <table:table-cell table:style-name="ce15">
            <office:annotation office:display="true" draw:style-name="gr46"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66cm" svg:height="0.492cm" svg:x="6.507cm" svg:y="3.381cm" draw:caption-point-x="-1.027cm" draw:caption-point-y="-0.376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163"/>
          <table:table-cell table:style-name="ce60" table:number-columns-repeated="2"/>
          <table:table-cell table:style-name="ce35" table:number-columns-repeated="5"/>
          <table:table-cell table:style-name="ce267" office:value-type="string" calcext:value-type="string" table:number-columns-spanned="2" table:number-rows-spanned="1">
            <office:annotation office:display="true" draw:style-name="gr11" draw:text-style-name="P9" svg:width="1.93cm" svg:height="0.466cm" svg:x="6.607cm" svg:y="4.022cm" draw:caption-point-x="-1.127cm" draw:caption-point-y="-0.518cm">
              <dc:date>2015-01-25T00:00:00</dc:date>
              <text:p text:style-name="P1"><text:span text:style-name="T5">.button-0102</text:span></text:p>
            </office:annotation>
            <text:p>追加</text:p>
          </table:table-cell>
          <table:covered-table-cell table:style-name="ce268" office:value-type="string" calcext:value-type="string">
            <text:p>(空白)</text:p>
            <text:p/>
          </table:covered-table-cell>
          <table:table-cell table:style-name="ce87"/>
          <table:table-cell table:number-columns-repeated="1012"/>
        </table:table-row>
        <table:table-row table:style-name="ro4">
          <table:table-cell table:style-name="ce6"/>
          <table:table-cell table:style-name="ce89" office:value-type="string" calcext:value-type="string">
            <text:p><text:span text:style-name="T25">1. .wrap-list</text:span></text:p>
            <text:p><text:span text:style-name="T25">2. .list</text:span></text:p>
          </table:table-cell>
          <table:table-cell table:style-name="ce157" table:number-columns-repeated="8"/>
          <table:table-cell table:style-name="ce160"/>
          <table:table-cell table:style-name="ce6"/>
          <table:table-cell table:number-columns-repeated="1012"/>
        </table:table-row>
        <table:table-row table:style-name="ro4" table:number-rows-repeated="8">
          <table:table-cell table:style-name="ce6"/>
          <table:table-cell table:style-name="ce155"/>
          <table:table-cell table:style-name="ce32" table:number-columns-repeated="8"/>
          <table:table-cell table:style-name="ce161"/>
          <table:table-cell table:style-name="ce6"/>
          <table:table-cell table:number-columns-repeated="1012"/>
        </table:table-row>
        <table:table-row table:style-name="ro4">
          <table:table-cell table:style-name="ce6"/>
          <table:table-cell table:style-name="ce156"/>
          <table:table-cell table:style-name="ce158" table:number-columns-repeated="8"/>
          <table:table-cell table:style-name="ce162"/>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クレーム管理"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クレーム管理</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table-cell table:style-name="ce7"/>
          <table:table-cell table:number-columns-repeated="17"/>
          <table:table-cell table:style-name="Default" table:number-columns-repeated="2"/>
          <table:table-cell table:number-columns-repeated="1003"/>
        </table:table-row>
        <table:table-row table:style-name="ro4">
          <table:table-cell/>
          <table:table-cell table:style-name="ce8"/>
          <table:table-cell table:style-name="ce25" table:number-columns-repeated="3"/>
          <table:table-cell table:style-name="ce15">
            <office:annotation office:display="true" draw:style-name="gr1" draw:text-style-name="P2" svg:width="1.451cm" svg:height="0.492cm" svg:x="3.938cm" svg:y="1.692cm" draw:caption-point-x="-0.953cm" draw:caption-point-y="1.027cm">
              <dc:date>2014-12-22T00:00:00</dc:date>
              <text:p text:style-name="P1"><text:span text:style-name="T1">.workspace</text:span></text:p>
            </office:annotation>
          </table:table-cell>
          <table:table-cell table:style-name="ce25"/>
          <table:table-cell table:style-name="ce15"/>
          <table:table-cell table:style-name="ce25"/>
          <table:table-cell table:style-name="ce28" office:value-type="string" calcext:value-type="string">
            <text:p>クレーム管理</text:p>
          </table:table-cell>
          <table:table-cell table:style-name="ce25"/>
          <table:table-cell table:style-name="ce25">
            <office:annotation office:display="true" draw:style-name="gr2" draw:text-style-name="P3" svg:width="1.71cm" svg:height="0.492cm" svg:x="6.379cm" svg:y="1.923cm" draw:caption-point-x="-0.399cm" draw:caption-point-y="0.796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65cm" svg:height="0.492cm" svg:x="10.983cm" svg:y="2.035cm" draw:caption-point-x="-0.511cm" draw:caption-point-y="0.684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139" office:value-type="string" calcext:value-type="string">
            <office:annotation office:display="true" draw:style-name="gr1" draw:text-style-name="P16" svg:width="1.568cm" svg:height="0.492cm" svg:x="3.407cm" svg:y="4.251cm" draw:caption-point-x="-2.419cm" draw:caption-point-y="-1.033cm">
              <dc:date>2014-12-22T00:00:00</dc:date>
              <text:p text:style-name="P1"><text:span text:style-name="T4">.button-0101</text:span></text:p>
            </office:annotation>
            <text:p>新</text:p>
          </table:table-cell>
          <table:table-cell table:style-name="ce141" office:value-type="string" calcext:value-type="string">
            <text:p>削</text:p>
          </table:table-cell>
          <table:table-cell table:style-name="ce24" table:number-columns-repeated="14"/>
          <table:table-cell table:style-name="ce129" table:number-columns-repeated="3"/>
          <table:table-cell table:style-name="ce221"/>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6">
          <table:table-cell table:number-columns-repeated="1024"/>
        </table:table-row>
        <table:table-row table:style-name="ro3">
          <table:table-cell table:number-columns-repeated="1024"/>
        </table:table-row>
      </table:table>
      <table:table table:name="追加・編集画面(クレーム)" table:style-name="ta1">
        <table:table-column table:style-name="co3" table:number-columns-repeated="1024" table:default-cell-style-name="Default"/>
        <table:table-row table:style-name="ro4">
          <table:table-cell table:style-name="ce6"/>
          <table:table-cell table:style-name="ce94" office:value-type="string" calcext:value-type="string">
            <text:p>追加・編集画面(クレーム)</text:p>
          </table:table-cell>
          <table:table-cell table:style-name="ce6" table:number-columns-repeated="10"/>
          <table:table-cell table:number-columns-repeated="1012"/>
        </table:table-row>
        <table:table-row table:style-name="ro4">
          <table:table-cell table:style-name="ce6"/>
          <table:table-cell table:style-name="ce45" office:value-type="string" calcext:value-type="string">
            <text:p>・クレーム情報の追加・編集するため入力を行う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number-columns-repeated="10"/>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6" table:number-columns-repeated="7"/>
          <table:table-cell table:number-columns-repeated="1012"/>
        </table:table-row>
        <table:table-row table:style-name="ro4">
          <table:table-cell table:style-name="ce6" table:number-columns-repeated="6"/>
          <table:table-cell table:style-name="ce79" table:number-columns-repeated="5"/>
          <table:table-cell table:style-name="ce6"/>
          <table:table-cell table:number-columns-repeated="1012"/>
        </table:table-row>
        <table:table-row table:style-name="ro4">
          <table:table-cell table:style-name="ce6"/>
          <table:table-cell table:style-name="ce7"/>
          <table:table-cell table:style-name="ce6" table:number-columns-repeated="8"/>
          <table:table-cell/>
          <table:table-cell table:style-name="ce6"/>
          <table:table-cell table:number-columns-repeated="1012"/>
        </table:table-row>
        <table:table-row table:style-name="ro4">
          <table:table-cell table:style-name="ce6"/>
          <table:table-cell table:style-name="ce8"/>
          <table:table-cell table:style-name="ce25" table:number-columns-repeated="2"/>
          <table:table-cell table:style-name="ce99" office:value-type="string" calcext:value-type="string">
            <office:annotation office:display="true" draw:style-name="gr11" draw:text-style-name="P9" svg:width="1.611cm" svg:height="0.466cm" svg:x="3.845cm" svg:y="1.394cm" draw:caption-point-x="-1.36cm" draw:caption-point-y="1.611cm">
              <dc:date>2014-12-26T00:00:00</dc:date>
              <text:p text:style-name="P1"><text:span text:style-name="T5">.title-text-0109</text:span></text:p>
            </office:annotation>
            <text:p>追加・編集画面</text:p>
          </table:table-cell>
          <table:table-cell table:style-name="ce101"/>
          <table:table-cell table:style-name="ce25"/>
          <table:table-cell table:style-name="ce15">
            <office:annotation office:display="true" draw:style-name="gr47" draw:text-style-name="P2" svg:width="2.876cm" svg:height="0.783cm" svg:x="5.265cm" svg:y="1.99cm" draw:caption-point-x="-1.282cm" draw:caption-point-y="1.015cm">
              <dc:date>2015-01-19T00:00:00</dc:date>
              <text:p text:style-name="P1"><text:span text:style-name="T1">.workspace.width-min </text:span></text:p>
              <text:p text:style-name="P1"><text:span text:style-name="T1">.workspace.width-min .grid</text:span></text:p>
            </office:annotation>
          </table:table-cell>
          <table:table-cell table:style-name="ce28"/>
          <table:table-cell table:style-name="ce25"/>
          <table:table-cell table:style-name="ce38" office:value-type="string" calcext:value-type="string">
            <office:annotation office:display="true" draw:style-name="gr1" draw:text-style-name="P2" svg:width="1.548cm" svg:height="0.492cm" svg:x="6.559cm" svg:y="3.088cm" draw:caption-point-x="-1.079cm" draw:caption-point-y="-0.083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68"/>
          <table:table-cell table:style-name="ce60"/>
          <table:table-cell table:style-name="ce73" table:number-columns-repeated="2"/>
          <table:table-cell table:style-name="ce60"/>
          <table:table-cell table:style-name="ce127" office:value-type="string" calcext:value-type="string" table:number-columns-spanned="3" table:number-rows-spanned="1">
            <office:annotation office:display="true" draw:style-name="gr1" draw:text-style-name="P10" svg:width="2.057cm" svg:height="0.492cm" svg:x="7.359cm" svg:y="4.562cm" draw:caption-point-x="-2.877cm" draw:caption-point-y="-1.058cm">
              <dc:date>2015-01-25T00:00:00</dc:date>
              <text:p text:style-name="P1"><text:span text:style-name="T1">.button-0103</text:span></text:p>
            </office:annotation>
            <text:p>アップロード</text:p>
          </table:table-cell>
          <table:covered-table-cell table:style-name="ce60"/>
          <table:covered-table-cell table:style-name="ce18"/>
          <table:table-cell table:style-name="ce64" office:value-type="string" calcext:value-type="string" table:number-columns-spanned="2" table:number-rows-spanned="1">
            <office:annotation office:display="true" draw:style-name="gr1" draw:text-style-name="P10" svg:width="2.057cm" svg:height="0.492cm" svg:x="6.79cm" svg:y="3.77cm" draw:caption-point-x="-1.31cm" draw:caption-point-y="-0.266cm">
              <dc:date>2015-01-25T00:00:00</dc:date>
              <text:p text:style-name="P1"><text:span text:style-name="T1">.button-0102</text:span></text:p>
            </office:annotation>
            <text:p>OK</text:p>
          </table:table-cell>
          <table:covered-table-cell table:style-name="ce81"/>
          <table:table-cell table:style-name="ce6"/>
          <table:table-cell table:number-columns-repeated="1012"/>
        </table:table-row>
        <table:table-row table:style-name="ro4">
          <table:table-cell table:style-name="ce6"/>
          <table:table-cell table:style-name="ce46" office:value-type="string" calcext:value-type="string">
            <text:p>日付</text:p>
            <text:p>.label-0103</text:p>
          </table:table-cell>
          <table:table-cell table:style-name="ce51"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元</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133"/>
          <table:table-cell table:style-name="ce87"/>
          <table:table-cell table:number-columns-repeated="1012"/>
        </table:table-row>
        <table:table-row table:style-name="ro4">
          <table:table-cell table:style-name="ce6"/>
          <table:table-cell table:style-name="ce46" office:value-type="string" calcext:value-type="string">
            <text:p>クレーム先</text:p>
            <text:p><text:span text:style-name="T12">.label-0103</text:span></text:p>
          </table:table-cell>
          <table:table-cell table:style-name="ce52" table:number-columns-repeated="2"/>
          <table:table-cell table:style-name="ce57" office:value-type="string" calcext:value-type="string">
            <text:p>.textbox-0107 <text:s/></text:p>
          </table:table-cell>
          <table:table-cell table:style-name="ce23" table:number-columns-repeated="5"/>
          <table:table-cell table:style-name="ce62"/>
          <table:table-cell table:style-name="ce6"/>
          <table:table-cell table:number-columns-repeated="1012"/>
        </table:table-row>
        <table:table-row table:style-name="ro4">
          <table:table-cell table:style-name="ce6"/>
          <table:table-cell table:style-name="ce46" office:value-type="string" calcext:value-type="string">
            <text:p>製品種別(大)</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中)</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種別(小)</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製品名</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内容種別</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46" office:value-type="string" calcext:value-type="string">
            <text:p><text:span text:style-name="T13">内容</text:span></text:p>
            <text:p><text:span text:style-name="T12">.label-0103</text:span></text:p>
          </table:table-cell>
          <table:table-cell table:style-name="ce52" table:number-columns-repeated="2"/>
          <table:table-cell table:style-name="ce74" office:value-type="string" calcext:value-type="string">
            <text:p>.pulldown-0107 <text:s/></text:p>
          </table:table-cell>
          <table:table-cell table:style-name="ce76" table:number-columns-repeated="5"/>
          <table:table-cell table:style-name="ce83"/>
          <table:table-cell table:style-name="ce6"/>
          <table:table-cell table:number-columns-repeated="1012"/>
        </table:table-row>
        <table:table-row table:style-name="ro4">
          <table:table-cell table:style-name="ce6"/>
          <table:table-cell table:style-name="ce117" office:value-type="string" calcext:value-type="string" table:number-columns-spanned="3" table:number-rows-spanned="2">
            <text:p><text:span text:style-name="T13">その他</text:span></text:p>
            <text:p><text:span text:style-name="T12">.label-0103</text:span></text:p>
            <text:p/>
          </table:table-cell>
          <table:covered-table-cell table:number-columns-repeated="2" table:style-name="ce52"/>
          <table:table-cell table:style-name="ce119" office:value-type="string" calcext:value-type="string">
            <text:p>.textarea-0207 <text:s/></text:p>
          </table:table-cell>
          <table:table-cell table:style-name="ce114" table:number-columns-repeated="5"/>
          <table:table-cell table:style-name="ce123"/>
          <table:table-cell table:style-name="ce6"/>
          <table:table-cell table:number-columns-repeated="1012"/>
        </table:table-row>
        <table:table-row table:style-name="ro4">
          <table:table-cell table:style-name="ce6"/>
          <table:covered-table-cell table:style-name="ce95"/>
          <table:covered-table-cell table:number-columns-repeated="2" table:style-name="ce72"/>
          <table:table-cell table:style-name="ce120"/>
          <table:table-cell table:style-name="ce121" table:number-columns-repeated="5"/>
          <table:table-cell table:style-name="ce124"/>
          <table:table-cell table:style-name="ce6"/>
          <table:table-cell table:number-columns-repeated="1012"/>
        </table:table-row>
        <table:table-row table:style-name="ro4">
          <table:table-cell table:style-name="ce6"/>
          <table:table-cell table:number-columns-repeated="10"/>
          <table:table-cell table:style-name="ce6"/>
          <table:table-cell table:number-columns-repeated="1012"/>
        </table:table-row>
        <table:table-row table:style-name="ro4">
          <table:table-cell table:style-name="ce6" table:number-columns-repeated="12"/>
          <table:table-cell table:number-columns-repeated="1012"/>
        </table:table-row>
        <table:table-row table:style-name="ro4" table:number-rows-repeated="1048554">
          <table:table-cell table:number-columns-repeated="1024"/>
        </table:table-row>
        <table:table-row table:style-name="ro4">
          <table:table-cell table:number-columns-repeated="1024"/>
        </table:table-row>
      </table:table>
      <table:table table:name="入出庫管理 入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入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number-columns-repeated="1002"/>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table-cell table:number-columns-repeated="1002"/>
        </table:table-row>
        <table:table-row table:style-name="ro4">
          <table:table-cell/>
          <table:table-cell table:style-name="ce244" office:value-type="string" calcext:value-type="string">
            <office:annotation office:display="true" draw:style-name="gr22" draw:text-style-name="P3" svg:width="2.899cm" svg:height="1.623cm" svg:x="3.561cm" svg:y="4.886cm" draw:caption-point-x="-2.573cm" draw:caption-point-y="-1.716cm">
              <dc:date>2015-01-19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入庫</text:p>
          </table:table-cell>
          <table:table-cell table:style-name="ce16" office:value-type="string" calcext:value-type="string">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4">
          <table:table-cell/>
          <table:table-cell table:style-name="ce12" office:value-type="string" calcext:value-type="string">
            <text:p>1. .wrap-list</text:p>
            <text:p>2. .list</text:p>
          </table:table-cell>
          <table:table-cell table:style-name="ce19" table:number-columns-repeated="9"/>
          <table:table-cell table:style-name="ce233">
            <office:annotation office:display="true" draw:style-name="gr7" draw:text-style-name="P2" svg:width="2.3cm" svg:height="0.783cm" svg:x="6.335cm" svg:y="2.72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19" table:number-columns-repeated="8"/>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4">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入出庫管理 出庫タブ" table:style-name="ta1">
        <table:table-column table:style-name="co3" table:number-columns-repeated="1020" table:default-cell-style-name="ce6"/>
        <table:table-column table:style-name="co3" table:number-columns-repeated="4" table:default-cell-style-name="Default"/>
        <table:table-row table:style-name="ro3">
          <table:table-cell/>
          <table:table-cell table:style-name="ce44" office:value-type="string" calcext:value-type="string" table:number-columns-spanned="10" table:number-rows-spanned="1">
            <text:p>入出庫管理 出庫</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45"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table-cell table:style-name="ce2" table:number-columns-repeated="18"/>
          <table:table-cell table:number-columns-repeated="1003"/>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style-name="ce2" table:number-columns-repeated="16"/>
          <table:table-cell table:number-columns-repeated="1003"/>
        </table:table-row>
        <table:table-row table:style-name="ro3">
          <table:table-cell table:number-columns-repeated="3"/>
          <table:table-cell table:style-name="ce2" table:number-columns-repeated="18"/>
          <table:table-cell table:number-columns-repeated="1003"/>
        </table:table-row>
        <table:table-row table:style-name="ro3">
          <table:table-cell table:style-name="ce2"/>
          <table:table-cell table:style-name="ce7"/>
          <table:table-cell table:number-columns-repeated="17"/>
          <table:table-cell table:style-name="Default" table:number-columns-repeated="3"/>
          <table:table-cell table:style-name="ce2"/>
          <table:table-cell table:number-columns-repeated="1001"/>
        </table:table-row>
        <table:table-row table:style-name="ro3">
          <table:table-cell table:style-name="ce2"/>
          <table:table-cell table:style-name="ce8"/>
          <table:table-cell table:style-name="ce15"/>
          <table:table-cell table:style-name="ce25"/>
          <table:table-cell table:style-name="ce15">
            <office:annotation office:display="true" draw:style-name="gr1" draw:text-style-name="P2" svg:width="1.44cm" svg:height="0.492cm" svg:x="3.379cm" svg:y="1.392cm" draw:caption-point-x="-0.894cm" draw:caption-point-y="1.327cm">
              <dc:date>2014-12-22T00:00:00</dc:date>
              <text:p text:style-name="P1"><text:span text:style-name="T1">.workspace</text:span></text:p>
            </office:annotation>
          </table:table-cell>
          <table:table-cell table:style-name="ce25" table:number-columns-repeated="3"/>
          <table:table-cell table:style-name="ce15"/>
          <table:table-cell table:style-name="ce28" office:value-type="string" calcext:value-type="string">
            <text:p>入出庫管理</text:p>
          </table:table-cell>
          <table:table-cell table:style-name="ce25"/>
          <table:table-cell table:style-name="ce25">
            <office:annotation office:display="true" draw:style-name="gr2" draw:text-style-name="P3" svg:width="1.71cm" svg:height="0.492cm" svg:x="6.689cm" svg:y="1.474cm" draw:caption-point-x="-0.709cm" draw:caption-point-y="1.245cm">
              <dc:date>2015-01-19T00:00:00</dc:date>
              <text:p text:style-name="P1"><text:span text:style-name="T2">.title-text-0119</text:span></text:p>
            </office:annotation>
          </table:table-cell>
          <table:table-cell table:style-name="ce15" table:number-columns-repeated="2"/>
          <table:table-cell table:style-name="ce25" table:number-columns-repeated="6"/>
          <table:table-cell table:style-name="ce38" office:value-type="string" calcext:value-type="string">
            <office:annotation office:display="true" draw:style-name="gr1" draw:text-style-name="P2" svg:width="1.582cm" svg:height="0.492cm" svg:x="11.138cm" svg:y="2.9cm" draw:caption-point-x="-0.666cm" draw:caption-point-y="-0.181cm">
              <dc:date>2014-12-26T00:00:00</dc:date>
              <text:p text:style-name="P1"><text:span text:style-name="T1">.button-0101</text:span></text:p>
            </office:annotation>
            <text:p>×</text:p>
          </table:table-cell>
          <table:table-cell table:style-name="ce2" table:number-columns-repeated="2"/>
          <table:table-cell table:number-columns-repeated="1001"/>
        </table:table-row>
        <table:table-row table:style-name="ro3">
          <table:table-cell/>
          <table:table-cell table:style-name="ce16" office:value-type="string" calcext:value-type="string">
            <text:p>入庫</text:p>
          </table:table-cell>
          <table:table-cell table:style-name="ce107" office:value-type="string" calcext:value-type="string">
            <office:annotation office:display="true" draw:style-name="gr48" draw:text-style-name="P3" svg:width="3.013cm" svg:height="1.659cm" svg:x="3.77cm" svg:y="5.005cm" draw:caption-point-x="-2.283cm" draw:caption-point-y="-1.835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庫</text:p>
          </table:table-cell>
          <table:table-cell table:style-name="ce22" table:number-columns-repeated="4"/>
          <table:table-cell table:style-name="ce197"/>
          <table:table-cell table:style-name="ce22" table:number-columns-repeated="12"/>
          <table:table-cell table:style-name="ce112"/>
          <table:table-cell table:number-columns-repeated="1003"/>
        </table:table-row>
        <table:table-row table:style-name="ro3">
          <table:table-cell/>
          <table:table-cell table:style-name="ce12" office:value-type="string" calcext:value-type="string">
            <text:p>1. .wrap-list</text:p>
            <text:p>2. .list</text:p>
          </table:table-cell>
          <table:table-cell table:style-name="ce19" table:number-columns-repeated="10"/>
          <table:table-cell table:style-name="ce233">
            <office:annotation office:display="true" draw:style-name="gr7" draw:text-style-name="P2" svg:width="2.3cm" svg:height="0.783cm" svg:x="6.851cm" svg:y="2.732cm" draw:caption-point-x="-0.372cm" draw:caption-point-y="0.89cm">
              <dc:date>2014-12-22T00:00:00</dc:date>
              <text:p text:style-name="P1"><text:span text:style-name="T1">1. .workspace</text:span></text:p>
              <text:p text:style-name="P1"><text:span text:style-name="T1">2. .tab-container</text:span></text:p>
            </office:annotation>
          </table:table-cell>
          <table:table-cell table:style-name="ce19" table:number-columns-repeated="7"/>
          <table:table-cell table:style-name="ce41"/>
          <table:table-cell table:number-columns-repeated="1003"/>
        </table:table-row>
        <table:table-row table:style-name="ro4">
          <table:table-cell/>
          <table:table-cell table:style-name="ce13"/>
          <table:table-cell table:style-name="ce20" table:number-columns-repeated="11"/>
          <table:table-cell table:style-name="ce32"/>
          <table:table-cell table:style-name="ce34"/>
          <table:table-cell table:style-name="ce32" table:number-columns-repeated="5"/>
          <table:table-cell table:style-name="ce42"/>
          <table:table-cell table:number-columns-repeated="1003"/>
        </table:table-row>
        <table:table-row table:style-name="ro4" table:number-rows-repeated="3">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3"/>
          <table:table-cell table:style-name="ce20" table:number-columns-repeated="17"/>
          <table:table-cell table:style-name="ce32"/>
          <table:table-cell table:style-name="ce42"/>
          <table:table-cell table:number-columns-repeated="1003"/>
        </table:table-row>
        <table:table-row table:style-name="ro4" table:number-rows-repeated="4">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table-cell table:number-columns-repeated="1024"/>
        </table:table-row>
        <table:table-row table:style-name="ro4" table:number-rows-repeated="4">
          <table:table-cell/>
          <table:table-cell table:style-name="Default" table:number-columns-repeated="17"/>
          <table:table-cell table:style-name="ce2" table:number-columns-repeated="3"/>
          <table:table-cell table:number-columns-repeated="1003"/>
        </table:table-row>
        <table:table-row table:style-name="ro4">
          <table:table-cell/>
          <table:table-cell table:style-name="Default" table:number-columns-repeated="17"/>
          <table:table-cell table:number-columns-repeated="1006"/>
        </table:table-row>
        <table:table-row table:style-name="ro4" table:number-rows-repeated="1048550">
          <table:table-cell table:number-columns-repeated="1024"/>
        </table:table-row>
        <table:table-row table:style-name="ro4">
          <table:table-cell table:number-columns-repeated="1024"/>
        </table:table-row>
      </table:table>
      <table:table table:name="日付選択" table:style-name="ta1">
        <table:table-column table:style-name="co3" table:number-columns-repeated="1024" table:default-cell-style-name="Default"/>
        <table:table-row table:style-name="ro4">
          <table:table-cell table:style-name="ce6"/>
          <table:table-cell table:style-name="ce44" office:value-type="string" calcext:value-type="string" table:number-columns-spanned="8" table:number-rows-spanned="1">
            <text:p>日付選択</text:p>
          </table:table-cell>
          <table:covered-table-cell table:number-columns-repeated="7" table:style-name="ce6"/>
          <table:table-cell table:style-name="ce6" table:number-columns-repeated="3"/>
          <table:table-cell table:number-columns-repeated="1012"/>
        </table:table-row>
        <table:table-row table:style-name="ro4">
          <table:table-cell table:style-name="ce6"/>
          <table:table-cell table:style-name="ce45" office:value-type="string" calcext:value-type="string">
            <text:p>・入出庫管理画面でレコードに追加する日付を選択する画面。</text:p>
          </table:table-cell>
          <table:table-cell table:style-name="ce6" table:number-columns-repeated="10"/>
          <table:table-cell table:number-columns-repeated="1012"/>
        </table:table-row>
        <table:table-row table:style-name="ro4">
          <table:table-cell table:style-name="ce6"/>
          <table:table-cell table:style-name="ce2" office:value-type="string" calcext:value-type="string">
            <text:p>※ クラス名の末尾が -xxxx という形式で終わるクラスを持つ要素は、クラス「grid」を持つ。</text:p>
          </table:table-cell>
          <table:table-cell table:style-name="ce6"/>
          <table:table-cell table:style-name="ce2" table:number-columns-repeated="3"/>
          <table:table-cell table:style-name="ce6" table:number-columns-repeated="6"/>
          <table:table-cell table:number-columns-repeated="1012"/>
        </table:table-row>
        <table:table-row table:style-name="ro4">
          <table:table-cell table:style-name="ce6"/>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style-name="ce2"/>
          <table:table-cell table:style-name="ce6" table:number-columns-repeated="6"/>
          <table:table-cell table:number-columns-repeated="1012"/>
        </table:table-row>
        <table:table-row table:style-name="ro4">
          <table:table-cell table:style-name="ce6"/>
          <table:table-cell table:style-name="ce44"/>
          <table:table-cell table:style-name="ce6" table:number-columns-repeated="10"/>
          <table:table-cell table:number-columns-repeated="1012"/>
        </table:table-row>
        <table:table-row table:style-name="ro4">
          <table:table-cell table:style-name="ce6" table:number-columns-repeated="12"/>
          <table:table-cell table:number-columns-repeated="1012"/>
        </table:table-row>
        <table:table-row table:style-name="ro4">
          <table:table-cell table:style-name="ce6"/>
          <table:table-cell table:style-name="ce8"/>
          <table:table-cell table:style-name="ce15"/>
          <table:table-cell table:style-name="ce25"/>
          <table:table-cell table:style-name="ce28" office:value-type="string" calcext:value-type="string">
            <text:p>日付選択</text:p>
          </table:table-cell>
          <table:table-cell table:style-name="ce25">
            <office:annotation office:display="true" draw:style-name="gr2" draw:text-style-name="P3" svg:width="1.71cm" svg:height="0.492cm" svg:x="3.539cm" svg:y="1.693cm" draw:caption-point-x="-0.554cm" draw:caption-point-y="1.312cm">
              <dc:date>2015-01-19T00:00:00</dc:date>
              <text:p text:style-name="P1"><text:span text:style-name="T2">.title-text-0109</text:span></text:p>
            </office:annotation>
          </table:table-cell>
          <table:table-cell table:style-name="ce25" table:number-columns-repeated="2"/>
          <table:table-cell table:style-name="ce15">
            <office:annotation office:display="true" draw:style-name="gr49" draw:text-style-name="P9" svg:width="2.675cm" svg:height="0.731cm" svg:x="5.724cm" svg:y="2.082cm" draw:caption-point-x="-1.242cm" draw:caption-point-y="0.923cm">
              <dc:date>2014-12-27T00:00:00</dc:date>
              <text:p text:style-name="P1"><text:span text:style-name="T5">.workspace.width-min </text:span></text:p>
              <text:p text:style-name="P1"><text:span text:style-name="T5">.workspace.width-min .grid</text:span></text:p>
            </office:annotation>
          </table:table-cell>
          <table:table-cell table:style-name="ce80"/>
          <table:table-cell table:style-name="ce38" office:value-type="string" calcext:value-type="string">
            <office:annotation office:display="true" draw:style-name="gr1" draw:text-style-name="P2" svg:width="1.582cm" svg:height="0.492cm" svg:x="6.146cm" svg:y="3.186cm" draw:caption-point-x="-0.666cm" draw:caption-point-y="-0.181cm">
              <dc:date>2014-12-26T00:00:00</dc:date>
              <text:p text:style-name="P1"><text:span text:style-name="T1">.button-0101</text:span></text:p>
            </office:annotation>
            <text:p>×</text:p>
          </table:table-cell>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10"/>
          <table:table-cell table:style-name="ce18" table:number-columns-repeated="2"/>
          <table:table-cell table:style-name="ce274" office:value-type="string" calcext:value-type="string" table:number-columns-spanned="4" table:number-rows-spanned="1">
            <office:annotation office:display="true" draw:style-name="gr2" draw:text-style-name="P3" svg:width="1.535cm" svg:height="0.492cm" svg:x="4.387cm" svg:y="3.578cm" draw:caption-point-x="-0.404cm" draw:caption-point-y="0.425cm">
              <dc:date>2015-01-23T00:00:00</dc:date>
              <text:p text:style-name="P1"><text:span text:style-name="T1">.button-0104</text:span></text:p>
            </office:annotation>
            <text:p>本日</text:p>
          </table:table-cell>
          <table:covered-table-cell table:number-columns-repeated="3" table:style-name="ce35"/>
          <table:table-cell table:style-name="ce35" table:number-columns-repeated="2"/>
          <table:table-cell table:style-name="ce153"/>
          <table:table-cell table:style-name="ce6"/>
          <table:table-cell table:number-columns-repeated="1012"/>
        </table:table-row>
        <table:table-row table:style-name="ro4">
          <table:table-cell table:style-name="ce6"/>
          <table:table-cell table:style-name="ce88"/>
          <table:table-cell table:style-name="ce35" table:number-columns-repeated="8"/>
          <table:table-cell table:style-name="ce153"/>
          <table:table-cell table:style-name="ce6"/>
          <table:table-cell table:number-columns-repeated="1012"/>
        </table:table-row>
        <table:table-row table:style-name="ro4">
          <table:table-cell table:style-name="ce6"/>
          <table:table-cell table:style-name="ce269" office:value-type="string" calcext:value-type="string">
            <text:p>1. .calendar</text:p>
            <text:p>2. .ui-datepicker-inline</text:p>
          </table:table-cell>
          <table:table-cell table:style-name="ce270" table:number-columns-repeated="2"/>
          <table:table-cell table:style-name="ce275"/>
          <table:table-cell table:style-name="ce270" table:number-columns-repeated="5"/>
          <table:table-cell table:style-name="ce276"/>
          <table:table-cell table:style-name="ce6"/>
          <table:table-cell table:number-columns-repeated="1012"/>
        </table:table-row>
        <table:table-row table:style-name="ro4">
          <table:table-cell table:style-name="ce6"/>
          <table:table-cell table:style-name="ce155"/>
          <table:table-cell table:style-name="ce271" table:number-columns-repeated="7"/>
          <table:table-cell table:style-name="ce32"/>
          <table:table-cell table:style-name="ce161"/>
          <table:table-cell table:style-name="ce6"/>
          <table:table-cell table:number-columns-repeated="1012"/>
        </table:table-row>
        <table:table-row table:style-name="ro4" table:number-rows-repeated="4">
          <table:table-cell table:style-name="ce6"/>
          <table:table-cell table:style-name="ce155"/>
          <table:table-cell table:style-name="ce272" table:number-columns-repeated="7"/>
          <table:table-cell table:style-name="ce32"/>
          <table:table-cell table:style-name="ce161"/>
          <table:table-cell table:style-name="ce6"/>
          <table:table-cell table:number-columns-repeated="1012"/>
        </table:table-row>
        <table:table-row table:style-name="ro4">
          <table:table-cell table:style-name="ce6"/>
          <table:table-cell table:style-name="ce49"/>
          <table:table-cell table:style-name="ce273" table:number-columns-repeated="7"/>
          <table:table-cell table:style-name="ce55"/>
          <table:table-cell table:style-name="ce66"/>
          <table:table-cell table:style-name="ce6"/>
          <table:table-cell table:number-columns-repeated="1012"/>
        </table:table-row>
        <table:table-row table:style-name="ro4">
          <table:table-cell/>
          <table:table-cell table:style-name="ce156"/>
          <table:table-cell table:style-name="ce158" table:number-columns-repeated="8"/>
          <table:table-cell table:style-name="ce162"/>
          <table:table-cell table:number-columns-repeated="1013"/>
        </table:table-row>
        <table:table-row table:style-name="ro4" table:number-rows-repeated="1048555">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入出金管理 出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出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出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4">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1.983cm" draw:caption-point-x="-0.787cm" draw:caption-point-y="0.736cm">
              <dc:date>2014-12-26T00:00:00</dc:date>
              <text:p text:style-name="P1"><text:span text:style-name="T1">.button-0101</text:span></text:p>
            </office:annotation>
            <text:p>×</text:p>
          </table:table-cell>
          <table:table-cell table:number-columns-repeated="1003"/>
        </table:table-row>
        <table:table-row table:style-name="ro4">
          <table:table-cell/>
          <table:table-cell table:style-name="ce245" office:value-type="string" calcext:value-type="string">
            <office:annotation office:display="true" draw:style-name="gr50" draw:text-style-name="P3" svg:width="3.09cm" svg:height="1.647cm" svg:x="2.499cm" svg:y="5.11cm" draw:caption-point-x="-1.511cm" draw:caption-point-y="-1.892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6"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2.926cm" svg:y="7.139cm" draw:caption-point-x="-1.938cm" draw:caption-point-y="-3.422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179" office:value-type="string" calcext:value-type="string">
            <office:annotation office:display="true" draw:style-name="gr1" draw:text-style-name="P16" svg:width="1.601cm" svg:height="0.492cm" svg:x="9.096cm" svg:y="7.053cm" draw:caption-point-x="-3.616cm" draw:caption-point-y="-3.336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9.124cm" svg:y="6.331cm" draw:caption-point-x="-3.144cm" draw:caption-point-y="-2.614cm">
              <dc:date>2014-12-22T00:00:00</dc:date>
              <text:p text:style-name="P1"><text:span text:style-name="T3">.label-0101</text:span></text:p>
            </office:annotation>
            <text:p>期間</text:p>
          </table:table-cell>
          <table:table-cell table:style-name="ce30">
            <office:annotation office:display="true" draw:style-name="gr1" draw:text-style-name="P6" svg:width="1.655cm" svg:height="0.492cm" svg:x="8.845cm" svg:y="5.451cm" draw:caption-point-x="-2.366cm" draw:caption-point-y="-1.734cm">
              <dc:date>2015-01-23T00:00:00</dc:date>
              <text:p text:style-name="P5"><text:span text:style-name="T4">.textbox-0102</text:span></text:p>
            </office:annotation>
          </table:table-cell>
          <table:table-cell table:style-name="ce31">
            <office:annotation office:display="true" draw:style-name="gr7" draw:text-style-name="P2" svg:width="1.927cm" svg:height="0.783cm" svg:x="7.333cm" svg:y="2.775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1" draw:text-style-name="P2" svg:width="2.756cm" svg:height="0.492cm" svg:x="9.155cm" svg:y="4.762cm" draw:caption-point-x="-1.678cm" draw:caption-point-y="-1.045cm">
              <dc:date>2015-01-23T00:00:00</dc:date>
              <text:p text:style-name="P1"><text:span text:style-name="T1">.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759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447cm" draw:caption-point-x="-0.793cm" draw:caption-point-y="0.769cm">
              <dc:date>2015-01-25T00:00:00</dc:date>
              <text:p text:style-name="P1"><text:span text:style-name="T4">.button-0101</text:span></text:p>
            </office:annotation>
            <text:p>更</text:p>
          </table:table-cell>
          <table:table-cell table:style-name="ce282"/>
          <table:table-cell table:number-columns-repeated="1002"/>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number-rows-repeated="9">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1048553">
          <table:table-cell table:number-columns-repeated="1024"/>
        </table:table-row>
        <table:table-row table:style-name="ro3">
          <table:table-cell table:number-columns-repeated="1024"/>
        </table:table-row>
        <table:table-row table:style-name="ro3">
          <table:table-cell table:number-columns-repeated="1024"/>
        </table:table-row>
      </table:table>
      <table:table table:name="入出金管理 出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出金編集</text:p>
          </table:table-cell>
          <table:covered-table-cell table:number-columns-repeated="6"/>
          <table:table-cell table:number-columns-repeated="1016"/>
        </table:table-row>
        <table:table-row table:style-name="ro3">
          <table:table-cell/>
          <table:table-cell table:style-name="ce45" office:value-type="string" calcext:value-type="string">
            <text:p>・出金情報の編集を行い、出金処理を行うための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4">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879cm" draw:caption-point-x="-0.748cm" draw:caption-point-y="1.03cm">
              <dc:date>2015-01-19T00:00:00</dc:date>
              <text:p text:style-name="P5"><text:span text:style-name="T2">.title-text-0117</text:span></text:p>
            </office:annotation>
            <text:p>出金編集</text:p>
          </table:table-cell>
          <table:table-cell table:style-name="ce25" table:number-columns-repeated="4"/>
          <table:table-cell table:style-name="ce15">
            <office:annotation office:display="true" draw:style-name="gr19" draw:text-style-name="P2" svg:width="2.704cm" svg:height="0.757cm" svg:x="8.519cm" svg:y="1.829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94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発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発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記入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494cm" svg:height="0.492cm" svg:x="3.24cm" svg:y="6.1cm" draw:caption-point-x="-2.252cm" draw:caption-point-y="-0.695cm">
              <dc:date>2014-12-22T00:00:00</dc:date>
              <text:p text:style-name="P1"><text:span text:style-name="T4">.button-0101</text:span></text:p>
            </office:annotation>
            <text:p>出</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table table:name="入出金管理 入金タブ" table:style-name="ta1">
        <table:table-column table:style-name="co3" table:number-columns-repeated="1020" table:default-cell-style-name="ce2"/>
        <table:table-column table:style-name="co3" table:number-columns-repeated="4" table:default-cell-style-name="Default"/>
        <table:table-row table:style-name="ro3">
          <table:table-cell/>
          <table:table-cell table:style-name="ce3" office:value-type="string" calcext:value-type="string" table:number-columns-spanned="8" table:number-rows-spanned="1">
            <text:p>入出金管理 入金</text:p>
          </table:table-cell>
          <table:covered-table-cell table:number-columns-repeated="6"/>
          <table:covered-table-cell table:style-name="ce6"/>
          <table:table-cell table:number-columns-repeated="1015"/>
        </table:table-row>
        <table:table-row table:style-name="ro3">
          <table:table-cell/>
          <table:table-cell table:style-name="ce278" office:value-type="string" calcext:value-type="string">
            <text:p>・入出金の管理を行うためにレコードを選択する画面。入金情報のタブが表示されている状態。</text:p>
          </table:table-cell>
          <table:table-cell table:number-columns-repeated="6"/>
          <table:table-cell table:style-name="ce6"/>
          <table:table-cell table:number-columns-repeated="1015"/>
        </table:table-row>
        <table:table-row table:style-name="ro3">
          <table:table-cell/>
          <table:table-cell office:value-type="string" calcext:value-type="string">
            <text:p>※ クラス名の末尾が -xxxx という形式で終わるクラスを持つ要素は、クラス「grid」を持つ。</text:p>
          </table:table-cell>
          <table:table-cell table:number-columns-repeated="6"/>
          <table:table-cell table:style-name="ce6"/>
          <table:table-cell table:number-columns-repeated="1015"/>
        </table:table-row>
        <table:table-row table:style-name="ro3">
          <table:table-cell/>
          <table:table-cell table:style-name="ce6" office:value-type="string" calcext:value-type="string">
            <text:p>#window</text:p>
          </table:table-cell>
          <table:table-cell table:style-name="ce6" table:number-columns-repeated="2"/>
          <table:table-cell table:style-name="ce6" office:value-type="string" calcext:value-type="string">
            <text:p>.canvas</text:p>
          </table:table-cell>
          <table:table-cell table:number-columns-repeated="3"/>
          <table:table-cell table:style-name="ce6"/>
          <table:table-cell table:number-columns-repeated="1015"/>
        </table:table-row>
        <table:table-row table:style-name="ro3">
          <table:table-cell table:number-columns-repeated="8"/>
          <table:table-cell table:style-name="ce6"/>
          <table:table-cell table:number-columns-repeated="1015"/>
        </table:table-row>
        <table:table-row table:style-name="ro3">
          <table:table-cell/>
          <table:table-cell table:style-name="ce7"/>
          <table:table-cell table:style-name="ce6" table:number-columns-repeated="17"/>
          <table:table-cell table:style-name="Default" table:number-columns-repeated="2"/>
          <table:table-cell table:number-columns-repeated="1003"/>
        </table:table-row>
        <table:table-row table:style-name="ro3">
          <table:table-cell/>
          <table:table-cell table:style-name="ce125"/>
          <table:table-cell table:style-name="ce126"/>
          <table:table-cell table:style-name="ce25"/>
          <table:table-cell table:style-name="ce15"/>
          <table:table-cell table:style-name="ce15">
            <office:annotation office:display="true" draw:style-name="gr1" draw:text-style-name="P2" svg:width="1.433cm" svg:height="0.492cm" svg:x="4.066cm" svg:y="1.619cm" draw:caption-point-x="-1.081cm" draw:caption-point-y="1.1cm">
              <dc:date>2014-12-22T00:00:00</dc:date>
              <text:p text:style-name="P1"><text:span text:style-name="T1">.workspace</text:span></text:p>
            </office:annotation>
          </table:table-cell>
          <table:table-cell table:style-name="ce15" table:number-columns-repeated="3"/>
          <table:table-cell table:style-name="ce28" office:value-type="string" calcext:value-type="string">
            <text:p>入出金管理</text:p>
          </table:table-cell>
          <table:table-cell table:style-name="ce25"/>
          <table:table-cell table:style-name="ce25">
            <office:annotation office:display="true" draw:style-name="gr2" draw:text-style-name="P3" svg:width="1.71cm" svg:height="0.492cm" svg:x="6.482cm" svg:y="1.68cm" draw:caption-point-x="-0.502cm" draw:caption-point-y="1.039cm">
              <dc:date>2015-01-19T00:00:00</dc:date>
              <text:p text:style-name="P1"><text:span text:style-name="T2">.title-text-0119</text:span></text:p>
            </office:annotation>
          </table:table-cell>
          <table:table-cell table:style-name="ce25" table:number-columns-repeated="8"/>
          <table:table-cell table:style-name="ce38" office:value-type="string" calcext:value-type="string">
            <office:annotation office:display="true" draw:style-name="gr1" draw:text-style-name="P2" svg:width="1.513cm" svg:height="0.492cm" svg:x="11.259cm" svg:y="2.05cm" draw:caption-point-x="-0.787cm" draw:caption-point-y="0.669cm">
              <dc:date>2014-12-26T00:00:00</dc:date>
              <text:p text:style-name="P1"><text:span text:style-name="T1">.button-0101</text:span></text:p>
            </office:annotation>
            <text:p>×</text:p>
          </table:table-cell>
          <table:table-cell table:number-columns-repeated="1003"/>
        </table:table-row>
        <table:table-row table:style-name="ro3">
          <table:table-cell/>
          <table:table-cell table:style-name="ce106" office:value-type="string" calcext:value-type="string">
            <office:annotation office:display="true" draw:style-name="gr50" draw:text-style-name="P3" svg:width="3.09cm" svg:height="1.647cm" svg:x="2.792cm" svg:y="4.769cm" draw:caption-point-x="-1.804cm" draw:caption-point-y="-1.599cm">
              <dc:date>2014-12-26T00:00:00</dc:date>
              <text:p text:style-name="P1"><text:span text:style-name="T3">1. .tab-container</text:span></text:p>
              <text:p text:style-name="P1"><text:span text:style-name="T3">2. .tab-container ul</text:span></text:p>
              <text:p text:style-name="P1"><text:span text:style-name="T3">3. .tab-container ul li</text:span></text:p>
              <text:p text:style-name="P1"><text:span text:style-name="T3">4. .tab-container ul li.active</text:span></text:p>
              <text:p text:style-name="P1"><text:span text:style-name="T3">5. .tab-container ul li a</text:span></text:p>
              <text:p text:style-name="P1"><text:span text:style-name="T3">6. .tab-container ul li a:hover</text:span></text:p>
            </office:annotation>
            <text:p>出金</text:p>
          </table:table-cell>
          <table:table-cell table:style-name="ce107" office:value-type="string" calcext:value-type="string">
            <text:p>入金</text:p>
          </table:table-cell>
          <table:table-cell table:style-name="ce279"/>
          <table:table-cell table:style-name="ce22" table:number-columns-repeated="6"/>
          <table:table-cell table:style-name="ce220" table:number-columns-repeated="2"/>
          <table:table-cell table:style-name="ce22" table:number-columns-repeated="6"/>
          <table:table-cell table:style-name="ce220" table:number-columns-repeated="2"/>
          <table:table-cell table:style-name="ce39"/>
          <table:table-cell table:number-columns-repeated="1003"/>
        </table:table-row>
        <table:table-row table:style-name="ro4">
          <table:table-cell/>
          <table:table-cell table:style-name="ce10" office:value-type="string" calcext:value-type="string">
            <office:annotation office:display="true" draw:style-name="gr4" draw:text-style-name="P4" svg:width="1.411cm" svg:height="0.438cm" svg:x="3.562cm" svg:y="6.802cm" draw:caption-point-x="-2.574cm" draw:caption-point-y="-3.18cm">
              <dc:date>2014-12-22T00:00:00</dc:date>
              <text:p text:style-name="P1"><text:span text:style-name="T3">.label-0101</text:span></text:p>
            </office:annotation>
            <text:p>検索</text:p>
          </table:table-cell>
          <table:table-cell table:style-name="ce17" office:value-type="string" calcext:value-type="string">
            <text:p>.textbox-0108 <text:s/></text:p>
          </table:table-cell>
          <table:table-cell table:style-name="ce23" table:number-columns-repeated="3"/>
          <table:table-cell table:style-name="ce280"/>
          <table:table-cell table:style-name="ce23" table:number-columns-repeated="2"/>
          <table:table-cell table:style-name="ce27"/>
          <table:table-cell table:style-name="ce36" office:value-type="string" calcext:value-type="string">
            <office:annotation office:display="true" draw:style-name="gr1" draw:text-style-name="P16" svg:width="1.601cm" svg:height="0.492cm" svg:x="8.545cm" svg:y="6.751cm" draw:caption-point-x="-3.065cm" draw:caption-point-y="-3.129cm">
              <dc:date>2014-12-22T00:00:00</dc:date>
              <text:p text:style-name="P1"><text:span text:style-name="T4">.button-0101</text:span></text:p>
            </office:annotation>
            <text:p>検</text:p>
          </table:table-cell>
          <table:table-cell table:style-name="ce15" office:value-type="string" calcext:value-type="string">
            <office:annotation office:display="true" draw:style-name="gr4" draw:text-style-name="P4" svg:width="1.375cm" svg:height="0.438cm" svg:x="8.746cm" svg:y="6.132cm" draw:caption-point-x="-2.766cm" draw:caption-point-y="-2.51cm">
              <dc:date>2014-12-22T00:00:00</dc:date>
              <text:p text:style-name="P1"><text:span text:style-name="T3">.label-0101</text:span></text:p>
            </office:annotation>
            <text:p>期間</text:p>
          </table:table-cell>
          <table:table-cell table:style-name="ce30">
            <office:annotation office:display="true" draw:style-name="gr1" draw:text-style-name="P6" svg:width="1.801cm" svg:height="0.492cm" svg:x="8.655cm" svg:y="5.338cm" draw:caption-point-x="-2.176cm" draw:caption-point-y="-1.716cm">
              <dc:date>2014-12-22T00:00:00</dc:date>
              <text:p text:style-name="P5"><text:span text:style-name="T4">.textbox-0102</text:span></text:p>
            </office:annotation>
          </table:table-cell>
          <table:table-cell table:style-name="ce31">
            <office:annotation office:display="true" draw:style-name="gr7" draw:text-style-name="P2" svg:width="2.3cm" svg:height="0.783cm" svg:x="7.333cm" svg:y="2.68cm" draw:caption-point-x="-0.355cm" draw:caption-point-y="0.942cm">
              <dc:date>2014-12-22T00:00:00</dc:date>
              <text:p text:style-name="P1"><text:span text:style-name="T1">1. .workspace</text:span></text:p>
              <text:p text:style-name="P1"><text:span text:style-name="T1">2. .tab-container</text:span></text:p>
            </office:annotation>
          </table:table-cell>
          <table:table-cell table:style-name="ce33" office:value-type="string" calcext:value-type="string">
            <office:annotation office:display="true" draw:style-name="gr4" draw:text-style-name="P3" svg:width="2.635cm" svg:height="0.438cm" svg:x="8.76cm" svg:y="4.632cm" draw:caption-point-x="-1.283cm" draw:caption-point-y="-1.01cm">
              <dc:date>2015-01-19T00:00:00</dc:date>
              <text:p text:style-name="P1"><text:span text:style-name="T3">.label-0101.t-align-center</text:span></text:p>
            </office:annotation>
            <text:p>~</text:p>
          </table:table-cell>
          <table:table-cell table:style-name="ce30"/>
          <table:table-cell table:style-name="ce31"/>
          <table:table-cell table:style-name="ce18" office:value-type="string" calcext:value-type="string">
            <text:p>出金</text:p>
          </table:table-cell>
          <table:table-cell table:style-name="ce281" table:number-columns-spanned="3" table:number-rows-spanned="1">
            <office:annotation office:display="true" draw:style-name="gr2" draw:text-style-name="P3" svg:width="1.723cm" svg:height="0.492cm" svg:x="11.479cm" svg:y="2.664cm" draw:caption-point-x="-1.007cm" draw:caption-point-y="0.958cm">
              <dc:date>2015-01-23T00:00:00</dc:date>
              <text:p text:style-name="P1"><text:span text:style-name="T1">.pulldown-0103</text:span></text:p>
            </office:annotation>
          </table:table-cell>
          <table:covered-table-cell table:style-name="ce15"/>
          <table:covered-table-cell table:style-name="ce40"/>
          <table:table-cell table:number-columns-repeated="1003"/>
        </table:table-row>
        <table:table-row table:style-name="ro4">
          <table:table-cell table:style-name="ce277"/>
          <table:table-cell table:style-name="ce88"/>
          <table:table-cell table:style-name="ce35"/>
          <table:table-cell table:style-name="ce24" table:number-columns-repeated="12"/>
          <table:table-cell table:style-name="ce129" table:number-columns-repeated="5"/>
          <table:table-cell table:style-name="ce37" office:value-type="string" calcext:value-type="string">
            <office:annotation office:display="true" draw:style-name="gr1" draw:text-style-name="P16" svg:width="2.04cm" svg:height="0.492cm" svg:x="11.265cm" svg:y="3.352cm" draw:caption-point-x="-0.793cm" draw:caption-point-y="0.769cm">
              <dc:date>2015-01-25T00:00:00</dc:date>
              <text:p text:style-name="P1"><text:span text:style-name="T4">.button-0101</text:span></text:p>
            </office:annotation>
            <text:p>更</text:p>
          </table:table-cell>
          <table:table-cell table:number-columns-repeated="3"/>
          <table:table-cell table:style-name="Default"/>
          <table:table-cell table:number-columns-repeated="999"/>
        </table:table-row>
        <table:table-row table:style-name="ro4">
          <table:table-cell/>
          <table:table-cell table:style-name="ce140" office:value-type="string" calcext:value-type="string">
            <text:p>1. .wrap-list</text:p>
            <text:p>2. .list</text:p>
          </table:table-cell>
          <table:table-cell table:style-name="ce19" table:number-columns-repeated="18"/>
          <table:table-cell table:style-name="ce41"/>
          <table:table-cell table:number-columns-repeated="1003"/>
        </table:table-row>
        <table:table-row table:style-name="ro4">
          <table:table-cell/>
          <table:table-cell table:style-name="ce13"/>
          <table:table-cell table:style-name="ce20" table:number-columns-repeated="18"/>
          <table:table-cell table:style-name="ce42"/>
          <table:table-cell table:style-name="ce282"/>
          <table:table-cell table:number-columns-repeated="1002"/>
        </table:table-row>
        <table:table-row table:style-name="ro4" table:number-rows-repeated="8">
          <table:table-cell/>
          <table:table-cell table:style-name="ce13"/>
          <table:table-cell table:style-name="ce20" table:number-columns-repeated="18"/>
          <table:table-cell table:style-name="ce42"/>
          <table:table-cell table:number-columns-repeated="1003"/>
        </table:table-row>
        <table:table-row table:style-name="ro4">
          <table:table-cell/>
          <table:table-cell table:style-name="ce14"/>
          <table:table-cell table:style-name="ce21" table:number-columns-repeated="18"/>
          <table:table-cell table:style-name="ce43"/>
          <table:table-cell table:number-columns-repeated="1003"/>
        </table:table-row>
        <table:table-row table:style-name="ro4" table:number-rows-repeated="2">
          <table:table-cell/>
          <table:table-cell table:style-name="Default" table:number-columns-repeated="20"/>
          <table:table-cell table:number-columns-repeated="1003"/>
        </table:table-row>
        <table:table-row table:style-name="ro4" table:number-rows-repeated="1048552">
          <table:table-cell table:number-columns-repeated="1024"/>
        </table:table-row>
        <table:table-row table:style-name="ro4">
          <table:table-cell table:number-columns-repeated="1024"/>
        </table:table-row>
      </table:table>
      <table:table table:name="入出金管理 入金編集" table:style-name="ta1">
        <table:table-column table:style-name="co3" table:number-columns-repeated="1018" table:default-cell-style-name="ce6"/>
        <table:table-column table:style-name="co3" table:number-columns-repeated="6" table:default-cell-style-name="Default"/>
        <table:table-row table:style-name="ro3">
          <table:table-cell/>
          <table:table-cell table:style-name="ce44" office:value-type="string" calcext:value-type="string" table:number-columns-spanned="7" table:number-rows-spanned="1">
            <text:p>入出金管理 入金編集</text:p>
          </table:table-cell>
          <table:covered-table-cell table:number-columns-repeated="6"/>
          <table:table-cell table:number-columns-repeated="1016"/>
        </table:table-row>
        <table:table-row table:style-name="ro3">
          <table:table-cell/>
          <table:table-cell table:style-name="ce45" office:value-type="string" calcext:value-type="string">
            <text:p>・入金情報の編集を行い、入金処理を行うための画面。</text:p>
          </table:table-cell>
          <table:table-cell table:number-columns-repeated="1022"/>
        </table:table-row>
        <table:table-row table:style-name="ro3">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3">
          <table:table-cell/>
          <table:table-cell office:value-type="string" calcext:value-type="string">
            <text:p>#window</text:p>
          </table:table-cell>
          <table:table-cell table:number-columns-repeated="2"/>
          <table:table-cell office:value-type="string" calcext:value-type="string">
            <text:p>.canvas</text:p>
          </table:table-cell>
          <table:table-cell table:number-columns-repeated="1019"/>
        </table:table-row>
        <table:table-row table:style-name="ro4">
          <table:table-cell table:number-columns-repeated="1024"/>
        </table:table-row>
        <table:table-row table:style-name="ro4">
          <table:table-cell/>
          <table:table-cell table:style-name="ce7"/>
          <table:table-cell table:number-columns-repeated="15"/>
          <table:table-cell table:style-name="Default" table:number-columns-repeated="2"/>
          <table:table-cell table:number-columns-repeated="1005"/>
        </table:table-row>
        <table:table-row table:style-name="ro4">
          <table:table-cell/>
          <table:table-cell table:style-name="ce8"/>
          <table:table-cell table:style-name="ce25" table:number-columns-repeated="6"/>
          <table:table-cell table:style-name="ce28" office:value-type="string" calcext:value-type="string">
            <office:annotation office:display="true" draw:style-name="gr1" draw:text-style-name="P17" svg:width="1.915cm" svg:height="0.492cm" svg:x="5.23cm" svg:y="1.784cm" draw:caption-point-x="-0.748cm" draw:caption-point-y="1.03cm">
              <dc:date>2015-01-19T00:00:00</dc:date>
              <text:p text:style-name="P5"><text:span text:style-name="T2">.title-text-0117</text:span></text:p>
            </office:annotation>
            <text:p>入金編集</text:p>
          </table:table-cell>
          <table:table-cell table:style-name="ce25" table:number-columns-repeated="4"/>
          <table:table-cell table:style-name="ce15">
            <office:annotation office:display="true" draw:style-name="gr19" draw:text-style-name="P2" svg:width="2.704cm" svg:height="0.757cm" svg:x="8.519cm" svg:y="1.734cm" draw:caption-point-x="-1.541cm" draw:caption-point-y="1.08cm">
              <dc:date>2014-12-27T00:00:00</dc:date>
              <text:p text:style-name="P1"><text:span text:style-name="T1">.workspace.width-max</text:span></text:p>
              <text:p text:style-name="P1"><text:span text:style-name="T5">.workspace.width-max .grid</text:span></text:p>
            </office:annotation>
          </table:table-cell>
          <table:table-cell table:style-name="ce15"/>
          <table:table-cell table:style-name="ce25" table:number-columns-repeated="3"/>
          <table:table-cell table:style-name="ce38" office:value-type="string" calcext:value-type="string">
            <office:annotation office:display="true" draw:style-name="gr1" draw:text-style-name="P2" svg:width="1.582cm" svg:height="0.492cm" svg:x="10.553cm" svg:y="2.85cm" draw:caption-point-x="-1.079cm" draw:caption-point-y="-0.036cm">
              <dc:date>2014-12-26T00:00:00</dc:date>
              <text:p text:style-name="P1"><text:span text:style-name="T1">.button-0101</text:span></text:p>
            </office:annotation>
            <text:p>×</text:p>
          </table:table-cell>
          <table:table-cell table:number-columns-repeated="1005"/>
        </table:table-row>
        <table:table-row table:style-name="ro4">
          <table:table-cell/>
          <table:table-cell table:style-name="ce46" office:value-type="string" calcext:value-type="string">
            <text:p>受注日</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受注先</text:p>
            <text:p>.label-0103</text:p>
          </table:table-cell>
          <table:table-cell table:style-name="ce51"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納品希望日</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1" office:value-type="string" calcext:value-type="string">
            <text:p>入力者</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87"/>
          <table:table-cell table:number-columns-repeated="1004"/>
        </table:table-row>
        <table:table-row table:style-name="ro4">
          <table:table-cell/>
          <table:table-cell table:style-name="ce46" office:value-type="string" calcext:value-type="string">
            <text:p>合計金額</text:p>
            <text:p>.label-0103</text:p>
          </table:table-cell>
          <table:table-cell table:style-name="ce52" table:number-columns-repeated="2"/>
          <table:table-cell table:style-name="ce57" office:value-type="string" calcext:value-type="string">
            <text:p>.textbox-0106</text:p>
          </table:table-cell>
          <table:table-cell table:style-name="ce23" table:number-columns-repeated="4"/>
          <table:table-cell table:style-name="ce27"/>
          <table:table-cell table:style-name="ce53" table:number-columns-repeated="8"/>
          <table:table-cell table:style-name="ce63"/>
          <table:table-cell table:number-columns-repeated="1005"/>
        </table:table-row>
        <table:table-row table:style-name="ro4">
          <table:table-cell/>
          <table:table-cell table:style-name="ce47"/>
          <table:table-cell table:style-name="ce52" table:number-columns-repeated="2"/>
          <table:table-cell table:style-name="ce53" table:number-columns-repeated="14"/>
          <table:table-cell table:style-name="ce63"/>
          <table:table-cell table:number-columns-repeated="1005"/>
        </table:table-row>
        <table:table-row table:style-name="ro4">
          <table:table-cell/>
          <table:table-cell table:style-name="ce139" office:value-type="string" calcext:value-type="string">
            <office:annotation office:display="true" draw:style-name="gr1" draw:text-style-name="P18" svg:width="1.563cm" svg:height="0.492cm" svg:x="3.308cm" svg:y="6.175cm" draw:caption-point-x="-2.32cm" draw:caption-point-y="-0.865cm">
              <dc:date>2014-12-22T00:00:00</dc:date>
              <text:p text:style-name="P1"><text:span text:style-name="T4">.button-0101</text:span></text:p>
            </office:annotation>
            <text:p>入</text:p>
          </table:table-cell>
          <table:table-cell table:style-name="ce283" table:number-columns-repeated="16"/>
          <table:table-cell table:style-name="ce284"/>
          <table:table-cell table:number-columns-repeated="1005"/>
        </table:table-row>
        <table:table-row table:style-name="ro4">
          <table:table-cell/>
          <table:table-cell table:style-name="ce140" office:value-type="string" calcext:value-type="string">
            <text:p>1. .wrap-list</text:p>
            <text:p>2. .list</text:p>
          </table:table-cell>
          <table:table-cell table:style-name="ce19" table:number-columns-repeated="16"/>
          <table:table-cell table:style-name="ce41"/>
          <table:table-cell table:number-columns-repeated="1005"/>
        </table:table-row>
        <table:table-row table:style-name="ro4" table:number-rows-repeated="6">
          <table:table-cell/>
          <table:table-cell table:style-name="ce49"/>
          <table:table-cell table:style-name="ce55" table:number-columns-repeated="16"/>
          <table:table-cell table:style-name="ce66"/>
          <table:table-cell table:number-columns-repeated="1005"/>
        </table:table-row>
        <table:table-row table:style-name="ro4">
          <table:table-cell/>
          <table:table-cell table:style-name="ce50"/>
          <table:table-cell table:style-name="ce56" table:number-columns-repeated="16"/>
          <table:table-cell table:style-name="ce67"/>
          <table:table-cell table:number-columns-repeated="1005"/>
        </table:table-row>
        <table:table-row table:style-name="ro4" table:number-rows-repeated="104855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ＭＳ 明朝1" svg:font-family="'ＭＳ 明朝'" style:font-family-generic="roman" style:font-pitch="fixed"/>
    <style:font-face style:name="メイリオ" svg:font-family="メイリオ" style:font-pitch="variable"/>
    <style:font-face style:name="メイリオ1" svg:font-family="メイリオ" style:font-family-generic="modern" style:font-pitch="variable"/>
    <style:font-face style:name="Adobe Hebrew" svg:font-family="'Adobe Hebrew'"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10 30h20z"/>
  </office:styles>
  <office:automatic-styles>
    <style:page-layout style:name="Mpm1">
      <style:page-layout-properties style:shadow="none" fo:background-color="transparent" style:first-page-number="1" style:writing-mode="lr-tb">
        <style:background-image/>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text:s/><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6">0000/00/00</text:date>, <text:time style:data-style-name="N2" text:time-value="0000-00-00T01:03:21.794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3:00:29.795108000</meta:creation-date>
    <dc:date>2015-05-26T01:05:17.577000000</dc:date>
    <meta:editing-duration>P6DT22H50M8S</meta:editing-duration>
    <meta:editing-cycles>1259</meta:editing-cycles>
    <meta:generator>LibreOffice/4.1.4.2$Windows_x86 LibreOffice_project/0a0440ccc0227ad9829de5f46be37cfb6edcf72</meta:generator>
    <meta:document-statistic meta:table-count="53" meta:cell-count="1067" meta:object-count="0"/>
  </office:meta>
</office:document-meta>
</file>